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1" svg:font-family="Arial" style:font-family-generic="system" style:font-pitch="variable"/>
    <style:font-face style:name="Courier" svg:font-family="Courier" style:font-family-generic="roman" style:font-pitch="variable"/>
    <style:font-face style:name="Courier1" svg:font-family="Courier"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alatino" svg:font-family="Palatino" style:font-family-generic="roman" style:font-pitch="variable"/>
    <style:font-face style:name="Palatino1" svg:font-family="Palatino" style:font-family-generic="system" style:font-pitch="variable"/>
  </office:font-face-decls>
  <office:automatic-styles>
    <style:style style:name="Table1" style:family="table">
      <style:table-properties style:width="6.866in" fo:margin-left="0in" fo:margin-top="0in" fo:margin-bottom="0in" fo:break-before="auto" fo:break-after="auto" table:align="left" style:may-break-between-rows="false"/>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left="0.075in" fo:padding-right="0.075in" fo:padding-top="0in" fo:padding-bottom="0in" fo:border-left="none" fo:border-right="none" fo:border-top="0.5pt solid #000001" fo:border-bottom="none"/>
    </style:style>
    <style:style style:name="Table2" style:family="table">
      <style:table-properties style:width="6.866in" fo:margin-left="0in" fo:margin-top="0in" fo:margin-bottom="0in" fo:break-before="auto" fo:break-after="auto" table:align="left"/>
    </style:style>
    <style:style style:name="Table2.A" style:family="table-column">
      <style:table-column-properties style:column-width="2in"/>
    </style:style>
    <style:style style:name="Table2.B" style:family="table-column">
      <style:table-column-properties style:column-width="4.866in"/>
    </style:style>
    <style:style style:name="Table2.1" style:family="table-row">
      <style:table-row-properties fo:keep-together="always"/>
    </style:style>
    <style:style style:name="Table2.A1" style:family="table-cell">
      <style:table-cell-properties fo:padding-left="0.075in" fo:padding-right="0.075in" fo:padding-top="0in" fo:padding-bottom="0in" fo:border-left="none" fo:border-right="none" fo:border-top="0.5pt solid #000001" fo:border-bottom="none"/>
    </style:style>
    <style:style style:name="Table2.A2" style:family="table-cell">
      <style:table-cell-properties fo:padding-left="0.075in" fo:padding-right="0.075in" fo:padding-top="0in" fo:padding-bottom="0in" fo:border="none"/>
    </style:style>
    <style:style style:name="Table3" style:family="table">
      <style:table-properties style:width="6.866in" fo:margin-left="0in" fo:margin-top="0in" fo:margin-bottom="0in" fo:break-before="auto" fo:break-after="auto" table:align="left" style:may-break-between-rows="false"/>
    </style:style>
    <style:style style:name="Table3.A" style:family="table-column">
      <style:table-column-properties style:column-width="2in"/>
    </style:style>
    <style:style style:name="Table3.B" style:family="table-column">
      <style:table-column-properties style:column-width="4.866in"/>
    </style:style>
    <style:style style:name="Table3.1" style:family="table-row">
      <style:table-row-properties fo:keep-together="always"/>
    </style:style>
    <style:style style:name="Table3.A1" style:family="table-cell">
      <style:table-cell-properties fo:padding-left="0.075in" fo:padding-right="0.075in" fo:padding-top="0in" fo:padding-bottom="0in" fo:border-left="none" fo:border-right="none" fo:border-top="0.5pt solid #000001" fo:border-bottom="none"/>
    </style:style>
    <style:style style:name="Table4" style:family="table">
      <style:table-properties style:width="6.866in" fo:margin-left="0in" fo:margin-top="0in" fo:margin-bottom="0in" fo:break-before="auto" fo:break-after="auto" table:align="left"/>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left="0.075in" fo:padding-right="0.075in" fo:padding-top="0in" fo:padding-bottom="0in" fo:border-left="none" fo:border-right="none" fo:border-top="0.5pt solid #000001" fo:border-bottom="none"/>
    </style:style>
    <style:style style:name="Table4.A2" style:family="table-cell">
      <style:table-cell-properties fo:padding-left="0.075in" fo:padding-right="0.075in" fo:padding-top="0in" fo:padding-bottom="0in" fo:border="none"/>
    </style:style>
    <style:style style:name="Table5" style:family="table">
      <style:table-properties style:width="6.866in" fo:margin-left="0in" fo:margin-top="0in" fo:margin-bottom="0in" fo:break-before="auto" fo:break-after="auto" table:align="left"/>
    </style:style>
    <style:style style:name="Table5.A" style:family="table-column">
      <style:table-column-properties style:column-width="2.0632in"/>
    </style:style>
    <style:style style:name="Table5.B" style:family="table-column">
      <style:table-column-properties style:column-width="4.8028in"/>
    </style:style>
    <style:style style:name="Table5.1" style:family="table-row">
      <style:table-row-properties fo:keep-together="always"/>
    </style:style>
    <style:style style:name="Table5.A1" style:family="table-cell">
      <style:table-cell-properties fo:padding-left="0.075in" fo:padding-right="0.075in" fo:padding-top="0in" fo:padding-bottom="0in" fo:border-left="none" fo:border-right="none" fo:border-top="0.5pt solid #000001" fo:border-bottom="none"/>
    </style:style>
    <style:style style:name="Table5.A2" style:family="table-cell">
      <style:table-cell-properties fo:padding-left="0.075in" fo:padding-right="0.075in" fo:padding-top="0in" fo:padding-bottom="0in" fo:border="none"/>
    </style:style>
    <style:style style:name="Table6" style:family="table">
      <style:table-properties style:width="6.866in" fo:margin-left="0in" fo:margin-top="0in" fo:margin-bottom="0in" fo:break-before="auto" fo:break-after="auto" table:align="left"/>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left="0.075in" fo:padding-right="0.075in" fo:padding-top="0in" fo:padding-bottom="0in" fo:border-left="none" fo:border-right="none" fo:border-top="0.5pt solid #000001" fo:border-bottom="none"/>
    </style:style>
    <style:style style:name="Table6.A2" style:family="table-cell">
      <style:table-cell-properties fo:padding-left="0.075in" fo:padding-right="0.075in" fo:padding-top="0in" fo:padding-bottom="0in" fo:border="none"/>
    </style:style>
    <style:style style:name="Table7" style:family="table">
      <style:table-properties style:width="6.866in" fo:margin-left="0in" fo:margin-top="0in" fo:margin-bottom="0in" fo:break-before="auto" fo:break-after="auto" table:align="left"/>
    </style:style>
    <style:style style:name="Table7.A" style:family="table-column">
      <style:table-column-properties style:column-width="2in"/>
    </style:style>
    <style:style style:name="Table7.B" style:family="table-column">
      <style:table-column-properties style:column-width="4.866in"/>
    </style:style>
    <style:style style:name="Table7.1" style:family="table-row">
      <style:table-row-properties fo:keep-together="always"/>
    </style:style>
    <style:style style:name="Table7.A1" style:family="table-cell">
      <style:table-cell-properties fo:padding-left="0.075in" fo:padding-right="0.075in" fo:padding-top="0in" fo:padding-bottom="0in" fo:border-left="none" fo:border-right="none" fo:border-top="0.5pt solid #000001" fo:border-bottom="none"/>
    </style:style>
    <style:style style:name="Table7.A2" style:family="table-cell">
      <style:table-cell-properties fo:padding-left="0.075in" fo:padding-right="0.075in" fo:padding-top="0in" fo:padding-bottom="0in" fo:border="none"/>
    </style:style>
    <style:style style:name="Table8" style:family="table">
      <style:table-properties style:width="6.866in" fo:margin-left="0in" fo:margin-top="0in" fo:margin-bottom="0in" fo:break-before="auto" fo:break-after="auto" table:align="left"/>
    </style:style>
    <style:style style:name="Table8.A" style:family="table-column">
      <style:table-column-properties style:column-width="2.2479in"/>
    </style:style>
    <style:style style:name="Table8.B" style:family="table-column">
      <style:table-column-properties style:column-width="4.6181in"/>
    </style:style>
    <style:style style:name="Table8.1" style:family="table-row">
      <style:table-row-properties fo:keep-together="always"/>
    </style:style>
    <style:style style:name="Table8.A1" style:family="table-cell">
      <style:table-cell-properties fo:padding-left="0.075in" fo:padding-right="0.075in" fo:padding-top="0in" fo:padding-bottom="0in" fo:border-left="none" fo:border-right="none" fo:border-top="0.5pt solid #000001" fo:border-bottom="none"/>
    </style:style>
    <style:style style:name="Table8.A2" style:family="table-cell">
      <style:table-cell-properties fo:padding-left="0.075in" fo:padding-right="0.075in" fo:padding-top="0in" fo:padding-bottom="0in" fo:border="none"/>
    </style:style>
    <style:style style:name="Table9" style:family="table">
      <style:table-properties style:width="6.866in" fo:margin-left="0in" fo:margin-top="0in" fo:margin-bottom="0in" fo:break-before="auto" fo:break-after="auto" table:align="left" style:may-break-between-rows="false"/>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left="0.075in" fo:padding-right="0.075in" fo:padding-top="0in" fo:padding-bottom="0in" fo:border-left="none" fo:border-right="none" fo:border-top="0.5pt solid #000001" fo:border-bottom="none"/>
    </style:style>
    <style:style style:name="Table10" style:family="table">
      <style:table-properties style:width="6.866in" fo:margin-left="0in" fo:margin-top="0in" fo:margin-bottom="0in" fo:break-before="auto" fo:break-after="auto" table:align="left" style:may-break-between-rows="false"/>
    </style:style>
    <style:style style:name="Table10.A" style:family="table-column">
      <style:table-column-properties style:column-width="2in"/>
    </style:style>
    <style:style style:name="Table10.B" style:family="table-column">
      <style:table-column-properties style:column-width="4.866in"/>
    </style:style>
    <style:style style:name="Table10.1" style:family="table-row">
      <style:table-row-properties fo:keep-together="always"/>
    </style:style>
    <style:style style:name="Table10.A1" style:family="table-cell">
      <style:table-cell-properties fo:padding-left="0.075in" fo:padding-right="0.075in" fo:padding-top="0in" fo:padding-bottom="0in" fo:border-left="none" fo:border-right="none" fo:border-top="0.5pt solid #000001" fo:border-bottom="none"/>
    </style:style>
    <style:style style:name="Table11" style:family="table">
      <style:table-properties style:width="6.8674in" fo:margin-left="0in" fo:margin-top="0in" fo:margin-bottom="0in" fo:break-before="auto" fo:break-after="auto" table:align="left"/>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left="0.075in" fo:padding-right="0.075in" fo:padding-top="0in" fo:padding-bottom="0in" fo:border-left="none" fo:border-right="none" fo:border-top="0.5pt solid #000001" fo:border-bottom="none"/>
    </style:style>
    <style:style style:name="Table11.A2" style:family="table-cell">
      <style:table-cell-properties fo:padding-left="0.075in" fo:padding-right="0.075in" fo:padding-top="0in" fo:padding-bottom="0in" fo:border="none"/>
    </style:style>
    <style:style style:name="Table12" style:family="table">
      <style:table-properties style:width="6.8674in" fo:margin-left="0in" fo:margin-top="0in" fo:margin-bottom="0in" fo:break-before="auto" fo:break-after="auto" table:align="left"/>
    </style:style>
    <style:style style:name="Table12.A" style:family="table-column">
      <style:table-column-properties style:column-width="2.0035in"/>
    </style:style>
    <style:style style:name="Table12.B" style:family="table-column">
      <style:table-column-properties style:column-width="4.8639in"/>
    </style:style>
    <style:style style:name="Table12.1" style:family="table-row">
      <style:table-row-properties fo:keep-together="always"/>
    </style:style>
    <style:style style:name="Table12.A1" style:family="table-cell">
      <style:table-cell-properties fo:padding-left="0.075in" fo:padding-right="0.075in" fo:padding-top="0in" fo:padding-bottom="0in" fo:border-left="none" fo:border-right="none" fo:border-top="0.5pt solid #000001" fo:border-bottom="none"/>
    </style:style>
    <style:style style:name="Table12.A2" style:family="table-cell">
      <style:table-cell-properties fo:padding-left="0.075in" fo:padding-right="0.075in" fo:padding-top="0in" fo:padding-bottom="0in" fo:border="none"/>
    </style:style>
    <style:style style:name="Table13" style:family="table">
      <style:table-properties style:width="6.8674in" fo:margin-left="0in" fo:margin-top="0in" fo:margin-bottom="0in" fo:break-before="auto" fo:break-after="auto" table:align="left"/>
    </style:style>
    <style:style style:name="Table13.A" style:family="table-column">
      <style:table-column-properties style:column-width="2.0035in"/>
    </style:style>
    <style:style style:name="Table13.B" style:family="table-column">
      <style:table-column-properties style:column-width="4.8639in"/>
    </style:style>
    <style:style style:name="Table13.1" style:family="table-row">
      <style:table-row-properties fo:keep-together="always"/>
    </style:style>
    <style:style style:name="Table13.A1" style:family="table-cell">
      <style:table-cell-properties fo:padding-left="0.075in" fo:padding-right="0.075in" fo:padding-top="0in" fo:padding-bottom="0in" fo:border-left="none" fo:border-right="none" fo:border-top="0.5pt solid #000001" fo:border-bottom="none"/>
    </style:style>
    <style:style style:name="Table13.A2" style:family="table-cell">
      <style:table-cell-properties fo:padding-left="0.075in" fo:padding-right="0.075in" fo:padding-top="0in" fo:padding-bottom="0in" fo:border="none"/>
    </style:style>
    <style:style style:name="Table14" style:family="table">
      <style:table-properties style:width="6.8674in" fo:margin-left="0in" fo:margin-top="0in" fo:margin-bottom="0in" fo:break-before="auto" fo:break-after="auto" table:align="left"/>
    </style:style>
    <style:style style:name="Table14.A" style:family="table-column">
      <style:table-column-properties style:column-width="2.0035in"/>
    </style:style>
    <style:style style:name="Table14.B" style:family="table-column">
      <style:table-column-properties style:column-width="4.8639in"/>
    </style:style>
    <style:style style:name="Table14.1" style:family="table-row">
      <style:table-row-properties fo:keep-together="always"/>
    </style:style>
    <style:style style:name="Table14.A1" style:family="table-cell">
      <style:table-cell-properties fo:padding-left="0.075in" fo:padding-right="0.075in" fo:padding-top="0in" fo:padding-bottom="0in" fo:border-left="none" fo:border-right="none" fo:border-top="0.5pt solid #000001" fo:border-bottom="none"/>
    </style:style>
    <style:style style:name="Table14.A2" style:family="table-cell">
      <style:table-cell-properties fo:padding-left="0.075in" fo:padding-right="0.075in" fo:padding-top="0in" fo:padding-bottom="0in" fo:border="none"/>
    </style:style>
    <style:style style:name="Table15" style:family="table">
      <style:table-properties style:width="6.8549in" fo:margin-left="0.0125in" fo:margin-top="0in" fo:margin-bottom="0in" fo:break-before="auto" fo:break-after="auto" table:align="left"/>
    </style:style>
    <style:style style:name="Table15.A" style:family="table-column">
      <style:table-column-properties style:column-width="2.0028in"/>
    </style:style>
    <style:style style:name="Table15.B" style:family="table-column">
      <style:table-column-properties style:column-width="4.8521in"/>
    </style:style>
    <style:style style:name="Table15.1" style:family="table-row">
      <style:table-row-properties fo:keep-together="always"/>
    </style:style>
    <style:style style:name="Table15.A1" style:family="table-cell">
      <style:table-cell-properties fo:padding-left="0.075in" fo:padding-right="0.075in" fo:padding-top="0in" fo:padding-bottom="0in" fo:border-left="none" fo:border-right="none" fo:border-top="0.5pt solid #000001" fo:border-bottom="none"/>
    </style:style>
    <style:style style:name="Table15.A2" style:family="table-cell">
      <style:table-cell-properties fo:padding-left="0.075in" fo:padding-right="0.075in" fo:padding-top="0in" fo:padding-bottom="0in" fo:border="none"/>
    </style:style>
    <style:style style:name="Table16" style:family="table">
      <style:table-properties style:width="6.8674in" fo:margin-left="0in" fo:margin-top="0in" fo:margin-bottom="0in" fo:break-before="auto" fo:break-after="auto" table:align="left"/>
    </style:style>
    <style:style style:name="Table16.A" style:family="table-column">
      <style:table-column-properties style:column-width="2.0035in"/>
    </style:style>
    <style:style style:name="Table16.B" style:family="table-column">
      <style:table-column-properties style:column-width="4.8639in"/>
    </style:style>
    <style:style style:name="Table16.1" style:family="table-row">
      <style:table-row-properties fo:keep-together="always"/>
    </style:style>
    <style:style style:name="Table16.A1" style:family="table-cell">
      <style:table-cell-properties fo:padding-left="0.075in" fo:padding-right="0.075in" fo:padding-top="0in" fo:padding-bottom="0in" fo:border-left="none" fo:border-right="none" fo:border-top="0.5pt solid #000001" fo:border-bottom="none"/>
    </style:style>
    <style:style style:name="Table16.A2" style:family="table-cell">
      <style:table-cell-properties fo:padding-left="0.075in" fo:padding-right="0.075in" fo:padding-top="0in" fo:padding-bottom="0in" fo:border="none"/>
    </style:style>
    <style:style style:name="Table17" style:family="table">
      <style:table-properties style:width="6.8674in" fo:margin-left="0in" fo:margin-top="0in" fo:margin-bottom="0in" fo:break-before="auto" fo:break-after="auto" table:align="left"/>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left="0.075in" fo:padding-right="0.075in" fo:padding-top="0in" fo:padding-bottom="0in" fo:border-left="none" fo:border-right="none" fo:border-top="0.5pt solid #000001" fo:border-bottom="none"/>
    </style:style>
    <style:style style:name="Table17.A2" style:family="table-cell">
      <style:table-cell-properties fo:padding-left="0.075in" fo:padding-right="0.075in" fo:padding-top="0in" fo:padding-bottom="0in" fo:border="none"/>
    </style:style>
    <style:style style:name="Table18" style:family="table">
      <style:table-properties style:width="6.8674in" fo:margin-left="0in" fo:margin-top="0in" fo:margin-bottom="0in" fo:break-before="auto" fo:break-after="auto" table:align="left"/>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left="0.075in" fo:padding-right="0.075in" fo:padding-top="0in" fo:padding-bottom="0in" fo:border-left="none" fo:border-right="none" fo:border-top="0.5pt solid #000001" fo:border-bottom="none"/>
    </style:style>
    <style:style style:name="Table18.A2" style:family="table-cell">
      <style:table-cell-properties fo:padding-left="0.075in" fo:padding-right="0.075in" fo:padding-top="0in" fo:padding-bottom="0in" fo:border="none"/>
    </style:style>
    <style:style style:name="Table19" style:family="table">
      <style:table-properties style:width="6.8674in" fo:margin-left="0in" fo:margin-top="0in" fo:margin-bottom="0in" fo:break-before="auto" fo:break-after="auto" table:align="left" style:may-break-between-rows="false"/>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left="0.075in" fo:padding-right="0.075in" fo:padding-top="0in" fo:padding-bottom="0in" fo:border-left="none" fo:border-right="none" fo:border-top="0.5pt solid #000001" fo:border-bottom="none"/>
    </style:style>
    <style:style style:name="Table20" style:family="table">
      <style:table-properties style:width="6.8674in" fo:margin-left="0in" fo:margin-top="0in" fo:margin-bottom="0in" fo:break-before="auto" fo:break-after="auto" table:align="left"/>
    </style:style>
    <style:style style:name="Table20.A" style:family="table-column">
      <style:table-column-properties style:column-width="2.3097in"/>
    </style:style>
    <style:style style:name="Table20.B" style:family="table-column">
      <style:table-column-properties style:column-width="4.5576in"/>
    </style:style>
    <style:style style:name="Table20.1" style:family="table-row">
      <style:table-row-properties fo:keep-together="always"/>
    </style:style>
    <style:style style:name="Table20.A1" style:family="table-cell">
      <style:table-cell-properties fo:padding-left="0.075in" fo:padding-right="0.075in" fo:padding-top="0in" fo:padding-bottom="0in" fo:border-left="none" fo:border-right="none" fo:border-top="0.5pt solid #000001" fo:border-bottom="none"/>
    </style:style>
    <style:style style:name="Table20.A2" style:family="table-cell">
      <style:table-cell-properties fo:padding-left="0.075in" fo:padding-right="0.075in" fo:padding-top="0in" fo:padding-bottom="0in" fo:border="none"/>
    </style:style>
    <style:style style:name="Table20.13" style:family="table-row">
      <style:table-row-properties style:min-row-height="0.3313in" fo:keep-together="always"/>
    </style:style>
    <style:style style:name="Table21" style:family="table">
      <style:table-properties style:width="6.8674in" fo:margin-left="0in" fo:margin-top="0in" fo:margin-bottom="0in" fo:break-before="auto" fo:break-after="auto" table:align="left"/>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left="0.075in" fo:padding-right="0.075in" fo:padding-top="0in" fo:padding-bottom="0in" fo:border-left="none" fo:border-right="none" fo:border-top="0.5pt solid #000001" fo:border-bottom="none"/>
    </style:style>
    <style:style style:name="Table21.A2" style:family="table-cell">
      <style:table-cell-properties fo:padding-left="0.075in" fo:padding-right="0.075in" fo:padding-top="0in" fo:padding-bottom="0in" fo:border="none"/>
    </style:style>
    <style:style style:name="Table22" style:family="table">
      <style:table-properties style:width="6.8674in" fo:margin-left="0in" fo:margin-top="0in" fo:margin-bottom="0in" fo:break-before="auto" fo:break-after="auto" table:align="left"/>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left="0.075in" fo:padding-right="0.075in" fo:padding-top="0in" fo:padding-bottom="0in" fo:border-left="none" fo:border-right="none" fo:border-top="0.5pt solid #000001" fo:border-bottom="none"/>
    </style:style>
    <style:style style:name="Table22.A2" style:family="table-cell">
      <style:table-cell-properties fo:padding-left="0.075in" fo:padding-right="0.075in" fo:padding-top="0in" fo:padding-bottom="0in" fo:border="none"/>
    </style:style>
    <style:style style:name="Table23" style:family="table">
      <style:table-properties style:width="6.8674in" fo:margin-left="0in" fo:margin-top="0in" fo:margin-bottom="0in" fo:break-before="auto" fo:break-after="auto" table:align="left"/>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left="0.075in" fo:padding-right="0.075in" fo:padding-top="0in" fo:padding-bottom="0in" fo:border-left="none" fo:border-right="none" fo:border-top="0.5pt solid #000001" fo:border-bottom="none"/>
    </style:style>
    <style:style style:name="Table23.2" style:family="table-row">
      <style:table-row-properties style:min-row-height="0.3715in" fo:keep-together="always"/>
    </style:style>
    <style:style style:name="Table23.A2" style:family="table-cell">
      <style:table-cell-properties fo:padding-left="0.075in" fo:padding-right="0.075in" fo:padding-top="0in" fo:padding-bottom="0in" fo:border="none"/>
    </style:style>
    <style:style style:name="Table23.8" style:family="table-row">
      <style:table-row-properties style:min-row-height="0.4007in" fo:keep-together="always"/>
    </style:style>
    <style:style style:name="Table24" style:family="table">
      <style:table-properties style:width="6.8674in" fo:margin-left="0in" fo:margin-top="0in" fo:margin-bottom="0in" fo:break-before="auto" fo:break-after="auto" table:align="left"/>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left="0.075in" fo:padding-right="0.075in" fo:padding-top="0in" fo:padding-bottom="0in" fo:border-left="none" fo:border-right="none" fo:border-top="0.5pt solid #000001" fo:border-bottom="none"/>
    </style:style>
    <style:style style:name="Table24.A2" style:family="table-cell">
      <style:table-cell-properties fo:padding-left="0.075in" fo:padding-right="0.075in" fo:padding-top="0in" fo:padding-bottom="0in" fo:border="none"/>
    </style:style>
    <style:style style:name="Table25" style:family="table">
      <style:table-properties style:width="6.8674in" fo:margin-left="0in" fo:margin-top="0in" fo:margin-bottom="0in" fo:break-before="auto" fo:break-after="auto" table:align="left"/>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fo:keep-together="always"/>
    </style:style>
    <style:style style:name="Table25.A1" style:family="table-cell">
      <style:table-cell-properties fo:padding-left="0.075in" fo:padding-right="0.075in" fo:padding-top="0in" fo:padding-bottom="0in" fo:border-left="none" fo:border-right="none" fo:border-top="0.5pt solid #000001" fo:border-bottom="none"/>
    </style:style>
    <style:style style:name="Table25.A2" style:family="table-cell">
      <style:table-cell-properties fo:padding-left="0.075in" fo:padding-right="0.075in" fo:padding-top="0in" fo:padding-bottom="0in" fo:border="none"/>
    </style:style>
    <style:style style:name="Table26" style:family="table">
      <style:table-properties style:width="6.8674in" fo:margin-left="0in" fo:margin-top="0in" fo:margin-bottom="0in" fo:break-before="auto" fo:break-after="auto" table:align="left"/>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left="0.075in" fo:padding-right="0.075in" fo:padding-top="0in" fo:padding-bottom="0in" fo:border-left="none" fo:border-right="none" fo:border-top="0.5pt solid #000001" fo:border-bottom="none"/>
    </style:style>
    <style:style style:name="Table26.A3" style:family="table-cell">
      <style:table-cell-properties fo:padding-left="0.075in" fo:padding-right="0.075in" fo:padding-top="0in" fo:padding-bottom="0in" fo:border="none"/>
    </style:style>
    <style:style style:name="Table27" style:family="table">
      <style:table-properties style:width="6.8674in" fo:margin-left="0in" fo:margin-top="0in" fo:margin-bottom="0in" fo:break-before="auto" fo:break-after="auto" table:align="left"/>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left="0.075in" fo:padding-right="0.075in" fo:padding-top="0in" fo:padding-bottom="0in" fo:border-left="none" fo:border-right="none" fo:border-top="0.5pt solid #000001" fo:border-bottom="none"/>
    </style:style>
    <style:style style:name="Table27.A2" style:family="table-cell">
      <style:table-cell-properties fo:padding-left="0.075in" fo:padding-right="0.075in" fo:padding-top="0in" fo:padding-bottom="0in" fo:border="none"/>
    </style:style>
    <style:style style:name="Table28" style:family="table">
      <style:table-properties style:width="6.8674in" fo:margin-left="0in" fo:margin-top="0in" fo:margin-bottom="0in" fo:break-before="auto" fo:break-after="auto" table:align="left"/>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style:min-row-height="0.875in" fo:keep-together="always"/>
    </style:style>
    <style:style style:name="Table28.A1" style:family="table-cell">
      <style:table-cell-properties fo:padding-left="0.075in" fo:padding-right="0.075in" fo:padding-top="0in" fo:padding-bottom="0in" fo:border-left="none" fo:border-right="none" fo:border-top="0.5pt solid #000001" fo:border-bottom="none"/>
    </style:style>
    <style:style style:name="Table28.A2" style:family="table-cell">
      <style:table-cell-properties fo:padding-left="0.075in" fo:padding-right="0.075in" fo:padding-top="0in" fo:padding-bottom="0in" fo:border="none"/>
    </style:style>
    <style:style style:name="Table28.3" style:family="table-row">
      <style:table-row-properties fo:keep-together="always"/>
    </style:style>
    <style:style style:name="Table28.4" style:family="table-row">
      <style:table-row-properties fo:keep-together="always"/>
    </style:style>
    <style:style style:name="Table28.5" style:family="table-row">
      <style:table-row-properties fo:keep-together="always"/>
    </style:style>
    <style:style style:name="Table28.6" style:family="table-row">
      <style:table-row-properties fo:keep-together="always"/>
    </style:style>
    <style:style style:name="Table29" style:family="table">
      <style:table-properties style:width="6.8674in" fo:margin-left="0in" fo:margin-top="0in" fo:margin-bottom="0in" fo:break-before="auto" fo:break-after="auto" table:align="left"/>
    </style:style>
    <style:style style:name="Table29.A" style:family="table-column">
      <style:table-column-properties style:column-width="2.0035in"/>
    </style:style>
    <style:style style:name="Table29.B" style:family="table-column">
      <style:table-column-properties style:column-width="4.8639in"/>
    </style:style>
    <style:style style:name="Table29.1" style:family="table-row">
      <style:table-row-properties fo:keep-together="always"/>
    </style:style>
    <style:style style:name="Table29.A1" style:family="table-cell">
      <style:table-cell-properties fo:padding-left="0.075in" fo:padding-right="0.075in" fo:padding-top="0in" fo:padding-bottom="0in" fo:border-left="none" fo:border-right="none" fo:border-top="0.5pt solid #000001" fo:border-bottom="none"/>
    </style:style>
    <style:style style:name="Table29.2" style:family="table-row">
      <style:table-row-properties style:min-row-height="0.3715in" fo:keep-together="always"/>
    </style:style>
    <style:style style:name="Table29.A2" style:family="table-cell">
      <style:table-cell-properties fo:padding-left="0.075in" fo:padding-right="0.075in" fo:padding-top="0in" fo:padding-bottom="0in" fo:border="none"/>
    </style:style>
    <style:style style:name="Table30" style:family="table">
      <style:table-properties style:width="6.8674in" fo:margin-left="0in" fo:margin-top="0in" fo:margin-bottom="0in" fo:break-before="auto" fo:break-after="auto" table:align="left"/>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left="0.075in" fo:padding-right="0.075in" fo:padding-top="0in" fo:padding-bottom="0in" fo:border-left="none" fo:border-right="none" fo:border-top="0.5pt solid #000001" fo:border-bottom="none"/>
    </style:style>
    <style:style style:name="Table30.A2" style:family="table-cell">
      <style:table-cell-properties fo:padding-left="0.075in" fo:padding-right="0.075in" fo:padding-top="0in" fo:padding-bottom="0in" fo:border="none"/>
    </style:style>
    <style:style style:name="Table31" style:family="table">
      <style:table-properties style:width="6.8674in" fo:margin-left="0in" fo:margin-top="0in" fo:margin-bottom="0in" fo:break-before="auto" fo:break-after="auto" table:align="left"/>
    </style:style>
    <style:style style:name="Table31.A" style:family="table-column">
      <style:table-column-properties style:column-width="2.0035in"/>
    </style:style>
    <style:style style:name="Table31.B" style:family="table-column">
      <style:table-column-properties style:column-width="4.8639in"/>
    </style:style>
    <style:style style:name="Table31.1" style:family="table-row">
      <style:table-row-properties fo:keep-together="always"/>
    </style:style>
    <style:style style:name="Table31.A1" style:family="table-cell">
      <style:table-cell-properties fo:padding-left="0.075in" fo:padding-right="0.075in" fo:padding-top="0in" fo:padding-bottom="0in" fo:border-left="none" fo:border-right="none" fo:border-top="0.5pt solid #000001" fo:border-bottom="none"/>
    </style:style>
    <style:style style:name="Table31.A2" style:family="table-cell">
      <style:table-cell-properties fo:padding-left="0.075in" fo:padding-right="0.075in" fo:padding-top="0in" fo:padding-bottom="0in" fo:border="none"/>
    </style:style>
    <style:style style:name="Table32" style:family="table">
      <style:table-properties style:width="6.8674in" fo:margin-left="0in" fo:margin-top="0in" fo:margin-bottom="0in" fo:break-before="auto" fo:break-after="auto" table:align="left"/>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left="0.075in" fo:padding-right="0.075in" fo:padding-top="0in" fo:padding-bottom="0in" fo:border-left="none" fo:border-right="none" fo:border-top="0.5pt solid #000001" fo:border-bottom="none"/>
    </style:style>
    <style:style style:name="Table32.A2" style:family="table-cell">
      <style:table-cell-properties fo:padding-left="0.075in" fo:padding-right="0.075in" fo:padding-top="0in" fo:padding-bottom="0in" fo:border="none"/>
    </style:style>
    <style:style style:name="Table33" style:family="table">
      <style:table-properties style:width="6.8674in" fo:margin-left="0in" fo:margin-top="0in" fo:margin-bottom="0in" fo:break-before="auto" fo:break-after="auto" table:align="left"/>
    </style:style>
    <style:style style:name="Table33.A" style:family="table-column">
      <style:table-column-properties style:column-width="2.125in"/>
    </style:style>
    <style:style style:name="Table33.B" style:family="table-column">
      <style:table-column-properties style:column-width="4.7424in"/>
    </style:style>
    <style:style style:name="Table33.1" style:family="table-row">
      <style:table-row-properties fo:keep-together="always"/>
    </style:style>
    <style:style style:name="Table33.A1" style:family="table-cell">
      <style:table-cell-properties fo:padding-left="0.075in" fo:padding-right="0.075in" fo:padding-top="0in" fo:padding-bottom="0in" fo:border-left="none" fo:border-right="none" fo:border-top="0.5pt solid #000001" fo:border-bottom="none"/>
    </style:style>
    <style:style style:name="Table33.A2" style:family="table-cell">
      <style:table-cell-properties fo:padding-left="0.075in" fo:padding-right="0.075in" fo:padding-top="0in" fo:padding-bottom="0in" fo:border="none"/>
    </style:style>
    <style:style style:name="Table34" style:family="table">
      <style:table-properties style:width="6.866in" fo:margin-left="0in" fo:margin-top="0in" fo:margin-bottom="0in" fo:break-before="auto" fo:break-after="auto" table:align="left"/>
    </style:style>
    <style:style style:name="Table34.A" style:family="table-column">
      <style:table-column-properties style:column-width="2.0035in"/>
    </style:style>
    <style:style style:name="Table34.B" style:family="table-column">
      <style:table-column-properties style:column-width="4.8625in"/>
    </style:style>
    <style:style style:name="Table34.1" style:family="table-row">
      <style:table-row-properties fo:keep-together="always"/>
    </style:style>
    <style:style style:name="Table34.A1" style:family="table-cell">
      <style:table-cell-properties fo:padding-left="0.075in" fo:padding-right="0.075in" fo:padding-top="0in" fo:padding-bottom="0in" fo:border-left="none" fo:border-right="none" fo:border-top="0.5pt solid #000001" fo:border-bottom="none"/>
    </style:style>
    <style:style style:name="Table34.A2" style:family="table-cell">
      <style:table-cell-properties fo:padding-left="0.075in" fo:padding-right="0.075in" fo:padding-top="0in" fo:padding-bottom="0in" fo:border="none"/>
    </style:style>
    <style:style style:name="Table35" style:family="table">
      <style:table-properties style:width="6.8674in" fo:margin-left="0in" fo:margin-top="0in" fo:margin-bottom="0in" fo:break-before="auto" fo:break-after="auto" table:align="left"/>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left="0.075in" fo:padding-right="0.075in" fo:padding-top="0in" fo:padding-bottom="0in" fo:border-left="none" fo:border-right="none" fo:border-top="0.5pt solid #000001" fo:border-bottom="none"/>
    </style:style>
    <style:style style:name="Table35.A2" style:family="table-cell">
      <style:table-cell-properties fo:padding-left="0.075in" fo:padding-right="0.075in" fo:padding-top="0in" fo:padding-bottom="0in" fo:border="none"/>
    </style:style>
    <style:style style:name="Table36" style:family="table">
      <style:table-properties style:width="6.866in" fo:margin-left="0in" fo:margin-top="0in" fo:margin-bottom="0in" fo:break-before="auto" fo:break-after="auto" table:align="left"/>
    </style:style>
    <style:style style:name="Table36.A" style:family="table-column">
      <style:table-column-properties style:column-width="2in"/>
    </style:style>
    <style:style style:name="Table36.B" style:family="table-column">
      <style:table-column-properties style:column-width="4.866in"/>
    </style:style>
    <style:style style:name="Table36.1" style:family="table-row">
      <style:table-row-properties fo:keep-together="always"/>
    </style:style>
    <style:style style:name="Table36.A1" style:family="table-cell">
      <style:table-cell-properties fo:padding-left="0.075in" fo:padding-right="0.075in" fo:padding-top="0in" fo:padding-bottom="0in" fo:border-left="none" fo:border-right="none" fo:border-top="0.5pt solid #000001" fo:border-bottom="none"/>
    </style:style>
    <style:style style:name="Table36.A2" style:family="table-cell">
      <style:table-cell-properties fo:padding-left="0.075in" fo:padding-right="0.075in" fo:padding-top="0in" fo:padding-bottom="0in" fo:border="none"/>
    </style:style>
    <style:style style:name="Table37" style:family="table">
      <style:table-properties style:width="6.8674in" fo:margin-left="0in" fo:margin-top="0in" fo:margin-bottom="0in" fo:break-before="auto" fo:break-after="auto" table:align="left"/>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left="0.075in" fo:padding-right="0.075in" fo:padding-top="0in" fo:padding-bottom="0in" fo:border-left="none" fo:border-right="none" fo:border-top="0.5pt solid #000001" fo:border-bottom="none"/>
    </style:style>
    <style:style style:name="Table37.A2" style:family="table-cell">
      <style:table-cell-properties fo:padding-left="0.075in" fo:padding-right="0.075in" fo:padding-top="0in" fo:padding-bottom="0in" fo:border="none"/>
    </style:style>
    <style:style style:name="Table38" style:family="table">
      <style:table-properties style:width="6.8674in" fo:margin-left="0in" fo:margin-top="0in" fo:margin-bottom="0in" fo:break-before="auto" fo:break-after="auto" table:align="left"/>
    </style:style>
    <style:style style:name="Table38.A" style:family="table-column">
      <style:table-column-properties style:column-width="2.0035in"/>
    </style:style>
    <style:style style:name="Table38.B" style:family="table-column">
      <style:table-column-properties style:column-width="4.8639in"/>
    </style:style>
    <style:style style:name="Table38.1" style:family="table-row">
      <style:table-row-properties fo:keep-together="always"/>
    </style:style>
    <style:style style:name="Table38.A1" style:family="table-cell">
      <style:table-cell-properties fo:padding-left="0.075in" fo:padding-right="0.075in" fo:padding-top="0in" fo:padding-bottom="0in" fo:border-left="none" fo:border-right="none" fo:border-top="0.5pt solid #000001" fo:border-bottom="none"/>
    </style:style>
    <style:style style:name="Table38.A2" style:family="table-cell">
      <style:table-cell-properties fo:padding-left="0.075in" fo:padding-right="0.075in" fo:padding-top="0in" fo:padding-bottom="0in" fo:border="none"/>
    </style:style>
    <style:style style:name="Table39" style:family="table">
      <style:table-properties style:width="6.8674in" fo:margin-left="0in" fo:margin-top="0in" fo:margin-bottom="0in" fo:break-before="auto" fo:break-after="auto" table:align="left"/>
    </style:style>
    <style:style style:name="Table39.A" style:family="table-column">
      <style:table-column-properties style:column-width="2.0035in"/>
    </style:style>
    <style:style style:name="Table39.B" style:family="table-column">
      <style:table-column-properties style:column-width="4.8639in"/>
    </style:style>
    <style:style style:name="Table39.1" style:family="table-row">
      <style:table-row-properties fo:keep-together="always"/>
    </style:style>
    <style:style style:name="Table39.A1" style:family="table-cell">
      <style:table-cell-properties fo:padding-left="0.075in" fo:padding-right="0.075in" fo:padding-top="0in" fo:padding-bottom="0in" fo:border-left="none" fo:border-right="none" fo:border-top="0.5pt solid #000001" fo:border-bottom="none"/>
    </style:style>
    <style:style style:name="Table39.A2" style:family="table-cell">
      <style:table-cell-properties fo:padding-left="0.075in" fo:padding-right="0.075in" fo:padding-top="0in" fo:padding-bottom="0in" fo:border="none"/>
    </style:style>
    <style:style style:name="Table40" style:family="table">
      <style:table-properties style:width="6.8674in" fo:margin-left="0in" fo:margin-top="0in" fo:margin-bottom="0in" fo:break-before="auto" fo:break-after="auto" table:align="left"/>
    </style:style>
    <style:style style:name="Table40.A" style:family="table-column">
      <style:table-column-properties style:column-width="2.0035in"/>
    </style:style>
    <style:style style:name="Table40.B" style:family="table-column">
      <style:table-column-properties style:column-width="4.8639in"/>
    </style:style>
    <style:style style:name="Table40.1" style:family="table-row">
      <style:table-row-properties fo:keep-together="always"/>
    </style:style>
    <style:style style:name="Table40.A1" style:family="table-cell">
      <style:table-cell-properties fo:padding-left="0.075in" fo:padding-right="0.075in" fo:padding-top="0in" fo:padding-bottom="0in" fo:border-left="none" fo:border-right="none" fo:border-top="0.5pt solid #000001" fo:border-bottom="none"/>
    </style:style>
    <style:style style:name="Table40.A2" style:family="table-cell">
      <style:table-cell-properties fo:padding-left="0.075in" fo:padding-right="0.075in" fo:padding-top="0in" fo:padding-bottom="0in" fo:border="none"/>
    </style:style>
    <style:style style:name="Table41" style:family="table">
      <style:table-properties style:width="6.8674in" fo:margin-left="0in" fo:margin-top="0in" fo:margin-bottom="0in" fo:break-before="auto" fo:break-after="auto" table:align="left"/>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left="0.075in" fo:padding-right="0.075in" fo:padding-top="0in" fo:padding-bottom="0in" fo:border-left="none" fo:border-right="none" fo:border-top="0.5pt solid #000001" fo:border-bottom="none"/>
    </style:style>
    <style:style style:name="Table41.A2" style:family="table-cell">
      <style:table-cell-properties fo:padding-left="0.075in" fo:padding-right="0.075in" fo:padding-top="0in" fo:padding-bottom="0in" fo:border="none"/>
    </style:style>
    <style:style style:name="Table42" style:family="table">
      <style:table-properties style:width="6.8778in" fo:margin-left="0in" fo:margin-top="0in" fo:margin-bottom="0in" fo:break-before="auto" fo:break-after="auto" table:align="left"/>
    </style:style>
    <style:style style:name="Table42.A" style:family="table-column">
      <style:table-column-properties style:column-width="2.0028in"/>
    </style:style>
    <style:style style:name="Table42.B" style:family="table-column">
      <style:table-column-properties style:column-width="4.875in"/>
    </style:style>
    <style:style style:name="Table42.1" style:family="table-row">
      <style:table-row-properties fo:keep-together="always"/>
    </style:style>
    <style:style style:name="Table42.A1" style:family="table-cell">
      <style:table-cell-properties fo:padding-left="0.075in" fo:padding-right="0.075in" fo:padding-top="0in" fo:padding-bottom="0in" fo:border-left="none" fo:border-right="none" fo:border-top="0.5pt solid #000001" fo:border-bottom="none"/>
    </style:style>
    <style:style style:name="Table42.A2" style:family="table-cell">
      <style:table-cell-properties fo:padding-left="0.075in" fo:padding-right="0.075in" fo:padding-top="0in" fo:padding-bottom="0in" fo:border="none"/>
    </style:style>
    <style:style style:name="Table43" style:family="table">
      <style:table-properties style:width="6.866in" fo:margin-left="0in" fo:margin-top="0in" fo:margin-bottom="0in" fo:break-before="auto" fo:break-after="auto" table:align="left"/>
    </style:style>
    <style:style style:name="Table43.A" style:family="table-column">
      <style:table-column-properties style:column-width="2in"/>
    </style:style>
    <style:style style:name="Table43.B" style:family="table-column">
      <style:table-column-properties style:column-width="4.866in"/>
    </style:style>
    <style:style style:name="Table43.1" style:family="table-row">
      <style:table-row-properties fo:keep-together="always"/>
    </style:style>
    <style:style style:name="Table43.A1" style:family="table-cell">
      <style:table-cell-properties fo:padding-left="0.075in" fo:padding-right="0.075in" fo:padding-top="0in" fo:padding-bottom="0in" fo:border-left="none" fo:border-right="none" fo:border-top="0.5pt solid #000001" fo:border-bottom="none"/>
    </style:style>
    <style:style style:name="Table43.A2" style:family="table-cell">
      <style:table-cell-properties fo:padding-left="0.075in" fo:padding-right="0.075in" fo:padding-top="0in" fo:padding-bottom="0in" fo:border="none"/>
    </style:style>
    <style:style style:name="Table44" style:family="table">
      <style:table-properties style:width="6.866in" fo:margin-left="0in" fo:margin-top="0in" fo:margin-bottom="0in" fo:break-before="auto" fo:break-after="auto" table:align="left"/>
    </style:style>
    <style:style style:name="Table44.A" style:family="table-column">
      <style:table-column-properties style:column-width="2.3146in"/>
    </style:style>
    <style:style style:name="Table44.B" style:family="table-column">
      <style:table-column-properties style:column-width="4.5514in"/>
    </style:style>
    <style:style style:name="Table44.1" style:family="table-row">
      <style:table-row-properties fo:keep-together="always"/>
    </style:style>
    <style:style style:name="Table44.A1" style:family="table-cell">
      <style:table-cell-properties fo:padding-left="0.075in" fo:padding-right="0.075in" fo:padding-top="0in" fo:padding-bottom="0in" fo:border-left="none" fo:border-right="none" fo:border-top="0.5pt solid #000001" fo:border-bottom="none"/>
    </style:style>
    <style:style style:name="Table44.A2" style:family="table-cell">
      <style:table-cell-properties fo:padding-left="0.075in" fo:padding-right="0.075in" fo:padding-top="0in" fo:padding-bottom="0in" fo:border="none"/>
    </style:style>
    <style:style style:name="Table45" style:family="table">
      <style:table-properties style:width="6.8674in" fo:margin-left="0in" fo:margin-top="0in" fo:margin-bottom="0in" fo:break-before="auto" fo:break-after="auto" table:align="left"/>
    </style:style>
    <style:style style:name="Table45.A" style:family="table-column">
      <style:table-column-properties style:column-width="2.0035in"/>
    </style:style>
    <style:style style:name="Table45.B" style:family="table-column">
      <style:table-column-properties style:column-width="4.8639in"/>
    </style:style>
    <style:style style:name="Table45.1" style:family="table-row">
      <style:table-row-properties fo:keep-together="always"/>
    </style:style>
    <style:style style:name="Table45.A1" style:family="table-cell">
      <style:table-cell-properties fo:padding-left="0.075in" fo:padding-right="0.075in" fo:padding-top="0in" fo:padding-bottom="0in" fo:border-left="none" fo:border-right="none" fo:border-top="0.5pt solid #000001" fo:border-bottom="none"/>
    </style:style>
    <style:style style:name="Table45.A2" style:family="table-cell">
      <style:table-cell-properties fo:padding-left="0.075in" fo:padding-right="0.075in" fo:padding-top="0in" fo:padding-bottom="0in" fo:border="none"/>
    </style:style>
    <style:style style:name="Table46" style:family="table">
      <style:table-properties style:width="6.8674in" fo:margin-left="0in" fo:margin-top="0in" fo:margin-bottom="0in" fo:break-before="auto" fo:break-after="auto" table:align="left"/>
    </style:style>
    <style:style style:name="Table46.A" style:family="table-column">
      <style:table-column-properties style:column-width="2.0035in"/>
    </style:style>
    <style:style style:name="Table46.B" style:family="table-column">
      <style:table-column-properties style:column-width="4.8639in"/>
    </style:style>
    <style:style style:name="Table46.1" style:family="table-row">
      <style:table-row-properties fo:keep-together="always"/>
    </style:style>
    <style:style style:name="Table46.A1" style:family="table-cell">
      <style:table-cell-properties fo:padding-left="0.075in" fo:padding-right="0.075in" fo:padding-top="0in" fo:padding-bottom="0in" fo:border-left="none" fo:border-right="none" fo:border-top="0.5pt solid #000001" fo:border-bottom="none"/>
    </style:style>
    <style:style style:name="Table46.A2" style:family="table-cell">
      <style:table-cell-properties fo:padding-left="0.075in" fo:padding-right="0.075in" fo:padding-top="0in" fo:padding-bottom="0in" fo:border="none"/>
    </style:style>
    <style:style style:name="Table47" style:family="table">
      <style:table-properties style:width="6.8681in" fo:margin-left="0in" fo:margin-top="0in" fo:margin-bottom="0in" fo:break-before="auto" fo:break-after="auto" table:align="left"/>
    </style:style>
    <style:style style:name="Table47.A" style:family="table-column">
      <style:table-column-properties style:column-width="2.0028in"/>
    </style:style>
    <style:style style:name="Table47.B" style:family="table-column">
      <style:table-column-properties style:column-width="4.8653in"/>
    </style:style>
    <style:style style:name="Table47.1" style:family="table-row">
      <style:table-row-properties fo:keep-together="always"/>
    </style:style>
    <style:style style:name="Table47.A1" style:family="table-cell">
      <style:table-cell-properties fo:padding-left="0.075in" fo:padding-right="0.075in" fo:padding-top="0in" fo:padding-bottom="0in" fo:border-left="none" fo:border-right="none" fo:border-top="0.5pt solid #000001" fo:border-bottom="none"/>
    </style:style>
    <style:style style:name="Table47.A2" style:family="table-cell">
      <style:table-cell-properties fo:padding-left="0.075in" fo:padding-right="0.075in" fo:padding-top="0in" fo:padding-bottom="0in" fo:border="none"/>
    </style:style>
    <style:style style:name="Table48" style:family="table">
      <style:table-properties style:width="6.8681in" fo:margin-left="0in" fo:margin-top="0in" fo:margin-bottom="0in" fo:break-before="auto" fo:break-after="auto" table:align="left"/>
    </style:style>
    <style:style style:name="Table48.A" style:family="table-column">
      <style:table-column-properties style:column-width="2.3708in"/>
    </style:style>
    <style:style style:name="Table48.B" style:family="table-column">
      <style:table-column-properties style:column-width="4.4972in"/>
    </style:style>
    <style:style style:name="Table48.1" style:family="table-row">
      <style:table-row-properties fo:keep-together="always"/>
    </style:style>
    <style:style style:name="Table48.A1" style:family="table-cell">
      <style:table-cell-properties fo:padding-left="0.075in" fo:padding-right="0.075in" fo:padding-top="0in" fo:padding-bottom="0in" fo:border-left="none" fo:border-right="none" fo:border-top="0.5pt solid #000001" fo:border-bottom="none"/>
    </style:style>
    <style:style style:name="Table48.A2" style:family="table-cell">
      <style:table-cell-properties fo:padding-left="0.075in" fo:padding-right="0.075in" fo:padding-top="0in" fo:padding-bottom="0in" fo:border="none"/>
    </style:style>
    <style:style style:name="Table49" style:family="table">
      <style:table-properties style:width="6.8674in" fo:margin-left="0in" fo:margin-top="0in" fo:margin-bottom="0in" fo:break-before="auto" fo:break-after="auto" table:align="left"/>
    </style:style>
    <style:style style:name="Table49.A" style:family="table-column">
      <style:table-column-properties style:column-width="2.0035in"/>
    </style:style>
    <style:style style:name="Table49.B" style:family="table-column">
      <style:table-column-properties style:column-width="4.8639in"/>
    </style:style>
    <style:style style:name="Table49.1" style:family="table-row">
      <style:table-row-properties fo:keep-together="always"/>
    </style:style>
    <style:style style:name="Table49.A1" style:family="table-cell">
      <style:table-cell-properties fo:padding-left="0.075in" fo:padding-right="0.075in" fo:padding-top="0in" fo:padding-bottom="0in" fo:border-left="none" fo:border-right="none" fo:border-top="0.5pt solid #000001" fo:border-bottom="none"/>
    </style:style>
    <style:style style:name="Table49.A2" style:family="table-cell">
      <style:table-cell-properties fo:padding-left="0.075in" fo:padding-right="0.075in" fo:padding-top="0in" fo:padding-bottom="0in" fo:border="none"/>
    </style:style>
    <style:style style:name="Table50" style:family="table">
      <style:table-properties style:width="6.866in" fo:margin-left="0in" fo:margin-top="0in" fo:margin-bottom="0in" fo:break-before="auto" fo:break-after="auto" table:align="left"/>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left="0.075in" fo:padding-right="0.075in" fo:padding-top="0in" fo:padding-bottom="0in" fo:border-left="none" fo:border-right="none" fo:border-top="0.5pt solid #000001" fo:border-bottom="none"/>
    </style:style>
    <style:style style:name="Table50.A2" style:family="table-cell">
      <style:table-cell-properties fo:padding-left="0.075in" fo:padding-right="0.075in" fo:padding-top="0in" fo:padding-bottom="0in" fo:border="none"/>
    </style:style>
    <style:style style:name="Table51" style:family="table">
      <style:table-properties style:width="6.866in" fo:margin-left="0in" fo:margin-top="0in" fo:margin-bottom="0in" fo:break-before="auto" fo:break-after="auto" table:align="left"/>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left="0.075in" fo:padding-right="0.075in" fo:padding-top="0in" fo:padding-bottom="0in" fo:border-left="none" fo:border-right="none" fo:border-top="0.5pt solid #000001" fo:border-bottom="none"/>
    </style:style>
    <style:style style:name="Table51.A2" style:family="table-cell">
      <style:table-cell-properties fo:padding-left="0.075in" fo:padding-right="0.075in" fo:padding-top="0in" fo:padding-bottom="0in" fo:border="none"/>
    </style:style>
    <style:style style:name="Table51.13" style:family="table-row">
      <style:table-row-properties style:min-row-height="0.3313in" fo:keep-together="always"/>
    </style:style>
    <style:style style:name="Table52" style:family="table">
      <style:table-properties style:width="6.866in" fo:margin-left="0in" fo:margin-top="0in" fo:margin-bottom="0in" fo:break-before="auto" fo:break-after="auto" table:align="left"/>
    </style:style>
    <style:style style:name="Table52.A" style:family="table-column">
      <style:table-column-properties style:column-width="2in"/>
    </style:style>
    <style:style style:name="Table52.B" style:family="table-column">
      <style:table-column-properties style:column-width="4.866in"/>
    </style:style>
    <style:style style:name="Table52.1" style:family="table-row">
      <style:table-row-properties fo:keep-together="always"/>
    </style:style>
    <style:style style:name="Table52.A1" style:family="table-cell">
      <style:table-cell-properties fo:padding-left="0.075in" fo:padding-right="0.075in" fo:padding-top="0in" fo:padding-bottom="0in" fo:border-left="none" fo:border-right="none" fo:border-top="0.5pt solid #000001" fo:border-bottom="none"/>
    </style:style>
    <style:style style:name="Table52.A2" style:family="table-cell">
      <style:table-cell-properties fo:padding-left="0.075in" fo:padding-right="0.075in" fo:padding-top="0in" fo:padding-bottom="0in" fo:border="none"/>
    </style:style>
    <style:style style:name="Table53" style:family="table">
      <style:table-properties style:width="6.866in" fo:margin-left="0in" fo:margin-top="0in" fo:margin-bottom="0in" fo:break-before="auto" fo:break-after="auto" table:align="left"/>
    </style:style>
    <style:style style:name="Table53.A" style:family="table-column">
      <style:table-column-properties style:column-width="2.1257in"/>
    </style:style>
    <style:style style:name="Table53.B" style:family="table-column">
      <style:table-column-properties style:column-width="4.7403in"/>
    </style:style>
    <style:style style:name="Table53.1" style:family="table-row">
      <style:table-row-properties fo:keep-together="always"/>
    </style:style>
    <style:style style:name="Table53.A1" style:family="table-cell">
      <style:table-cell-properties fo:padding-left="0.075in" fo:padding-right="0.075in" fo:padding-top="0in" fo:padding-bottom="0in" fo:border-left="none" fo:border-right="none" fo:border-top="0.5pt solid #000001" fo:border-bottom="none"/>
    </style:style>
    <style:style style:name="Table53.A2" style:family="table-cell">
      <style:table-cell-properties fo:padding-left="0.075in" fo:padding-right="0.075in" fo:padding-top="0in" fo:padding-bottom="0in" fo:border="none"/>
    </style:style>
    <style:style style:name="Table54" style:family="table">
      <style:table-properties style:width="6.866in" fo:margin-left="0in" fo:margin-top="0in" fo:margin-bottom="0in" fo:break-before="auto" fo:break-after="auto" table:align="left"/>
    </style:style>
    <style:style style:name="Table54.A" style:family="table-column">
      <style:table-column-properties style:column-width="2in"/>
    </style:style>
    <style:style style:name="Table54.B" style:family="table-column">
      <style:table-column-properties style:column-width="4.866in"/>
    </style:style>
    <style:style style:name="Table54.1" style:family="table-row">
      <style:table-row-properties fo:keep-together="always"/>
    </style:style>
    <style:style style:name="Table54.A1" style:family="table-cell">
      <style:table-cell-properties fo:padding-left="0.075in" fo:padding-right="0.075in" fo:padding-top="0in" fo:padding-bottom="0in" fo:border-left="none" fo:border-right="none" fo:border-top="0.5pt solid #000001" fo:border-bottom="none"/>
    </style:style>
    <style:style style:name="Table54.A2" style:family="table-cell">
      <style:table-cell-properties fo:padding-left="0.075in" fo:padding-right="0.075in" fo:padding-top="0in" fo:padding-bottom="0in" fo:border="none"/>
    </style:style>
    <style:style style:name="Table55" style:family="table">
      <style:table-properties style:width="6.866in" fo:margin-left="0in" fo:margin-top="0in" fo:margin-bottom="0in" fo:break-before="auto" fo:break-after="auto" table:align="left"/>
    </style:style>
    <style:style style:name="Table55.A" style:family="table-column">
      <style:table-column-properties style:column-width="2in"/>
    </style:style>
    <style:style style:name="Table55.B" style:family="table-column">
      <style:table-column-properties style:column-width="4.866in"/>
    </style:style>
    <style:style style:name="Table55.1" style:family="table-row">
      <style:table-row-properties fo:keep-together="always"/>
    </style:style>
    <style:style style:name="Table55.A1" style:family="table-cell">
      <style:table-cell-properties fo:padding-left="0.075in" fo:padding-right="0.075in" fo:padding-top="0in" fo:padding-bottom="0in" fo:border-left="none" fo:border-right="none" fo:border-top="0.5pt solid #000001" fo:border-bottom="0.5pt solid #000001"/>
    </style:style>
    <style:style style:name="Table56" style:family="table">
      <style:table-properties style:width="6.866in" fo:margin-left="0in" fo:margin-top="0in" fo:margin-bottom="0in" fo:break-before="auto" fo:break-after="auto" table:align="left"/>
    </style:style>
    <style:style style:name="Table56.A" style:family="table-column">
      <style:table-column-properties style:column-width="2.1896in"/>
    </style:style>
    <style:style style:name="Table56.B" style:family="table-column">
      <style:table-column-properties style:column-width="4.6764in"/>
    </style:style>
    <style:style style:name="Table56.1" style:family="table-row">
      <style:table-row-properties fo:keep-together="always"/>
    </style:style>
    <style:style style:name="Table56.A1" style:family="table-cell">
      <style:table-cell-properties fo:padding-left="0.075in" fo:padding-right="0.075in" fo:padding-top="0in" fo:padding-bottom="0in" fo:border-left="none" fo:border-right="none" fo:border-top="0.5pt solid #000001" fo:border-bottom="none"/>
    </style:style>
    <style:style style:name="Table56.A2" style:family="table-cell">
      <style:table-cell-properties fo:padding-left="0.075in" fo:padding-right="0.075in" fo:padding-top="0in" fo:padding-bottom="0in" fo:border="none"/>
    </style:style>
    <style:style style:name="Table57" style:family="table">
      <style:table-properties style:width="6.866in" fo:margin-left="0in" fo:margin-top="0in" fo:margin-bottom="0in" fo:break-before="auto" fo:break-after="auto" table:align="left"/>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left="0.075in" fo:padding-right="0.075in" fo:padding-top="0in" fo:padding-bottom="0in" fo:border-left="none" fo:border-right="none" fo:border-top="0.5pt solid #000001" fo:border-bottom="none"/>
    </style:style>
    <style:style style:name="Table57.A2" style:family="table-cell">
      <style:table-cell-properties fo:padding-left="0.075in" fo:padding-right="0.075in" fo:padding-top="0in" fo:padding-bottom="0in" fo:border="none"/>
    </style:style>
    <style:style style:name="Table58" style:family="table">
      <style:table-properties style:width="6.866in" fo:margin-left="0in" fo:margin-top="0in" fo:margin-bottom="0in" fo:break-before="auto" fo:break-after="auto" table:align="left" style:may-break-between-rows="false"/>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left="0.075in" fo:padding-right="0.075in" fo:padding-top="0in" fo:padding-bottom="0in" fo:border-left="none" fo:border-right="none" fo:border-top="0.5pt solid #000001" fo:border-bottom="none"/>
    </style:style>
    <style:style style:name="Table59" style:family="table">
      <style:table-properties style:width="6.866in" fo:margin-left="0in" fo:margin-top="0in" fo:margin-bottom="0in" fo:break-before="auto" fo:break-after="auto" table:align="left"/>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left="0.075in" fo:padding-right="0.075in" fo:padding-top="0in" fo:padding-bottom="0in" fo:border-left="none" fo:border-right="none" fo:border-top="0.5pt solid #000001" fo:border-bottom="none"/>
    </style:style>
    <style:style style:name="Table59.A2" style:family="table-cell">
      <style:table-cell-properties fo:padding-left="0.075in" fo:padding-right="0.075in" fo:padding-top="0in" fo:padding-bottom="0in" fo:border="none"/>
    </style:style>
    <style:style style:name="Table60" style:family="table">
      <style:table-properties style:width="6.866in" fo:margin-left="0in" fo:margin-top="0in" fo:margin-bottom="0in" fo:break-before="auto" fo:break-after="auto" table:align="left"/>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left="0.075in" fo:padding-right="0.075in" fo:padding-top="0in" fo:padding-bottom="0in" fo:border-left="none" fo:border-right="none" fo:border-top="0.5pt solid #000001" fo:border-bottom="none"/>
    </style:style>
    <style:style style:name="Table60.A2" style:family="table-cell">
      <style:table-cell-properties fo:padding-left="0.075in" fo:padding-right="0.075in" fo:padding-top="0in" fo:padding-bottom="0in" fo:border="none"/>
    </style:style>
    <style:style style:name="Table61" style:family="table">
      <style:table-properties style:width="6.866in" fo:margin-left="0in" fo:margin-top="0in" fo:margin-bottom="0in" fo:break-before="auto" fo:break-after="auto" table:align="left"/>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left="0.075in" fo:padding-right="0.075in" fo:padding-top="0in" fo:padding-bottom="0in" fo:border-left="none" fo:border-right="none" fo:border-top="0.5pt solid #000001" fo:border-bottom="none"/>
    </style:style>
    <style:style style:name="Table61.A2" style:family="table-cell">
      <style:table-cell-properties fo:padding-left="0.075in" fo:padding-right="0.075in" fo:padding-top="0in" fo:padding-bottom="0in" fo:border="none"/>
    </style:style>
    <style:style style:name="Table62" style:family="table">
      <style:table-properties style:width="6.866in" fo:margin-left="0in" fo:margin-top="0in" fo:margin-bottom="0in" fo:break-before="auto" fo:break-after="auto" table:align="left"/>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left="0.075in" fo:padding-right="0.075in" fo:padding-top="0in" fo:padding-bottom="0in" fo:border-left="none" fo:border-right="none" fo:border-top="0.5pt solid #000001" fo:border-bottom="none"/>
    </style:style>
    <style:style style:name="Table62.A2" style:family="table-cell">
      <style:table-cell-properties fo:padding-left="0.075in" fo:padding-right="0.075in" fo:padding-top="0in" fo:padding-bottom="0in" fo:border="none"/>
    </style:style>
    <style:style style:name="Table63" style:family="table">
      <style:table-properties style:width="6.866in" fo:margin-left="0in" fo:margin-top="0in" fo:margin-bottom="0in" fo:break-before="auto" fo:break-after="auto" table:align="left"/>
    </style:style>
    <style:style style:name="Table63.A" style:family="table-column">
      <style:table-column-properties style:column-width="2.2514in"/>
    </style:style>
    <style:style style:name="Table63.B" style:family="table-column">
      <style:table-column-properties style:column-width="4.6146in"/>
    </style:style>
    <style:style style:name="Table63.1" style:family="table-row">
      <style:table-row-properties fo:keep-together="always"/>
    </style:style>
    <style:style style:name="Table63.A1" style:family="table-cell">
      <style:table-cell-properties fo:padding-left="0.075in" fo:padding-right="0.075in" fo:padding-top="0in" fo:padding-bottom="0in" fo:border-left="none" fo:border-right="none" fo:border-top="0.5pt solid #000001" fo:border-bottom="none"/>
    </style:style>
    <style:style style:name="Table63.A2" style:family="table-cell">
      <style:table-cell-properties fo:padding-left="0.075in" fo:padding-right="0.075in" fo:padding-top="0in" fo:padding-bottom="0in" fo:border="none"/>
    </style:style>
    <style:style style:name="Table64" style:family="table">
      <style:table-properties style:width="6.866in" fo:margin-left="0in" fo:margin-top="0in" fo:margin-bottom="0in" fo:break-before="auto" fo:break-after="auto" table:align="left"/>
    </style:style>
    <style:style style:name="Table64.A" style:family="table-column">
      <style:table-column-properties style:column-width="2in"/>
    </style:style>
    <style:style style:name="Table64.B" style:family="table-column">
      <style:table-column-properties style:column-width="4.866in"/>
    </style:style>
    <style:style style:name="Table64.1" style:family="table-row">
      <style:table-row-properties fo:keep-together="always"/>
    </style:style>
    <style:style style:name="Table64.A1" style:family="table-cell">
      <style:table-cell-properties fo:padding-left="0.075in" fo:padding-right="0.075in" fo:padding-top="0in" fo:padding-bottom="0in" fo:border-left="none" fo:border-right="none" fo:border-top="0.5pt solid #000001" fo:border-bottom="none"/>
    </style:style>
    <style:style style:name="Table64.A2" style:family="table-cell">
      <style:table-cell-properties fo:padding-left="0.075in" fo:padding-right="0.075in" fo:padding-top="0in" fo:padding-bottom="0in" fo:border="none"/>
    </style:style>
    <style:style style:name="Table65" style:family="table">
      <style:table-properties style:width="6.866in" fo:margin-left="0in" fo:margin-top="0in" fo:margin-bottom="0in" fo:break-before="auto" fo:break-after="auto" table:align="left"/>
    </style:style>
    <style:style style:name="Table65.A" style:family="table-column">
      <style:table-column-properties style:column-width="2.1257in"/>
    </style:style>
    <style:style style:name="Table65.B" style:family="table-column">
      <style:table-column-properties style:column-width="4.7403in"/>
    </style:style>
    <style:style style:name="Table65.1" style:family="table-row">
      <style:table-row-properties fo:keep-together="always"/>
    </style:style>
    <style:style style:name="Table65.A1" style:family="table-cell">
      <style:table-cell-properties fo:padding-left="0.075in" fo:padding-right="0.075in" fo:padding-top="0in" fo:padding-bottom="0in" fo:border-left="none" fo:border-right="none" fo:border-top="0.5pt solid #000001" fo:border-bottom="none"/>
    </style:style>
    <style:style style:name="Table65.A2" style:family="table-cell">
      <style:table-cell-properties fo:padding-left="0.075in" fo:padding-right="0.075in" fo:padding-top="0in" fo:padding-bottom="0in" fo:border="none"/>
    </style:style>
    <style:style style:name="Table66" style:family="table">
      <style:table-properties style:width="6.866in" fo:margin-left="0in" fo:margin-top="0in" fo:margin-bottom="0in" fo:break-before="auto" fo:break-after="auto" table:align="left"/>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left="0.075in" fo:padding-right="0.075in" fo:padding-top="0in" fo:padding-bottom="0in" fo:border-left="none" fo:border-right="none" fo:border-top="0.5pt solid #000001" fo:border-bottom="none"/>
    </style:style>
    <style:style style:name="Table66.A2" style:family="table-cell">
      <style:table-cell-properties fo:padding-left="0.075in" fo:padding-right="0.075in" fo:padding-top="0in" fo:padding-bottom="0in" fo:border="none"/>
    </style:style>
    <style:style style:name="Table67" style:family="table">
      <style:table-properties style:width="6.866in" fo:margin-left="0in" fo:margin-top="0in" fo:margin-bottom="0in" fo:break-before="auto" fo:break-after="auto" table:align="left"/>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left="0.075in" fo:padding-right="0.075in" fo:padding-top="0in" fo:padding-bottom="0in" fo:border-left="none" fo:border-right="none" fo:border-top="0.5pt solid #000001" fo:border-bottom="none"/>
    </style:style>
    <style:style style:name="Table67.A2" style:family="table-cell">
      <style:table-cell-properties fo:padding-left="0.075in" fo:padding-right="0.075in" fo:padding-top="0in" fo:padding-bottom="0in" fo:border="none"/>
    </style:style>
    <style:style style:name="Table68" style:family="table">
      <style:table-properties style:width="6.866in" fo:margin-left="0in" fo:margin-top="0in" fo:margin-bottom="0in" fo:break-before="auto" fo:break-after="auto" table:align="left" style:may-break-between-rows="false"/>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left="0.075in" fo:padding-right="0.075in" fo:padding-top="0in" fo:padding-bottom="0in" fo:border-left="none" fo:border-right="none" fo:border-top="0.5pt solid #000001" fo:border-bottom="none"/>
    </style:style>
    <style:style style:name="Table69" style:family="table">
      <style:table-properties style:width="6.866in" fo:margin-left="0in" fo:margin-top="0in" fo:margin-bottom="0in" fo:break-before="auto" fo:break-after="auto" table:align="left"/>
    </style:style>
    <style:style style:name="Table69.A" style:family="table-column">
      <style:table-column-properties style:column-width="2in"/>
    </style:style>
    <style:style style:name="Table69.B" style:family="table-column">
      <style:table-column-properties style:column-width="4.866in"/>
    </style:style>
    <style:style style:name="Table69.1" style:family="table-row">
      <style:table-row-properties fo:keep-together="always"/>
    </style:style>
    <style:style style:name="Table69.A1" style:family="table-cell">
      <style:table-cell-properties fo:padding-left="0.075in" fo:padding-right="0.075in" fo:padding-top="0in" fo:padding-bottom="0in" fo:border-left="none" fo:border-right="none" fo:border-top="0.5pt solid #000001" fo:border-bottom="none"/>
    </style:style>
    <style:style style:name="Table69.A2" style:family="table-cell">
      <style:table-cell-properties fo:padding-left="0.075in" fo:padding-right="0.075in" fo:padding-top="0in" fo:padding-bottom="0in" fo:border="none"/>
    </style:style>
    <style:style style:name="Table70" style:family="table">
      <style:table-properties style:width="6.866in" fo:margin-left="0in" fo:margin-top="0in" fo:margin-bottom="0in" fo:break-before="auto" fo:break-after="auto" table:align="left"/>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left="0.075in" fo:padding-right="0.075in" fo:padding-top="0in" fo:padding-bottom="0in" fo:border-left="none" fo:border-right="none" fo:border-top="0.5pt solid #000001" fo:border-bottom="none"/>
    </style:style>
    <style:style style:name="Table70.A2" style:family="table-cell">
      <style:table-cell-properties fo:padding-left="0.075in" fo:padding-right="0.075in" fo:padding-top="0in" fo:padding-bottom="0in" fo:border="none"/>
    </style:style>
    <style:style style:name="Table71" style:family="table">
      <style:table-properties style:width="6.866in" fo:margin-left="0in" fo:margin-top="0in" fo:margin-bottom="0in" fo:break-before="auto" fo:break-after="auto" table:align="left"/>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left="0.075in" fo:padding-right="0.075in" fo:padding-top="0in" fo:padding-bottom="0in" fo:border-left="none" fo:border-right="none" fo:border-top="0.5pt solid #000001" fo:border-bottom="none"/>
    </style:style>
    <style:style style:name="Table71.A2" style:family="table-cell">
      <style:table-cell-properties fo:padding-left="0.075in" fo:padding-right="0.075in" fo:padding-top="0in" fo:padding-bottom="0in" fo:border="none"/>
    </style:style>
    <style:style style:name="Table72" style:family="table">
      <style:table-properties style:width="6.866in" fo:margin-left="0in" fo:margin-top="0in" fo:margin-bottom="0in" fo:break-before="auto" fo:break-after="auto" table:align="left"/>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left="0.075in" fo:padding-right="0.075in" fo:padding-top="0in" fo:padding-bottom="0in" fo:border-left="none" fo:border-right="none" fo:border-top="0.5pt solid #000001" fo:border-bottom="none"/>
    </style:style>
    <style:style style:name="Table72.A2" style:family="table-cell">
      <style:table-cell-properties fo:padding-left="0.075in" fo:padding-right="0.075in" fo:padding-top="0in" fo:padding-bottom="0in" fo:border="none"/>
    </style:style>
    <style:style style:name="Table73" style:family="table">
      <style:table-properties style:width="6.866in" fo:margin-left="0in" fo:margin-top="0in" fo:margin-bottom="0in" fo:break-before="auto" fo:break-after="auto" table:align="left"/>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left="0.075in" fo:padding-right="0.075in" fo:padding-top="0in" fo:padding-bottom="0in" fo:border-left="none" fo:border-right="none" fo:border-top="0.5pt solid #000001" fo:border-bottom="none"/>
    </style:style>
    <style:style style:name="Table73.A2" style:family="table-cell">
      <style:table-cell-properties fo:padding-left="0.075in" fo:padding-right="0.075in" fo:padding-top="0in" fo:padding-bottom="0in" fo:border="none"/>
    </style:style>
    <style:style style:name="Table74" style:family="table">
      <style:table-properties style:width="6.866in" fo:margin-left="0in" fo:margin-top="0in" fo:margin-bottom="0in" fo:break-before="auto" fo:break-after="auto" table:align="left"/>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left="0.075in" fo:padding-right="0.075in" fo:padding-top="0in" fo:padding-bottom="0in" fo:border-left="none" fo:border-right="none" fo:border-top="0.5pt solid #000001" fo:border-bottom="none"/>
    </style:style>
    <style:style style:name="Table74.A2" style:family="table-cell">
      <style:table-cell-properties fo:padding-left="0.075in" fo:padding-right="0.075in" fo:padding-top="0in" fo:padding-bottom="0in" fo:border="none"/>
    </style:style>
    <style:style style:name="Table75" style:family="table">
      <style:table-properties style:width="6.866in" fo:margin-left="0in" fo:margin-top="0in" fo:margin-bottom="0in" fo:break-before="auto" fo:break-after="auto" table:align="left"/>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left="0.075in" fo:padding-right="0.075in" fo:padding-top="0in" fo:padding-bottom="0in" fo:border-left="none" fo:border-right="none" fo:border-top="0.5pt solid #000001" fo:border-bottom="none"/>
    </style:style>
    <style:style style:name="Table75.A2" style:family="table-cell">
      <style:table-cell-properties fo:padding-left="0.075in" fo:padding-right="0.075in" fo:padding-top="0in" fo:padding-bottom="0in" fo:border="none"/>
    </style:style>
    <style:style style:name="Table76" style:family="table">
      <style:table-properties style:width="6.866in" fo:margin-left="0in" fo:margin-top="0in" fo:margin-bottom="0in" fo:break-before="auto" fo:break-after="auto" table:align="left"/>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left="0.075in" fo:padding-right="0.075in" fo:padding-top="0in" fo:padding-bottom="0in" fo:border-left="none" fo:border-right="none" fo:border-top="0.5pt solid #000001" fo:border-bottom="none"/>
    </style:style>
    <style:style style:name="Table76.A7" style:family="table-cell">
      <style:table-cell-properties fo:padding-left="0.075in" fo:padding-right="0.075in" fo:padding-top="0in" fo:padding-bottom="0in" fo:border="none"/>
    </style:style>
    <style:style style:name="Table77" style:family="table">
      <style:table-properties style:width="6.866in" fo:margin-left="0in" fo:margin-top="0in" fo:margin-bottom="0in" fo:break-before="auto" fo:break-after="auto" table:align="left"/>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left="0.075in" fo:padding-right="0.075in" fo:padding-top="0in" fo:padding-bottom="0in" fo:border-left="none" fo:border-right="none" fo:border-top="0.5pt solid #000001" fo:border-bottom="none"/>
    </style:style>
    <style:style style:name="Table77.A2" style:family="table-cell">
      <style:table-cell-properties fo:padding-left="0.075in" fo:padding-right="0.075in" fo:padding-top="0in" fo:padding-bottom="0in" fo:border="none"/>
    </style:style>
    <style:style style:name="Table78" style:family="table">
      <style:table-properties style:width="6.866in" fo:margin-left="0in" fo:margin-top="0in" fo:margin-bottom="0in" fo:break-before="auto" fo:break-after="auto" table:align="left"/>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left="0.075in" fo:padding-right="0.075in" fo:padding-top="0in" fo:padding-bottom="0in" fo:border-left="none" fo:border-right="none" fo:border-top="0.5pt solid #000001" fo:border-bottom="none"/>
    </style:style>
    <style:style style:name="Table78.A2" style:family="table-cell">
      <style:table-cell-properties fo:padding-left="0.075in" fo:padding-right="0.075in" fo:padding-top="0in" fo:padding-bottom="0in" fo:border="none"/>
    </style:style>
    <style:style style:name="Table79" style:family="table">
      <style:table-properties style:width="6.866in" fo:margin-left="0in" fo:margin-top="0in" fo:margin-bottom="0in" fo:break-before="auto" fo:break-after="auto" table:align="left"/>
    </style:style>
    <style:style style:name="Table79.A" style:family="table-column">
      <style:table-column-properties style:column-width="2in"/>
    </style:style>
    <style:style style:name="Table79.B" style:family="table-column">
      <style:table-column-properties style:column-width="4.866in"/>
    </style:style>
    <style:style style:name="Table79.1" style:family="table-row">
      <style:table-row-properties fo:keep-together="always"/>
    </style:style>
    <style:style style:name="Table79.A1" style:family="table-cell">
      <style:table-cell-properties fo:padding-left="0.075in" fo:padding-right="0.075in" fo:padding-top="0in" fo:padding-bottom="0in" fo:border-left="none" fo:border-right="none" fo:border-top="0.5pt solid #000001" fo:border-bottom="none"/>
    </style:style>
    <style:style style:name="Table79.A2" style:family="table-cell">
      <style:table-cell-properties fo:padding-left="0.075in" fo:padding-right="0.075in" fo:padding-top="0in" fo:padding-bottom="0in" fo:border="none"/>
    </style:style>
    <style:style style:name="Table80" style:family="table">
      <style:table-properties style:width="6.866in" fo:margin-left="0in" fo:margin-top="0in" fo:margin-bottom="0in" fo:break-before="auto" fo:break-after="auto" table:align="left"/>
    </style:style>
    <style:style style:name="Table80.A" style:family="table-column">
      <style:table-column-properties style:column-width="2in"/>
    </style:style>
    <style:style style:name="Table80.B" style:family="table-column">
      <style:table-column-properties style:column-width="4.866in"/>
    </style:style>
    <style:style style:name="Table80.1" style:family="table-row">
      <style:table-row-properties fo:keep-together="always"/>
    </style:style>
    <style:style style:name="Table80.A1" style:family="table-cell">
      <style:table-cell-properties fo:padding-left="0.075in" fo:padding-right="0.075in" fo:padding-top="0in" fo:padding-bottom="0in" fo:border-left="none" fo:border-right="none" fo:border-top="0.5pt solid #000001" fo:border-bottom="none"/>
    </style:style>
    <style:style style:name="Table80.A2" style:family="table-cell">
      <style:table-cell-properties fo:padding-left="0.075in" fo:padding-right="0.075in" fo:padding-top="0in" fo:padding-bottom="0in" fo:border="none"/>
    </style:style>
    <style:style style:name="Table81" style:family="table">
      <style:table-properties style:width="6.8743in" fo:margin-left="0in" fo:margin-top="0in" fo:margin-bottom="0in" fo:break-before="auto" fo:break-after="auto" table:align="left"/>
    </style:style>
    <style:style style:name="Table81.A" style:family="table-column">
      <style:table-column-properties style:column-width="1.9993in"/>
    </style:style>
    <style:style style:name="Table81.B" style:family="table-column">
      <style:table-column-properties style:column-width="4.875in"/>
    </style:style>
    <style:style style:name="Table81.1" style:family="table-row">
      <style:table-row-properties fo:keep-together="always"/>
    </style:style>
    <style:style style:name="Table81.A1" style:family="table-cell">
      <style:table-cell-properties fo:padding-left="0.075in" fo:padding-right="0.075in" fo:padding-top="0in" fo:padding-bottom="0in" fo:border-left="none" fo:border-right="none" fo:border-top="0.5pt solid #000001" fo:border-bottom="none"/>
    </style:style>
    <style:style style:name="Table81.A2" style:family="table-cell">
      <style:table-cell-properties fo:padding-left="0.075in" fo:padding-right="0.075in" fo:padding-top="0in" fo:padding-bottom="0in" fo:border="none"/>
    </style:style>
    <style:style style:name="Table82" style:family="table">
      <style:table-properties style:width="6.866in" fo:margin-left="0in" fo:margin-top="0in" fo:margin-bottom="0in" fo:break-before="auto" fo:break-after="auto" table:align="left"/>
    </style:style>
    <style:style style:name="Table82.A" style:family="table-column">
      <style:table-column-properties style:column-width="2.8104in"/>
    </style:style>
    <style:style style:name="Table82.B" style:family="table-column">
      <style:table-column-properties style:column-width="4.0556in"/>
    </style:style>
    <style:style style:name="Table82.1" style:family="table-row">
      <style:table-row-properties fo:keep-together="always"/>
    </style:style>
    <style:style style:name="Table82.A1" style:family="table-cell">
      <style:table-cell-properties fo:padding-left="0.075in" fo:padding-right="0.075in" fo:padding-top="0in" fo:padding-bottom="0in" fo:border-left="none" fo:border-right="none" fo:border-top="0.5pt solid #000001" fo:border-bottom="none"/>
    </style:style>
    <style:style style:name="Table82.A2" style:family="table-cell">
      <style:table-cell-properties fo:padding-left="0.075in" fo:padding-right="0.075in" fo:padding-top="0in" fo:padding-bottom="0in" fo:border="none"/>
    </style:style>
    <style:style style:name="Table83" style:family="table">
      <style:table-properties style:width="6.8819in" fo:margin-left="0in" fo:margin-top="0in" fo:margin-bottom="0in" fo:break-before="auto" fo:break-after="auto" table:align="left"/>
    </style:style>
    <style:style style:name="Table83.A" style:family="table-column">
      <style:table-column-properties style:column-width="1.9993in"/>
    </style:style>
    <style:style style:name="Table83.B" style:family="table-column">
      <style:table-column-properties style:column-width="4.8826in"/>
    </style:style>
    <style:style style:name="Table83.1" style:family="table-row">
      <style:table-row-properties fo:keep-together="always"/>
    </style:style>
    <style:style style:name="Table83.A1" style:family="table-cell">
      <style:table-cell-properties fo:padding-left="0.075in" fo:padding-right="0.075in" fo:padding-top="0in" fo:padding-bottom="0in" fo:border-left="none" fo:border-right="none" fo:border-top="0.5pt solid #000001" fo:border-bottom="none"/>
    </style:style>
    <style:style style:name="Table83.A2" style:family="table-cell">
      <style:table-cell-properties fo:padding-left="0.075in" fo:padding-right="0.075in" fo:padding-top="0in" fo:padding-bottom="0in" fo:border="none"/>
    </style:style>
    <style:style style:name="Table84" style:family="table">
      <style:table-properties style:width="6.866in" fo:margin-left="0in" fo:margin-top="0in" fo:margin-bottom="0in" fo:break-before="auto" fo:break-after="auto" table:align="left"/>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left="0.075in" fo:padding-right="0.075in" fo:padding-top="0in" fo:padding-bottom="0in" fo:border-left="none" fo:border-right="none" fo:border-top="0.5pt solid #000001" fo:border-bottom="none"/>
    </style:style>
    <style:style style:name="Table84.A2" style:family="table-cell">
      <style:table-cell-properties fo:padding-left="0.075in" fo:padding-right="0.075in" fo:padding-top="0in" fo:padding-bottom="0in" fo:border="none"/>
    </style:style>
    <style:style style:name="Table85" style:family="table">
      <style:table-properties style:width="6.866in" fo:margin-left="0in" fo:margin-top="0in" fo:margin-bottom="0in" fo:break-before="auto" fo:break-after="auto" table:align="left"/>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left="0.075in" fo:padding-right="0.075in" fo:padding-top="0in" fo:padding-bottom="0in" fo:border-left="none" fo:border-right="none" fo:border-top="0.5pt solid #000001" fo:border-bottom="none"/>
    </style:style>
    <style:style style:name="Table85.A2" style:family="table-cell">
      <style:table-cell-properties fo:padding-left="0.075in" fo:padding-right="0.075in" fo:padding-top="0in" fo:padding-bottom="0in" fo:border="none"/>
    </style:style>
    <style:style style:name="Table86" style:family="table">
      <style:table-properties style:width="6.866in" fo:margin-left="0in" fo:margin-top="0in" fo:margin-bottom="0in" fo:break-before="auto" fo:break-after="auto" table:align="left"/>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left="0.075in" fo:padding-right="0.075in" fo:padding-top="0in" fo:padding-bottom="0in" fo:border-left="none" fo:border-right="none" fo:border-top="0.5pt solid #000001" fo:border-bottom="none"/>
    </style:style>
    <style:style style:name="Table86.A2" style:family="table-cell">
      <style:table-cell-properties fo:padding-left="0.075in" fo:padding-right="0.075in" fo:padding-top="0in" fo:padding-bottom="0in" fo:border="none"/>
    </style:style>
    <style:style style:name="Table87" style:family="table">
      <style:table-properties style:width="6.866in" fo:margin-left="0in" fo:margin-top="0in" fo:margin-bottom="0in" fo:break-before="auto" fo:break-after="auto" table:align="left" style:may-break-between-rows="false"/>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left="0.075in" fo:padding-right="0.075in" fo:padding-top="0in" fo:padding-bottom="0in" fo:border-left="none" fo:border-right="none" fo:border-top="0.5pt solid #000001" fo:border-bottom="none"/>
    </style:style>
    <style:style style:name="Table88" style:family="table">
      <style:table-properties style:width="6.866in" fo:margin-left="0in" fo:margin-top="0in" fo:margin-bottom="0in" fo:break-before="auto" fo:break-after="auto" table:align="left"/>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left="0.075in" fo:padding-right="0.075in" fo:padding-top="0in" fo:padding-bottom="0in" fo:border-left="none" fo:border-right="none" fo:border-top="0.5pt solid #000001" fo:border-bottom="none"/>
    </style:style>
    <style:style style:name="Table88.A2" style:family="table-cell">
      <style:table-cell-properties fo:padding-left="0.075in" fo:padding-right="0.075in" fo:padding-top="0in" fo:padding-bottom="0in" fo:border="none"/>
    </style:style>
    <style:style style:name="Table89" style:family="table">
      <style:table-properties style:width="6.866in" fo:margin-left="0in" fo:margin-top="0in" fo:margin-bottom="0in" fo:break-before="auto" fo:break-after="auto" table:align="left" style:may-break-between-rows="false"/>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left="0.075in" fo:padding-right="0.075in" fo:padding-top="0in" fo:padding-bottom="0in" fo:border-left="none" fo:border-right="none" fo:border-top="0.5pt solid #000001" fo:border-bottom="none"/>
    </style:style>
    <style:style style:name="Table90" style:family="table">
      <style:table-properties style:width="6.866in" fo:margin-left="0in" fo:margin-top="0in" fo:margin-bottom="0in" fo:break-before="auto" fo:break-after="auto" table:align="left" style:may-break-between-rows="false"/>
    </style:style>
    <style:style style:name="Table90.A" style:family="table-column">
      <style:table-column-properties style:column-width="2in"/>
    </style:style>
    <style:style style:name="Table90.B" style:family="table-column">
      <style:table-column-properties style:column-width="4.866in"/>
    </style:style>
    <style:style style:name="Table90.1" style:family="table-row">
      <style:table-row-properties fo:keep-together="always"/>
    </style:style>
    <style:style style:name="Table90.A1" style:family="table-cell">
      <style:table-cell-properties fo:padding-left="0.075in" fo:padding-right="0.075in" fo:padding-top="0in" fo:padding-bottom="0in" fo:border-left="none" fo:border-right="none" fo:border-top="0.5pt solid #000001" fo:border-bottom="none"/>
    </style:style>
    <style:style style:name="Table91" style:family="table">
      <style:table-properties style:width="6.866in" fo:margin-left="0in" fo:margin-top="0in" fo:margin-bottom="0in" fo:break-before="auto" fo:break-after="auto" table:align="left" style:may-break-between-rows="false"/>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left="0.075in" fo:padding-right="0.075in" fo:padding-top="0in" fo:padding-bottom="0in" fo:border-left="none" fo:border-right="none" fo:border-top="0.5pt solid #000001" fo:border-bottom="none"/>
    </style:style>
    <style:style style:name="Table92" style:family="table">
      <style:table-properties style:width="6.866in" fo:margin-left="0in" fo:margin-top="0in" fo:margin-bottom="0in" fo:break-before="auto" fo:break-after="auto" table:align="left"/>
    </style:style>
    <style:style style:name="Table92.A" style:family="table-column">
      <style:table-column-properties style:column-width="2.1882in"/>
    </style:style>
    <style:style style:name="Table92.B" style:family="table-column">
      <style:table-column-properties style:column-width="4.6778in"/>
    </style:style>
    <style:style style:name="Table92.1" style:family="table-row">
      <style:table-row-properties fo:keep-together="always"/>
    </style:style>
    <style:style style:name="Table92.A1" style:family="table-cell">
      <style:table-cell-properties fo:padding-left="0.075in" fo:padding-right="0.075in" fo:padding-top="0in" fo:padding-bottom="0in" fo:border-left="none" fo:border-right="none" fo:border-top="0.5pt solid #000001" fo:border-bottom="none"/>
    </style:style>
    <style:style style:name="Table92.A2" style:family="table-cell">
      <style:table-cell-properties fo:padding-left="0.075in" fo:padding-right="0.075in" fo:padding-top="0in" fo:padding-bottom="0in" fo:border="none"/>
    </style:style>
    <style:style style:name="Table93" style:family="table">
      <style:table-properties style:width="6.866in" fo:margin-left="0in" fo:margin-top="0in" fo:margin-bottom="0in" fo:break-before="auto" fo:break-after="auto" table:align="left"/>
    </style:style>
    <style:style style:name="Table93.A" style:family="table-column">
      <style:table-column-properties style:column-width="2in"/>
    </style:style>
    <style:style style:name="Table93.B" style:family="table-column">
      <style:table-column-properties style:column-width="4.866in"/>
    </style:style>
    <style:style style:name="Table93.1" style:family="table-row">
      <style:table-row-properties fo:keep-together="always"/>
    </style:style>
    <style:style style:name="Table93.A1" style:family="table-cell">
      <style:table-cell-properties fo:padding-left="0.075in" fo:padding-right="0.075in" fo:padding-top="0in" fo:padding-bottom="0in" fo:border-left="none" fo:border-right="none" fo:border-top="0.5pt solid #000001" fo:border-bottom="none"/>
    </style:style>
    <style:style style:name="Table93.A2" style:family="table-cell">
      <style:table-cell-properties fo:padding-left="0.075in" fo:padding-right="0.075in" fo:padding-top="0in" fo:padding-bottom="0in" fo:border="none"/>
    </style:style>
    <style:style style:name="Table94" style:family="table">
      <style:table-properties style:width="6.8674in" fo:margin-left="0in" fo:margin-top="0in" fo:margin-bottom="0in" fo:break-before="auto" fo:break-after="auto" table:align="left" style:may-break-between-rows="false"/>
    </style:style>
    <style:style style:name="Table94.A" style:family="table-column">
      <style:table-column-properties style:column-width="2.2889in"/>
    </style:style>
    <style:style style:name="Table94.B" style:family="table-column">
      <style:table-column-properties style:column-width="4.5785in"/>
    </style:style>
    <style:style style:name="Table94.1" style:family="table-row">
      <style:table-row-properties fo:keep-together="always"/>
    </style:style>
    <style:style style:name="Table94.A1" style:family="table-cell">
      <style:table-cell-properties fo:padding-left="0.075in" fo:padding-right="0.075in" fo:padding-top="0in" fo:padding-bottom="0in" fo:border-left="none" fo:border-right="none" fo:border-top="0.5pt solid #000001" fo:border-bottom="none"/>
    </style:style>
    <style:style style:name="Table95" style:family="table">
      <style:table-properties style:width="6.8674in" fo:margin-left="0in" fo:margin-top="0in" fo:margin-bottom="0in" fo:break-before="auto" fo:break-after="auto" table:align="left" style:may-break-between-rows="false"/>
    </style:style>
    <style:style style:name="Table95.A" style:family="table-column">
      <style:table-column-properties style:column-width="2.2889in"/>
    </style:style>
    <style:style style:name="Table95.B" style:family="table-column">
      <style:table-column-properties style:column-width="4.5785in"/>
    </style:style>
    <style:style style:name="Table95.1" style:family="table-row">
      <style:table-row-properties fo:keep-together="always"/>
    </style:style>
    <style:style style:name="Table95.A1" style:family="table-cell">
      <style:table-cell-properties fo:padding-left="0.075in" fo:padding-right="0.075in" fo:padding-top="0in" fo:padding-bottom="0in" fo:border-left="none" fo:border-right="none" fo:border-top="0.5pt solid #000001" fo:border-bottom="none"/>
    </style:style>
    <style:style style:name="Table96" style:family="table">
      <style:table-properties style:width="6.866in" fo:margin-left="0in" fo:margin-top="0in" fo:margin-bottom="0in" fo:break-before="auto" fo:break-after="auto" table:align="left"/>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left="0.075in" fo:padding-right="0.075in" fo:padding-top="0in" fo:padding-bottom="0in" fo:border-left="none" fo:border-right="none" fo:border-top="0.5pt solid #000001" fo:border-bottom="none"/>
    </style:style>
    <style:style style:name="Table96.A2" style:family="table-cell">
      <style:table-cell-properties fo:padding-left="0.075in" fo:padding-right="0.075in" fo:padding-top="0in" fo:padding-bottom="0in" fo:border="none"/>
    </style:style>
    <style:style style:name="Table97" style:family="table">
      <style:table-properties style:width="6.866in" fo:margin-left="0in" fo:margin-top="0in" fo:margin-bottom="0in" fo:break-before="auto" fo:break-after="auto" table:align="left"/>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left="0.075in" fo:padding-right="0.075in" fo:padding-top="0in" fo:padding-bottom="0in" fo:border-left="none" fo:border-right="none" fo:border-top="0.5pt solid #000001" fo:border-bottom="none"/>
    </style:style>
    <style:style style:name="Table97.A2" style:family="table-cell">
      <style:table-cell-properties fo:padding-left="0.075in" fo:padding-right="0.075in" fo:padding-top="0in" fo:padding-bottom="0in" fo:border="none"/>
    </style:style>
    <style:style style:name="Table98" style:family="table">
      <style:table-properties style:width="6.866in" fo:margin-left="0in" fo:margin-top="0in" fo:margin-bottom="0in" fo:break-before="auto" fo:break-after="auto" table:align="left"/>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left="0.075in" fo:padding-right="0.075in" fo:padding-top="0in" fo:padding-bottom="0in" fo:border-left="none" fo:border-right="none" fo:border-top="0.5pt solid #000001" fo:border-bottom="none"/>
    </style:style>
    <style:style style:name="Table98.A2" style:family="table-cell">
      <style:table-cell-properties fo:padding-left="0.075in" fo:padding-right="0.075in" fo:padding-top="0in" fo:padding-bottom="0in" fo:border="none"/>
    </style:style>
    <style:style style:name="Table99" style:family="table">
      <style:table-properties style:width="6.866in" fo:margin-left="0in" fo:margin-top="0in" fo:margin-bottom="0in" fo:break-before="auto" fo:break-after="auto" table:align="left"/>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left="0.075in" fo:padding-right="0.075in" fo:padding-top="0in" fo:padding-bottom="0in" fo:border-left="none" fo:border-right="none" fo:border-top="0.5pt solid #000001" fo:border-bottom="none"/>
    </style:style>
    <style:style style:name="Table99.A2" style:family="table-cell">
      <style:table-cell-properties fo:padding-left="0.075in" fo:padding-right="0.075in" fo:padding-top="0in" fo:padding-bottom="0in" fo:border="none"/>
    </style:style>
    <style:style style:name="Table100" style:family="table">
      <style:table-properties style:width="6.866in" fo:margin-left="0in" fo:margin-top="0in" fo:margin-bottom="0in" fo:break-before="auto" fo:break-after="auto" table:align="left"/>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left="0.075in" fo:padding-right="0.075in" fo:padding-top="0in" fo:padding-bottom="0in" fo:border-left="none" fo:border-right="none" fo:border-top="0.5pt solid #000001" fo:border-bottom="none"/>
    </style:style>
    <style:style style:name="Table100.A2" style:family="table-cell">
      <style:table-cell-properties fo:padding-left="0.075in" fo:padding-right="0.075in" fo:padding-top="0in" fo:padding-bottom="0in" fo:border="none"/>
    </style:style>
    <style:style style:name="Table101" style:family="table">
      <style:table-properties style:width="6.866in" fo:margin-left="0in" fo:margin-top="0in" fo:margin-bottom="0in" fo:break-before="auto" fo:break-after="auto" table:align="left"/>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left="0.075in" fo:padding-right="0.075in" fo:padding-top="0in" fo:padding-bottom="0in" fo:border-left="none" fo:border-right="none" fo:border-top="0.5pt solid #000001" fo:border-bottom="none"/>
    </style:style>
    <style:style style:name="Table101.A2" style:family="table-cell">
      <style:table-cell-properties fo:padding-left="0.075in" fo:padding-right="0.075in" fo:padding-top="0in" fo:padding-bottom="0in" fo:border="none"/>
    </style:style>
    <style:style style:name="Table102" style:family="table">
      <style:table-properties style:width="6.866in" fo:margin-left="0in" fo:margin-top="0in" fo:margin-bottom="0in" fo:break-before="auto" fo:break-after="auto" table:align="left"/>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left="0.075in" fo:padding-right="0.075in" fo:padding-top="0in" fo:padding-bottom="0in" fo:border-left="none" fo:border-right="none" fo:border-top="0.5pt solid #000001" fo:border-bottom="none"/>
    </style:style>
    <style:style style:name="Table102.A2" style:family="table-cell">
      <style:table-cell-properties fo:padding-left="0.075in" fo:padding-right="0.075in" fo:padding-top="0in" fo:padding-bottom="0in" fo:border="none"/>
    </style:style>
    <style:style style:name="Table103" style:family="table">
      <style:table-properties style:width="6.866in" fo:margin-left="0in" fo:margin-top="0in" fo:margin-bottom="0in" fo:break-before="auto" fo:break-after="auto" table:align="left" style:may-break-between-rows="false"/>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left="0.075in" fo:padding-right="0.075in" fo:padding-top="0in" fo:padding-bottom="0in" fo:border-left="none" fo:border-right="none" fo:border-top="0.5pt solid #000001" fo:border-bottom="none"/>
    </style:style>
    <style:style style:name="Table104" style:family="table">
      <style:table-properties style:width="6.866in" fo:margin-left="0in" fo:margin-top="0in" fo:margin-bottom="0in" fo:break-before="auto" fo:break-after="auto" table:align="left"/>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left="0.075in" fo:padding-right="0.075in" fo:padding-top="0in" fo:padding-bottom="0in" fo:border-left="none" fo:border-right="none" fo:border-top="0.5pt solid #000001" fo:border-bottom="none"/>
    </style:style>
    <style:style style:name="Table104.A2" style:family="table-cell">
      <style:table-cell-properties fo:padding-left="0.075in" fo:padding-right="0.075in" fo:padding-top="0in" fo:padding-bottom="0in" fo:border="none"/>
    </style:style>
    <style:style style:name="Table105" style:family="table">
      <style:table-properties style:width="6.866in" fo:margin-left="0in" fo:margin-top="0in" fo:margin-bottom="0in" fo:break-before="auto" fo:break-after="auto" table:align="left" style:may-break-between-rows="false"/>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left="0.075in" fo:padding-right="0.075in" fo:padding-top="0in" fo:padding-bottom="0in" fo:border-left="none" fo:border-right="none" fo:border-top="0.5pt solid #000001" fo:border-bottom="none"/>
    </style:style>
    <style:style style:name="Table106" style:family="table">
      <style:table-properties style:width="6.866in" fo:margin-left="0in" fo:margin-top="0in" fo:margin-bottom="0in" fo:break-before="auto" fo:break-after="auto" table:align="left"/>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left="0.075in" fo:padding-right="0.075in" fo:padding-top="0in" fo:padding-bottom="0in" fo:border-left="none" fo:border-right="none" fo:border-top="0.5pt solid #000001" fo:border-bottom="none"/>
    </style:style>
    <style:style style:name="Table106.A2" style:family="table-cell">
      <style:table-cell-properties fo:padding-left="0.075in" fo:padding-right="0.075in" fo:padding-top="0in" fo:padding-bottom="0in" fo:border="none"/>
    </style:style>
    <style:style style:name="Table107" style:family="table">
      <style:table-properties style:width="6.866in" fo:margin-left="0in" fo:margin-top="0in" fo:margin-bottom="0in" fo:break-before="auto" fo:break-after="auto" table:align="left"/>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left="0.075in" fo:padding-right="0.075in" fo:padding-top="0in" fo:padding-bottom="0in" fo:border-left="none" fo:border-right="none" fo:border-top="0.5pt solid #000001" fo:border-bottom="none"/>
    </style:style>
    <style:style style:name="Table107.A2" style:family="table-cell">
      <style:table-cell-properties fo:padding-left="0.075in" fo:padding-right="0.075in" fo:padding-top="0in" fo:padding-bottom="0in" fo:border="none"/>
    </style:style>
    <style:style style:name="Table108" style:family="table">
      <style:table-properties style:width="6.866in" fo:margin-left="0in" fo:margin-top="0in" fo:margin-bottom="0in" fo:break-before="auto" fo:break-after="auto" table:align="left"/>
    </style:style>
    <style:style style:name="Table108.A" style:family="table-column">
      <style:table-column-properties style:column-width="2in"/>
    </style:style>
    <style:style style:name="Table108.B" style:family="table-column">
      <style:table-column-properties style:column-width="4.866in"/>
    </style:style>
    <style:style style:name="Table108.1" style:family="table-row">
      <style:table-row-properties fo:keep-together="always"/>
    </style:style>
    <style:style style:name="Table108.A1" style:family="table-cell">
      <style:table-cell-properties fo:padding-left="0.075in" fo:padding-right="0.075in" fo:padding-top="0in" fo:padding-bottom="0in" fo:border-left="none" fo:border-right="none" fo:border-top="0.5pt solid #000001" fo:border-bottom="none"/>
    </style:style>
    <style:style style:name="Table108.A2" style:family="table-cell">
      <style:table-cell-properties fo:padding-left="0.075in" fo:padding-right="0.075in" fo:padding-top="0in" fo:padding-bottom="0in" fo:border="none"/>
    </style:style>
    <style:style style:name="Table109" style:family="table">
      <style:table-properties style:width="6.866in" fo:margin-left="0in" fo:margin-top="0in" fo:margin-bottom="0in" fo:break-before="auto" fo:break-after="auto" table:align="left"/>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left="0.075in" fo:padding-right="0.075in" fo:padding-top="0in" fo:padding-bottom="0in" fo:border-left="none" fo:border-right="none" fo:border-top="0.5pt solid #000001" fo:border-bottom="none"/>
    </style:style>
    <style:style style:name="Table109.A2" style:family="table-cell">
      <style:table-cell-properties fo:padding-left="0.075in" fo:padding-right="0.075in" fo:padding-top="0in" fo:padding-bottom="0in" fo:border="none"/>
    </style:style>
    <style:style style:name="Table110" style:family="table">
      <style:table-properties style:width="6.866in" fo:margin-left="0in" fo:margin-top="0in" fo:margin-bottom="0in" fo:break-before="auto" fo:break-after="auto" table:align="left"/>
    </style:style>
    <style:style style:name="Table110.A" style:family="table-column">
      <style:table-column-properties style:column-width="2in"/>
    </style:style>
    <style:style style:name="Table110.B" style:family="table-column">
      <style:table-column-properties style:column-width="4.866in"/>
    </style:style>
    <style:style style:name="Table110.1" style:family="table-row">
      <style:table-row-properties fo:keep-together="always"/>
    </style:style>
    <style:style style:name="Table110.A1" style:family="table-cell">
      <style:table-cell-properties fo:padding-left="0.075in" fo:padding-right="0.075in" fo:padding-top="0in" fo:padding-bottom="0in" fo:border-left="none" fo:border-right="none" fo:border-top="0.5pt solid #000001" fo:border-bottom="none"/>
    </style:style>
    <style:style style:name="Table110.A2" style:family="table-cell">
      <style:table-cell-properties fo:padding-left="0.075in" fo:padding-right="0.075in" fo:padding-top="0in" fo:padding-bottom="0in" fo:border="none"/>
    </style:style>
    <style:style style:name="Table111" style:family="table">
      <style:table-properties style:width="6.866in" fo:margin-left="0in" fo:margin-top="0in" fo:margin-bottom="0in" fo:break-before="auto" fo:break-after="auto" table:align="left"/>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left="0.075in" fo:padding-right="0.075in" fo:padding-top="0in" fo:padding-bottom="0in" fo:border-left="none" fo:border-right="none" fo:border-top="0.5pt solid #000001" fo:border-bottom="none"/>
    </style:style>
    <style:style style:name="Table111.A2" style:family="table-cell">
      <style:table-cell-properties fo:padding-left="0.075in" fo:padding-right="0.075in" fo:padding-top="0in" fo:padding-bottom="0in" fo:border="none"/>
    </style:style>
    <style:style style:name="Table112" style:family="table">
      <style:table-properties style:width="6.866in" fo:margin-left="0in" fo:margin-top="0in" fo:margin-bottom="0in" fo:break-before="auto" fo:break-after="auto" table:align="left"/>
    </style:style>
    <style:style style:name="Table112.A" style:family="table-column">
      <style:table-column-properties style:column-width="2.0632in"/>
    </style:style>
    <style:style style:name="Table112.B" style:family="table-column">
      <style:table-column-properties style:column-width="4.8028in"/>
    </style:style>
    <style:style style:name="Table112.1" style:family="table-row">
      <style:table-row-properties fo:keep-together="always"/>
    </style:style>
    <style:style style:name="Table112.A1" style:family="table-cell">
      <style:table-cell-properties fo:padding-left="0.075in" fo:padding-right="0.075in" fo:padding-top="0in" fo:padding-bottom="0in" fo:border-left="none" fo:border-right="none" fo:border-top="0.5pt solid #000001" fo:border-bottom="none"/>
    </style:style>
    <style:style style:name="Table112.A2" style:family="table-cell">
      <style:table-cell-properties fo:padding-left="0.075in" fo:padding-right="0.075in" fo:padding-top="0in" fo:padding-bottom="0in" fo:border="none"/>
    </style:style>
    <style:style style:name="Table113" style:family="table">
      <style:table-properties style:width="6.866in" fo:margin-left="0in" fo:margin-top="0in" fo:margin-bottom="0in" fo:break-before="auto" fo:break-after="auto" table:align="left"/>
    </style:style>
    <style:style style:name="Table113.A" style:family="table-column">
      <style:table-column-properties style:column-width="2in"/>
    </style:style>
    <style:style style:name="Table113.B" style:family="table-column">
      <style:table-column-properties style:column-width="4.866in"/>
    </style:style>
    <style:style style:name="Table113.1" style:family="table-row">
      <style:table-row-properties fo:keep-together="always"/>
    </style:style>
    <style:style style:name="Table113.A1" style:family="table-cell">
      <style:table-cell-properties fo:padding-left="0.075in" fo:padding-right="0.075in" fo:padding-top="0in" fo:padding-bottom="0in" fo:border-left="none" fo:border-right="none" fo:border-top="0.5pt solid #000001" fo:border-bottom="none"/>
    </style:style>
    <style:style style:name="Table113.A2" style:family="table-cell">
      <style:table-cell-properties fo:padding-left="0.075in" fo:padding-right="0.075in" fo:padding-top="0in" fo:padding-bottom="0in" fo:border="none"/>
    </style:style>
    <style:style style:name="Table114" style:family="table">
      <style:table-properties style:width="6.866in" fo:margin-left="0in" fo:margin-top="0in" fo:margin-bottom="0in" fo:break-before="auto" fo:break-after="auto" table:align="left"/>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left="0.075in" fo:padding-right="0.075in" fo:padding-top="0in" fo:padding-bottom="0in" fo:border-left="none" fo:border-right="none" fo:border-top="0.5pt solid #000001" fo:border-bottom="none"/>
    </style:style>
    <style:style style:name="Table114.A2" style:family="table-cell">
      <style:table-cell-properties fo:padding-left="0.075in" fo:padding-right="0.075in" fo:padding-top="0in" fo:padding-bottom="0in" fo:border="none"/>
    </style:style>
    <style:style style:name="Table115" style:family="table">
      <style:table-properties style:width="6.866in" fo:margin-left="0in" fo:margin-top="0in" fo:margin-bottom="0in" fo:break-before="auto" fo:break-after="auto" table:align="left"/>
    </style:style>
    <style:style style:name="Table115.A" style:family="table-column">
      <style:table-column-properties style:column-width="2.1257in"/>
    </style:style>
    <style:style style:name="Table115.B" style:family="table-column">
      <style:table-column-properties style:column-width="4.7403in"/>
    </style:style>
    <style:style style:name="Table115.1" style:family="table-row">
      <style:table-row-properties fo:keep-together="always"/>
    </style:style>
    <style:style style:name="Table115.A1" style:family="table-cell">
      <style:table-cell-properties fo:padding-left="0.075in" fo:padding-right="0.075in" fo:padding-top="0in" fo:padding-bottom="0in" fo:border-left="none" fo:border-right="none" fo:border-top="0.5pt solid #000001" fo:border-bottom="none"/>
    </style:style>
    <style:style style:name="Table115.A2" style:family="table-cell">
      <style:table-cell-properties fo:padding-left="0.075in" fo:padding-right="0.075in" fo:padding-top="0in" fo:padding-bottom="0in" fo:border="none"/>
    </style:style>
    <style:style style:name="Table116" style:family="table">
      <style:table-properties style:width="6.866in" fo:margin-left="0in" fo:margin-top="0in" fo:margin-bottom="0in" fo:break-before="auto" fo:break-after="auto" table:align="left"/>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left="0.075in" fo:padding-right="0.075in" fo:padding-top="0in" fo:padding-bottom="0in" fo:border-left="none" fo:border-right="none" fo:border-top="0.5pt solid #000001" fo:border-bottom="none"/>
    </style:style>
    <style:style style:name="Table116.A2" style:family="table-cell">
      <style:table-cell-properties fo:padding-left="0.075in" fo:padding-right="0.075in" fo:padding-top="0in" fo:padding-bottom="0in" fo:border="none"/>
    </style:style>
    <style:style style:name="Table117" style:family="table">
      <style:table-properties style:width="6.866in" fo:margin-left="0in" fo:margin-top="0in" fo:margin-bottom="0in" fo:break-before="auto" fo:break-after="auto" table:align="left"/>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min-row-height="1.9389in" fo:keep-together="always"/>
    </style:style>
    <style:style style:name="Table117.A1" style:family="table-cell">
      <style:table-cell-properties fo:padding-left="0.075in" fo:padding-right="0.075in" fo:padding-top="0in" fo:padding-bottom="0in" fo:border-left="none" fo:border-right="none" fo:border-top="0.5pt solid #000001" fo:border-bottom="none"/>
    </style:style>
    <style:style style:name="Table117.2" style:family="table-row">
      <style:table-row-properties fo:keep-together="always"/>
    </style:style>
    <style:style style:name="Table117.A2" style:family="table-cell">
      <style:table-cell-properties fo:padding-left="0.075in" fo:padding-right="0.075in" fo:padding-top="0in" fo:padding-bottom="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118" style:family="table">
      <style:table-properties style:width="6.866in" fo:margin-left="0in" fo:margin-top="0in" fo:margin-bottom="0in" fo:break-before="auto" fo:break-after="auto" table:align="left"/>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left="0.075in" fo:padding-right="0.075in" fo:padding-top="0in" fo:padding-bottom="0in" fo:border-left="none" fo:border-right="none" fo:border-top="0.5pt solid #000001" fo:border-bottom="none"/>
    </style:style>
    <style:style style:name="Table118.A3" style:family="table-cell">
      <style:table-cell-properties fo:padding-left="0.075in" fo:padding-right="0.075in" fo:padding-top="0in" fo:padding-bottom="0in" fo:border="none"/>
    </style:style>
    <style:style style:name="Table119" style:family="table">
      <style:table-properties style:width="6.866in" fo:margin-left="0in" fo:margin-top="0in" fo:margin-bottom="0in" fo:break-before="auto" fo:break-after="auto" table:align="left"/>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left="0.075in" fo:padding-right="0.075in" fo:padding-top="0in" fo:padding-bottom="0in" fo:border-left="none" fo:border-right="none" fo:border-top="0.5pt solid #000001" fo:border-bottom="none"/>
    </style:style>
    <style:style style:name="Table119.A2" style:family="table-cell">
      <style:table-cell-properties fo:padding-left="0.075in" fo:padding-right="0.075in" fo:padding-top="0in" fo:padding-bottom="0in" fo:border="none"/>
    </style:style>
    <style:style style:name="Table120" style:family="table">
      <style:table-properties style:width="6.866in" fo:margin-left="0in" fo:margin-top="0in" fo:margin-bottom="0in" fo:break-before="auto" fo:break-after="auto" table:align="left"/>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left="0.075in" fo:padding-right="0.075in" fo:padding-top="0in" fo:padding-bottom="0in" fo:border-left="none" fo:border-right="none" fo:border-top="0.5pt solid #000001" fo:border-bottom="none"/>
    </style:style>
    <style:style style:name="Table120.A2" style:family="table-cell">
      <style:table-cell-properties fo:padding-left="0.075in" fo:padding-right="0.075in" fo:padding-top="0in" fo:padding-bottom="0in" fo:border="none"/>
    </style:style>
    <style:style style:name="Table121" style:family="table">
      <style:table-properties style:width="6.866in" fo:margin-left="0in" fo:margin-top="0in" fo:margin-bottom="0in" fo:break-before="auto" fo:break-after="auto" table:align="left"/>
    </style:style>
    <style:style style:name="Table121.A" style:family="table-column">
      <style:table-column-properties style:column-width="2in"/>
    </style:style>
    <style:style style:name="Table121.B" style:family="table-column">
      <style:table-column-properties style:column-width="4.866in"/>
    </style:style>
    <style:style style:name="Table121.1" style:family="table-row">
      <style:table-row-properties fo:keep-together="always"/>
    </style:style>
    <style:style style:name="Table121.A1" style:family="table-cell">
      <style:table-cell-properties fo:padding-left="0.075in" fo:padding-right="0.075in" fo:padding-top="0in" fo:padding-bottom="0in" fo:border-left="none" fo:border-right="none" fo:border-top="0.5pt solid #000001" fo:border-bottom="none"/>
    </style:style>
    <style:style style:name="Table121.A2" style:family="table-cell">
      <style:table-cell-properties fo:padding-left="0.075in" fo:padding-right="0.075in" fo:padding-top="0in" fo:padding-bottom="0in" fo:border="none"/>
    </style:style>
    <style:style style:name="Table122" style:family="table">
      <style:table-properties style:width="6.866in" fo:margin-left="0in" fo:margin-top="0in" fo:margin-bottom="0in" fo:break-before="auto" fo:break-after="auto" table:align="left" style:may-break-between-rows="false"/>
    </style:style>
    <style:style style:name="Table122.A" style:family="table-column">
      <style:table-column-properties style:column-width="2.3771in"/>
    </style:style>
    <style:style style:name="Table122.B" style:family="table-column">
      <style:table-column-properties style:column-width="4.4889in"/>
    </style:style>
    <style:style style:name="Table122.1" style:family="table-row">
      <style:table-row-properties fo:keep-together="always"/>
    </style:style>
    <style:style style:name="Table122.A1" style:family="table-cell">
      <style:table-cell-properties fo:padding-left="0.075in" fo:padding-right="0.075in" fo:padding-top="0in" fo:padding-bottom="0in" fo:border-left="none" fo:border-right="none" fo:border-top="0.5pt solid #000001" fo:border-bottom="none"/>
    </style:style>
    <style:style style:name="Table123" style:family="table">
      <style:table-properties style:width="6.866in" fo:margin-left="0in" fo:margin-top="0in" fo:margin-bottom="0in" fo:break-before="auto" fo:break-after="auto" table:align="left"/>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left="0.075in" fo:padding-right="0.075in" fo:padding-top="0in" fo:padding-bottom="0in" fo:border-left="none" fo:border-right="none" fo:border-top="0.5pt solid #000001" fo:border-bottom="none"/>
    </style:style>
    <style:style style:name="Table123.A2" style:family="table-cell">
      <style:table-cell-properties fo:padding-left="0.075in" fo:padding-right="0.075in" fo:padding-top="0in" fo:padding-bottom="0in" fo:border="none"/>
    </style:style>
    <style:style style:name="Table124" style:family="table">
      <style:table-properties style:width="6.866in" fo:margin-left="0in" fo:margin-top="0in" fo:margin-bottom="0in" fo:break-before="auto" fo:break-after="auto" table:align="left"/>
    </style:style>
    <style:style style:name="Table124.A" style:family="table-column">
      <style:table-column-properties style:column-width="2in"/>
    </style:style>
    <style:style style:name="Table124.B" style:family="table-column">
      <style:table-column-properties style:column-width="4.866in"/>
    </style:style>
    <style:style style:name="Table124.1" style:family="table-row">
      <style:table-row-properties fo:keep-together="always"/>
    </style:style>
    <style:style style:name="Table124.A1" style:family="table-cell">
      <style:table-cell-properties fo:padding-left="0.075in" fo:padding-right="0.075in" fo:padding-top="0in" fo:padding-bottom="0in" fo:border-left="none" fo:border-right="none" fo:border-top="0.5pt solid #000001" fo:border-bottom="none"/>
    </style:style>
    <style:style style:name="Table124.A2" style:family="table-cell">
      <style:table-cell-properties fo:padding-left="0.075in" fo:padding-right="0.075in" fo:padding-top="0in" fo:padding-bottom="0in" fo:border="none"/>
    </style:style>
    <style:style style:name="Table125" style:family="table">
      <style:table-properties style:width="6.8681in" fo:margin-left="0in" fo:margin-top="0in" fo:margin-bottom="0in" fo:break-before="auto" fo:break-after="auto" table:align="left"/>
    </style:style>
    <style:style style:name="Table125.A" style:family="table-column">
      <style:table-column-properties style:column-width="2.4569in"/>
    </style:style>
    <style:style style:name="Table125.B" style:family="table-column">
      <style:table-column-properties style:column-width="4.4111in"/>
    </style:style>
    <style:style style:name="Table125.1" style:family="table-row">
      <style:table-row-properties fo:keep-together="always"/>
    </style:style>
    <style:style style:name="Table125.A1" style:family="table-cell">
      <style:table-cell-properties fo:padding-left="0.075in" fo:padding-right="0.075in" fo:padding-top="0in" fo:padding-bottom="0in" fo:border-left="none" fo:border-right="none" fo:border-top="0.5pt solid #000001" fo:border-bottom="none"/>
    </style:style>
    <style:style style:name="Table125.A2" style:family="table-cell">
      <style:table-cell-properties fo:padding-left="0.075in" fo:padding-right="0.075in" fo:padding-top="0in" fo:padding-bottom="0in" fo:border="none"/>
    </style:style>
    <style:style style:name="Table126" style:family="table">
      <style:table-properties style:width="6.866in" fo:margin-left="0in" fo:margin-top="0in" fo:margin-bottom="0in" fo:break-before="auto" fo:break-after="auto" table:align="left"/>
    </style:style>
    <style:style style:name="Table126.A" style:family="table-column">
      <style:table-column-properties style:column-width="2in"/>
    </style:style>
    <style:style style:name="Table126.B" style:family="table-column">
      <style:table-column-properties style:column-width="4.866in"/>
    </style:style>
    <style:style style:name="Table126.1" style:family="table-row">
      <style:table-row-properties fo:keep-together="always"/>
    </style:style>
    <style:style style:name="Table126.A1" style:family="table-cell">
      <style:table-cell-properties fo:padding-left="0.075in" fo:padding-right="0.075in" fo:padding-top="0in" fo:padding-bottom="0in" fo:border-left="none" fo:border-right="none" fo:border-top="0.5pt solid #000001" fo:border-bottom="none"/>
    </style:style>
    <style:style style:name="Table126.A2" style:family="table-cell">
      <style:table-cell-properties fo:padding-left="0.075in" fo:padding-right="0.075in" fo:padding-top="0in" fo:padding-bottom="0in" fo:border="none"/>
    </style:style>
    <style:style style:name="Table127" style:family="table">
      <style:table-properties style:width="6.866in" fo:margin-left="0in" fo:margin-top="0in" fo:margin-bottom="0in" fo:break-before="auto" fo:break-after="auto" table:align="left"/>
    </style:style>
    <style:style style:name="Table127.A" style:family="table-column">
      <style:table-column-properties style:column-width="2in"/>
    </style:style>
    <style:style style:name="Table127.B" style:family="table-column">
      <style:table-column-properties style:column-width="4.866in"/>
    </style:style>
    <style:style style:name="Table127.1" style:family="table-row">
      <style:table-row-properties fo:keep-together="always"/>
    </style:style>
    <style:style style:name="Table127.A1" style:family="table-cell">
      <style:table-cell-properties fo:padding-left="0.075in" fo:padding-right="0.075in" fo:padding-top="0in" fo:padding-bottom="0in" fo:border-left="none" fo:border-right="none" fo:border-top="0.5pt solid #000001" fo:border-bottom="none"/>
    </style:style>
    <style:style style:name="Table127.A2" style:family="table-cell">
      <style:table-cell-properties fo:padding-left="0.075in" fo:padding-right="0.075in" fo:padding-top="0in" fo:padding-bottom="0in" fo:border="none"/>
    </style:style>
    <style:style style:name="Table128" style:family="table">
      <style:table-properties style:width="6.866in" fo:margin-left="0in" fo:margin-top="0in" fo:margin-bottom="0in" fo:break-before="auto" fo:break-after="auto" table:align="left"/>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left="0.075in" fo:padding-right="0.075in" fo:padding-top="0in" fo:padding-bottom="0in" fo:border-left="none" fo:border-right="none" fo:border-top="0.5pt solid #000001" fo:border-bottom="none"/>
    </style:style>
    <style:style style:name="Table128.A3" style:family="table-cell">
      <style:table-cell-properties fo:padding-left="0.075in" fo:padding-right="0.075in" fo:padding-top="0in" fo:padding-bottom="0in" fo:border="none"/>
    </style:style>
    <style:style style:name="Table129" style:family="table">
      <style:table-properties style:width="6.866in" fo:margin-left="0in" fo:margin-top="0in" fo:margin-bottom="0in" fo:break-before="auto" fo:break-after="auto" table:align="left"/>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left="0.075in" fo:padding-right="0.075in" fo:padding-top="0in" fo:padding-bottom="0in" fo:border-left="none" fo:border-right="none" fo:border-top="0.5pt solid #000001" fo:border-bottom="none"/>
    </style:style>
    <style:style style:name="Table129.A2" style:family="table-cell">
      <style:table-cell-properties fo:padding-left="0.075in" fo:padding-right="0.075in" fo:padding-top="0in" fo:padding-bottom="0in" fo:border="none"/>
    </style:style>
    <style:style style:name="Table130" style:family="table">
      <style:table-properties style:width="6.866in" fo:margin-left="0in" fo:margin-top="0in" fo:margin-bottom="0in" fo:break-before="auto" fo:break-after="auto" table:align="left"/>
    </style:style>
    <style:style style:name="Table130.A" style:family="table-column">
      <style:table-column-properties style:column-width="2in"/>
    </style:style>
    <style:style style:name="Table130.B" style:family="table-column">
      <style:table-column-properties style:column-width="4.866in"/>
    </style:style>
    <style:style style:name="Table130.1" style:family="table-row">
      <style:table-row-properties fo:keep-together="always"/>
    </style:style>
    <style:style style:name="Table130.A1" style:family="table-cell">
      <style:table-cell-properties fo:padding-left="0.075in" fo:padding-right="0.075in" fo:padding-top="0in" fo:padding-bottom="0in" fo:border-left="none" fo:border-right="none" fo:border-top="0.5pt solid #000001" fo:border-bottom="none"/>
    </style:style>
    <style:style style:name="Table130.A2" style:family="table-cell">
      <style:table-cell-properties fo:padding-left="0.075in" fo:padding-right="0.075in" fo:padding-top="0in" fo:padding-bottom="0in" fo:border="none"/>
    </style:style>
    <style:style style:name="Table131" style:family="table">
      <style:table-properties style:width="6.8743in" fo:margin-left="0in" fo:margin-top="0in" fo:margin-bottom="0in" fo:break-before="auto" fo:break-after="auto" table:align="left"/>
    </style:style>
    <style:style style:name="Table131.A" style:family="table-column">
      <style:table-column-properties style:column-width="1.9993in"/>
    </style:style>
    <style:style style:name="Table131.B" style:family="table-column">
      <style:table-column-properties style:column-width="4.875in"/>
    </style:style>
    <style:style style:name="Table131.1" style:family="table-row">
      <style:table-row-properties fo:keep-together="always"/>
    </style:style>
    <style:style style:name="Table131.A1" style:family="table-cell">
      <style:table-cell-properties fo:padding-left="0.075in" fo:padding-right="0.075in" fo:padding-top="0in" fo:padding-bottom="0in" fo:border-left="none" fo:border-right="none" fo:border-top="0.5pt solid #000001" fo:border-bottom="none"/>
    </style:style>
    <style:style style:name="Table131.A2" style:family="table-cell">
      <style:table-cell-properties fo:padding-left="0.075in" fo:padding-right="0.075in" fo:padding-top="0in" fo:padding-bottom="0in" fo:border="none"/>
    </style:style>
    <style:style style:name="Table132" style:family="table">
      <style:table-properties style:width="6.866in" fo:margin-left="0in" fo:margin-top="0in" fo:margin-bottom="0in" fo:break-before="auto" fo:break-after="auto" table:align="left"/>
    </style:style>
    <style:style style:name="Table132.A" style:family="table-column">
      <style:table-column-properties style:column-width="3.0632in"/>
    </style:style>
    <style:style style:name="Table132.B" style:family="table-column">
      <style:table-column-properties style:column-width="3.8028in"/>
    </style:style>
    <style:style style:name="Table132.1" style:family="table-row">
      <style:table-row-properties fo:keep-together="always"/>
    </style:style>
    <style:style style:name="Table132.A1" style:family="table-cell">
      <style:table-cell-properties fo:padding-left="0.075in" fo:padding-right="0.075in" fo:padding-top="0in" fo:padding-bottom="0in" fo:border-left="none" fo:border-right="none" fo:border-top="0.5pt solid #000001" fo:border-bottom="none"/>
    </style:style>
    <style:style style:name="Table132.A2" style:family="table-cell">
      <style:table-cell-properties fo:padding-left="0.075in" fo:padding-right="0.075in" fo:padding-top="0in" fo:padding-bottom="0in" fo:border="none"/>
    </style:style>
    <style:style style:name="Table133" style:family="table">
      <style:table-properties style:width="6.8819in" fo:margin-left="0in" fo:margin-top="0in" fo:margin-bottom="0in" fo:break-before="auto" fo:break-after="auto" table:align="left"/>
    </style:style>
    <style:style style:name="Table133.A" style:family="table-column">
      <style:table-column-properties style:column-width="1.9993in"/>
    </style:style>
    <style:style style:name="Table133.B" style:family="table-column">
      <style:table-column-properties style:column-width="4.8826in"/>
    </style:style>
    <style:style style:name="Table133.1" style:family="table-row">
      <style:table-row-properties fo:keep-together="always"/>
    </style:style>
    <style:style style:name="Table133.A1" style:family="table-cell">
      <style:table-cell-properties fo:padding-left="0.075in" fo:padding-right="0.075in" fo:padding-top="0in" fo:padding-bottom="0in" fo:border-left="none" fo:border-right="none" fo:border-top="0.5pt solid #000001" fo:border-bottom="none"/>
    </style:style>
    <style:style style:name="Table133.A2" style:family="table-cell">
      <style:table-cell-properties fo:padding-left="0.075in" fo:padding-right="0.075in" fo:padding-top="0in" fo:padding-bottom="0in" fo:border="none"/>
    </style:style>
    <style:style style:name="Table134" style:family="table">
      <style:table-properties style:width="6.866in" fo:margin-left="0in" fo:margin-top="0in" fo:margin-bottom="0in" fo:break-before="auto" fo:break-after="auto" table:align="left"/>
    </style:style>
    <style:style style:name="Table134.A" style:family="table-column">
      <style:table-column-properties style:column-width="2in"/>
    </style:style>
    <style:style style:name="Table134.B" style:family="table-column">
      <style:table-column-properties style:column-width="4.866in"/>
    </style:style>
    <style:style style:name="Table134.1" style:family="table-row">
      <style:table-row-properties fo:keep-together="always"/>
    </style:style>
    <style:style style:name="Table134.A1" style:family="table-cell">
      <style:table-cell-properties fo:padding-left="0.075in" fo:padding-right="0.075in" fo:padding-top="0in" fo:padding-bottom="0in" fo:border-left="none" fo:border-right="none" fo:border-top="0.5pt solid #000001" fo:border-bottom="none"/>
    </style:style>
    <style:style style:name="Table134.A2" style:family="table-cell">
      <style:table-cell-properties fo:padding-left="0.075in" fo:padding-right="0.075in" fo:padding-top="0in" fo:padding-bottom="0in" fo:border="none"/>
    </style:style>
    <style:style style:name="Table135" style:family="table">
      <style:table-properties style:width="6.866in" fo:margin-left="0in" fo:margin-top="0in" fo:margin-bottom="0in" fo:break-before="auto" fo:break-after="auto" table:align="left"/>
    </style:style>
    <style:style style:name="Table135.A" style:family="table-column">
      <style:table-column-properties style:column-width="2in"/>
    </style:style>
    <style:style style:name="Table135.B" style:family="table-column">
      <style:table-column-properties style:column-width="4.866in"/>
    </style:style>
    <style:style style:name="Table135.1" style:family="table-row">
      <style:table-row-properties fo:keep-together="always"/>
    </style:style>
    <style:style style:name="Table135.A1" style:family="table-cell">
      <style:table-cell-properties fo:padding-left="0.075in" fo:padding-right="0.075in" fo:padding-top="0in" fo:padding-bottom="0in" fo:border-left="none" fo:border-right="none" fo:border-top="0.5pt solid #000001" fo:border-bottom="none"/>
    </style:style>
    <style:style style:name="Table135.A2" style:family="table-cell">
      <style:table-cell-properties fo:padding-left="0.075in" fo:padding-right="0.075in" fo:padding-top="0in" fo:padding-bottom="0in" fo:border="none"/>
    </style:style>
    <style:style style:name="Table136" style:family="table">
      <style:table-properties style:width="6.866in" fo:margin-left="0in" fo:margin-top="0in" fo:margin-bottom="0in" fo:break-before="auto" fo:break-after="auto" table:align="left"/>
    </style:style>
    <style:style style:name="Table136.A" style:family="table-column">
      <style:table-column-properties style:column-width="2in"/>
    </style:style>
    <style:style style:name="Table136.B" style:family="table-column">
      <style:table-column-properties style:column-width="4.866in"/>
    </style:style>
    <style:style style:name="Table136.1" style:family="table-row">
      <style:table-row-properties fo:keep-together="always"/>
    </style:style>
    <style:style style:name="Table136.A1" style:family="table-cell">
      <style:table-cell-properties fo:padding-left="0.075in" fo:padding-right="0.075in" fo:padding-top="0in" fo:padding-bottom="0in" fo:border-left="none" fo:border-right="none" fo:border-top="0.5pt solid #000001" fo:border-bottom="none"/>
    </style:style>
    <style:style style:name="Table136.A2" style:family="table-cell">
      <style:table-cell-properties fo:padding-left="0.075in" fo:padding-right="0.075in" fo:padding-top="0in" fo:padding-bottom="0in" fo:border="none"/>
    </style:style>
    <style:style style:name="Table137" style:family="table">
      <style:table-properties style:width="6.8819in" fo:margin-left="0in" fo:margin-top="0in" fo:margin-bottom="0in" fo:break-before="auto" fo:break-after="auto" table:align="left"/>
    </style:style>
    <style:style style:name="Table137.A" style:family="table-column">
      <style:table-column-properties style:column-width="1.9361in"/>
    </style:style>
    <style:style style:name="Table137.B" style:family="table-column">
      <style:table-column-properties style:column-width="4.9458in"/>
    </style:style>
    <style:style style:name="Table137.1" style:family="table-row">
      <style:table-row-properties fo:keep-together="always"/>
    </style:style>
    <style:style style:name="Table137.A1" style:family="table-cell">
      <style:table-cell-properties fo:padding-left="0.075in" fo:padding-right="0.075in" fo:padding-top="0in" fo:padding-bottom="0in" fo:border-left="none" fo:border-right="none" fo:border-top="0.5pt solid #000001" fo:border-bottom="none"/>
    </style:style>
    <style:style style:name="Table137.A2" style:family="table-cell">
      <style:table-cell-properties fo:padding-left="0.075in" fo:padding-right="0.075in" fo:padding-top="0in" fo:padding-bottom="0in" fo:border="none"/>
    </style:style>
    <style:style style:name="Table138" style:family="table">
      <style:table-properties style:width="6.866in" fo:margin-left="0in" fo:margin-top="0in" fo:margin-bottom="0in" fo:break-before="auto" fo:break-after="auto" table:align="left" style:may-break-between-rows="false"/>
    </style:style>
    <style:style style:name="Table138.A" style:family="table-column">
      <style:table-column-properties style:column-width="1.9368in"/>
    </style:style>
    <style:style style:name="Table138.B" style:family="table-column">
      <style:table-column-properties style:column-width="4.9292in"/>
    </style:style>
    <style:style style:name="Table138.1" style:family="table-row">
      <style:table-row-properties fo:keep-together="always"/>
    </style:style>
    <style:style style:name="Table138.A1" style:family="table-cell">
      <style:table-cell-properties fo:padding-left="0.075in" fo:padding-right="0.075in" fo:padding-top="0in" fo:padding-bottom="0in" fo:border-left="none" fo:border-right="none" fo:border-top="0.5pt solid #000001" fo:border-bottom="none"/>
    </style:style>
    <style:style style:name="Table139" style:family="table">
      <style:table-properties style:width="6.866in" fo:margin-left="0in" fo:margin-top="0in" fo:margin-bottom="0in" fo:break-before="auto" fo:break-after="auto" table:align="left"/>
    </style:style>
    <style:style style:name="Table139.A" style:family="table-column">
      <style:table-column-properties style:column-width="2in"/>
    </style:style>
    <style:style style:name="Table139.B" style:family="table-column">
      <style:table-column-properties style:column-width="4.866in"/>
    </style:style>
    <style:style style:name="Table139.1" style:family="table-row">
      <style:table-row-properties fo:keep-together="always"/>
    </style:style>
    <style:style style:name="Table139.A1" style:family="table-cell">
      <style:table-cell-properties fo:padding-left="0.075in" fo:padding-right="0.075in" fo:padding-top="0in" fo:padding-bottom="0in" fo:border-left="none" fo:border-right="none" fo:border-top="0.5pt solid #000001" fo:border-bottom="none"/>
    </style:style>
    <style:style style:name="Table139.A2" style:family="table-cell">
      <style:table-cell-properties fo:padding-left="0.075in" fo:padding-right="0.075in" fo:padding-top="0in" fo:padding-bottom="0in" fo:border="none"/>
    </style:style>
    <style:style style:name="Table140" style:family="table">
      <style:table-properties style:width="6.866in" fo:margin-left="0in" fo:margin-top="0in" fo:margin-bottom="0in" fo:break-before="auto" fo:break-after="auto" table:align="left" style:may-break-between-rows="false"/>
    </style:style>
    <style:style style:name="Table140.A" style:family="table-column">
      <style:table-column-properties style:column-width="2in"/>
    </style:style>
    <style:style style:name="Table140.B" style:family="table-column">
      <style:table-column-properties style:column-width="4.866in"/>
    </style:style>
    <style:style style:name="Table140.1" style:family="table-row">
      <style:table-row-properties fo:keep-together="always"/>
    </style:style>
    <style:style style:name="Table140.A1" style:family="table-cell">
      <style:table-cell-properties fo:padding-left="0.075in" fo:padding-right="0.075in" fo:padding-top="0in" fo:padding-bottom="0in" fo:border-left="none" fo:border-right="none" fo:border-top="0.5pt solid #000001" fo:border-bottom="none"/>
    </style:style>
    <style:style style:name="Table141" style:family="table">
      <style:table-properties style:width="6.866in" fo:margin-left="0in" fo:margin-top="0in" fo:margin-bottom="0in" fo:break-before="auto" fo:break-after="auto" table:align="left"/>
    </style:style>
    <style:style style:name="Table141.A" style:family="table-column">
      <style:table-column-properties style:column-width="2in"/>
    </style:style>
    <style:style style:name="Table141.B" style:family="table-column">
      <style:table-column-properties style:column-width="4.866in"/>
    </style:style>
    <style:style style:name="Table141.1" style:family="table-row">
      <style:table-row-properties fo:keep-together="always"/>
    </style:style>
    <style:style style:name="Table141.A1" style:family="table-cell">
      <style:table-cell-properties fo:padding-left="0.075in" fo:padding-right="0.075in" fo:padding-top="0in" fo:padding-bottom="0in" fo:border-left="none" fo:border-right="none" fo:border-top="0.5pt solid #000001" fo:border-bottom="none"/>
    </style:style>
    <style:style style:name="Table141.A2" style:family="table-cell">
      <style:table-cell-properties fo:padding-left="0.075in" fo:padding-right="0.075in" fo:padding-top="0in" fo:padding-bottom="0in" fo:border="none"/>
    </style:style>
    <style:style style:name="Table142" style:family="table">
      <style:table-properties style:width="6.866in" fo:margin-left="0in" fo:margin-top="0in" fo:margin-bottom="0in" fo:break-before="auto" fo:break-after="auto" table:align="left"/>
    </style:style>
    <style:style style:name="Table142.A" style:family="table-column">
      <style:table-column-properties style:column-width="2in"/>
    </style:style>
    <style:style style:name="Table142.B" style:family="table-column">
      <style:table-column-properties style:column-width="4.866in"/>
    </style:style>
    <style:style style:name="Table142.1" style:family="table-row">
      <style:table-row-properties fo:keep-together="always"/>
    </style:style>
    <style:style style:name="Table142.A1" style:family="table-cell">
      <style:table-cell-properties fo:padding-left="0.075in" fo:padding-right="0.075in" fo:padding-top="0in" fo:padding-bottom="0in" fo:border-left="none" fo:border-right="none" fo:border-top="0.5pt solid #000001" fo:border-bottom="none"/>
    </style:style>
    <style:style style:name="Table142.A2" style:family="table-cell">
      <style:table-cell-properties fo:padding-left="0.075in" fo:padding-right="0.075in" fo:padding-top="0in" fo:padding-bottom="0in" fo:border="none"/>
    </style:style>
    <style:style style:name="Table143" style:family="table">
      <style:table-properties style:width="6.866in" fo:margin-left="0in" fo:margin-top="0in" fo:margin-bottom="0in" fo:break-before="auto" fo:break-after="auto" table:align="left"/>
    </style:style>
    <style:style style:name="Table143.A" style:family="table-column">
      <style:table-column-properties style:column-width="2in"/>
    </style:style>
    <style:style style:name="Table143.B" style:family="table-column">
      <style:table-column-properties style:column-width="4.866in"/>
    </style:style>
    <style:style style:name="Table143.1" style:family="table-row">
      <style:table-row-properties fo:keep-together="always"/>
    </style:style>
    <style:style style:name="Table143.A1" style:family="table-cell">
      <style:table-cell-properties fo:padding-left="0.075in" fo:padding-right="0.075in" fo:padding-top="0in" fo:padding-bottom="0in" fo:border-left="none" fo:border-right="none" fo:border-top="0.5pt solid #000001" fo:border-bottom="none"/>
    </style:style>
    <style:style style:name="Table143.A2" style:family="table-cell">
      <style:table-cell-properties fo:padding-left="0.075in" fo:padding-right="0.075in" fo:padding-top="0in" fo:padding-bottom="0in" fo:border="none"/>
    </style:style>
    <style:style style:name="Table144" style:family="table">
      <style:table-properties style:width="6.866in" fo:margin-left="0in" fo:margin-top="0in" fo:margin-bottom="0in" fo:break-before="auto" fo:break-after="auto" table:align="left"/>
    </style:style>
    <style:style style:name="Table144.A" style:family="table-column">
      <style:table-column-properties style:column-width="2in"/>
    </style:style>
    <style:style style:name="Table144.B" style:family="table-column">
      <style:table-column-properties style:column-width="4.866in"/>
    </style:style>
    <style:style style:name="Table144.1" style:family="table-row">
      <style:table-row-properties fo:keep-together="always"/>
    </style:style>
    <style:style style:name="Table144.A1" style:family="table-cell">
      <style:table-cell-properties fo:padding-left="0.075in" fo:padding-right="0.075in" fo:padding-top="0in" fo:padding-bottom="0in" fo:border-left="none" fo:border-right="none" fo:border-top="0.5pt solid #000001" fo:border-bottom="none"/>
    </style:style>
    <style:style style:name="Table144.A2" style:family="table-cell">
      <style:table-cell-properties fo:padding-left="0.075in" fo:padding-right="0.075in" fo:padding-top="0in" fo:padding-bottom="0in" fo:border="none"/>
    </style:style>
    <style:style style:name="Table145" style:family="table">
      <style:table-properties style:width="6.866in" fo:margin-left="0in" fo:margin-top="0in" fo:margin-bottom="0in" fo:break-before="auto" fo:break-after="auto" table:align="left"/>
    </style:style>
    <style:style style:name="Table145.A" style:family="table-column">
      <style:table-column-properties style:column-width="2in"/>
    </style:style>
    <style:style style:name="Table145.B" style:family="table-column">
      <style:table-column-properties style:column-width="4.866in"/>
    </style:style>
    <style:style style:name="Table145.1" style:family="table-row">
      <style:table-row-properties fo:keep-together="always"/>
    </style:style>
    <style:style style:name="Table145.A1" style:family="table-cell">
      <style:table-cell-properties fo:padding-left="0.075in" fo:padding-right="0.075in" fo:padding-top="0in" fo:padding-bottom="0in" fo:border-left="none" fo:border-right="none" fo:border-top="0.5pt solid #000001" fo:border-bottom="none"/>
    </style:style>
    <style:style style:name="Table145.A2" style:family="table-cell">
      <style:table-cell-properties fo:padding-left="0.075in" fo:padding-right="0.075in" fo:padding-top="0in" fo:padding-bottom="0in" fo:border="none"/>
    </style:style>
    <style:style style:name="Table146" style:family="table">
      <style:table-properties style:width="6.866in" fo:margin-left="0in" fo:margin-top="0in" fo:margin-bottom="0in" fo:break-before="auto" fo:break-after="auto" table:align="left"/>
    </style:style>
    <style:style style:name="Table146.A" style:family="table-column">
      <style:table-column-properties style:column-width="2in"/>
    </style:style>
    <style:style style:name="Table146.B" style:family="table-column">
      <style:table-column-properties style:column-width="4.866in"/>
    </style:style>
    <style:style style:name="Table146.1" style:family="table-row">
      <style:table-row-properties fo:keep-together="always"/>
    </style:style>
    <style:style style:name="Table146.A1" style:family="table-cell">
      <style:table-cell-properties fo:padding-left="0.075in" fo:padding-right="0.075in" fo:padding-top="0in" fo:padding-bottom="0in" fo:border-left="none" fo:border-right="none" fo:border-top="0.5pt solid #000001" fo:border-bottom="none"/>
    </style:style>
    <style:style style:name="Table146.A2" style:family="table-cell">
      <style:table-cell-properties fo:padding-left="0.075in" fo:padding-right="0.075in" fo:padding-top="0in" fo:padding-bottom="0in" fo:border="none"/>
    </style:style>
    <style:style style:name="Table147" style:family="table">
      <style:table-properties style:width="6.866in" fo:margin-left="0in" fo:margin-top="0in" fo:margin-bottom="0in" fo:break-before="auto" fo:break-after="auto" table:align="left"/>
    </style:style>
    <style:style style:name="Table147.A" style:family="table-column">
      <style:table-column-properties style:column-width="2in"/>
    </style:style>
    <style:style style:name="Table147.B" style:family="table-column">
      <style:table-column-properties style:column-width="4.866in"/>
    </style:style>
    <style:style style:name="Table147.1" style:family="table-row">
      <style:table-row-properties fo:keep-together="always"/>
    </style:style>
    <style:style style:name="Table147.A1" style:family="table-cell">
      <style:table-cell-properties fo:padding-left="0.075in" fo:padding-right="0.075in" fo:padding-top="0in" fo:padding-bottom="0in" fo:border-left="none" fo:border-right="none" fo:border-top="0.5pt solid #000001" fo:border-bottom="none"/>
    </style:style>
    <style:style style:name="Table147.A2" style:family="table-cell">
      <style:table-cell-properties fo:padding-left="0.075in" fo:padding-right="0.075in" fo:padding-top="0in" fo:padding-bottom="0in" fo:border="none"/>
    </style:style>
    <style:style style:name="Table148" style:family="table">
      <style:table-properties style:width="6.866in" fo:margin-left="0in" fo:margin-top="0in" fo:margin-bottom="0in" fo:break-before="auto" fo:break-after="auto" table:align="left" style:may-break-between-rows="false"/>
    </style:style>
    <style:style style:name="Table148.A" style:family="table-column">
      <style:table-column-properties style:column-width="2.9993in"/>
    </style:style>
    <style:style style:name="Table148.B" style:family="table-column">
      <style:table-column-properties style:column-width="3.8667in"/>
    </style:style>
    <style:style style:name="Table148.1" style:family="table-row">
      <style:table-row-properties fo:keep-together="always"/>
    </style:style>
    <style:style style:name="Table148.A1" style:family="table-cell">
      <style:table-cell-properties fo:padding-left="0.075in" fo:padding-right="0.075in" fo:padding-top="0in" fo:padding-bottom="0in" fo:border-left="none" fo:border-right="none" fo:border-top="0.5pt solid #000001" fo:border-bottom="none"/>
    </style:style>
    <style:style style:name="Table149" style:family="table">
      <style:table-properties style:width="6.866in" fo:margin-left="0in" fo:margin-top="0in" fo:margin-bottom="0in" fo:break-before="auto" fo:break-after="auto" table:align="left" style:may-break-between-rows="false"/>
    </style:style>
    <style:style style:name="Table149.A" style:family="table-column">
      <style:table-column-properties style:column-width="2.9993in"/>
    </style:style>
    <style:style style:name="Table149.B" style:family="table-column">
      <style:table-column-properties style:column-width="3.8667in"/>
    </style:style>
    <style:style style:name="Table149.1" style:family="table-row">
      <style:table-row-properties fo:keep-together="always"/>
    </style:style>
    <style:style style:name="Table149.A1" style:family="table-cell">
      <style:table-cell-properties fo:padding-left="0.075in" fo:padding-right="0.075in" fo:padding-top="0in" fo:padding-bottom="0in" fo:border-left="none" fo:border-right="none" fo:border-top="0.5pt solid #000001" fo:border-bottom="none"/>
    </style:style>
    <style:style style:name="Table150" style:family="table">
      <style:table-properties style:width="6.866in" fo:margin-left="0in" fo:margin-top="0in" fo:margin-bottom="0in" fo:break-before="auto" fo:break-after="auto" table:align="left" style:may-break-between-rows="false"/>
    </style:style>
    <style:style style:name="Table150.A" style:family="table-column">
      <style:table-column-properties style:column-width="2.9993in"/>
    </style:style>
    <style:style style:name="Table150.B" style:family="table-column">
      <style:table-column-properties style:column-width="3.8667in"/>
    </style:style>
    <style:style style:name="Table150.1" style:family="table-row">
      <style:table-row-properties fo:keep-together="always"/>
    </style:style>
    <style:style style:name="Table150.A1" style:family="table-cell">
      <style:table-cell-properties fo:padding-left="0.075in" fo:padding-right="0.075in" fo:padding-top="0in" fo:padding-bottom="0in" fo:border-left="none" fo:border-right="none" fo:border-top="0.5pt solid #000001" fo:border-bottom="none"/>
    </style:style>
    <style:style style:name="Table151" style:family="table">
      <style:table-properties style:width="6.866in" fo:margin-left="0in" fo:margin-top="0in" fo:margin-bottom="0in" fo:break-before="auto" fo:break-after="auto" table:align="left" style:may-break-between-rows="false"/>
    </style:style>
    <style:style style:name="Table151.A" style:family="table-column">
      <style:table-column-properties style:column-width="2.9993in"/>
    </style:style>
    <style:style style:name="Table151.B" style:family="table-column">
      <style:table-column-properties style:column-width="3.8667in"/>
    </style:style>
    <style:style style:name="Table151.1" style:family="table-row">
      <style:table-row-properties fo:keep-together="always"/>
    </style:style>
    <style:style style:name="Table151.A1" style:family="table-cell">
      <style:table-cell-properties fo:padding-left="0.075in" fo:padding-right="0.075in" fo:padding-top="0in" fo:padding-bottom="0in" fo:border-left="none" fo:border-right="none" fo:border-top="0.5pt solid #000001" fo:border-bottom="none"/>
    </style:style>
    <style:style style:name="Table152" style:family="table">
      <style:table-properties style:width="6.866in" fo:margin-left="0in" fo:margin-top="0in" fo:margin-bottom="0in" fo:break-before="auto" fo:break-after="auto" table:align="left" style:may-break-between-rows="false"/>
    </style:style>
    <style:style style:name="Table152.A" style:family="table-column">
      <style:table-column-properties style:column-width="2.9993in"/>
    </style:style>
    <style:style style:name="Table152.B" style:family="table-column">
      <style:table-column-properties style:column-width="3.8667in"/>
    </style:style>
    <style:style style:name="Table152.1" style:family="table-row">
      <style:table-row-properties fo:keep-together="always"/>
    </style:style>
    <style:style style:name="Table152.A1" style:family="table-cell">
      <style:table-cell-properties fo:padding-left="0.075in" fo:padding-right="0.075in" fo:padding-top="0in" fo:padding-bottom="0in" fo:border-left="none" fo:border-right="none" fo:border-top="0.5pt solid #000001" fo:border-bottom="none"/>
    </style:style>
    <style:style style:name="Table153" style:family="table">
      <style:table-properties style:width="6.866in" fo:margin-left="0in" fo:margin-top="0in" fo:margin-bottom="0in" fo:break-before="auto" fo:break-after="auto" table:align="left" style:may-break-between-rows="false"/>
    </style:style>
    <style:style style:name="Table153.A" style:family="table-column">
      <style:table-column-properties style:column-width="2.9993in"/>
    </style:style>
    <style:style style:name="Table153.B" style:family="table-column">
      <style:table-column-properties style:column-width="3.8667in"/>
    </style:style>
    <style:style style:name="Table153.1" style:family="table-row">
      <style:table-row-properties fo:keep-together="always"/>
    </style:style>
    <style:style style:name="Table153.A1" style:family="table-cell">
      <style:table-cell-properties fo:padding-left="0.075in" fo:padding-right="0.075in" fo:padding-top="0in" fo:padding-bottom="0in" fo:border-left="none" fo:border-right="none" fo:border-top="0.5pt solid #000001" fo:border-bottom="none"/>
    </style:style>
    <style:style style:name="Table154" style:family="table">
      <style:table-properties style:width="6.866in" fo:margin-left="0in" fo:margin-top="0in" fo:margin-bottom="0in" fo:break-before="auto" fo:break-after="auto" table:align="left" style:may-break-between-rows="false"/>
    </style:style>
    <style:style style:name="Table154.A" style:family="table-column">
      <style:table-column-properties style:column-width="2.9993in"/>
    </style:style>
    <style:style style:name="Table154.B" style:family="table-column">
      <style:table-column-properties style:column-width="3.8667in"/>
    </style:style>
    <style:style style:name="Table154.1" style:family="table-row">
      <style:table-row-properties fo:keep-together="always"/>
    </style:style>
    <style:style style:name="Table154.A1" style:family="table-cell">
      <style:table-cell-properties fo:padding-left="0.075in" fo:padding-right="0.075in" fo:padding-top="0in" fo:padding-bottom="0in" fo:border-left="none" fo:border-right="none" fo:border-top="0.5pt solid #000001" fo:border-bottom="none"/>
    </style:style>
    <style:style style:name="Table155" style:family="table">
      <style:table-properties style:width="6.866in" fo:margin-left="0in" fo:margin-top="0in" fo:margin-bottom="0in" fo:break-before="auto" fo:break-after="auto" table:align="left" style:may-break-between-rows="false"/>
    </style:style>
    <style:style style:name="Table155.A" style:family="table-column">
      <style:table-column-properties style:column-width="2.9993in"/>
    </style:style>
    <style:style style:name="Table155.B" style:family="table-column">
      <style:table-column-properties style:column-width="3.8667in"/>
    </style:style>
    <style:style style:name="Table155.1" style:family="table-row">
      <style:table-row-properties fo:keep-together="always"/>
    </style:style>
    <style:style style:name="Table155.A1" style:family="table-cell">
      <style:table-cell-properties fo:padding-left="0.075in" fo:padding-right="0.075in" fo:padding-top="0in" fo:padding-bottom="0in" fo:border-left="none" fo:border-right="none" fo:border-top="0.5pt solid #000001" fo:border-bottom="none"/>
    </style:style>
    <style:style style:name="Table156" style:family="table">
      <style:table-properties style:width="6.866in" fo:margin-left="0in" fo:margin-top="0in" fo:margin-bottom="0in" fo:break-before="auto" fo:break-after="auto" table:align="left" style:may-break-between-rows="false"/>
    </style:style>
    <style:style style:name="Table156.A" style:family="table-column">
      <style:table-column-properties style:column-width="2.9993in"/>
    </style:style>
    <style:style style:name="Table156.B" style:family="table-column">
      <style:table-column-properties style:column-width="3.8667in"/>
    </style:style>
    <style:style style:name="Table156.1" style:family="table-row">
      <style:table-row-properties fo:keep-together="always"/>
    </style:style>
    <style:style style:name="Table156.A1" style:family="table-cell">
      <style:table-cell-properties fo:padding-left="0.075in" fo:padding-right="0.075in" fo:padding-top="0in" fo:padding-bottom="0in" fo:border-left="none" fo:border-right="none" fo:border-top="0.5pt solid #000001" fo:border-bottom="none"/>
    </style:style>
    <style:style style:name="Table157" style:family="table">
      <style:table-properties style:width="6.866in" fo:margin-left="0in" fo:margin-top="0in" fo:margin-bottom="0in" fo:break-before="auto" fo:break-after="auto" table:align="left" style:may-break-between-rows="false"/>
    </style:style>
    <style:style style:name="Table157.A" style:family="table-column">
      <style:table-column-properties style:column-width="4in"/>
    </style:style>
    <style:style style:name="Table157.B" style:family="table-column">
      <style:table-column-properties style:column-width="2.866in"/>
    </style:style>
    <style:style style:name="Table157.1" style:family="table-row">
      <style:table-row-properties fo:keep-together="always"/>
    </style:style>
    <style:style style:name="Table157.A1" style:family="table-cell">
      <style:table-cell-properties fo:padding-left="0.075in" fo:padding-right="0.075in" fo:padding-top="0in" fo:padding-bottom="0in" fo:border-left="none" fo:border-right="none" fo:border-top="0.5pt solid #000001" fo:border-bottom="none"/>
    </style:style>
    <style:style style:name="Table158" style:family="table">
      <style:table-properties style:width="6.8743in" fo:margin-left="0in" fo:margin-top="0in" fo:margin-bottom="0in" fo:break-before="auto" fo:break-after="auto" table:align="left" style:may-break-between-rows="false"/>
    </style:style>
    <style:style style:name="Table158.A" style:family="table-column">
      <style:table-column-properties style:column-width="2.9986in"/>
    </style:style>
    <style:style style:name="Table158.B" style:family="table-column">
      <style:table-column-properties style:column-width="3.8757in"/>
    </style:style>
    <style:style style:name="Table158.1" style:family="table-row">
      <style:table-row-properties fo:keep-together="always"/>
    </style:style>
    <style:style style:name="Table158.A1" style:family="table-cell">
      <style:table-cell-properties fo:padding-left="0.075in" fo:padding-right="0.075in" fo:padding-top="0in" fo:padding-bottom="0in" fo:border-left="none" fo:border-right="none" fo:border-top="0.5pt solid #000001" fo:border-bottom="none"/>
    </style:style>
    <style:style style:name="Table159" style:family="table">
      <style:table-properties style:width="6.866in" fo:margin-left="0in" fo:margin-top="0in" fo:margin-bottom="0in" fo:break-before="auto" fo:break-after="auto" table:align="left" style:may-break-between-rows="false"/>
    </style:style>
    <style:style style:name="Table159.A" style:family="table-column">
      <style:table-column-properties style:column-width="2.9993in"/>
    </style:style>
    <style:style style:name="Table159.B" style:family="table-column">
      <style:table-column-properties style:column-width="3.8667in"/>
    </style:style>
    <style:style style:name="Table159.1" style:family="table-row">
      <style:table-row-properties fo:keep-together="always"/>
    </style:style>
    <style:style style:name="Table159.A1" style:family="table-cell">
      <style:table-cell-properties fo:padding-left="0.075in" fo:padding-right="0.075in" fo:padding-top="0in" fo:padding-bottom="0in" fo:border-left="none" fo:border-right="none" fo:border-top="0.5pt solid #000001" fo:border-bottom="none"/>
    </style:style>
    <style:style style:name="Table160" style:family="table">
      <style:table-properties style:width="6.866in" fo:margin-left="0in" fo:margin-top="0in" fo:margin-bottom="0in" fo:break-before="auto" fo:break-after="auto" table:align="left" style:may-break-between-rows="false"/>
    </style:style>
    <style:style style:name="Table160.A" style:family="table-column">
      <style:table-column-properties style:column-width="2.9993in"/>
    </style:style>
    <style:style style:name="Table160.B" style:family="table-column">
      <style:table-column-properties style:column-width="3.8667in"/>
    </style:style>
    <style:style style:name="Table160.1" style:family="table-row">
      <style:table-row-properties fo:keep-together="always"/>
    </style:style>
    <style:style style:name="Table160.A1" style:family="table-cell">
      <style:table-cell-properties fo:padding-left="0.075in" fo:padding-right="0.075in" fo:padding-top="0in" fo:padding-bottom="0in" fo:border-left="none" fo:border-right="none" fo:border-top="0.5pt solid #000001" fo:border-bottom="none"/>
    </style:style>
    <style:style style:name="Table161" style:family="table">
      <style:table-properties style:width="6.866in" fo:margin-left="0in" fo:margin-top="0in" fo:margin-bottom="0in" fo:break-before="auto" fo:break-after="auto" table:align="left" style:may-break-between-rows="false"/>
    </style:style>
    <style:style style:name="Table161.A" style:family="table-column">
      <style:table-column-properties style:column-width="2.9993in"/>
    </style:style>
    <style:style style:name="Table161.B" style:family="table-column">
      <style:table-column-properties style:column-width="3.8667in"/>
    </style:style>
    <style:style style:name="Table161.1" style:family="table-row">
      <style:table-row-properties fo:keep-together="always"/>
    </style:style>
    <style:style style:name="Table161.A1" style:family="table-cell">
      <style:table-cell-properties fo:padding-left="0.075in" fo:padding-right="0.075in" fo:padding-top="0in" fo:padding-bottom="0in" fo:border-left="none" fo:border-right="none" fo:border-top="0.5pt solid #000001" fo:border-bottom="none"/>
    </style:style>
    <style:style style:name="Table162" style:family="table">
      <style:table-properties style:width="6.8639in" fo:margin-left="0.0076in" fo:margin-top="0in" fo:margin-bottom="0in" fo:break-before="auto" fo:break-after="auto" table:align="left" style:may-break-between-rows="false"/>
    </style:style>
    <style:style style:name="Table162.A" style:family="table-column">
      <style:table-column-properties style:column-width="2.9993in"/>
    </style:style>
    <style:style style:name="Table162.B" style:family="table-column">
      <style:table-column-properties style:column-width="3.8646in"/>
    </style:style>
    <style:style style:name="Table162.1" style:family="table-row">
      <style:table-row-properties fo:keep-together="always"/>
    </style:style>
    <style:style style:name="Table162.A1" style:family="table-cell">
      <style:table-cell-properties fo:padding-left="0.075in" fo:padding-right="0.075in" fo:padding-top="0in" fo:padding-bottom="0in" fo:border-left="none" fo:border-right="none" fo:border-top="0.5pt solid #000001" fo:border-bottom="none"/>
    </style:style>
    <style:style style:name="Table163" style:family="table">
      <style:table-properties style:width="6.866in" fo:margin-left="0in" fo:margin-top="0in" fo:margin-bottom="0in" fo:break-before="auto" fo:break-after="auto" table:align="left" style:may-break-between-rows="false"/>
    </style:style>
    <style:style style:name="Table163.A" style:family="table-column">
      <style:table-column-properties style:column-width="2.9993in"/>
    </style:style>
    <style:style style:name="Table163.B" style:family="table-column">
      <style:table-column-properties style:column-width="3.8667in"/>
    </style:style>
    <style:style style:name="Table163.1" style:family="table-row">
      <style:table-row-properties fo:keep-together="always"/>
    </style:style>
    <style:style style:name="Table163.A1" style:family="table-cell">
      <style:table-cell-properties fo:padding-left="0.075in" fo:padding-right="0.075in" fo:padding-top="0in" fo:padding-bottom="0in" fo:border-left="none" fo:border-right="none" fo:border-top="0.5pt solid #000001" fo:border-bottom="none"/>
    </style:style>
    <style:style style:name="P1" style:family="paragraph" style:parent-style-name="Title" style:master-page-name="Standard">
      <style:paragraph-properties fo:margin-top="0in" fo:margin-bottom="0.1665in" style:contextual-spacing="false" fo:line-height="100%" style:page-number="1"/>
      <style:text-properties style:font-name="Palatino" style:font-name-asian="Palatino1" style:font-name-complex="Palatino1"/>
    </style:style>
    <style:style style:name="P2" style:family="paragraph" style:parent-style-name="Standard">
      <style:paragraph-properties fo:margin-left="0in" fo:margin-right="0in" fo:margin-top="0.1665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P3"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8689in" style:type="right"/>
          <style:tab-stop style:position="6.8693in" style:type="right"/>
        </style:tab-stops>
      </style:paragraph-properties>
    </style:style>
    <style:style style:name="P4" style:family="paragraph" style:parent-style-name="Standard">
      <style:paragraph-properties fo:margin-left="0.1965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8689in" style:type="right"/>
          <style:tab-stop style:position="6.8693in" style:type="right"/>
        </style:tab-stops>
      </style:paragraph-properties>
    </style:style>
    <style:style style:name="P5"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6" style:family="paragraph" style:parent-style-name="Standard">
      <style:paragraph-properties fo:margin-left="0.25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7" style:family="paragraph" style:parent-style-name="Heading_20_1">
      <style:paragraph-properties fo:text-align="start" style:justify-single-word="false"/>
    </style:style>
    <style:style style:name="P8"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9" style:family="paragraph" style:parent-style-name="Standard">
      <style:paragraph-properties fo:margin-left="0.25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10"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lways"/>
    </style:style>
    <style:style style:name="P11" style:family="paragraph" style:parent-style-name="Standard">
      <style:paragraph-properties fo:margin-left="0.25in" fo:margin-right="0in" fo:margin-top="0in" fo:margin-bottom="0.2in" style:contextual-spacing="false" fo:line-height="100%" fo:text-align="start" style:justify-single-word="false" fo:keep-together="always"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12" style:family="paragraph" style:parent-style-name="Standard">
      <style:paragraph-properties fo:margin-left="0in" fo:margin-right="0in" fo:margin-top="0in" fo:margin-bottom="0.0835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bold" style:font-name-asian="Courier1" style:font-size-asian="10pt" style:font-style-asian="normal" style:font-weight-asian="bold" style:font-name-complex="Courier1" style:font-size-complex="10pt"/>
    </style:style>
    <style:style style:name="P13"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14" style:family="paragraph" style:parent-style-name="Standard">
      <style:paragraph-properties fo:margin-left="0in" fo:margin-right="0in" fo:margin-top="0.2in" fo:margin-bottom="0.2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15"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bold" style:font-name-asian="Courier1" style:font-size-asian="10pt" style:font-style-asian="normal" style:font-weight-asian="bold" style:font-name-complex="Courier1" style:font-size-complex="10pt"/>
    </style:style>
    <style:style style:name="P16" style:family="paragraph" style:parent-style-name="Standard">
      <style:paragraph-properties fo:margin-left="0in" fo:margin-right="0in" fo:margin-top="0in" fo:margin-bottom="0.0835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17"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style>
    <style:style style:name="P18"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19"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italic" style:text-underline-style="none" fo:font-weight="normal" style:font-name-asian="Courier1" style:font-size-asian="10pt" style:font-style-asian="italic" style:font-weight-asian="normal" style:font-name-complex="Courier1" style:font-size-complex="10pt"/>
    </style:style>
    <style:style style:name="P20" style:family="paragraph" style:parent-style-name="Standard">
      <style:paragraph-properties fo:margin-left="0in" fo:margin-right="0in" fo:margin-top="0.2in" fo:margin-bottom="0.2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21"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22"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loext:opacity="100%" style:text-line-through-style="none" style:text-line-through-type="none" style:text-position="0% 100%" style:font-name="Courier" fo:font-size="10pt" fo:font-style="italic" style:text-underline-style="none" fo:font-weight="normal" style:font-name-asian="Courier1" style:font-size-asian="10pt" style:font-style-asian="italic" style:font-weight-asian="normal" style:font-name-complex="Courier1" style:font-size-complex="10pt"/>
    </style:style>
    <style:style style:name="P23"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lways"/>
    </style:style>
    <style:style style:name="P24"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25"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26" style:family="paragraph" style:parent-style-name="Standard">
      <style:text-properties style:font-name="Courier" fo:font-style="italic" fo:font-weight="normal" style:font-name-asian="Courier1" style:font-style-asian="italic" style:font-weight-asian="normal" style:font-name-complex="Courier1"/>
    </style:style>
    <style:style style:name="P27" style:family="paragraph" style:parent-style-name="Standard">
      <style:paragraph-properties fo:margin-left="0in" fo:margin-right="0in" fo:margin-top="0.2in" fo:margin-bottom="0.2in" style:contextual-spacing="false" fo:line-height="100%" fo:text-align="start" style:justify-single-word="false" fo:keep-together="always" fo:orphans="2" fo:widows="2" fo:text-indent="0in" style:auto-text-indent="false" fo:break-before="auto" fo:break-after="auto" fo:padding="0in" fo:border="none" fo:keep-with-next="auto"/>
    </style:style>
    <style:style style:name="P28" style:family="paragraph" style:parent-style-name="Standard">
      <style:paragraph-properties fo:margin-left="0in" fo:margin-right="0in" fo:margin-top="0in" fo:margin-bottom="0.0835in" style:contextual-spacing="false" fo:line-height="100%" fo:text-align="start" style:justify-single-word="false" fo:keep-together="auto" fo:orphans="2" fo:widows="2" fo:text-indent="0in" style:auto-text-indent="false" fo:padding="0in" fo:border="none" fo:keep-with-next="auto"/>
    </style:style>
    <style:style style:name="P29" style:family="paragraph" style:parent-style-name="Standard">
      <style:paragraph-properties fo:margin-left="0.5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30"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loext:opacity="100%" style:text-line-through-style="none" style:text-line-through-type="none" style:text-position="0% 100%" style:font-name="Courier" fo:font-size="10pt" fo:font-style="normal" style:text-underline-style="none" fo:font-weight="bold" style:font-name-asian="Courier1" style:font-size-asian="10pt" style:font-style-asian="normal" style:font-weight-asian="bold" style:font-name-complex="Courier1" style:font-size-complex="10pt"/>
    </style:style>
    <style:style style:name="P31"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style>
    <style:style style:name="P3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33" style:family="paragraph" style:parent-style-name="Standard">
      <style:paragraph-properties fo:margin-left="0.5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34"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35" style:family="paragraph" style:parent-style-name="Standard">
      <style:text-properties style:font-name="Courier" fo:font-style="italic" style:font-name-asian="Courier1" style:font-style-asian="italic" style:font-name-complex="Courier1"/>
    </style:style>
    <style:style style:name="P36" style:family="paragraph" style:parent-style-name="Standard">
      <style:text-properties style:font-name="Courier" fo:font-style="normal" style:font-name-asian="Courier1" style:font-style-asian="normal" style:font-name-complex="Courier1"/>
    </style:style>
    <style:style style:name="P37"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38" style:family="paragraph" style:parent-style-name="Standard">
      <style:text-properties style:font-name="Courier" fo:font-style="normal" fo:font-weight="normal" style:font-name-asian="Courier1" style:font-style-asian="normal" style:font-weight-asian="normal" style:font-name-complex="Courier1"/>
    </style:style>
    <style:style style:name="P39"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ab-stop style:position="6.8689in" style:type="right"/>
        </style:tab-stops>
      </style:paragraph-properties>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40"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ab-stop style:position="6.8689in" style:type="right"/>
        </style:tab-stops>
      </style:paragraph-properties>
    </style:style>
    <style:style style:name="P41" style:family="paragraph" style:parent-style-name="Standard">
      <style:paragraph-properties fo:margin-left="0in" fo:margin-right="0in" fo:margin-top="0in" fo:margin-bottom="0.2in" style:contextual-spacing="false" fo:line-height="100%" fo:text-align="start" style:justify-single-word="false" fo:keep-together="always"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T1" style:family="text">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T2" style:family="text">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T3" style:family="text">
      <style:text-properties fo:font-variant="normal" fo:text-transform="none" fo:color="#000000" loext:opacity="100%" style:text-line-through-style="none" style:text-line-through-type="none" style:text-position="0% 100%" style:font-name="Courier" fo:font-size="10pt" fo:font-style="italic" style:text-underline-style="none" fo:font-weight="normal" style:font-name-asian="Courier1" style:font-size-asian="10pt" style:font-style-asian="italic" style:font-weight-asian="normal" style:font-name-complex="Courier1" style:font-size-complex="10pt"/>
    </style:style>
    <style:style style:name="T4" style:family="text">
      <style:text-properties fo:font-variant="normal" fo:text-transform="none" fo:color="#000000" loext:opacity="100%" style:text-line-through-style="none" style:text-line-through-type="none" style:text-position="0% 100%" style:font-name="Helvetica Neue" fo:font-size="10pt" fo:font-style="italic" style:text-underline-style="none" fo:font-weight="normal" style:font-name-asian="Helvetica Neue1" style:font-size-asian="10pt" style:font-style-asian="italic" style:font-weight-asian="normal" style:font-name-complex="Helvetica Neue1" style:font-size-complex="10pt"/>
    </style:style>
    <style:style style:name="T5" style:family="text">
      <style:text-properties style:font-name="Courier" style:font-name-asian="Courier1" style:font-name-complex="Courier1"/>
    </style:style>
    <style:style style:name="T6" style:family="text">
      <style:text-properties fo:font-variant="normal" fo:text-transform="none" fo:color="#000000" loext:opacity="100%" style:text-line-through-style="none" style:text-line-through-type="none" style:text-position="0% 100%" fo:font-family="'Liberation Mono'" style:font-family-generic="roman" style:font-pitch="variable" fo:font-size="10pt" fo:font-style="normal" style:text-underline-style="none" fo:font-weight="normal" style:font-family-asian="'Liberation Mono'" style:font-family-generic-asian="system" style:font-pitch-asian="variable" style:font-size-asian="10pt" style:font-style-asian="normal" style:font-weight-asian="normal" style:font-family-complex="'Liberation Mono'" style:font-family-generic-complex="system" style:font-pitch-complex="variable" style:font-size-complex="10pt"/>
    </style:style>
    <style:style style:name="T7" style:family="text">
      <style:text-properties style:font-name="Courier" fo:font-weight="normal" style:font-name-asian="Courier1" style:font-weight-asian="normal" style:font-name-complex="Courier1"/>
    </style:style>
    <style:style style:name="T8" style:family="text">
      <style:text-properties style:font-name="Courier" fo:font-style="italic" fo:font-weight="normal" style:font-name-asian="Courier1" style:font-style-asian="italic" style:font-weight-asian="normal" style:font-name-complex="Courier1"/>
    </style:style>
    <style:style style:name="T9" style:family="text">
      <style:text-properties style:font-name="Courier" fo:font-weight="normal" officeooo:rsid="001ea21e" style:font-name-asian="Courier1" style:font-weight-asian="normal" style:font-name-complex="Courier1"/>
    </style:style>
    <style:style style:name="T10" style:family="text">
      <style:text-properties officeooo:rsid="001ea21e"/>
    </style:style>
    <style:style style:name="T11" style:family="text">
      <style:text-properties fo:font-family="'Courier New'" style:font-family-generic="roman" style:font-pitch="variable" style:font-family-asian="'Courier New'" style:font-family-generic-asian="system" style:font-pitch-asian="variable" style:font-family-complex="'Courier New'" style:font-family-generic-complex="system" style:font-pitch-complex="variable"/>
    </style:style>
    <style:style style:name="T12" style:family="text">
      <style:text-properties style:font-name="Courier" fo:font-style="normal" fo:font-weight="normal" style:font-name-asian="Courier1" style:font-style-asian="normal" style:font-weight-asian="normal" style:font-name-complex="Courier1"/>
    </style:style>
    <style:style style:name="T13" style:family="text">
      <style:text-properties fo:font-variant="normal" fo:text-transform="none" fo:color="#000000" loext:opacity="100%" style:text-line-through-style="none" style:text-line-through-type="none" style:text-position="0% 100%" fo:font-family="Courie" style:font-family-generic="roman" style:font-pitch="variable" fo:font-size="10pt" fo:font-style="italic" style:text-underline-style="none" fo:font-weight="normal" style:font-family-asian="Courie" style:font-family-generic-asian="system" style:font-pitch-asian="variable" style:font-size-asian="10pt" style:font-style-asian="italic" style:font-weight-asian="normal" style:font-family-complex="Courie" style:font-family-generic-complex="system" style:font-pitch-complex="variable" style:font-size-complex="10pt"/>
    </style:style>
    <style:style style:name="T14" style:family="text">
      <style:text-properties style:font-name="Helvetica Neue" fo:font-weight="normal" style:font-name-asian="Helvetica Neue1" style:font-weight-asian="normal" style:font-name-complex="Helvetica Neue1"/>
    </style:style>
    <style:style style:name="T15" style:family="text">
      <style:text-properties fo:font-variant="normal" fo:text-transform="none" fo:color="#000000" loext:opacity="100%" style:text-line-through-style="none" style:text-line-through-type="none" style:text-position="0% 100%" style:font-name="Courier" fo:font-size="10pt" fo:font-style="normal" style:text-underline-style="none" fo:font-weight="bold" style:font-name-asian="Courier1" style:font-size-asian="10pt" style:font-style-asian="normal" style:font-weight-asian="bold" style:font-name-complex="Courier1" style:font-size-complex="10pt"/>
    </style:style>
    <style:style style:name="T16" style:family="text">
      <style:text-properties fo:font-variant="normal" fo:text-transform="none" fo:color="#000000" loext:opacity="100%" style:text-line-through-style="none" style:text-line-through-type="none" style:text-position="0% 100%" style:font-name="Helvetica Neue" fo:font-size="10pt" fo:font-style="normal" style:text-underline-style="none" fo:font-weight="bold" style:font-name-asian="Helvetica Neue1" style:font-size-asian="10pt" style:font-style-asian="normal" style:font-weight-asian="bold" style:font-name-complex="Helvetica Neue1" style:font-size-complex="10pt"/>
    </style:style>
    <style:style style:name="T17" style:family="text">
      <style:text-properties style:font-name="Courier" fo:font-style="italic" style:font-name-asian="Courier1" style:font-style-asian="italic" style:font-name-complex="Courier1"/>
    </style:style>
    <style:style style:name="T18" style:family="text">
      <style:text-properties style:font-name="Courier" fo:font-style="normal" style:font-name-asian="Courier1" style:font-style-asian="normal" style:font-name-complex="Courier1"/>
    </style:style>
    <style:style style:name="T19" style:family="text">
      <style:text-properties fo:font-variant="normal" fo:text-transform="none" fo:color="#000000" loext:opacity="100%" style:text-line-through-style="none" style:text-line-through-type="none" style:text-position="0% 100%" fo:font-family="'Liberation Mono'" style:font-family-generic="roman" style:font-pitch="variable" fo:font-size="10pt" fo:font-style="italic" style:text-underline-style="none" fo:font-weight="normal" style:font-family-asian="'Liberation Mono'" style:font-family-generic-asian="system" style:font-pitch-asian="variable" style:font-size-asian="10pt" style:font-style-asian="italic" style:font-weight-asian="normal" style:font-family-complex="'Liberation Mono'" style:font-family-generic-complex="system" style:font-pitch-complex="variable" style:font-size-complex="10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STA</text:p>
      <text:p text:style-name="P2">Table of Content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text:a xlink:type="simple" xlink:href="#_e1e3zp42htre" text:style-name="Index_20_Link" text:visited-style-name="Index_20_Link"><text:span text:style-name="T1">Command Line Arguments<text:tab/>1</text:span></text:a></text:p>
          <text:p text:style-name="P3"><text:a xlink:type="simple" xlink:href="#_ohs4gzmf5ge5" text:style-name="Index_20_Link" text:visited-style-name="Index_20_Link"><text:span text:style-name="T1">Example Command Scripts<text:tab/>1</text:span></text:a></text:p>
          <text:p text:style-name="P4"><text:a xlink:type="simple" xlink:href="#_rlorgeckbqs4" text:style-name="Index_20_Link" text:visited-style-name="Index_20_Link"><text:span text:style-name="T1">Timing Analysis using SDF<text:tab/>2</text:span></text:a></text:p>
          <text:p text:style-name="P4"><text:a xlink:type="simple" xlink:href="#_nuy90ejyxldo" text:style-name="Index_20_Link" text:visited-style-name="Index_20_Link"><text:span text:style-name="T1">Timing Analysis with Multiple Process Corners<text:tab/>2</text:span></text:a></text:p>
          <text:p text:style-name="P4"><text:a xlink:type="simple" xlink:href="#_v61ao5j62cc" text:style-name="Index_20_Link" text:visited-style-name="Index_20_Link"><text:span text:style-name="T1">Power Analysis<text:tab/>2</text:span></text:a></text:p>
          <text:p text:style-name="P3"><text:a xlink:type="simple" xlink:href="#_xa8ygcne2ryi" text:style-name="Index_20_Link" text:visited-style-name="Index_20_Link"><text:span text:style-name="T1">TCL Interpreter<text:tab/>3</text:span></text:a></text:p>
          <text:p text:style-name="P3"><text:a xlink:type="simple" xlink:href="#_90u40w8dzqwq" text:style-name="Index_20_Link" text:visited-style-name="Index_20_Link"><text:span text:style-name="T1">Debugging Timing<text:tab/>4</text:span></text:a></text:p>
          <text:p text:style-name="P4"><text:a xlink:type="simple" xlink:href="#_vfre2644nuex" text:style-name="Index_20_Link" text:visited-style-name="Index_20_Link"><text:span text:style-name="T1">No paths found<text:tab/>4</text:span></text:a></text:p>
          <text:p text:style-name="P4"><text:a xlink:type="simple" xlink:href="#_cnfzplinvmud" text:style-name="Index_20_Link" text:visited-style-name="Index_20_Link"><text:span text:style-name="T1">No path reported an endpoint<text:tab/>5</text:span></text:a></text:p>
          <text:p text:style-name="P3"><text:a xlink:type="simple" xlink:href="#_6kmsc66s8wop" text:style-name="Index_20_Link" text:visited-style-name="Index_20_Link"><text:span text:style-name="T1">Commands<text:tab/>6</text:span></text:a></text:p>
          <text:p text:style-name="P3"><text:a xlink:type="simple" xlink:href="#_hdhvwa6cpo9h" text:style-name="Index_20_Link" text:visited-style-name="Index_20_Link"><text:span text:style-name="T1">Filter Expressions<text:tab/>80</text:span></text:a></text:p>
          <text:p text:style-name="P3"><text:a xlink:type="simple" xlink:href="#_t2bvvl4145zw" text:style-name="Index_20_Link" text:visited-style-name="Index_20_Link"><text:span text:style-name="T1">Variables<text:tab/>80</text:span></text:a></text:p>
          <text:p text:style-name="Heading_20_1"><text:bookmark text:name="_e1e3zp42htre"/>Command Line Arguments</text:p>
        </text:index-body>
      </text:table-of-content>
      <text:p text:style-name="P5"><text:span text:style-name="T1">The command line arguments for </text:span><text:span text:style-name="T2">sta</text:span><text:span text:style-name="T1"> are shown below.</text:span></text:p>
      <text:p text:style-name="P6"><text:span text:style-name="T2">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T3">cmd_file</text:span><text:span text:style-name="T2"><text:line-break/> <text:s/></text:span><text:span text:style-name="T3">cmd_file</text:span><text:span text:style-name="T2"> <text:s text:c="10"/>source </text:span><text:span text:style-name="T3">cmd_file</text:span></text:p>
      <text:p text:style-name="P5"><text:span text:style-name="T1">When OpenSTA starts up, commands are first read from the user initialization file </text:span><text:span text:style-name="T2">~/.sta</text:span><text:span text:style-name="T1"> if it exists. If a TCL command file </text:span><text:span text:style-name="T3">cmd_file</text:span><text:span text:style-name="T1"> is specified on the command line, commands are read from the file and executed before entering an interactive TCL command interpreter. If -exit is specified the application exits after reading </text:span><text:span text:style-name="T3">cmd_file</text:span><text:span text:style-name="T1">. Use the TCL </text:span><text:span text:style-name="T2">exit</text:span><text:span text:style-name="T1"> command to exit the application. The </text:span><text:span text:style-name="T2">–threads</text:span><text:span text:style-name="T1"> option specifies how many parallel threads to use. Use </text:span><text:span text:style-name="T2">–threads max</text:span><text:span text:style-name="T1"> to use one thread per processor.</text:span></text:p>
      <text:p text:style-name="P7"><text:bookmark text:name="_ohs4gzmf5ge5"/>Example Command Scripts</text:p>
      <text:p text:style-name="P5"><text:span text:style-name="T1">To read a design into OpenSTA use the </text:span><text:span text:style-name="T2">read_liberty</text:span><text:span text:style-name="T1"> command to read Liberty library files. Next, read hierarchical structural Verilog files with the </text:span><text:span text:style-name="T2">read_verilog</text:span><text:span text:style-name="T1"> command. The </text:span><text:span text:style-name="T2">link_design</text:span><text:span text:style-name="T1"> command links the Verilog to the Liberty timing cells. Any number of Liberty and Verilog files can be read before linking the design. </text:span></text:p>
      <text:p text:style-name="P5"><text:span text:style-name="T1">Delays used for timing analysis are calculated using the Liberty timing models. If no parasitics are read only the pin capacitances of the timing models are used in delay calculation. Use the </text:span><text:span text:style-name="T2">read_spef</text:span><text:span text:style-name="T1"> command to read parasitics from an extractor, or </text:span><text:span text:style-name="T2">read_sdf</text:span><text:span text:style-name="T1"> to use delays calculated by an external delay calculator.</text:span></text:p>
      <text:p text:style-name="P5"><text:span text:style-name="T1">Timing constraints can be entered as TCL commands or read using the </text:span><text:span text:style-name="T2">read_sdc</text:span><text:span text:style-name="T1"> command.</text:span></text:p>
      <text:p text:style-name="P5"><text:span text:style-name="T1">The units used by OpenSTA for all command arguments and reports are taken from the first Liberty file that is read. Use the </text:span><text:span text:style-name="T2">set_cmd_units</text:span><text:span text:style-name="T1"> command to override the default units.</text:span></text:p>
      <text:p text:style-name="Heading_20_2"><text:bookmark text:name="_rlorgeckbqs4"/><text:soft-page-break/>Timing Analysis using SDF</text:p>
      <text:p text:style-name="P8">A sample command file that reads a library and a Verilog netlist and reports timing checks is shown below.</text:p>
      <text:p text:style-name="P9">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10"><text:span text:style-name="T1">This example can be found in </text:span><text:span text:style-name="T2">examples/sdf_delays.tcl</text:span><text:span text:style-name="T1">.</text:span></text:p>
      <text:p text:style-name="Heading_20_2"><text:bookmark text:name="_nuy90ejyxldo"/>Timing Analysis with Multiple Process Corners</text:p>
      <text:p text:style-name="P8">An example command script using three process corners and +/-10% min/max derating is shown below.</text:p>
      <text:p text:style-name="P9">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late 1.1<text:line-break/>create_clock -name clk -period 10 {clk1 clk2 clk3}<text:line-break/>set_input_delay -clock clk 0 {in1 in2}<text:line-break/>report_checks -path_delay min_max<text:line-break/>report_checks -corner typ</text:p>
      <text:p text:style-name="P5"><text:span text:style-name="T1">This example can be found in </text:span><text:span text:style-name="T2">examples/spef_parasitics.tcl</text:span><text:span text:style-name="T1">. Other examples can be found in the </text:span><text:span text:style-name="T2">examples</text:span><text:span text:style-name="T1"> directory.</text:span></text:p>
      <text:p text:style-name="Heading_20_2"><text:bookmark text:name="_v61ao5j62cc"/>Power Analysis</text:p>
      <text:p text:style-name="P5"><text:span text:style-name="T1">OpenSTA also supports static power analysis with the </text:span><text:span text:style-name="T2">report_power</text:span><text:span text:style-name="T1"> command. Probabalistic switching activities are propagated from the input ports to determine switching activities for internal pins.</text:span></text:p>
      <text:p text:style-name="P9">read_liberty sky130hd_tt.lib<text:line-break/>read_verilog gcd_sky130hd.v<text:line-break/>link_design gcd<text:line-break/>read_sdc gcd_sky130hd.sdc<text:line-break/>read_spef gcd_sky130hd.spef<text:line-break/>set_power_activity -input -activity 0.1<text:line-break/>set_power_activity -input_port reset -activity 0<text:line-break/>report_power</text:p>
      <text:p text:style-name="P5"><text:span text:style-name="T1">In this example the activity for all inputs is set to </text:span><text:span text:style-name="T2">0.1</text:span><text:span text:style-name="T1">, and then the activity for the </text:span><text:span text:style-name="T2">reset</text:span><text:span text:style-name="T1"> signal is set to zero because it does not switch during steady state operation.</text:span></text:p>
      <text:p text:style-name="P11"><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5"><text:span text:style-name="T1">This example can be found in </text:span><text:span text:style-name="T2">examples/power.tcl</text:span><text:span text:style-name="T1">.</text:span></text:p>
      <text:p text:style-name="P5"><text:span text:style-name="T1">Gate level simulation results can be used to get a more accurate power estimate. For example, the Icarus verilog simulator can be used to run the the test bench </text:span><text:span text:style-name="T2">examples/gcd_tb.v</text:span><text:span text:style-name="T1"> for the gcd design in the previous example.</text:span></text:p>
      <text:p text:style-name="P9">iverilog -o gcd_tb gcd_tb.v<text:line-break/>vvp gcd_tb</text:p>
      <text:p text:style-name="P5"><text:span text:style-name="T1">The test bench writes the VCD (Value Change Data) file </text:span><text:span text:style-name="T2">gcd_sky130hd.vcd</text:span><text:span text:style-name="T1"> which can then be read with the </text:span><text:span text:style-name="T2">read_vcd</text:span><text:span text:style-name="T1"> command.</text:span></text:p>
      <text:p text:style-name="P9">read_liberty sky130hd_tt.lib<text:line-break/>read_verilog gcd_sky130hd.v<text:line-break/>link_design gcd<text:line-break/>read_sdc gcd_sky130hd.sdc<text:line-break/>read_spef gcd_sky130hd.spef<text:line-break/>read_vcd -scope gcd_tb/gcd1 gcd_sky130hd.vcd.gz<text:line-break/>report_power</text:p>
      <text:p text:style-name="P5"><text:span text:style-name="T1">This example can be found in </text:span><text:span text:style-name="T2">examples/power_vcd.tcl.</text:span></text:p>
      <text:p text:style-name="P8">Note that in this simple example design simulation based activities does not significantly change the results.</text:p>
      <text:p text:style-name="Heading_20_1"><text:bookmark text:name="_xa8ygcne2ryi"/>TCL Interpreter</text:p>
      <text:p text:style-name="P8">Keyword arguments to commands may be abbreviated. For example,</text:p>
      <text:p text:style-name="P9">report_checks -unique</text:p>
      <text:p text:style-name="P8">is equivalent to the following command.</text:p>
      <text:p text:style-name="P6"><text:span text:style-name="T2">report_checks -unique_paths_to_endpoint</text:span></text:p>
      <text:p text:style-name="P8">The help command lists matching commands and their arguments.</text:p>
      <text:p text:style-name="P9">&gt; help report*<text:line-break/>report_annotated_check [-setup] [-hold] [-recovery] [-removal] [-nochange]<text:line-break/> [-width] [-period] [-max_skew] [-max_lines liness] [-<text:soft-page-break/>list_annotated]group_path_count<text:line-break/>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line-break/>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path_count path_count]<text:line-break/> <text:s text:c="2"/>[-endpoint_path_count path_count]<text:line-break/> <text:s text:c="2"/>[-unique_paths_to_endpoint] [-slack_max slack_max] [-slack_min slack_min]<text:line-break/> <text:s text:c="2"/>[-sort_by_slack] [-path_group group_name]<text:line-break/> <text:s text:c="2"/>[-format full|full_clock|full_clock_expanded|short|end|summary]<text:line-break/>...</text:p>
      <text:p text:style-name="P8">Many reporting commands support redirection of the output to a file much like a Unix shell.</text:p>
      <text:p text:style-name="P9">report_checks -to out1 &gt; path.log<text:line-break/>report_checks -to out2 &gt;&gt; path.log</text:p>
      <text:p text:style-name="Heading_20_1"><text:bookmark text:name="_y6fk3dnvauu7"/>Debugging Timing</text:p>
      <text:p text:style-name="P8">Here are some guidelines for debugging your design if static timing does not report any paths, or does not report the expected paths.</text:p>
      <text:p text:style-name="P8">Debugging timing problems generally involves using the following commands to follow the propagation of arrival times from a known arrival downstream to understand why the arrival times are not propagating:</text:p>
      <text:p text:style-name="P9">report_edges<text:line-break/>report_arrivals<text:line-break/>report_net</text:p>
      <text:p text:style-name="P5"><text:span text:style-name="T2">report_edges -from</text:span><text:span text:style-name="T1"> can be used to walk forward and </text:span><text:span text:style-name="T2">report_edges -to</text:span><text:span text:style-name="T1"> to walk backward in the netlist/timing graph. </text:span><text:span text:style-name="T2">report_arrivals</text:span><text:span text:style-name="T1"> shows the min/max rise/fall arrival times with respect to each clock that has a path to the pin. </text:span><text:span text:style-name="T2">report_net</text:span><text:span text:style-name="T1"> shows connections to a net across hierarchy levels.</text:span></text:p>
      <text:p text:style-name="Heading_20_2"><text:bookmark text:name="_vfre2644nuex"/>No paths found</text:p>
      <text:p text:style-name="P5"><text:span text:style-name="T1">The </text:span><text:span text:style-name="T2">report_checks</text:span><text:span text:style-name="T1"> command only reports paths that are constrained by timing checks or SDC commands such as </text:span><text:span text:style-name="T2">set_output_delay</text:span><text:span text:style-name="T1">. If the design has only combinational logic (no registers or latches), there are no timing checks, so no paths are reported. Use the </text:span><text:span text:style-name="T2">-unconstrained</text:span><text:span text:style-name="T1"> option to </text:span><text:span text:style-name="T2">report_checks</text:span><text:span text:style-name="T1"> to see unconstrained paths.</text:span></text:p>
      <text:p text:style-name="P9">% report_checks -unconstrained</text:p>
      <text:p text:style-name="P5"><text:soft-page-break/><text:span text:style-name="T1">If the design is sequential (has registers or latches) and no paths are reported, it is likely that there is a problem with the clock propagation. Check the timing at an register in the design with the </text:span><text:span text:style-name="T2">report_arrivals</text:span><text:span text:style-name="T1"> command.</text:span></text:p>
      <text:p text:style-name="P9">% report_arrivals r1/CP<text:line-break/> (clk ^) r 0.00:0.00 f INF:-INF<text:line-break/> (clk v) r INF:-INF f 5.00:5.00</text:p>
      <text:p text:style-name="P5"><text:span text:style-name="T1">In this example the rising edge of the clock "</text:span><text:span text:style-name="T2">clk</text:span><text:span text:style-name="T1">" causes the rising arrival min:max time at 0.00, and the falling edge arrives at 5.00. Since the rising edge of the clock causes the rising edge of the register clock pin, the clock path is positive unate.</text:span></text:p>
      <text:p text:style-name="P8">The clock path should be positive or negative unate. Something is probably wrong with the clock network if it is non-unate. A non-unate clock path will report arrivals similar to the foillowing:</text:p>
      <text:p text:style-name="P9">% report_arrivals r1/CP<text:line-break/> (clk ^) r 0.00:0.00 f 0.00:0.00<text:line-break/> (clk v) r 5.00:5.00 f 5.00:5.00</text:p>
      <text:p text:style-name="P8">Notice that each clock edge causes both rise and fall arrivals at the register clock pin.</text:p>
      <text:p text:style-name="P5"><text:span text:style-name="T1">If there are no paths to the register clock pin, nothing is printed. Use the </text:span><text:span text:style-name="T2">report_edges -to</text:span><text:span text:style-name="T1"> command to find the gate driving the clock pin.</text:span></text:p>
      <text:p text:style-name="P9">% report_edges -to r1/CP<text:line-break/>i1/ZN -&gt; CP wire<text:line-break/> <text:s/>^ -&gt; ^ 0.00:0.00<text:line-break/> v -&gt; v 0.00:0.00</text:p>
      <text:p text:style-name="P5"><text:span text:style-name="T1">This shows that the gate/pin i1/ZN is driving the clock pin. The </text:span><text:span text:style-name="T2">report_edges -to</text:span><text:span text:style-name="T1"> commond can be used to walk backward or forward through the netlist one gate/net at a time. By checking the arrivals with the </text:span><text:span text:style-name="T2">report_arrival</text:span><text:span text:style-name="T1"> command you can determine where the path is broken.</text:span></text:p>
      <text:p text:style-name="Heading_20_2"><text:bookmark text:name="_cnfzplinvmud"/>No path reported an endpoint</text:p>
      <text:p text:style-name="P5"><text:span text:style-name="T1">In order for a timing check to be reported, there must be an arrival time at the data pin (the constrained pin) as well as the timing check clock pin. If </text:span><text:span text:style-name="T2">report_checks -to</text:span><text:span text:style-name="T1"> a register input does not report any paths, check that the input is constrained by a timing check with </text:span><text:span text:style-name="T2">report_edges -to</text:span><text:span text:style-name="T1">.</text:span></text:p>
      <text:p text:style-name="P6"><text:span text:style-name="T2">%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8">This reports the setup and hold checks for the D pin of r1.</text:p>
      <text:p text:style-name="P5"><text:soft-page-break/><text:span text:style-name="T1">Next, check the arrival times at the D and CP pins of the register with </text:span><text:span text:style-name="T2">report_arrivals</text:span><text:span text:style-name="T1">.</text:span></text:p>
      <text:p text:style-name="P9">% report_arrivals r1/D<text:line-break/> (clk1 ^) r 1.00:1.00 f 1.00:1.00<text:line-break/>% report_arrivals r1/CP<text:line-break/> (clk1 ^) r 0.00:0.00 f INF:-INF<text:line-break/> (clk1 v) r INF:-INF f 5.00:5.00</text:p>
      <text:p text:style-name="P5"><text:span text:style-name="T1">If there are no arrivals on an input port of the design, use the </text:span><text:span text:style-name="T2">set_input_delay</text:span><text:span text:style-name="T1"> command to specify the arrival times on the port.</text:span></text:p>
      <text:p text:style-name="Heading_20_1"><text:bookmark text:name="_6kmsc66s8wop"/>Commands</text:p>
      <table:table table:name="Table1" table:style-name="Table1">
        <table:table-column table:style-name="Table1.A"/>
        <table:table-column table:style-name="Table1.B"/>
        <table:table-row table:style-name="Table1.1">
          <table:table-cell table:style-name="Table1.A1" office:value-type="string">
            <text:p text:style-name="P12">all_clocks</text:p>
          </table:table-cell>
          <table:table-cell table:style-name="Table1.A1" office:value-type="string">
            <text:p text:style-name="P13"/>
          </table:table-cell>
        </table:table-row>
      </table:table>
      <text:p text:style-name="P14"><text:span text:style-name="T1">The </text:span><text:span text:style-name="T2">all_clocks</text:span><text:span text:style-name="T1"> command returns a list of all clocks that have been defined.</text:span></text:p>
      <table:table table:name="Table2" table:style-name="Table2">
        <table:table-column table:style-name="Table2.A"/>
        <table:table-column table:style-name="Table2.B"/>
        <table:table-row table:style-name="Table2.1">
          <table:table-cell table:style-name="Table2.A1" office:value-type="string">
            <text:p text:style-name="P15">all_inputs</text:p>
          </table:table-cell>
          <table:table-cell table:style-name="Table2.A1" office:value-type="string">
            <text:p text:style-name="P13">[-no_clocks]</text:p>
          </table:table-cell>
        </table:table-row>
        <table:table-row table:style-name="Table2.1">
          <table:table-cell table:style-name="Table2.A2" office:value-type="string">
            <text:p text:style-name="P13">-no_clocks</text:p>
          </table:table-cell>
          <table:table-cell table:style-name="Table2.A2" office:value-type="string">
            <text:p text:style-name="P16">Exclude inputs defined as clock sources.</text:p>
          </table:table-cell>
        </table:table-row>
      </table:table>
      <text:p text:style-name="P14"><text:span text:style-name="T1">The </text:span><text:span text:style-name="T2">all_inputs</text:span><text:span text:style-name="T1"> command returns a list of all input and bidirect ports of the current design.</text:span></text:p>
      <table:table table:name="Table3" table:style-name="Table3">
        <table:table-column table:style-name="Table3.A"/>
        <table:table-column table:style-name="Table3.B"/>
        <table:table-row table:style-name="Table3.1">
          <table:table-cell table:style-name="Table3.A1" office:value-type="string">
            <text:p text:style-name="P15">all_outputs</text:p>
          </table:table-cell>
          <table:table-cell table:style-name="Table3.A1" office:value-type="string">
            <text:p text:style-name="P13"/>
          </table:table-cell>
        </table:table-row>
      </table:table>
      <text:p text:style-name="P14"><text:span text:style-name="T1">The </text:span><text:span text:style-name="T2">all_outputs</text:span><text:span text:style-name="T1"> command returns a list of all output and bidirect ports of the design.</text:span></text:p>
      <table:table table:name="Table4" table:style-name="Table4">
        <table:table-column table:style-name="Table4.A"/>
        <table:table-column table:style-name="Table4.B"/>
        <table:table-row table:style-name="Table4.1">
          <table:table-cell table:style-name="Table4.A1" office:value-type="string">
            <text:p text:style-name="P15">all_registers</text:p>
          </table:table-cell>
          <table:table-cell table:style-name="Table4.A1" office:value-type="string">
            <text:p text:style-name="P17"><text:span text:style-name="T2">[-clock </text:span><text:span text:style-name="T3">clock_names</text:span><text:span text:style-name="T2">]<text:line-break/>[-cells | -data_pins | -clock_pins | -async_pins<text:line-break/> | -output_pins]<text:line-break/>[-level_sensitive]<text:line-break/>[-edge_triggered]</text:span></text:p>
          </table:table-cell>
        </table:table-row>
        <table:table-row table:style-name="Table4.1">
          <table:table-cell table:style-name="Table4.A2" office:value-type="string">
            <text:p text:style-name="P17"><text:span text:style-name="T2">-clock </text:span><text:span text:style-name="T3">clock_names </text:span></text:p>
          </table:table-cell>
          <table:table-cell table:style-name="Table4.A2" office:value-type="string">
            <text:p text:style-name="P18">A list of clock names. Only registers clocked by these clocks are returned.</text:p>
          </table:table-cell>
        </table:table-row>
        <table:table-row table:style-name="Table4.1">
          <table:table-cell table:style-name="Table4.A2" office:value-type="string">
            <text:p text:style-name="P13">-cells</text:p>
          </table:table-cell>
          <table:table-cell table:style-name="Table4.A2" office:value-type="string">
            <text:p text:style-name="P13">Return a list of register instances.</text:p>
          </table:table-cell>
        </table:table-row>
        <table:table-row table:style-name="Table4.1">
          <table:table-cell table:style-name="Table4.A2" office:value-type="string">
            <text:p text:style-name="P13">-data_pins</text:p>
          </table:table-cell>
          <table:table-cell table:style-name="Table4.A2" office:value-type="string">
            <text:p text:style-name="P13">Return the register data pins.</text:p>
          </table:table-cell>
        </table:table-row>
        <table:table-row table:style-name="Table4.1">
          <table:table-cell table:style-name="Table4.A2" office:value-type="string">
            <text:p text:style-name="P13">-clock_pins</text:p>
          </table:table-cell>
          <table:table-cell table:style-name="Table4.A2" office:value-type="string">
            <text:p text:style-name="P13">Return the register clock pins.</text:p>
          </table:table-cell>
        </table:table-row>
        <table:table-row table:style-name="Table4.1">
          <table:table-cell table:style-name="Table4.A2" office:value-type="string">
            <text:p text:style-name="P13">-async_pins</text:p>
          </table:table-cell>
          <table:table-cell table:style-name="Table4.A2" office:value-type="string">
            <text:p text:style-name="P13">Return the register set/clear pins.</text:p>
          </table:table-cell>
        </table:table-row>
        <table:table-row table:style-name="Table4.1">
          <table:table-cell table:style-name="Table4.A2" office:value-type="string">
            <text:p text:style-name="P13">-output_pins</text:p>
          </table:table-cell>
          <table:table-cell table:style-name="Table4.A2" office:value-type="string">
            <text:p text:style-name="P13">Return the register output pins.</text:p>
          </table:table-cell>
        </table:table-row>
        <table:table-row table:style-name="Table4.1">
          <table:table-cell table:style-name="Table4.A2" office:value-type="string">
            <text:p text:style-name="P13">-level_sensitive</text:p>
          </table:table-cell>
          <table:table-cell table:style-name="Table4.A2" office:value-type="string">
            <text:p text:style-name="P13">Return level-sensitive latches.</text:p>
          </table:table-cell>
        </table:table-row>
        <text:soft-page-break/>
        <table:table-row table:style-name="Table4.1">
          <table:table-cell table:style-name="Table4.A2" office:value-type="string">
            <text:p text:style-name="P13">-edge_triggered</text:p>
          </table:table-cell>
          <table:table-cell table:style-name="Table4.A2" office:value-type="string">
            <text:p text:style-name="P13">Return edge-triggered registers.</text:p>
          </table:table-cell>
        </table:table-row>
      </table:table>
      <text:p text:style-name="P14"><text:span text:style-name="T1">The </text:span><text:span text:style-name="T2">all_registers</text:span><text:span text:style-name="T1"> command returns a list of <text:s/>register instances or register pins in the design. Options allow the list of registers to be restricted in various ways. The -clock keyword restrcts the registers to those that are clocked by a set of clocks. The </text:span><text:span text:style-name="T2">-cells</text:span><text:span text:style-name="T1"> option returns the list of registers or latches (the default). The --</text:span><text:span text:style-name="T2">data_pins</text:span><text:span text:style-name="T1">, </text:span><text:span text:style-name="T2">-clock_pins</text:span><text:span text:style-name="T1">, </text:span><text:span text:style-name="T2">-async_pins</text:span><text:span text:style-name="T1"> and </text:span><text:span text:style-name="T2">-output_pins</text:span><text:span text:style-name="T1"> options cause </text:span><text:span text:style-name="T2">all_registers</text:span><text:span text:style-name="T1"> to return a list of register pins rather than instances. </text:span></text:p>
      <table:table table:name="Table5" table:style-name="Table5">
        <table:table-column table:style-name="Table5.A"/>
        <table:table-column table:style-name="Table5.B"/>
        <table:table-row table:style-name="Table5.1">
          <table:table-cell table:style-name="Table5.A1" office:value-type="string">
            <text:p text:style-name="P15">check_setup</text:p>
          </table:table-cell>
          <table:table-cell table:style-name="Table5.A1" office:value-type="string">
            <text:p text:style-name="P17"><text:span text:style-name="T2">[-verbose]<text:line-break/>[-unconstrained_endpoints]<text:line-break/>[-multiple_clock]<text:line-break/>[-no_clock]<text:line-break/>[-no_input_delay]<text:line-break/>[-loops]<text:line-break/>[-generated_clocks]<text:line-break/>[&gt; </text:span><text:span text:style-name="T3">filename</text:span><text:span text:style-name="T2">]<text:line-break/>[&gt;&gt; </text:span><text:span text:style-name="T3">filename</text:span><text:span text:style-name="T2">]</text:span></text:p>
          </table:table-cell>
        </table:table-row>
        <table:table-row table:style-name="Table5.1">
          <table:table-cell table:style-name="Table5.A2" office:value-type="string">
            <text:p text:style-name="P13">-verbose</text:p>
          </table:table-cell>
          <table:table-cell table:style-name="Table5.A2" office:value-type="string">
            <text:p text:style-name="P13">Show offending objects rather than just error counts.</text:p>
          </table:table-cell>
        </table:table-row>
        <table:table-row table:style-name="Table5.1">
          <table:table-cell table:style-name="Table5.A2" office:value-type="string">
            <text:p text:style-name="P13">-unconstrained_endpoints</text:p>
          </table:table-cell>
          <table:table-cell table:style-name="Table5.A2" office:value-type="string">
            <text:p text:style-name="P13">Check path endpoints for timing constraints (timing check or set_output_delay).</text:p>
          </table:table-cell>
        </table:table-row>
        <table:table-row table:style-name="Table5.1">
          <table:table-cell table:style-name="Table5.A2" office:value-type="string">
            <text:p text:style-name="P13">-multiple_clock</text:p>
          </table:table-cell>
          <table:table-cell table:style-name="Table5.A2" office:value-type="string">
            <text:p text:style-name="P13">Check register/latch clock pins for multiple clocks.</text:p>
          </table:table-cell>
        </table:table-row>
        <table:table-row table:style-name="Table5.1">
          <table:table-cell table:style-name="Table5.A2" office:value-type="string">
            <text:p text:style-name="P13">-no_clock</text:p>
          </table:table-cell>
          <table:table-cell table:style-name="Table5.A2" office:value-type="string">
            <text:p text:style-name="P13">Check register/latch clock pins for a clock.</text:p>
          </table:table-cell>
        </table:table-row>
        <table:table-row table:style-name="Table5.1">
          <table:table-cell table:style-name="Table5.A2" office:value-type="string">
            <text:p text:style-name="P13">-no_input_delay</text:p>
          </table:table-cell>
          <table:table-cell table:style-name="Table5.A2" office:value-type="string">
            <text:p text:style-name="P13">Check for inputs that do not have a set_input_delay command.</text:p>
          </table:table-cell>
        </table:table-row>
        <table:table-row table:style-name="Table5.1">
          <table:table-cell table:style-name="Table5.A2" office:value-type="string">
            <text:p text:style-name="P13">-loops</text:p>
          </table:table-cell>
          <table:table-cell table:style-name="Table5.A2" office:value-type="string">
            <text:p text:style-name="P13">Check for combinational logic loops.</text:p>
          </table:table-cell>
        </table:table-row>
        <table:table-row table:style-name="Table5.1">
          <table:table-cell table:style-name="Table5.A2" office:value-type="string">
            <text:p text:style-name="P13">-generated_clocks</text:p>
          </table:table-cell>
          <table:table-cell table:style-name="Table5.A2" office:value-type="string">
            <text:p text:style-name="P13">Check that generated clock source pins have been defined as clocks.</text:p>
          </table:table-cell>
        </table:table-row>
      </table:table>
      <text:p text:style-name="P14"><text:span text:style-name="T1">The </text:span><text:span text:style-name="T2">check_setup</text:span><text:span text:style-name="T1"> command performs sanity checks on the design. Individual checks can be performed with the keywords. If no check keywords are specified all checks are performed. Checks that fail are reported as warnings. If no checks fail nothing is reported. The command returns 1 if there are no warnings for use in scripts.</text:span></text:p>
      <table:table table:name="Table6" table:style-name="Table6">
        <table:table-column table:style-name="Table6.A"/>
        <table:table-column table:style-name="Table6.B"/>
        <table:table-row table:style-name="Table6.1">
          <table:table-cell table:style-name="Table6.A1" office:value-type="string">
            <text:p text:style-name="P15">connect_pin</text:p>
          </table:table-cell>
          <table:table-cell table:style-name="Table6.A1" office:value-type="string">
            <text:p text:style-name="P17"><text:span text:style-name="T3">net<text:line-break/>port</text:span><text:span text:style-name="T2">|</text:span><text:span text:style-name="T3">pin</text:span></text:p>
          </table:table-cell>
        </table:table-row>
        <table:table-row table:style-name="Table6.1">
          <table:table-cell table:style-name="Table6.A2" office:value-type="string">
            <text:p text:style-name="P19">net</text:p>
          </table:table-cell>
          <table:table-cell table:style-name="Table6.A2" office:value-type="string">
            <text:p text:style-name="P13">A net to add connections to.</text:p>
          </table:table-cell>
        </table:table-row>
        <table:table-row table:style-name="Table6.1">
          <table:table-cell table:style-name="Table6.A2" office:value-type="string">
            <text:p text:style-name="P19">port</text:p>
          </table:table-cell>
          <table:table-cell table:style-name="Table6.A2" office:value-type="string">
            <text:p text:style-name="P17"><text:span text:style-name="T2">A port to connect to </text:span><text:span text:style-name="T3">net</text:span><text:span text:style-name="T2">.</text:span></text:p>
          </table:table-cell>
        </table:table-row>
        <table:table-row table:style-name="Table6.1">
          <table:table-cell table:style-name="Table6.A2" office:value-type="string">
            <text:p text:style-name="P19">Pin</text:p>
          </table:table-cell>
          <table:table-cell table:style-name="Table6.A2" office:value-type="string">
            <text:p text:style-name="P17"><text:span text:style-name="T2">A pin to connect to </text:span><text:span text:style-name="T3">net</text:span><text:span text:style-name="T2">.</text:span></text:p>
          </table:table-cell>
        </table:table-row>
      </table:table>
      <text:p text:style-name="P14"><text:soft-page-break/><text:span text:style-name="T1">The </text:span><text:span text:style-name="T2">connect_pin</text:span><text:span text:style-name="T1"> command connects a port or instance pin to a net.</text:span></text:p>
      <table:table table:name="Table7" table:style-name="Table7">
        <table:table-column table:style-name="Table7.A"/>
        <table:table-column table:style-name="Table7.B"/>
        <table:table-row table:style-name="Table7.1">
          <table:table-cell table:style-name="Table7.A1" office:value-type="string">
            <text:p text:style-name="P15">create_clock</text:p>
          </table:table-cell>
          <table:table-cell table:style-name="Table7.A1" office:value-type="string">
            <text:p text:style-name="P17"><text:span text:style-name="T2">-period </text:span><text:span text:style-name="T3">period</text:span><text:span text:style-name="T2"><text:line-break/>[-name </text:span><text:span text:style-name="T3">clock_name</text:span><text:span text:style-name="T2">]<text:line-break/>[-waveform </text:span><text:span text:style-name="T3">edge_list</text:span><text:span text:style-name="T2">]<text:line-break/>[-add]<text:line-break/>[</text:span><text:span text:style-name="T3">pin_list</text:span><text:span text:style-name="T2">]</text:span></text:p>
          </table:table-cell>
        </table:table-row>
        <table:table-row table:style-name="Table7.1">
          <table:table-cell table:style-name="Table7.A2" office:value-type="string">
            <text:p text:style-name="P17"><text:span text:style-name="T2">-period </text:span><text:span text:style-name="T3">period</text:span></text:p>
          </table:table-cell>
          <table:table-cell table:style-name="Table7.A2" office:value-type="string">
            <text:p text:style-name="P13">The clock period.</text:p>
          </table:table-cell>
        </table:table-row>
        <table:table-row table:style-name="Table7.1">
          <table:table-cell table:style-name="Table7.A2" office:value-type="string">
            <text:p text:style-name="P17"><text:span text:style-name="T2">-name </text:span><text:span text:style-name="T3">clock_name</text:span></text:p>
          </table:table-cell>
          <table:table-cell table:style-name="Table7.A2" office:value-type="string">
            <text:p text:style-name="P13">The name of the clock.</text:p>
          </table:table-cell>
        </table:table-row>
        <table:table-row table:style-name="Table7.1">
          <table:table-cell table:style-name="Table7.A2" office:value-type="string">
            <text:p text:style-name="P17"><text:span text:style-name="T2">-waveform </text:span><text:span text:style-name="T3">edge_list</text:span></text:p>
          </table:table-cell>
          <table:table-cell table:style-name="Table7.A2" office:value-type="string">
            <text:p text:style-name="P13">A list of edge rise and fall time.</text:p>
          </table:table-cell>
        </table:table-row>
        <table:table-row table:style-name="Table7.1">
          <table:table-cell table:style-name="Table7.A2" office:value-type="string">
            <text:p text:style-name="P13">-add</text:p>
          </table:table-cell>
          <table:table-cell table:style-name="Table7.A2" office:value-type="string">
            <text:p text:style-name="P17"><text:span text:style-name="T2">Add this clock to the clocks on </text:span><text:span text:style-name="T3">pin_list</text:span><text:span text:style-name="T2">.</text:span></text:p>
          </table:table-cell>
        </table:table-row>
        <table:table-row table:style-name="Table7.1">
          <table:table-cell table:style-name="Table7.A2" office:value-type="string">
            <text:p text:style-name="P19">pin_list</text:p>
          </table:table-cell>
          <table:table-cell table:style-name="Table7.A2" office:value-type="string">
            <text:p text:style-name="P13">A list of pins driven by the clock.</text:p>
          </table:table-cell>
        </table:table-row>
      </table:table>
      <text:p text:style-name="P14"><text:span text:style-name="T1">The </text:span><text:span text:style-name="T2">create_clock</text:span><text:span text:style-name="T1"> command defines the waveform of a clock used by the design.</text:span></text:p>
      <text:p text:style-name="P5"><text:span text:style-name="T1">If no </text:span><text:span text:style-name="T3">pin_list</text:span><text:span text:style-name="T1"> is specified the clock is </text:span><text:span text:style-name="T4">virtual</text:span><text:span text:style-name="T1">. A virtual clock can be refered to by name in input arrival and departure time commands but is not attached to any pins in the design.</text:span></text:p>
      <text:p text:style-name="P8">If no clock name is specified the name of the first pin is used as the clock name.</text:p>
      <text:p text:style-name="P8">If a wavform is not specified the clock rises at zero and falls at half the clock period. The waveform is a list with time the clock rises as the first element and the time it falls as the second element.</text:p>
      <text:p text:style-name="P5"><text:span text:style-name="T1">If a clock is already defined on a pin the clock is redefined using the new clock parameters. If multiple clocks drive the same pin, use the </text:span><text:span text:style-name="T2">-add</text:span><text:span text:style-name="T1"> option to prevent the existing definition from being overwritten.</text:span></text:p>
      <text:p text:style-name="P8">The following command creates a clock with a period of 10 time units that rises at time 0 and falls at 5 time units on the pin named clk1.</text:p>
      <text:p text:style-name="P9">create_clock -period 10 clk1</text:p>
      <text:p text:style-name="P5"><text:span text:style-name="T1">The following command creates a clock with a period of 10 time units that is high at time zero, falls at time 2 and rises at time 8. The clock drives three pins named </text:span><text:span text:style-name="T2">clk1</text:span><text:span text:style-name="T1">, </text:span><text:span text:style-name="T2">clk2</text:span><text:span text:style-name="T1">, and </text:span><text:span text:style-name="T2">clk3</text:span><text:span text:style-name="T1">.</text:span></text:p>
      <text:p text:style-name="P9">create_clock -period 10 -waveform {8 2} -name clk {clk1 clk2 clk3}</text:p>
      <table:table table:name="Table8" table:style-name="Table8">
        <table:table-column table:style-name="Table8.A"/>
        <table:table-column table:style-name="Table8.B"/>
        <text:soft-page-break/>
        <table:table-row table:style-name="Table8.1">
          <table:table-cell table:style-name="Table8.A1" office:value-type="string">
            <text:p text:style-name="P15">create_generated_clock</text:p>
          </table:table-cell>
          <table:table-cell table:style-name="Table8.A1" office:value-type="string">
            <text:p text:style-name="P17"><text:span text:style-name="T2">[-name </text:span><text:span text:style-name="T3">clock_name</text:span><text:span text:style-name="T2">]<text:line-break/>-source </text:span><text:span text:style-name="T3">master_pin<text:line-break/></text:span><text:span text:style-name="T2">[-master_clock </text:span><text:span text:style-name="T3">master_clock</text:span><text:span text:style-name="T2">]<text:line-break/>[-divide_by </text:span><text:span text:style-name="T3">divisor</text:span><text:span text:style-name="T2">]<text:line-break/>[-multiply_by </text:span><text:span text:style-name="T3">multiplier</text:span><text:span text:style-name="T2">]<text:line-break/>[-duty_cycle duty_cycle]<text:line-break/>[-invert]<text:line-break/>[-edges </text:span><text:span text:style-name="T3">edge_list</text:span><text:span text:style-name="T2">]<text:line-break/>[-edge_shift </text:span><text:span text:style-name="T3">shift_list</text:span><text:span text:style-name="T2">]<text:line-break/>[-add]<text:line-break/></text:span><text:span text:style-name="T3">pin_list</text:span></text:p>
          </table:table-cell>
        </table:table-row>
        <table:table-row table:style-name="Table8.1">
          <table:table-cell table:style-name="Table8.A2" office:value-type="string">
            <text:p text:style-name="P17"><text:span text:style-name="T2">-name </text:span><text:span text:style-name="T3">clock_name</text:span></text:p>
          </table:table-cell>
          <table:table-cell table:style-name="Table8.A2" office:value-type="string">
            <text:p text:style-name="P13">The name of the generated clock.</text:p>
          </table:table-cell>
        </table:table-row>
        <table:table-row table:style-name="Table8.1">
          <table:table-cell table:style-name="Table8.A2" office:value-type="string">
            <text:p text:style-name="P17"><text:span text:style-name="T2">-source </text:span><text:span text:style-name="T3">master_pin</text:span></text:p>
          </table:table-cell>
          <table:table-cell table:style-name="Table8.A2" office:value-type="string">
            <text:p text:style-name="P13">A pin or port in the fanout of the master clock that is the source of the generated clock.</text:p>
          </table:table-cell>
        </table:table-row>
        <table:table-row table:style-name="Table8.1">
          <table:table-cell table:style-name="Table8.A2" office:value-type="string">
            <text:p text:style-name="P17"><text:span text:style-name="T2">-master_clock </text:span><text:span text:style-name="T3">master_clock</text:span></text:p>
          </table:table-cell>
          <table:table-cell table:style-name="Table8.A2" office:value-type="string">
            <text:p text:style-name="P17"><text:span text:style-name="T2">Use -master_clock to specify which source clock to use when multiple clocks are present on </text:span><text:span text:style-name="T3">master_pin</text:span><text:span text:style-name="T2">.</text:span></text:p>
          </table:table-cell>
        </table:table-row>
        <table:table-row table:style-name="Table8.1">
          <table:table-cell table:style-name="Table8.A2" office:value-type="string">
            <text:p text:style-name="P17"><text:span text:style-name="T2">-divide_by </text:span><text:span text:style-name="T3">divisor</text:span></text:p>
          </table:table-cell>
          <table:table-cell table:style-name="Table8.A2" office:value-type="string">
            <text:p text:style-name="P17"><text:span text:style-name="T2">Divide the master clock period by </text:span><text:span text:style-name="T3">divisor</text:span><text:span text:style-name="T2">.</text:span></text:p>
          </table:table-cell>
        </table:table-row>
        <table:table-row table:style-name="Table8.1">
          <table:table-cell table:style-name="Table8.A2" office:value-type="string">
            <text:p text:style-name="P17"><text:span text:style-name="T2">-multiply_by </text:span><text:span text:style-name="T3">multiplier</text:span></text:p>
          </table:table-cell>
          <table:table-cell table:style-name="Table8.A2" office:value-type="string">
            <text:p text:style-name="P17"><text:span text:style-name="T2">Multiply the master clock period by </text:span><text:span text:style-name="T3">multiplier</text:span><text:span text:style-name="T2">.</text:span></text:p>
          </table:table-cell>
        </table:table-row>
        <table:table-row table:style-name="Table8.1">
          <table:table-cell table:style-name="Table8.A2" office:value-type="string">
            <text:p text:style-name="P17"><text:span text:style-name="T2">-duty_cycle </text:span><text:span text:style-name="T3">duty_cycle</text:span></text:p>
          </table:table-cell>
          <table:table-cell table:style-name="Table8.A2" office:value-type="string">
            <text:p text:style-name="P13">The percent of the period that the generated clock is high (between 0 and 100).</text:p>
          </table:table-cell>
        </table:table-row>
        <table:table-row table:style-name="Table8.1">
          <table:table-cell table:style-name="Table8.A2" office:value-type="string">
            <text:p text:style-name="P13">-invert</text:p>
          </table:table-cell>
          <table:table-cell table:style-name="Table8.A2" office:value-type="string">
            <text:p text:style-name="P13">Invert the master clock.</text:p>
          </table:table-cell>
        </table:table-row>
        <table:table-row table:style-name="Table8.1">
          <table:table-cell table:style-name="Table8.A2" office:value-type="string">
            <text:p text:style-name="P17"><text:span text:style-name="T2">-edges </text:span><text:span text:style-name="T3">edge_list</text:span></text:p>
          </table:table-cell>
          <table:table-cell table:style-name="Table8.A2" office:value-type="string">
            <text:p text:style-name="P17"><text:span text:style-name="T2">List of master clock edges to use in the generated clock. Edges are numbered from 1. </text:span><text:span text:style-name="T3">edge_list</text:span><text:span text:style-name="T2"> must be 3 edges long.</text:span></text:p>
          </table:table-cell>
        </table:table-row>
        <table:table-row table:style-name="Table8.1">
          <table:table-cell table:style-name="Table8.A2" office:value-type="string">
            <text:p text:style-name="P17"><text:span text:style-name="T2">-edge_shift </text:span><text:span text:style-name="T3">shift_list</text:span></text:p>
          </table:table-cell>
          <table:table-cell table:style-name="Table8.A2" office:value-type="string">
            <text:p text:style-name="P13">Not supported.</text:p>
          </table:table-cell>
        </table:table-row>
        <table:table-row table:style-name="Table8.1">
          <table:table-cell table:style-name="Table8.A2" office:value-type="string">
            <text:p text:style-name="P13">-add</text:p>
          </table:table-cell>
          <table:table-cell table:style-name="Table8.A2" office:value-type="string">
            <text:p text:style-name="P17"><text:span text:style-name="T2">Add this clock to the existing clocks on </text:span><text:span text:style-name="T3">pin_list</text:span><text:span text:style-name="T2">.</text:span></text:p>
          </table:table-cell>
        </table:table-row>
        <table:table-row table:style-name="Table8.1">
          <table:table-cell table:style-name="Table8.A2" office:value-type="string">
            <text:p text:style-name="P19">pin_list</text:p>
          </table:table-cell>
          <table:table-cell table:style-name="Table8.A2" office:value-type="string">
            <text:p text:style-name="P13">A list of pins driven by the generated clock.</text:p>
          </table:table-cell>
        </table:table-row>
      </table:table>
      <text:p text:style-name="P14"><text:span text:style-name="T1">The </text:span><text:span text:style-name="T2">create_generated_clock</text:span><text:span text:style-name="T1"> command is used to generate a clock from an existing clock definition. It is used to model clock generation circuits such as clock dividers and phase locked loops.</text:span></text:p>
      <text:p text:style-name="P5"><text:span text:style-name="T1">The </text:span><text:span text:style-name="T2">-divide_by</text:span><text:span text:style-name="T1">, </text:span><text:span text:style-name="T2">-multiply_by</text:span><text:span text:style-name="T1"> and </text:span><text:span text:style-name="T2">-edges</text:span><text:span text:style-name="T1"> arguments are mutually exclusive.</text:span></text:p>
      <text:p text:style-name="P5"><text:span text:style-name="T1">The </text:span><text:span text:style-name="T2">-multiply_by</text:span><text:span text:style-name="T1"> option is used to generate a higher frequency clock from the source clock. The period of the generated clock is divided by </text:span><text:span text:style-name="T3">multiplier</text:span><text:span text:style-name="T1">. The clock </text:span><text:span text:style-name="T3">multiplier</text:span><text:span text:style-name="T1"> must be a positive integer. If a duty cycle is specified the generated clock rises at zero and falls at period * duty_cycle / 100. If no duty cycle is specified the source clock edge times are divided by </text:span><text:span text:style-name="T3">multiplier</text:span><text:span text:style-name="T1">.</text:span></text:p>
      <text:p text:style-name="P5"><text:soft-page-break/><text:span text:style-name="T1">The </text:span><text:span text:style-name="T2">-divide_by</text:span><text:span text:style-name="T1"> option is used to generate a lower frequency clock from the source clock. The clock </text:span><text:span text:style-name="T3">divisor</text:span><text:span text:style-name="T1"> must be a positive integer. If the clock divisor is a power of two the source clock period is multiplied by </text:span><text:span text:style-name="T3">divisor</text:span><text:span text:style-name="T1">, the clock rise time is the same as the source clock, and the clock fall edge is one half period later. If the clock divisor is not a power of two the source clock waveform edge times are multiplied by </text:span><text:span text:style-name="T3">divisor</text:span><text:span text:style-name="T1">.</text:span></text:p>
      <text:p text:style-name="P5"><text:span text:style-name="T1">The </text:span><text:span text:style-name="T2">-edges</text:span><text:span text:style-name="T1"> option forms the generated clock waveform by selecting edges from the source clock waveform.</text:span></text:p>
      <text:p text:style-name="P5"><text:span text:style-name="T1">If the </text:span><text:span text:style-name="T2">-invert</text:span><text:span text:style-name="T1"> option is specified the waveform derived above is inverted.</text:span></text:p>
      <text:p text:style-name="P5"><text:span text:style-name="T1">If a clock is already defined on a pin the clock is redefined using the new clock parameters. If multiple clocks drive the same pin, use the </text:span><text:span text:style-name="T2">-add</text:span><text:span text:style-name="T1"> option to prevent the existing definition from being overwritten.</text:span></text:p>
      <text:p text:style-name="P10"><text:span text:style-name="T1">In the example show below generates a clock named </text:span><text:span text:style-name="T2">gclk1</text:span><text:span text:style-name="T1"> on register output pin </text:span><text:span text:style-name="T2">r1/Q </text:span><text:span text:style-name="T1">by dividing it by four.</text:span></text:p>
      <text:p text:style-name="P9">create_clock -period 10 -waveform {1 8} clk1<text:line-break/>create_generated_clock -name gclk1 -source clk1 -divide_by 4 r1/Q</text:p>
      <text:p text:style-name="P8">The generated clock has a period of 40, rises at time 1 and falls at time 21.</text:p>
      <text:p text:style-name="P8">In the example shown below the duty cycle is used to define the derived clock waveform.</text:p>
      <text:p text:style-name="P9">create_generated_clock -name gclk1 -source clk1 -duty_cycle 50 \<text:line-break/> <text:s text:c="22"/>-multiply_by 2 r1/Q</text:p>
      <text:p text:style-name="P8">The generated clock has a period of 5, rises at time .5 and falls at time 3.</text:p>
      <text:p text:style-name="P8">In the example shown below the first, third and fifth source clock edges are used to define the derived clock waveform.</text:p>
      <text:p text:style-name="P9">create_generated_clock -name gclk1 -source clk1 -edges {1 3 5} r1/Q</text:p>
      <text:p text:style-name="P8">The generated clock has a period of 20, rises at time 1 and falls at time 11.</text:p>
      <table:table table:name="Table9" table:style-name="Table9">
        <table:table-column table:style-name="Table9.A"/>
        <table:table-column table:style-name="Table9.B"/>
        <table:table-row table:style-name="Table9.1">
          <table:table-cell table:style-name="Table9.A1" office:value-type="string">
            <text:p text:style-name="P15">create_voltage_area</text:p>
          </table:table-cell>
          <table:table-cell table:style-name="Table9.A1" office:value-type="string">
            <text:p text:style-name="P17"><text:span text:style-name="T2">[-name </text:span><text:span text:style-name="T3">name</text:span><text:span text:style-name="T2">]<text:line-break/>[-coordinate </text:span><text:span text:style-name="T3">coordinates</text:span><text:span text:style-name="T2">]<text:line-break/>[-guard_band_x </text:span><text:span text:style-name="T3">guard_x</text:span><text:span text:style-name="T2">]<text:line-break/>[-guard_band_y </text:span><text:span text:style-name="T3">guard_y</text:span><text:span text:style-name="T2">]</text:span><text:span text:style-name="T3"><text:line-break/>cells</text:span></text:p>
          </table:table-cell>
        </table:table-row>
      </table:table>
      <text:p text:style-name="P20">This command is parsed and ignored by timing analysis.</text:p>
      <table:table table:name="Table10" table:style-name="Table10">
        <table:table-column table:style-name="Table10.A"/>
        <table:table-column table:style-name="Table10.B"/>
        <table:table-row table:style-name="Table10.1">
          <table:table-cell table:style-name="Table10.A1" office:value-type="string">
            <text:p text:style-name="P15">current_design</text:p>
          </table:table-cell>
          <table:table-cell table:style-name="Table10.A1" office:value-type="string">
            <text:p text:style-name="P17"><text:span text:style-name="T2">[</text:span><text:span text:style-name="T3">design</text:span><text:span text:style-name="T2">]</text:span></text:p>
          </table:table-cell>
        </table:table-row>
      </table:table>
      <text:p text:style-name="P20"/>
      <table:table table:name="Table11" table:style-name="Table11">
        <table:table-column table:style-name="Table11.A"/>
        <table:table-column table:style-name="Table11.B"/>
        <text:soft-page-break/>
        <table:table-row table:style-name="Table11.1">
          <table:table-cell table:style-name="Table11.A1" office:value-type="string">
            <text:p text:style-name="P15">current_instance</text:p>
          </table:table-cell>
          <table:table-cell table:style-name="Table11.A1" office:value-type="string">
            <text:p text:style-name="P17"><text:span text:style-name="T2">[</text:span><text:span text:style-name="T3">instance</text:span><text:span text:style-name="T2">]</text:span></text:p>
          </table:table-cell>
        </table:table-row>
        <table:table-row table:style-name="Table11.1">
          <table:table-cell table:style-name="Table11.A2" office:value-type="string">
            <text:p text:style-name="P19">instance</text:p>
          </table:table-cell>
          <table:table-cell table:style-name="Table11.A2" office:value-type="string">
            <text:p text:style-name="P13">Not supported.</text:p>
          </table:table-cell>
        </table:table-row>
      </table:table>
      <text:p text:style-name="P20"/>
      <table:table table:name="Table12" table:style-name="Table12">
        <table:table-column table:style-name="Table12.A"/>
        <table:table-column table:style-name="Table12.B"/>
        <table:table-row table:style-name="Table12.1">
          <table:table-cell table:style-name="Table12.A1" office:value-type="string">
            <text:p text:style-name="P15">define_corners</text:p>
          </table:table-cell>
          <table:table-cell table:style-name="Table12.A1" office:value-type="string">
            <text:p text:style-name="P17"><text:span text:style-name="T3">corner1</text:span><text:span text:style-name="T2"> </text:span><text:span text:style-name="T3">[corner2]...</text:span></text:p>
          </table:table-cell>
        </table:table-row>
        <table:table-row table:style-name="Table12.1">
          <table:table-cell table:style-name="Table12.A2" office:value-type="string">
            <text:p text:style-name="P19">corner</text:p>
          </table:table-cell>
          <table:table-cell table:style-name="Table12.A2" office:value-type="string">
            <text:p text:style-name="P13">The name of a delay calculation corner.</text:p>
          </table:table-cell>
        </table:table-row>
      </table:table>
      <text:p text:style-name="P14"><text:span text:style-name="T1">Use the </text:span><text:span text:style-name="T2">define_corners</text:span><text:span text:style-name="T1"> command to define the names of multiple process/temperature/voltage corners. The </text:span><text:span text:style-name="T2">define_corners</text:span><text:span text:style-name="T1"> command must follow </text:span><text:span text:style-name="T2">set_operating_conditions -analysis_type and </text:span><text:span text:style-name="T1">precede any reference to the corner names and can only appear once in a command file. There is no support for re-defining corners.</text:span></text:p>
      <text:p text:style-name="P20">For analysis type single, each corner has one delay calculation result and early/late path arrivals. For analysis type best_case/worst_case and on_chip_variation, each corner has min/max delay calculation results and early/late path arrivals.</text:p>
      <table:table table:name="Table13" table:style-name="Table13">
        <table:table-column table:style-name="Table13.A"/>
        <table:table-column table:style-name="Table13.B"/>
        <table:table-row table:style-name="Table13.1">
          <table:table-cell table:style-name="Table13.A1" office:value-type="string">
            <text:p text:style-name="P15">delete_clock</text:p>
          </table:table-cell>
          <table:table-cell table:style-name="Table13.A1" office:value-type="string">
            <text:p text:style-name="P17"><text:span text:style-name="T2">[-all] </text:span><text:span text:style-name="T3">clocks</text:span></text:p>
          </table:table-cell>
        </table:table-row>
        <table:table-row table:style-name="Table13.1">
          <table:table-cell table:style-name="Table13.A2" office:value-type="string">
            <text:p text:style-name="P19">clocks</text:p>
          </table:table-cell>
          <table:table-cell table:style-name="Table13.A2" office:value-type="string">
            <text:p text:style-name="P21">A list of clocks to remove.</text:p>
          </table:table-cell>
        </table:table-row>
      </table:table>
      <text:p text:style-name="P20"/>
      <table:table table:name="Table14" table:style-name="Table14">
        <table:table-column table:style-name="Table14.A"/>
        <table:table-column table:style-name="Table14.B"/>
        <table:table-row table:style-name="Table14.1">
          <table:table-cell table:style-name="Table14.A1" office:value-type="string">
            <text:p text:style-name="P15">delete_from_list</text:p>
          </table:table-cell>
          <table:table-cell table:style-name="Table14.A1" office:value-type="string">
            <text:p text:style-name="P19">list objects</text:p>
          </table:table-cell>
        </table:table-row>
        <table:table-row table:style-name="Table14.1">
          <table:table-cell table:style-name="Table14.A2" office:value-type="string">
            <text:p text:style-name="P19">list</text:p>
          </table:table-cell>
          <table:table-cell table:style-name="Table14.A2" office:value-type="string">
            <text:p text:style-name="P22">A list of objects.</text:p>
          </table:table-cell>
        </table:table-row>
        <table:table-row table:style-name="Table14.1">
          <table:table-cell table:style-name="Table14.A2" office:value-type="string">
            <text:p text:style-name="P19">objects</text:p>
          </table:table-cell>
          <table:table-cell table:style-name="Table14.A2" office:value-type="string">
            <text:p text:style-name="P22">A list of objects to delete from list.</text:p>
          </table:table-cell>
        </table:table-row>
      </table:table>
      <text:p text:style-name="P20"/>
      <table:table table:name="Table15" table:style-name="Table15">
        <table:table-column table:style-name="Table15.A"/>
        <table:table-column table:style-name="Table15.B"/>
        <table:table-row table:style-name="Table15.1">
          <table:table-cell table:style-name="Table15.A1" office:value-type="string">
            <text:p text:style-name="P15">delete_generated_clock</text:p>
          </table:table-cell>
          <table:table-cell table:style-name="Table15.A1" office:value-type="string">
            <text:p text:style-name="P17"><text:span text:style-name="T2">[-all] </text:span><text:span text:style-name="T3">clocks</text:span></text:p>
          </table:table-cell>
        </table:table-row>
        <table:table-row table:style-name="Table15.1">
          <table:table-cell table:style-name="Table15.A2" office:value-type="string">
            <text:p text:style-name="P19">clocks</text:p>
          </table:table-cell>
          <table:table-cell table:style-name="Table15.A2" office:value-type="string">
            <text:p text:style-name="P21">A list of generated clocks to remove.</text:p>
          </table:table-cell>
        </table:table-row>
      </table:table>
      <text:p text:style-name="P20"/>
      <table:table table:name="Table16" table:style-name="Table16">
        <table:table-column table:style-name="Table16.A"/>
        <table:table-column table:style-name="Table16.B"/>
        <table:table-row table:style-name="Table16.1">
          <table:table-cell table:style-name="Table16.A1" office:value-type="string">
            <text:p text:style-name="P15">delete_instance</text:p>
          </table:table-cell>
          <table:table-cell table:style-name="Table16.A1" office:value-type="string">
            <text:p text:style-name="P19">instance</text:p>
          </table:table-cell>
        </table:table-row>
        <table:table-row table:style-name="Table16.1">
          <table:table-cell table:style-name="Table16.A2" office:value-type="string">
            <text:p text:style-name="P19">instance</text:p>
          </table:table-cell>
          <table:table-cell table:style-name="Table16.A2" office:value-type="string">
            <text:p text:style-name="P21">Instance to delete.</text:p>
          </table:table-cell>
        </table:table-row>
      </table:table>
      <text:p text:style-name="P14"><text:soft-page-break/><text:span text:style-name="T1">The network editing command </text:span><text:span text:style-name="T2">delete_instance</text:span><text:span text:style-name="T1"> removes an instance from the design.</text:span></text:p>
      <table:table table:name="Table17" table:style-name="Table17">
        <table:table-column table:style-name="Table17.A"/>
        <table:table-column table:style-name="Table17.B"/>
        <table:table-row table:style-name="Table17.1">
          <table:table-cell table:style-name="Table17.A1" office:value-type="string">
            <text:p text:style-name="P15">delete_net</text:p>
          </table:table-cell>
          <table:table-cell table:style-name="Table17.A1" office:value-type="string">
            <text:p text:style-name="P19">net</text:p>
          </table:table-cell>
        </table:table-row>
        <table:table-row table:style-name="Table17.1">
          <table:table-cell table:style-name="Table17.A2" office:value-type="string">
            <text:p text:style-name="P19">net</text:p>
          </table:table-cell>
          <table:table-cell table:style-name="Table17.A2" office:value-type="string">
            <text:p text:style-name="P21">Net to delete.</text:p>
          </table:table-cell>
        </table:table-row>
      </table:table>
      <text:p text:style-name="P14"><text:span text:style-name="T1">The network editing command </text:span><text:span text:style-name="T2">delete_net</text:span><text:span text:style-name="T1"> removes a net from the design.</text:span></text:p>
      <table:table table:name="Table18" table:style-name="Table18">
        <table:table-column table:style-name="Table18.A"/>
        <table:table-column table:style-name="Table18.B"/>
        <table:table-row table:style-name="Table18.1">
          <table:table-cell table:style-name="Table18.A1" office:value-type="string">
            <text:p text:style-name="P15">disconnect_pin</text:p>
          </table:table-cell>
          <table:table-cell table:style-name="Table18.A1" office:value-type="string">
            <text:p text:style-name="P17"><text:span text:style-name="T3">net<text:line-break/>port </text:span><text:span text:style-name="T2">| </text:span><text:span text:style-name="T3">pin </text:span><text:span text:style-name="T2">| -all</text:span></text:p>
          </table:table-cell>
        </table:table-row>
        <table:table-row table:style-name="Table18.1">
          <table:table-cell table:style-name="Table18.A2" office:value-type="string">
            <text:p text:style-name="P19">net</text:p>
          </table:table-cell>
          <table:table-cell table:style-name="Table18.A2" office:value-type="string">
            <text:p text:style-name="P13">The net to disconnect pins from.</text:p>
          </table:table-cell>
        </table:table-row>
        <table:table-row table:style-name="Table18.1">
          <table:table-cell table:style-name="Table18.A2" office:value-type="string">
            <text:p text:style-name="P19">port</text:p>
          </table:table-cell>
          <table:table-cell table:style-name="Table18.A2" office:value-type="string">
            <text:p text:style-name="P17"><text:span text:style-name="T2">A port to connect to </text:span><text:span text:style-name="T3">net</text:span><text:span text:style-name="T2">.</text:span></text:p>
          </table:table-cell>
        </table:table-row>
        <table:table-row table:style-name="Table18.1">
          <table:table-cell table:style-name="Table18.A2" office:value-type="string">
            <text:p text:style-name="P19">pin</text:p>
          </table:table-cell>
          <table:table-cell table:style-name="Table18.A2" office:value-type="string">
            <text:p text:style-name="P17"><text:span text:style-name="T2">A pin to connect to </text:span><text:span text:style-name="T3">net</text:span><text:span text:style-name="T2">.</text:span></text:p>
          </table:table-cell>
        </table:table-row>
        <table:table-row table:style-name="Table18.1">
          <table:table-cell table:style-name="Table18.A2" office:value-type="string">
            <text:p text:style-name="P13">-all</text:p>
          </table:table-cell>
          <table:table-cell table:style-name="Table18.A2" office:value-type="string">
            <text:p text:style-name="P13">Disconnect all pins from the net.</text:p>
          </table:table-cell>
        </table:table-row>
      </table:table>
      <text:p text:style-name="P14"><text:span text:style-name="T1">Disconnects a port or pin from a net. Parasitics connected to the pin are deleted.</text:span></text:p>
      <table:table table:name="Table19" table:style-name="Table19">
        <table:table-column table:style-name="Table19.A"/>
        <table:table-column table:style-name="Table19.B"/>
        <table:table-row table:style-name="Table19.1">
          <table:table-cell table:style-name="Table19.A1" office:value-type="string">
            <text:p text:style-name="P15">elapsed_run_time</text:p>
          </table:table-cell>
          <table:table-cell table:style-name="Table19.A1" office:value-type="string">
            <text:p text:style-name="P13"/>
          </table:table-cell>
        </table:table-row>
      </table:table>
      <text:p text:style-name="P20">Returns the total clock run time in seconds as a float.</text:p>
      <table:table table:name="Table20" table:style-name="Table20">
        <table:table-column table:style-name="Table20.A"/>
        <table:table-column table:style-name="Table20.B"/>
        <table:table-row table:style-name="Table20.1">
          <table:table-cell table:style-name="Table20.A1" office:value-type="string">
            <text:p text:style-name="P15">find_timing_paths</text:p>
          </table:table-cell>
          <table:table-cell table:style-name="Table20.A1" office:value-type="string">
            <text:p text:style-name="P17"><text:span text:style-name="T2">[-from </text:span><text:span text:style-name="T3">from_list</text:span><text:span text:style-name="T2"><text:line-break/> |-rise_from </text:span><text:span text:style-name="T3">from_list</text:span><text:span text:style-name="T2"><text:line-break/> |-fall_from </text:span><text:span text:style-name="T3">from_list</text:span><text:span text:style-name="T2">]<text:line-break/>[-through </text:span><text:span text:style-name="T3">through_list</text:span><text:span text:style-name="T2"><text:line-break/> |-rise_through </text:span><text:span text:style-name="T3">through_list</text:span><text:span text:style-name="T2"><text:line-break/> |-fall_through </text:span><text:span text:style-name="T3">through_list</text:span><text:span text:style-name="T2">]<text:line-break/>[-to </text:span><text:span text:style-name="T3">to_list</text:span><text:span text:style-name="T2"><text:line-break/> |-rise_to</text:span><text:span text:style-name="T3"> to_list</text:span><text:span text:style-name="T2"><text:line-break/> |-fall_to</text:span><text:span text:style-name="T3"> to_list</text:span><text:span text:style-name="T2">]<text:line-break/>[-unconstrained]<text:line-break/>[-path_delay min|min_rise|min_fall<text:line-break/> <text:s text:c="11"/>|max|max_rise|max_fall<text:line-break/> <text:s text:c="11"/>|min_max]<text:line-break/>[-group_path_count </text:span><text:span text:style-name="T3">path_count</text:span><text:span text:style-name="T2">]<text:line-break/>[-endpoint_path_count </text:span><text:span text:style-name="T3">endpoint_path_count</text:span><text:span text:style-name="T2">]<text:line-break/>[-unique_paths_to_endpoint]<text:line-break/>[-corner </text:span><text:span text:style-name="T3">corner</text:span><text:span text:style-name="T2">]<text:line-break/>[-slack_max </text:span><text:span text:style-name="T3">max_slack</text:span><text:span text:style-name="T2">]<text:line-break/>[-slack_min </text:span><text:span text:style-name="T3">min_slack</text:span><text:span text:style-name="T2">]<text:line-break/>[-sort_by_slack]<text:line-break/>[-path_group </text:span><text:span text:style-name="T3">groups</text:span><text:span text:style-name="T2">]</text:span></text:p>
          </table:table-cell>
        </table:table-row>
        <text:soft-page-break/>
        <table:table-row table:style-name="Table20.1">
          <table:table-cell table:style-name="Table20.A2" office:value-type="string">
            <text:p text:style-name="P17"><text:span text:style-name="T2">-from </text:span><text:span text:style-name="T3">from_list</text:span></text:p>
          </table:table-cell>
          <table:table-cell table:style-name="Table20.A2" office:value-type="string">
            <text:p text:style-name="P13">Return paths from a list of clocks, instances, ports, register clock pins, or latch data pins.</text:p>
          </table:table-cell>
        </table:table-row>
        <table:table-row table:style-name="Table20.1">
          <table:table-cell table:style-name="Table20.A2" office:value-type="string">
            <text:p text:style-name="P17"><text:span text:style-name="T2">-rise_from </text:span><text:span text:style-name="T3">from_list</text:span></text:p>
          </table:table-cell>
          <table:table-cell table:style-name="Table20.A2" office:value-type="string">
            <text:p text:style-name="P13">Return paths from the rising edge of clocks, instances, ports, register clock pins, or latch data pins.</text:p>
          </table:table-cell>
        </table:table-row>
        <table:table-row table:style-name="Table20.1">
          <table:table-cell table:style-name="Table20.A2" office:value-type="string">
            <text:p text:style-name="P17"><text:span text:style-name="T2">-fall_from </text:span><text:span text:style-name="T3">from_list</text:span></text:p>
          </table:table-cell>
          <table:table-cell table:style-name="Table20.A2" office:value-type="string">
            <text:p text:style-name="P13">Return paths from the falling edge of clocks, instances, ports, register clock pins, or latch data pins.</text:p>
          </table:table-cell>
        </table:table-row>
        <table:table-row table:style-name="Table20.1">
          <table:table-cell table:style-name="Table20.A2" office:value-type="string">
            <text:p text:style-name="P17"><text:span text:style-name="T2">-through </text:span><text:span text:style-name="T3">through_list</text:span></text:p>
          </table:table-cell>
          <table:table-cell table:style-name="Table20.A2" office:value-type="string">
            <text:p text:style-name="P13">Return paths through a list of instances, pins or nets.</text:p>
          </table:table-cell>
        </table:table-row>
        <table:table-row table:style-name="Table20.1">
          <table:table-cell table:style-name="Table20.A2" office:value-type="string">
            <text:p text:style-name="P17"><text:span text:style-name="T2">-rise_through </text:span><text:span text:style-name="T3">through_list</text:span></text:p>
          </table:table-cell>
          <table:table-cell table:style-name="Table20.A2" office:value-type="string">
            <text:p text:style-name="P13">Return rising paths through a list of instances, pins or nets.</text:p>
          </table:table-cell>
        </table:table-row>
        <table:table-row table:style-name="Table20.1">
          <table:table-cell table:style-name="Table20.A2" office:value-type="string">
            <text:p text:style-name="P17"><text:span text:style-name="T2">-fall_through </text:span><text:span text:style-name="T3">through_list</text:span></text:p>
          </table:table-cell>
          <table:table-cell table:style-name="Table20.A2" office:value-type="string">
            <text:p text:style-name="P13">Return falling paths through a list of instances, pins or nets.</text:p>
          </table:table-cell>
        </table:table-row>
        <table:table-row table:style-name="Table20.1">
          <table:table-cell table:style-name="Table20.A2" office:value-type="string">
            <text:p text:style-name="P17"><text:span text:style-name="T2">-to </text:span><text:span text:style-name="T3">to_list</text:span></text:p>
          </table:table-cell>
          <table:table-cell table:style-name="Table20.A2" office:value-type="string">
            <text:p text:style-name="P13">Return paths to a list of clocks, instances, ports or pins.</text:p>
          </table:table-cell>
        </table:table-row>
        <table:table-row table:style-name="Table20.1">
          <table:table-cell table:style-name="Table20.A2" office:value-type="string">
            <text:p text:style-name="P17"><text:span text:style-name="T2">-rise_to </text:span><text:span text:style-name="T3">to_list</text:span></text:p>
          </table:table-cell>
          <table:table-cell table:style-name="Table20.A2" office:value-type="string">
            <text:p text:style-name="P13">Return rising paths to a list of clocks, instances, ports or pins.</text:p>
          </table:table-cell>
        </table:table-row>
        <table:table-row table:style-name="Table20.1">
          <table:table-cell table:style-name="Table20.A2" office:value-type="string">
            <text:p text:style-name="P17"><text:span text:style-name="T2">-fall_to </text:span><text:span text:style-name="T3">to_list</text:span></text:p>
          </table:table-cell>
          <table:table-cell table:style-name="Table20.A2" office:value-type="string">
            <text:p text:style-name="P13">Return falling paths to a list of clocks, instances, ports or pins.</text:p>
          </table:table-cell>
        </table:table-row>
        <table:table-row table:style-name="Table20.1">
          <table:table-cell table:style-name="Table20.A2" office:value-type="string">
            <text:p text:style-name="P13">-unconstrained</text:p>
          </table:table-cell>
          <table:table-cell table:style-name="Table20.A2" office:value-type="string">
            <text:p text:style-name="P13">Report unconstrained paths also.</text:p>
          </table:table-cell>
        </table:table-row>
        <table:table-row table:style-name="Table20.1">
          <table:table-cell table:style-name="Table20.A2" office:value-type="string">
            <text:p text:style-name="P13">-path_delay min</text:p>
          </table:table-cell>
          <table:table-cell table:style-name="Table20.A2" office:value-type="string">
            <text:p text:style-name="P13">Return min path (hold) checks.</text:p>
          </table:table-cell>
        </table:table-row>
        <table:table-row table:style-name="Table20.13">
          <table:table-cell table:style-name="Table20.A2" office:value-type="string">
            <text:p text:style-name="P13">-path_delay min_rise</text:p>
          </table:table-cell>
          <table:table-cell table:style-name="Table20.A2" office:value-type="string">
            <text:p text:style-name="P13">Return min path (hold) checks for rising endpoints.</text:p>
          </table:table-cell>
        </table:table-row>
        <table:table-row table:style-name="Table20.1">
          <table:table-cell table:style-name="Table20.A2" office:value-type="string">
            <text:p text:style-name="P13">-path_delay min_fall</text:p>
          </table:table-cell>
          <table:table-cell table:style-name="Table20.A2" office:value-type="string">
            <text:p text:style-name="P13">Return min path (hold) checks for falling endpoints.</text:p>
          </table:table-cell>
        </table:table-row>
        <table:table-row table:style-name="Table20.1">
          <table:table-cell table:style-name="Table20.A2" office:value-type="string">
            <text:p text:style-name="P13">-path_delay max</text:p>
          </table:table-cell>
          <table:table-cell table:style-name="Table20.A2" office:value-type="string">
            <text:p text:style-name="P13">Return max path (setup) checks.</text:p>
          </table:table-cell>
        </table:table-row>
        <table:table-row table:style-name="Table20.1">
          <table:table-cell table:style-name="Table20.A2" office:value-type="string">
            <text:p text:style-name="P13">-path_delay max_rise</text:p>
          </table:table-cell>
          <table:table-cell table:style-name="Table20.A2" office:value-type="string">
            <text:p text:style-name="P13">Return max path (setup) checks for rising endpoints.</text:p>
          </table:table-cell>
        </table:table-row>
        <table:table-row table:style-name="Table20.1">
          <table:table-cell table:style-name="Table20.A2" office:value-type="string">
            <text:p text:style-name="P13">-path_delay max_fall</text:p>
          </table:table-cell>
          <table:table-cell table:style-name="Table20.A2" office:value-type="string">
            <text:p text:style-name="P13">Return max path (setup) checks for falling endpoints.</text:p>
          </table:table-cell>
        </table:table-row>
        <table:table-row table:style-name="Table20.1">
          <table:table-cell table:style-name="Table20.A2" office:value-type="string">
            <text:p text:style-name="P13">-path_delay min_max</text:p>
          </table:table-cell>
          <table:table-cell table:style-name="Table20.A2" office:value-type="string">
            <text:p text:style-name="P13">Return max and max path (setup and hold) checks.</text:p>
          </table:table-cell>
        </table:table-row>
        <table:table-row table:style-name="Table20.1">
          <table:table-cell table:style-name="Table20.A2" office:value-type="string">
            <text:p text:style-name="P17"><text:span text:style-name="T2">-group_path_count </text:span><text:span text:style-name="T3">path_count</text:span></text:p>
          </table:table-cell>
          <table:table-cell table:style-name="Table20.A2" office:value-type="string">
            <text:p text:style-name="P13">The number of paths to return in each path group.</text:p>
          </table:table-cell>
        </table:table-row>
        <text:soft-page-break/>
        <table:table-row table:style-name="Table20.1">
          <table:table-cell table:style-name="Table20.A2" office:value-type="string">
            <text:p text:style-name="P17"><text:span text:style-name="T2">-endpoint_path_count </text:span><text:span text:style-name="T3">endpoint_path_count</text:span></text:p>
          </table:table-cell>
          <table:table-cell table:style-name="Table20.A2" office:value-type="string">
            <text:p text:style-name="P13">The number of paths to return for each endpoint.</text:p>
          </table:table-cell>
        </table:table-row>
        <table:table-row table:style-name="Table20.1">
          <table:table-cell table:style-name="Table20.A2" office:value-type="string">
            <text:p text:style-name="P13">-unique_paths_to_endpoint</text:p>
          </table:table-cell>
          <table:table-cell table:style-name="Table20.A2" office:value-type="string">
            <text:p text:style-name="P13">Return multiple paths to an endpoint that traverse different pins without showing multiple paths with different rise/fall transitions.</text:p>
          </table:table-cell>
        </table:table-row>
        <table:table-row table:style-name="Table20.1">
          <table:table-cell table:style-name="Table20.A2" office:value-type="string">
            <text:p text:style-name="P17"><text:span text:style-name="T2">-corner </text:span><text:span text:style-name="T3">corner</text:span></text:p>
          </table:table-cell>
          <table:table-cell table:style-name="Table20.A2" office:value-type="string">
            <text:p text:style-name="P13">Return paths for one process corner.</text:p>
          </table:table-cell>
        </table:table-row>
        <table:table-row table:style-name="Table20.1">
          <table:table-cell table:style-name="Table20.A2" office:value-type="string">
            <text:p text:style-name="P17"><text:span text:style-name="T2">-slack_max </text:span><text:span text:style-name="T3">max_slack</text:span></text:p>
          </table:table-cell>
          <table:table-cell table:style-name="Table20.A2" office:value-type="string">
            <text:p text:style-name="P17"><text:span text:style-name="T2">Return paths with slack less than </text:span><text:span text:style-name="T3">max_slack</text:span><text:span text:style-name="T2">.</text:span></text:p>
          </table:table-cell>
        </table:table-row>
        <table:table-row table:style-name="Table20.1">
          <table:table-cell table:style-name="Table20.A2" office:value-type="string">
            <text:p text:style-name="P17"><text:span text:style-name="T2">-slack_min </text:span><text:span text:style-name="T3">min_slack</text:span></text:p>
          </table:table-cell>
          <table:table-cell table:style-name="Table20.A2" office:value-type="string">
            <text:p text:style-name="P17"><text:span text:style-name="T2">Return paths with slack greater than </text:span><text:span text:style-name="T3">min_slack</text:span><text:span text:style-name="T2">.</text:span></text:p>
          </table:table-cell>
        </table:table-row>
        <table:table-row table:style-name="Table20.1">
          <table:table-cell table:style-name="Table20.A2" office:value-type="string">
            <text:p text:style-name="P13">-sort_by_slack</text:p>
          </table:table-cell>
          <table:table-cell table:style-name="Table20.A2" office:value-type="string">
            <text:p text:style-name="P13">Sort paths by slack rather than slack within path groups.</text:p>
          </table:table-cell>
        </table:table-row>
        <table:table-row table:style-name="Table20.1">
          <table:table-cell table:style-name="Table20.A2" office:value-type="string">
            <text:p text:style-name="P17"><text:span text:style-name="T2">-path_group </text:span><text:span text:style-name="T3">groups</text:span></text:p>
          </table:table-cell>
          <table:table-cell table:style-name="Table20.A2" office:value-type="string">
            <text:p text:style-name="P13">Return paths in path groups. Paths in all groups are returned if this option is not specified.</text:p>
          </table:table-cell>
        </table:table-row>
      </table:table>
      <text:p text:style-name="P14"><text:span text:style-name="T1">The </text:span><text:span text:style-name="T2">find_timing_paths</text:span><text:span text:style-name="T1"> command returns a list of path objects for scripting. Use the </text:span><text:span text:style-name="T2">get_property</text:span><text:span text:style-name="T1"> function to access properties of the paths.</text:span></text:p>
      <table:table table:name="Table21" table:style-name="Table21">
        <table:table-column table:style-name="Table21.A"/>
        <table:table-column table:style-name="Table21.B"/>
        <table:table-row table:style-name="Table21.1">
          <table:table-cell table:style-name="Table21.A1" office:value-type="string">
            <text:p text:style-name="P15">get_cells</text:p>
          </table:table-cell>
          <table:table-cell table:style-name="Table21.A1" office:value-type="string">
            <text:p text:style-name="P17"><text:span text:style-name="T2">[-hierarchical]<text:line-break/>[-hsc </text:span><text:span text:style-name="T3">separator</text:span><text:span text:style-name="T2">]<text:line-break/>[-filter </text:span><text:span text:style-name="T3">expr</text:span><text:span text:style-name="T2">]<text:line-break/>[-regexp]<text:line-break/>[-nocase]</text:span><text:span text:style-name="T3"><text:line-break/></text:span><text:span text:style-name="T2">[-quiet]<text:line-break/>[-of_objects </text:span><text:span text:style-name="T3">objects</text:span><text:span text:style-name="T2">]<text:line-break/>[</text:span><text:span text:style-name="T3">patterns</text:span><text:span text:style-name="T2">]</text:span></text:p>
          </table:table-cell>
        </table:table-row>
        <table:table-row table:style-name="Table21.1">
          <table:table-cell table:style-name="Table21.A2" office:value-type="string">
            <text:p text:style-name="P13">-hierarchical</text:p>
          </table:table-cell>
          <table:table-cell table:style-name="Table21.A2" office:value-type="string">
            <text:p text:style-name="P13">Searches hierarchy levels below the current instance for matches.</text:p>
          </table:table-cell>
        </table:table-row>
        <table:table-row table:style-name="Table21.1">
          <table:table-cell table:style-name="Table21.A2" office:value-type="string">
            <text:p text:style-name="P17"><text:span text:style-name="T2">-hsc </text:span><text:span text:style-name="T3">separator</text:span></text:p>
          </table:table-cell>
          <table:table-cell table:style-name="Table21.A2" office:value-type="string">
            <text:p text:style-name="P17"><text:span text:style-name="T2">Character to use to separate hierarchical instance names in </text:span><text:span text:style-name="T3">patterns.</text:span></text:p>
          </table:table-cell>
        </table:table-row>
        <table:table-row table:style-name="Table21.1">
          <table:table-cell table:style-name="Table21.A2" office:value-type="string">
            <text:p text:style-name="P17"><text:span text:style-name="T2">-filter </text:span><text:span text:style-name="T3">expr</text:span></text:p>
          </table:table-cell>
          <table:table-cell table:style-name="Table21.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21.1">
          <table:table-cell table:style-name="Table21.A2" office:value-type="string">
            <text:p text:style-name="P13">-regexp</text:p>
          </table:table-cell>
          <table:table-cell table:style-name="Table21.A2" office:value-type="string">
            <text:p text:style-name="P13">Use regular expression matching instead of <text:s/>glob pattern matching.</text:p>
          </table:table-cell>
        </table:table-row>
        <table:table-row table:style-name="Table21.1">
          <table:table-cell table:style-name="Table21.A2" office:value-type="string">
            <text:p text:style-name="P13">-nocase</text:p>
          </table:table-cell>
          <table:table-cell table:style-name="Table21.A2" office:value-type="string">
            <text:p text:style-name="P13">Ignore case when matching. <text:s/>Only valid with –regexp.</text:p>
          </table:table-cell>
        </table:table-row>
        <table:table-row table:style-name="Table21.1">
          <table:table-cell table:style-name="Table21.A2" office:value-type="string">
            <text:p text:style-name="P13">-quiet</text:p>
          </table:table-cell>
          <table:table-cell table:style-name="Table21.A2" office:value-type="string">
            <text:p text:style-name="P13">Do not warn if no matches are found.</text:p>
          </table:table-cell>
        </table:table-row>
        <text:soft-page-break/>
        <table:table-row table:style-name="Table21.1">
          <table:table-cell table:style-name="Table21.A2" office:value-type="string">
            <text:p text:style-name="P17"><text:span text:style-name="T2">-of_objects </text:span><text:span text:style-name="T3">objects</text:span></text:p>
          </table:table-cell>
          <table:table-cell table:style-name="Table21.A2" office:value-type="string">
            <text:p text:style-name="P13">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19">patterns</text:p>
          </table:table-cell>
          <table:table-cell table:style-name="Table21.A2" office:value-type="string">
            <text:p text:style-name="P13">A list of instance name patterns.</text:p>
          </table:table-cell>
        </table:table-row>
      </table:table>
      <text:p text:style-name="P14"><text:span text:style-name="T1">The </text:span><text:span text:style-name="T2">get_cells</text:span><text:span text:style-name="T1"> command returns a list of all cell instances that match </text:span><text:span text:style-name="T3">patterns</text:span><text:span text:style-name="T1">.</text:span></text:p>
      <table:table table:name="Table22" table:style-name="Table22">
        <table:table-column table:style-name="Table22.A"/>
        <table:table-column table:style-name="Table22.B"/>
        <table:table-row table:style-name="Table22.1">
          <table:table-cell table:style-name="Table22.A1" office:value-type="string">
            <text:p text:style-name="P15">get_clocks</text:p>
          </table:table-cell>
          <table:table-cell table:style-name="Table22.A1" office:value-type="string">
            <text:p text:style-name="P17"><text:span text:style-name="T2">[-regexp]<text:line-break/>[-nocase]<text:line-break/>[-filter </text:span><text:span text:style-name="T3">expr</text:span><text:span text:style-name="T2">]<text:line-break/>[-quiet]</text:span><text:span text:style-name="T3"><text:line-break/>patterns</text:span></text:p>
          </table:table-cell>
        </table:table-row>
        <table:table-row table:style-name="Table22.1">
          <table:table-cell table:style-name="Table22.A2" office:value-type="string">
            <text:p text:style-name="P13">-regexp</text:p>
          </table:table-cell>
          <table:table-cell table:style-name="Table22.A2" office:value-type="string">
            <text:p text:style-name="P13">Use regular expression matching instead of <text:s/>glob pattern matching.</text:p>
          </table:table-cell>
        </table:table-row>
        <table:table-row table:style-name="Table22.1">
          <table:table-cell table:style-name="Table22.A2" office:value-type="string">
            <text:p text:style-name="P13">-nocase</text:p>
          </table:table-cell>
          <table:table-cell table:style-name="Table22.A2" office:value-type="string">
            <text:p text:style-name="P13">Ignore case when matching. <text:s/>Only valid with –regexp.</text:p>
          </table:table-cell>
        </table:table-row>
        <table:table-row table:style-name="Table22.1">
          <table:table-cell table:style-name="Table22.A2" office:value-type="string">
            <text:p text:style-name="P17"><text:span text:style-name="T2">-filter </text:span><text:span text:style-name="T3">expr</text:span></text:p>
          </table:table-cell>
          <table:table-cell table:style-name="Table22.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22.1">
          <table:table-cell table:style-name="Table22.A2" office:value-type="string">
            <text:p text:style-name="P13">-quiet</text:p>
          </table:table-cell>
          <table:table-cell table:style-name="Table22.A2" office:value-type="string">
            <text:p text:style-name="P13">Do not warn if no matches are found.</text:p>
          </table:table-cell>
        </table:table-row>
        <table:table-row table:style-name="Table22.1">
          <table:table-cell table:style-name="Table22.A2" office:value-type="string">
            <text:p text:style-name="P19">patterns</text:p>
          </table:table-cell>
          <table:table-cell table:style-name="Table22.A2" office:value-type="string">
            <text:p text:style-name="P13">A list of clock name patterns.</text:p>
          </table:table-cell>
        </table:table-row>
      </table:table>
      <text:p text:style-name="P14"><text:span text:style-name="T1">The </text:span><text:span text:style-name="T2">get_clocks</text:span><text:span text:style-name="T1"> command returns a list of all clocks that have been defined.</text:span></text:p>
      <table:table table:name="Table23" table:style-name="Table23">
        <table:table-column table:style-name="Table23.A"/>
        <table:table-column table:style-name="Table23.B"/>
        <table:table-row table:style-name="Table23.1">
          <table:table-cell table:style-name="Table23.A1" office:value-type="string">
            <text:p text:style-name="P15">get_fanin</text:p>
          </table:table-cell>
          <table:table-cell table:style-name="Table23.A1" office:value-type="string">
            <text:p text:style-name="P17"><text:span text:style-name="T2">-to </text:span><text:span text:style-name="T3">sink_list</text:span><text:span text:style-name="T2"><text:line-break/>[-flat]<text:line-break/>[-only_cells]<text:line-break/>[-startpoints_only]<text:line-break/>[-levels </text:span><text:span text:style-name="T3">level_count</text:span><text:span text:style-name="T2">]<text:line-break/>[-pin_levels </text:span><text:span text:style-name="T3">pin_count</text:span><text:span text:style-name="T2">]<text:line-break/>[-trace_arcs timing|enabled|all]</text:span></text:p>
          </table:table-cell>
        </table:table-row>
        <table:table-row table:style-name="Table23.2">
          <table:table-cell table:style-name="Table23.A2" office:value-type="string">
            <text:p text:style-name="P17"><text:span text:style-name="T2">-to </text:span><text:span text:style-name="T3">sink_list</text:span></text:p>
          </table:table-cell>
          <table:table-cell table:style-name="Table23.A2" office:value-type="string">
            <text:p text:style-name="P13">List of pins, ports, or nets to find the fanin of. For nets, the fanin of driver pins on the nets are returned.</text:p>
          </table:table-cell>
        </table:table-row>
        <table:table-row table:style-name="Table23.1">
          <table:table-cell table:style-name="Table23.A2" office:value-type="string">
            <text:p text:style-name="P13">-flat</text:p>
          </table:table-cell>
          <table:table-cell table:style-name="Table23.A2" office:value-type="string">
            <text:p text:style-name="P13">With –flat pins in the fanin at any hierarchy level are returned. Without -flat only pins at the same hierarchy level as the sinks are returned.</text:p>
          </table:table-cell>
        </table:table-row>
        <table:table-row table:style-name="Table23.1">
          <table:table-cell table:style-name="Table23.A2" office:value-type="string">
            <text:p text:style-name="P13">-only_cells</text:p>
          </table:table-cell>
          <table:table-cell table:style-name="Table23.A2" office:value-type="string">
            <text:p text:style-name="P13">Return the instances connected to the pins in the fanin.</text:p>
          </table:table-cell>
        </table:table-row>
        <table:table-row table:style-name="Table23.1">
          <table:table-cell table:style-name="Table23.A2" office:value-type="string">
            <text:p text:style-name="P13">-startpoints_only</text:p>
          </table:table-cell>
          <table:table-cell table:style-name="Table23.A2" office:value-type="string">
            <text:p text:style-name="P13">Only return pins that are startpoints.</text:p>
          </table:table-cell>
        </table:table-row>
        <text:soft-page-break/>
        <table:table-row table:style-name="Table23.1">
          <table:table-cell table:style-name="Table23.A2" office:value-type="string">
            <text:p text:style-name="P17"><text:span text:style-name="T2">-level </text:span><text:span text:style-name="T3">level_count</text:span></text:p>
          </table:table-cell>
          <table:table-cell table:style-name="Table23.A2" office:value-type="string">
            <text:p text:style-name="P17"><text:span text:style-name="T2">Only return pins within </text:span><text:span text:style-name="T3">level_count</text:span><text:span text:style-name="T2"> instance traversals.</text:span></text:p>
          </table:table-cell>
        </table:table-row>
        <table:table-row table:style-name="Table23.1">
          <table:table-cell table:style-name="Table23.A2" office:value-type="string">
            <text:p text:style-name="P17"><text:span text:style-name="T2">-pin_levels </text:span><text:span text:style-name="T3">pin_count</text:span></text:p>
          </table:table-cell>
          <table:table-cell table:style-name="Table23.A2" office:value-type="string">
            <text:p text:style-name="P17"><text:span text:style-name="T2">Only return pins within </text:span><text:span text:style-name="T3">pin_count</text:span><text:span text:style-name="T2"> pin traversals.</text:span></text:p>
          </table:table-cell>
        </table:table-row>
        <table:table-row table:style-name="Table23.8">
          <table:table-cell table:style-name="Table23.A2" office:value-type="string">
            <text:p text:style-name="P13">-trace_arcs timing</text:p>
          </table:table-cell>
          <table:table-cell table:style-name="Table23.A2" office:value-type="string">
            <text:p text:style-name="P13">Only trace through timing arcs that are not disabled.</text:p>
          </table:table-cell>
        </table:table-row>
        <table:table-row table:style-name="Table23.8">
          <table:table-cell table:style-name="Table23.A2" office:value-type="string">
            <text:p text:style-name="P13">-trace_arcs enabled</text:p>
          </table:table-cell>
          <table:table-cell table:style-name="Table23.A2" office:value-type="string">
            <text:p text:style-name="P13">Only trace through timing arcs that are not disabled.</text:p>
          </table:table-cell>
        </table:table-row>
        <table:table-row table:style-name="Table23.8">
          <table:table-cell table:style-name="Table23.A2" office:value-type="string">
            <text:p text:style-name="P13">-trace_arcs all</text:p>
          </table:table-cell>
          <table:table-cell table:style-name="Table23.A2" office:value-type="string">
            <text:p text:style-name="P13">Trace through all arcs, including disabled ones.</text:p>
          </table:table-cell>
        </table:table-row>
      </table:table>
      <text:p text:style-name="P14"><text:span text:style-name="T1">The </text:span><text:span text:style-name="T2">get_fanin</text:span><text:span text:style-name="T1"> <text:s/>command returns traverses the design from </text:span><text:span text:style-name="T3">sink_list</text:span><text:span text:style-name="T1"> pins, ports or nets backwards and return the fanin pins or instances.</text:span></text:p>
      <table:table table:name="Table24" table:style-name="Table24">
        <table:table-column table:style-name="Table24.A"/>
        <table:table-column table:style-name="Table24.B"/>
        <table:table-row table:style-name="Table24.1">
          <table:table-cell table:style-name="Table24.A1" office:value-type="string">
            <text:p text:style-name="P15">get_fanout</text:p>
          </table:table-cell>
          <table:table-cell table:style-name="Table24.A1" office:value-type="string">
            <text:p text:style-name="P17"><text:span text:style-name="T2">-from </text:span><text:span text:style-name="T3">source_list</text:span><text:span text:style-name="T2"><text:line-break/>[-flat]<text:line-break/>[-only_cells]<text:line-break/>[-endpoints_only]<text:line-break/>[-levels </text:span><text:span text:style-name="T3">level_count</text:span><text:span text:style-name="T2">]<text:line-break/>[-pin_levels </text:span><text:span text:style-name="T3">pin_count</text:span><text:span text:style-name="T2">]<text:line-break/>[-trace_arcs timing|enabled|all]</text:span></text:p>
          </table:table-cell>
        </table:table-row>
        <table:table-row table:style-name="Table24.1">
          <table:table-cell table:style-name="Table24.A2" office:value-type="string">
            <text:p text:style-name="P17"><text:span text:style-name="T2">-from </text:span><text:span text:style-name="T3">source_list</text:span></text:p>
          </table:table-cell>
          <table:table-cell table:style-name="Table24.A2" office:value-type="string">
            <text:p text:style-name="P13">List of pins, ports, or nets to find the fanout of. For nets, the fanout of load pins on the nets are returned.</text:p>
          </table:table-cell>
        </table:table-row>
        <table:table-row table:style-name="Table24.1">
          <table:table-cell table:style-name="Table24.A2" office:value-type="string">
            <text:p text:style-name="P13">-flat</text:p>
          </table:table-cell>
          <table:table-cell table:style-name="Table24.A2" office:value-type="string">
            <text:p text:style-name="P13">With –flat pins in the fanin at any hierarchy level are returned. Without -flat only pins at the same hierarchy level as the sinks are returned.</text:p>
          </table:table-cell>
        </table:table-row>
        <table:table-row table:style-name="Table24.1">
          <table:table-cell table:style-name="Table24.A2" office:value-type="string">
            <text:p text:style-name="P13">-only_cells</text:p>
          </table:table-cell>
          <table:table-cell table:style-name="Table24.A2" office:value-type="string">
            <text:p text:style-name="P13">Return the instances connected to the pins in the fanout.</text:p>
          </table:table-cell>
        </table:table-row>
        <table:table-row table:style-name="Table24.1">
          <table:table-cell table:style-name="Table24.A2" office:value-type="string">
            <text:p text:style-name="P13">-endpoints_only</text:p>
          </table:table-cell>
          <table:table-cell table:style-name="Table24.A2" office:value-type="string">
            <text:p text:style-name="P13">Only return pins that are endpoints.</text:p>
          </table:table-cell>
        </table:table-row>
        <table:table-row table:style-name="Table24.1">
          <table:table-cell table:style-name="Table24.A2" office:value-type="string">
            <text:p text:style-name="P17"><text:span text:style-name="T2">-level </text:span><text:span text:style-name="T3">level_count</text:span></text:p>
          </table:table-cell>
          <table:table-cell table:style-name="Table24.A2" office:value-type="string">
            <text:p text:style-name="P17"><text:span text:style-name="T2">Only return pins within </text:span><text:span text:style-name="T3">level_count</text:span><text:span text:style-name="T2"> instance traversals.</text:span></text:p>
          </table:table-cell>
        </table:table-row>
        <table:table-row table:style-name="Table24.1">
          <table:table-cell table:style-name="Table24.A2" office:value-type="string">
            <text:p text:style-name="P17"><text:span text:style-name="T2">-pin_levels </text:span><text:span text:style-name="T3">pin_count</text:span></text:p>
          </table:table-cell>
          <table:table-cell table:style-name="Table24.A2" office:value-type="string">
            <text:p text:style-name="P17"><text:span text:style-name="T2">Only return pins within </text:span><text:span text:style-name="T3">pin_count</text:span><text:span text:style-name="T2"> pin traversals.</text:span></text:p>
          </table:table-cell>
        </table:table-row>
        <table:table-row table:style-name="Table24.1">
          <table:table-cell table:style-name="Table24.A2" office:value-type="string">
            <text:p text:style-name="P13">-trace_arcs timing</text:p>
          </table:table-cell>
          <table:table-cell table:style-name="Table24.A2" office:value-type="string">
            <text:p text:style-name="P13">Only trace through timing arcs that are not disabled.</text:p>
          </table:table-cell>
        </table:table-row>
        <table:table-row table:style-name="Table24.1">
          <table:table-cell table:style-name="Table24.A2" office:value-type="string">
            <text:p text:style-name="P13">-trace_arcs enabled</text:p>
          </table:table-cell>
          <table:table-cell table:style-name="Table24.A2" office:value-type="string">
            <text:p text:style-name="P13">Only trace through timing arcs that are not disabled.</text:p>
          </table:table-cell>
        </table:table-row>
        <table:table-row table:style-name="Table24.1">
          <table:table-cell table:style-name="Table24.A2" office:value-type="string">
            <text:p text:style-name="P13">-trace_arcs all</text:p>
          </table:table-cell>
          <table:table-cell table:style-name="Table24.A2" office:value-type="string">
            <text:p text:style-name="P13">Trace through all arcs, including disabled ones.</text:p>
          </table:table-cell>
        </table:table-row>
      </table:table>
      <text:p text:style-name="P14"><text:span text:style-name="T1">The </text:span><text:span text:style-name="T2">get_fanout</text:span><text:span text:style-name="T1"> <text:s/>command returns traverses the design from </text:span><text:span text:style-name="T3">source_list</text:span><text:span text:style-name="T1"> pins, ports or nets backwards and return the fanout pins or instances.</text:span></text:p>
      <table:table table:name="Table25" table:style-name="Table25">
        <table:table-column table:style-name="Table25.A"/>
        <table:table-column table:style-name="Table25.B"/>
        <table:table-row table:style-name="Table25.1">
          <table:table-cell table:style-name="Table25.A1" office:value-type="string">
            <text:p text:style-name="P15">get_full_name</text:p>
          </table:table-cell>
          <table:table-cell table:style-name="Table25.A1" office:value-type="string">
            <text:p text:style-name="P19">object</text:p>
          </table:table-cell>
        </table:table-row>
        <text:soft-page-break/>
        <table:table-row table:style-name="Table25.1">
          <table:table-cell table:style-name="Table25.A2" office:value-type="string">
            <text:p text:style-name="P19">object</text:p>
          </table:table-cell>
          <table:table-cell table:style-name="Table25.A2" office:value-type="string">
            <text:p text:style-name="P13">A library, cell, port, instance, pin or timing arc object.</text:p>
          </table:table-cell>
        </table:table-row>
      </table:table>
      <text:p text:style-name="P14"><text:span text:style-name="T1">Return the name of </text:span><text:span text:style-name="T3">object</text:span><text:span text:style-name="T1">. Equivalent to </text:span><text:span text:style-name="T2">[get_property </text:span><text:span text:style-name="T3">object</text:span><text:span text:style-name="T2"> full_name]</text:span><text:span text:style-name="T1">.</text:span></text:p>
      <table:table table:name="Table26" table:style-name="Table26">
        <table:table-column table:style-name="Table26.A"/>
        <table:table-column table:style-name="Table26.B"/>
        <table:table-row table:style-name="Table26.1">
          <table:table-cell table:style-name="Table26.A1" office:value-type="string">
            <text:p text:style-name="P15">get_lib_cells</text:p>
          </table:table-cell>
          <table:table-cell table:style-name="Table26.A1" office:value-type="string">
            <text:p text:style-name="P17"><text:span text:style-name="T2">[-of_objects </text:span><text:span text:style-name="T3">objects</text:span><text:span text:style-name="T2">]<text:line-break/>[-hsc </text:span><text:span text:style-name="T3">separator</text:span><text:span text:style-name="T2">]<text:line-break/>[-filter </text:span><text:span text:style-name="T3">expr</text:span><text:span text:style-name="T2">]<text:line-break/>[-regexp]<text:line-break/>[-nocase]<text:line-break/>[-quiet]</text:span><text:span text:style-name="T3"><text:line-break/>patterns</text:span></text:p>
          </table:table-cell>
        </table:table-row>
        <table:table-row table:style-name="Table26.1">
          <table:table-cell table:style-name="Table26.A1" office:value-type="string">
            <text:p text:style-name="P17"><text:span text:style-name="T2">-of_objects </text:span><text:span text:style-name="T3">objects</text:span></text:p>
          </table:table-cell>
          <table:table-cell table:style-name="Table26.A1" office:value-type="string">
            <text:p text:style-name="P13">A list of instance objects.</text:p>
          </table:table-cell>
        </table:table-row>
        <table:table-row table:style-name="Table26.1">
          <table:table-cell table:style-name="Table26.A3" office:value-type="string">
            <text:p text:style-name="P17"><text:span text:style-name="T2">-hsc </text:span><text:span text:style-name="T3">separator</text:span></text:p>
          </table:table-cell>
          <table:table-cell table:style-name="Table26.A3" office:value-type="string">
            <text:p text:style-name="P17"><text:span text:style-name="T2">Character that separates the library name and cell name in </text:span><text:span text:style-name="T3">patterns</text:span><text:span text:style-name="T2">. Defaults to ‘/’.</text:span></text:p>
          </table:table-cell>
        </table:table-row>
        <table:table-row table:style-name="Table26.1">
          <table:table-cell table:style-name="Table26.A3" office:value-type="string">
            <text:p text:style-name="P17"><text:span text:style-name="T2">-filter </text:span><text:span text:style-name="T3">expr</text:span></text:p>
          </table:table-cell>
          <table:table-cell table:style-name="Table26.A3"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26.1">
          <table:table-cell table:style-name="Table26.A3" office:value-type="string">
            <text:p text:style-name="P13">-regexp</text:p>
          </table:table-cell>
          <table:table-cell table:style-name="Table26.A3" office:value-type="string">
            <text:p text:style-name="P13">Use regular expression matching instead of <text:s/>glob pattern matching.</text:p>
          </table:table-cell>
        </table:table-row>
        <table:table-row table:style-name="Table26.1">
          <table:table-cell table:style-name="Table26.A3" office:value-type="string">
            <text:p text:style-name="P13">-nocase</text:p>
          </table:table-cell>
          <table:table-cell table:style-name="Table26.A3" office:value-type="string">
            <text:p text:style-name="P13">Ignore case when matching. <text:s/>Only valid with –regexp.</text:p>
          </table:table-cell>
        </table:table-row>
        <table:table-row table:style-name="Table26.1">
          <table:table-cell table:style-name="Table26.A3" office:value-type="string">
            <text:p text:style-name="P13">-quiet</text:p>
          </table:table-cell>
          <table:table-cell table:style-name="Table26.A3" office:value-type="string">
            <text:p text:style-name="P13">Do not warn if no matches are found.</text:p>
          </table:table-cell>
        </table:table-row>
        <table:table-row table:style-name="Table26.1">
          <table:table-cell table:style-name="Table26.A3" office:value-type="string">
            <text:p text:style-name="P19">patterns</text:p>
          </table:table-cell>
          <table:table-cell table:style-name="Table26.A3" office:value-type="string">
            <text:p text:style-name="P13">A list of library cell name patterns of the form library_name/cell_name.</text:p>
          </table:table-cell>
        </table:table-row>
      </table:table>
      <text:p text:style-name="P14"><text:span text:style-name="T1">The </text:span><text:span text:style-name="T2">get_lib_cells</text:span><text:span text:style-name="T1"> command returns a list of library cells that match </text:span><text:span text:style-name="T3">pattern</text:span><text:span text:style-name="T1">. The library name can be prepended to the cell name pattern with the </text:span><text:span text:style-name="T3">separator</text:span><text:span text:style-name="T1"> character, which defaults to </text:span><text:span text:style-name="T2">hierarchy_separator</text:span><text:span text:style-name="T1">.</text:span></text:p>
      <table:table table:name="Table27" table:style-name="Table27">
        <table:table-column table:style-name="Table27.A"/>
        <table:table-column table:style-name="Table27.B"/>
        <table:table-row table:style-name="Table27.1">
          <table:table-cell table:style-name="Table27.A1" office:value-type="string">
            <text:p text:style-name="P15">get_lib_pins</text:p>
          </table:table-cell>
          <table:table-cell table:style-name="Table27.A1" office:value-type="string">
            <text:p text:style-name="P17"><text:span text:style-name="T2">[-of_objects </text:span><text:span text:style-name="T3">objects</text:span><text:span text:style-name="T2">]<text:line-break/>[-hsc </text:span><text:span text:style-name="T3">separator</text:span><text:span text:style-name="T2">]<text:line-break/>[-filter </text:span><text:span text:style-name="T3">expr</text:span><text:span text:style-name="T2">]<text:line-break/>[-regexp]<text:line-break/>[-nocase]<text:line-break/>[-quiet]</text:span><text:span text:style-name="T3"><text:line-break/>patterns</text:span></text:p>
          </table:table-cell>
        </table:table-row>
        <table:table-row table:style-name="Table27.1">
          <table:table-cell table:style-name="Table27.A2" office:value-type="string">
            <text:p text:style-name="P17"><text:span text:style-name="T2">-of_objects </text:span><text:span text:style-name="T3">objects</text:span></text:p>
          </table:table-cell>
          <table:table-cell table:style-name="Table27.A2" office:value-type="string">
            <text:p text:style-name="P13">A list of library cell objects.</text:p>
          </table:table-cell>
        </table:table-row>
        <text:soft-page-break/>
        <table:table-row table:style-name="Table27.1">
          <table:table-cell table:style-name="Table27.A2" office:value-type="string">
            <text:p text:style-name="P17"><text:span text:style-name="T2">-hsc </text:span><text:span text:style-name="T3">separator</text:span></text:p>
          </table:table-cell>
          <table:table-cell table:style-name="Table27.A2" office:value-type="string">
            <text:p text:style-name="P17"><text:span text:style-name="T2">Character that separates the library name, cell name and port name in </text:span><text:span text:style-name="T3">pattern</text:span><text:span text:style-name="T2">. Defaults to ‘/’.</text:span></text:p>
          </table:table-cell>
        </table:table-row>
        <table:table-row table:style-name="Table27.1">
          <table:table-cell table:style-name="Table27.A2" office:value-type="string">
            <text:p text:style-name="P17"><text:span text:style-name="T2">-filter </text:span><text:span text:style-name="T3">expr</text:span></text:p>
          </table:table-cell>
          <table:table-cell table:style-name="Table27.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27.1">
          <table:table-cell table:style-name="Table27.A2" office:value-type="string">
            <text:p text:style-name="P13">-regexp</text:p>
          </table:table-cell>
          <table:table-cell table:style-name="Table27.A2" office:value-type="string">
            <text:p text:style-name="P13">Use regular expression matching instead of <text:s/>glob pattern matching.</text:p>
          </table:table-cell>
        </table:table-row>
        <table:table-row table:style-name="Table27.1">
          <table:table-cell table:style-name="Table27.A2" office:value-type="string">
            <text:p text:style-name="P13">-nocase</text:p>
          </table:table-cell>
          <table:table-cell table:style-name="Table27.A2" office:value-type="string">
            <text:p text:style-name="P13">Ignore case when matching. <text:s/>Only valid with –regexp.</text:p>
          </table:table-cell>
        </table:table-row>
        <table:table-row table:style-name="Table27.1">
          <table:table-cell table:style-name="Table27.A2" office:value-type="string">
            <text:p text:style-name="P13">-quiet</text:p>
          </table:table-cell>
          <table:table-cell table:style-name="Table27.A2" office:value-type="string">
            <text:p text:style-name="P13">Do not warn if no matches are found.</text:p>
          </table:table-cell>
        </table:table-row>
        <table:table-row table:style-name="Table27.1">
          <table:table-cell table:style-name="Table27.A2" office:value-type="string">
            <text:p text:style-name="P19">patterns</text:p>
          </table:table-cell>
          <table:table-cell table:style-name="Table27.A2" office:value-type="string">
            <text:p text:style-name="P13">A list of library port name patterns of the form library_name/cell_name/port_name.</text:p>
          </table:table-cell>
        </table:table-row>
      </table:table>
      <text:p text:style-name="P14"><text:span text:style-name="T1">The </text:span><text:span text:style-name="T2">get_lib_pins</text:span><text:span text:style-name="T1"> command returns a list of library ports that match </text:span><text:span text:style-name="T3">pattern</text:span><text:span text:style-name="T1">. <text:s text:c="4"/>Use </text:span><text:span text:style-name="T3">separator</text:span><text:span text:style-name="T1"> to separate the library and cell name patterns from the port name in </text:span><text:span text:style-name="T3">pattern</text:span><text:span text:style-name="T1">.</text:span></text:p>
      <table:table table:name="Table28" table:style-name="Table28">
        <table:table-column table:style-name="Table28.A"/>
        <table:table-column table:style-name="Table28.B"/>
        <table:table-row table:style-name="Table28.1">
          <table:table-cell table:style-name="Table28.A1" office:value-type="string">
            <text:p text:style-name="P15">get_libs</text:p>
          </table:table-cell>
          <table:table-cell table:style-name="Table28.A1" office:value-type="string">
            <text:p text:style-name="P17"><text:span text:style-name="T2">[-filter </text:span><text:span text:style-name="T3">expr</text:span><text:span text:style-name="T2">]<text:line-break/>[-regexp]<text:line-break/>[-nocase]<text:line-break/>[-quiet]</text:span><text:span text:style-name="T3"><text:line-break/>patterns</text:span></text:p>
          </table:table-cell>
        </table:table-row>
        <table:table-row table:style-name="Table28.1">
          <table:table-cell table:style-name="Table28.A2" office:value-type="string">
            <text:p text:style-name="P17"><text:span text:style-name="T2">-filter </text:span><text:span text:style-name="T3">expr</text:span></text:p>
          </table:table-cell>
          <table:table-cell table:style-name="Table28.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28.3">
          <table:table-cell table:style-name="Table28.A2" office:value-type="string">
            <text:p text:style-name="P13">-regexp</text:p>
          </table:table-cell>
          <table:table-cell table:style-name="Table28.A2" office:value-type="string">
            <text:p text:style-name="P13">Use regular expression matching instead of <text:s/>glob pattern matching.</text:p>
          </table:table-cell>
        </table:table-row>
        <table:table-row table:style-name="Table28.4">
          <table:table-cell table:style-name="Table28.A2" office:value-type="string">
            <text:p text:style-name="P13">-nocase</text:p>
          </table:table-cell>
          <table:table-cell table:style-name="Table28.A2" office:value-type="string">
            <text:p text:style-name="P13">Ignore case when matching. <text:s/>Only valid with –regexp.</text:p>
          </table:table-cell>
        </table:table-row>
        <table:table-row table:style-name="Table28.5">
          <table:table-cell table:style-name="Table28.A2" office:value-type="string">
            <text:p text:style-name="P13">-quiet</text:p>
          </table:table-cell>
          <table:table-cell table:style-name="Table28.A2" office:value-type="string">
            <text:p text:style-name="P13">Do not warn if no matches are found.</text:p>
          </table:table-cell>
        </table:table-row>
        <table:table-row table:style-name="Table28.6">
          <table:table-cell table:style-name="Table28.A2" office:value-type="string">
            <text:p text:style-name="P19">patterns</text:p>
          </table:table-cell>
          <table:table-cell table:style-name="Table28.A2" office:value-type="string">
            <text:p text:style-name="P13">A list of library name patterns.</text:p>
          </table:table-cell>
        </table:table-row>
      </table:table>
      <text:p text:style-name="P14"><text:span text:style-name="T1">The </text:span><text:span text:style-name="T2">get_libs</text:span><text:span text:style-name="T1"> command returns a list of clocks that match </text:span><text:span text:style-name="T4">patterns</text:span><text:span text:style-name="T1">.</text:span></text:p>
      <table:table table:name="Table29" table:style-name="Table29">
        <table:table-column table:style-name="Table29.A"/>
        <table:table-column table:style-name="Table29.B"/>
        <text:soft-page-break/>
        <table:table-row table:style-name="Table29.1">
          <table:table-cell table:style-name="Table29.A1" office:value-type="string">
            <text:p text:style-name="P15">get_nets</text:p>
          </table:table-cell>
          <table:table-cell table:style-name="Table29.A1" office:value-type="string">
            <text:p text:style-name="P17"><text:span text:style-name="T2">[-hierarchical]<text:line-break/>[-hsc </text:span><text:span text:style-name="T3">separator</text:span><text:span text:style-name="T2">]<text:line-break/>[-filter </text:span><text:span text:style-name="T3">expr</text:span><text:span text:style-name="T2">]<text:line-break/>[-regexp]<text:line-break/>[-nocase]<text:line-break/>[-quiet]</text:span><text:span text:style-name="T3"><text:line-break/></text:span><text:span text:style-name="T2">[-of_objects </text:span><text:span text:style-name="T3">objects</text:span><text:span text:style-name="T2">]<text:line-break/>[</text:span><text:span text:style-name="T3">patterns</text:span><text:span text:style-name="T2">]</text:span></text:p>
          </table:table-cell>
        </table:table-row>
        <table:table-row table:style-name="Table29.2">
          <table:table-cell table:style-name="Table29.A2" office:value-type="string">
            <text:p text:style-name="P13">-hierarchical</text:p>
          </table:table-cell>
          <table:table-cell table:style-name="Table29.A2" office:value-type="string">
            <text:p text:style-name="P13">Searches hierarchy levels below the current instance for matches.</text:p>
          </table:table-cell>
        </table:table-row>
        <table:table-row table:style-name="Table29.1">
          <table:table-cell table:style-name="Table29.A2" office:value-type="string">
            <text:p text:style-name="P17"><text:span text:style-name="T2">-hsc </text:span><text:span text:style-name="T3">separator</text:span></text:p>
          </table:table-cell>
          <table:table-cell table:style-name="Table29.A2" office:value-type="string">
            <text:p text:style-name="P17"><text:span text:style-name="T2">Character that separates the library name, cell name and port name in </text:span><text:span text:style-name="T3">pattern</text:span><text:span text:style-name="T2">. Defaults to ‘/’.</text:span></text:p>
          </table:table-cell>
        </table:table-row>
        <table:table-row table:style-name="Table29.1">
          <table:table-cell table:style-name="Table29.A2" office:value-type="string">
            <text:p text:style-name="P17"><text:span text:style-name="T2">-filter </text:span><text:span text:style-name="T3">expr</text:span></text:p>
          </table:table-cell>
          <table:table-cell table:style-name="Table29.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29.1">
          <table:table-cell table:style-name="Table29.A2" office:value-type="string">
            <text:p text:style-name="P13">-regexp</text:p>
          </table:table-cell>
          <table:table-cell table:style-name="Table29.A2" office:value-type="string">
            <text:p text:style-name="P13">Use regular expression matching instead of <text:s/>glob pattern matching.</text:p>
          </table:table-cell>
        </table:table-row>
        <table:table-row table:style-name="Table29.1">
          <table:table-cell table:style-name="Table29.A2" office:value-type="string">
            <text:p text:style-name="P13">-nocase</text:p>
          </table:table-cell>
          <table:table-cell table:style-name="Table29.A2" office:value-type="string">
            <text:p text:style-name="P13">Ignore case when matching. <text:s/>Only valid with –regexp.</text:p>
          </table:table-cell>
        </table:table-row>
        <table:table-row table:style-name="Table29.1">
          <table:table-cell table:style-name="Table29.A2" office:value-type="string">
            <text:p text:style-name="P13">-quiet</text:p>
          </table:table-cell>
          <table:table-cell table:style-name="Table29.A2" office:value-type="string">
            <text:p text:style-name="P13">Do not warn if no matches are found.</text:p>
          </table:table-cell>
        </table:table-row>
        <table:table-row table:style-name="Table29.1">
          <table:table-cell table:style-name="Table29.A2" office:value-type="string">
            <text:p text:style-name="P17"><text:span text:style-name="T2">-of_objects </text:span><text:span text:style-name="T3">objects</text:span></text:p>
          </table:table-cell>
          <table:table-cell table:style-name="Table29.A2" office:value-type="string">
            <text:p text:style-name="P13">The name of a pin or instance, a list of pins returned by get_pins, or a list of instances returned by get_cells. The –hierarchical option cannot be used with –of_objects.</text:p>
          </table:table-cell>
        </table:table-row>
        <table:table-row table:style-name="Table29.1">
          <table:table-cell table:style-name="Table29.A2" office:value-type="string">
            <text:p text:style-name="P19">patterns</text:p>
          </table:table-cell>
          <table:table-cell table:style-name="Table29.A2" office:value-type="string">
            <text:p text:style-name="P13">A list of net name patterns.</text:p>
          </table:table-cell>
        </table:table-row>
      </table:table>
      <text:p text:style-name="P14"><text:span text:style-name="T1">The </text:span><text:span text:style-name="T2">get_nets</text:span><text:span text:style-name="T1"> command returns a list of all nets that match </text:span><text:span text:style-name="T3">patterns</text:span><text:span text:style-name="T1">.</text:span></text:p>
      <table:table table:name="Table30" table:style-name="Table30">
        <table:table-column table:style-name="Table30.A"/>
        <table:table-column table:style-name="Table30.B"/>
        <table:table-row table:style-name="Table30.1">
          <table:table-cell table:style-name="Table30.A1" office:value-type="string">
            <text:p text:style-name="P15">get_name</text:p>
          </table:table-cell>
          <table:table-cell table:style-name="Table30.A1" office:value-type="string">
            <text:p text:style-name="P19">object</text:p>
          </table:table-cell>
        </table:table-row>
        <table:table-row table:style-name="Table30.1">
          <table:table-cell table:style-name="Table30.A2" office:value-type="string">
            <text:p text:style-name="P19">object</text:p>
          </table:table-cell>
          <table:table-cell table:style-name="Table30.A2" office:value-type="string">
            <text:p text:style-name="P13">A library, cell, port, instance, pin or timing arc object.</text:p>
          </table:table-cell>
        </table:table-row>
      </table:table>
      <text:p text:style-name="P14"><text:span text:style-name="T1">Return the name of </text:span><text:span text:style-name="T3">object</text:span><text:span text:style-name="T1">. Equivalent to </text:span><text:span text:style-name="T2">[get_property </text:span><text:span text:style-name="T3">object</text:span><text:span text:style-name="T2"> name]</text:span><text:span text:style-name="T1">.</text:span></text:p>
      <table:table table:name="Table31" table:style-name="Table31">
        <table:table-column table:style-name="Table31.A"/>
        <table:table-column table:style-name="Table31.B"/>
        <text:soft-page-break/>
        <table:table-row table:style-name="Table31.1">
          <table:table-cell table:style-name="Table31.A1" office:value-type="string">
            <text:p text:style-name="P15">get_pins</text:p>
          </table:table-cell>
          <table:table-cell table:style-name="Table31.A1" office:value-type="string">
            <text:p text:style-name="P17"><text:span text:style-name="T2">[-hierarchical]<text:line-break/>[-hsc </text:span><text:span text:style-name="T3">separator</text:span><text:span text:style-name="T2">]<text:line-break/>[-filter </text:span><text:span text:style-name="T3">expr</text:span><text:span text:style-name="T2">]<text:line-break/>[-regexp]<text:line-break/>[-nocase]<text:line-break/>[-quiet]<text:line-break/>[-of_objects </text:span><text:span text:style-name="T3">objects</text:span><text:span text:style-name="T2">]<text:line-break/>[</text:span><text:span text:style-name="T3">patterns</text:span><text:span text:style-name="T2">]</text:span></text:p>
          </table:table-cell>
        </table:table-row>
        <table:table-row table:style-name="Table31.1">
          <table:table-cell table:style-name="Table31.A2" office:value-type="string">
            <text:p text:style-name="P13">-hierarchical</text:p>
          </table:table-cell>
          <table:table-cell table:style-name="Table31.A2" office:value-type="string">
            <text:p text:style-name="P13">Searches hierarchy levels below the current instance for matches.</text:p>
          </table:table-cell>
        </table:table-row>
        <table:table-row table:style-name="Table31.1">
          <table:table-cell table:style-name="Table31.A2" office:value-type="string">
            <text:p text:style-name="P17"><text:span text:style-name="T2">-hsc </text:span><text:span text:style-name="T3">separator</text:span></text:p>
          </table:table-cell>
          <table:table-cell table:style-name="Table31.A2" office:value-type="string">
            <text:p text:style-name="P17"><text:span text:style-name="T2">Character that separates the library name, cell name and port name in </text:span><text:span text:style-name="T3">pattern</text:span><text:span text:style-name="T2">. Defaults to ‘/’.</text:span></text:p>
          </table:table-cell>
        </table:table-row>
        <table:table-row table:style-name="Table31.1">
          <table:table-cell table:style-name="Table31.A2" office:value-type="string">
            <text:p text:style-name="P17"><text:span text:style-name="T2">-filter </text:span><text:span text:style-name="T3">expr</text:span></text:p>
          </table:table-cell>
          <table:table-cell table:style-name="Table31.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31.1">
          <table:table-cell table:style-name="Table31.A2" office:value-type="string">
            <text:p text:style-name="P13">-nocase</text:p>
          </table:table-cell>
          <table:table-cell table:style-name="Table31.A2" office:value-type="string">
            <text:p text:style-name="P13">Ignore case when matching. <text:s/>Only valid with –regexp.</text:p>
          </table:table-cell>
        </table:table-row>
        <table:table-row table:style-name="Table31.1">
          <table:table-cell table:style-name="Table31.A2" office:value-type="string">
            <text:p text:style-name="P13">-quiet</text:p>
          </table:table-cell>
          <table:table-cell table:style-name="Table31.A2" office:value-type="string">
            <text:p text:style-name="P13">Do not warn if no matches are found.</text:p>
          </table:table-cell>
        </table:table-row>
        <table:table-row table:style-name="Table31.1">
          <table:table-cell table:style-name="Table31.A2" office:value-type="string">
            <text:p text:style-name="P17"><text:span text:style-name="T2">-of_objects </text:span><text:span text:style-name="T3">objects</text:span></text:p>
          </table:table-cell>
          <table:table-cell table:style-name="Table31.A2" office:value-type="string">
            <text:p text:style-name="P13">The name of a net or instance, a list of nets returned by get_nets, or a list of instances returned by get_cells. The –hierarchical option cannot be used with –of_objects.</text:p>
          </table:table-cell>
        </table:table-row>
        <table:table-row table:style-name="Table31.1">
          <table:table-cell table:style-name="Table31.A2" office:value-type="string">
            <text:p text:style-name="P19">patterns</text:p>
          </table:table-cell>
          <table:table-cell table:style-name="Table31.A2" office:value-type="string">
            <text:p text:style-name="P13">A list of pin name patterns.</text:p>
          </table:table-cell>
        </table:table-row>
      </table:table>
      <text:p text:style-name="P14"><text:span text:style-name="T1">The </text:span><text:span text:style-name="T2">get_pins</text:span><text:span text:style-name="T1"> command returns a list of all instance pins that match </text:span><text:span text:style-name="T3">patterns</text:span><text:span text:style-name="T1">.</text:span></text:p>
      <text:p text:style-name="P8">A useful idiom to find the driver pin for a net is the following.</text:p>
      <text:p text:style-name="P6"><text:span text:style-name="T2">get_pins -of_objects [get_net </text:span><text:span text:style-name="T3">net_name</text:span><text:span text:style-name="T2">] -filter “direction==output”</text:span></text:p>
      <table:table table:name="Table32" table:style-name="Table32">
        <table:table-column table:style-name="Table32.A"/>
        <table:table-column table:style-name="Table32.B"/>
        <table:table-row table:style-name="Table32.1">
          <table:table-cell table:style-name="Table32.A1" office:value-type="string">
            <text:p text:style-name="P15">get_ports</text:p>
          </table:table-cell>
          <table:table-cell table:style-name="Table32.A1" office:value-type="string">
            <text:p text:style-name="P17"><text:span text:style-name="T2">[-filter </text:span><text:span text:style-name="T3">expr</text:span><text:span text:style-name="T2">]<text:line-break/>[-regexp]<text:line-break/>[-nocase]<text:line-break/>[-quiet]<text:line-break/>[-of_objects </text:span><text:span text:style-name="T3">objects</text:span><text:span text:style-name="T2">]<text:line-break/>[</text:span><text:span text:style-name="T3">patterns</text:span><text:span text:style-name="T2">]</text:span></text:p>
          </table:table-cell>
        </table:table-row>
        <table:table-row table:style-name="Table32.1">
          <table:table-cell table:style-name="Table32.A2" office:value-type="string">
            <text:p text:style-name="P17"><text:span text:style-name="T2">-filter </text:span><text:span text:style-name="T3">expr</text:span></text:p>
          </table:table-cell>
          <table:table-cell table:style-name="Table32.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ext:soft-page-break/>
        <table:table-row table:style-name="Table32.1">
          <table:table-cell table:style-name="Table32.A2" office:value-type="string">
            <text:p text:style-name="P13">-regexp</text:p>
          </table:table-cell>
          <table:table-cell table:style-name="Table32.A2" office:value-type="string">
            <text:p text:style-name="P13">Use regular expression matching instead of <text:s/>glob pattern matching.</text:p>
          </table:table-cell>
        </table:table-row>
        <table:table-row table:style-name="Table32.1">
          <table:table-cell table:style-name="Table32.A2" office:value-type="string">
            <text:p text:style-name="P13">-nocase</text:p>
          </table:table-cell>
          <table:table-cell table:style-name="Table32.A2" office:value-type="string">
            <text:p text:style-name="P13">Ignore case when matching. <text:s/>Only valid with –regexp.</text:p>
          </table:table-cell>
        </table:table-row>
        <table:table-row table:style-name="Table32.1">
          <table:table-cell table:style-name="Table32.A2" office:value-type="string">
            <text:p text:style-name="P13">-quiet</text:p>
          </table:table-cell>
          <table:table-cell table:style-name="Table32.A2" office:value-type="string">
            <text:p text:style-name="P13">Do not warn if no matches are found.</text:p>
          </table:table-cell>
        </table:table-row>
        <table:table-row table:style-name="Table32.1">
          <table:table-cell table:style-name="Table32.A2" office:value-type="string">
            <text:p text:style-name="P17"><text:span text:style-name="T2">-of_objects </text:span><text:span text:style-name="T3">objects</text:span></text:p>
          </table:table-cell>
          <table:table-cell table:style-name="Table32.A2" office:value-type="string">
            <text:p text:style-name="P13">The name of <text:s/>net or a list of nets returned by get_nets.</text:p>
          </table:table-cell>
        </table:table-row>
        <table:table-row table:style-name="Table32.1">
          <table:table-cell table:style-name="Table32.A2" office:value-type="string">
            <text:p text:style-name="P19">patterns</text:p>
          </table:table-cell>
          <table:table-cell table:style-name="Table32.A2" office:value-type="string">
            <text:p text:style-name="P13">A list of port name patterns.</text:p>
          </table:table-cell>
        </table:table-row>
      </table:table>
      <text:p text:style-name="P14"><text:span text:style-name="T1">The </text:span><text:span text:style-name="T2">get_ports</text:span><text:span text:style-name="T1"> command returns a list of all top level ports that match </text:span><text:span text:style-name="T3">patterns</text:span><text:span text:style-name="T1">.</text:span></text:p>
      <table:table table:name="Table33" table:style-name="Table33">
        <table:table-column table:style-name="Table33.A"/>
        <table:table-column table:style-name="Table33.B"/>
        <table:table-row table:style-name="Table33.1">
          <table:table-cell table:style-name="Table33.A1" office:value-type="string">
            <text:p text:style-name="P15">get_property</text:p>
          </table:table-cell>
          <table:table-cell table:style-name="Table33.A1" office:value-type="string">
            <text:p text:style-name="P17"><text:span text:style-name="T2">[-object_type </text:span><text:span text:style-name="T3">object_type</text:span><text:span text:style-name="T2">]<text:line-break/></text:span><text:span text:style-name="T3">object</text:span><text:span text:style-name="T2"><text:line-break/></text:span><text:span text:style-name="T3">property</text:span></text:p>
          </table:table-cell>
        </table:table-row>
        <table:table-row table:style-name="Table33.1">
          <table:table-cell table:style-name="Table33.A2" office:value-type="string">
            <text:p text:style-name="P19">-object_type object_type</text:p>
          </table:table-cell>
          <table:table-cell table:style-name="Table33.A2" office:value-type="string">
            <text:p text:style-name="P17"><text:span text:style-name="T2">The type of </text:span><text:span text:style-name="T3">object</text:span><text:span text:style-name="T2"> when it is specified as a name.<text:line-break/>cell|pin|net|port|clock|library|library_cell|library_pin|timing_arc</text:span></text:p>
          </table:table-cell>
        </table:table-row>
        <table:table-row table:style-name="Table33.1">
          <table:table-cell table:style-name="Table33.A2" office:value-type="string">
            <text:p text:style-name="P19">object</text:p>
          </table:table-cell>
          <table:table-cell table:style-name="Table33.A2" office:value-type="string">
            <text:p text:style-name="P17"><text:span text:style-name="T2">An object returned by get_cells, get_pins, get_nets, get_ports, get_clocks, get_libs, get_lib_cells, get_lib_pins, or get_timing_arcs, or object name. -object_type is required if </text:span><text:span text:style-name="T3">object</text:span><text:span text:style-name="T2"> is a name.</text:span></text:p>
          </table:table-cell>
        </table:table-row>
        <table:table-row table:style-name="Table33.1">
          <table:table-cell table:style-name="Table33.A2" office:value-type="string">
            <text:p text:style-name="P19">property</text:p>
          </table:table-cell>
          <table:table-cell table:style-name="Table33.A2" office:value-type="string">
            <text:p text:style-name="P13">A property name.</text:p>
          </table:table-cell>
        </table:table-row>
      </table:table>
      <text:p text:style-name="P20">The properties for different objects types are shown below. </text:p>
      <text:p text:style-name="P8">cell (SDC lib_cell)</text:p>
      <text:p text:style-name="P9">base_name<text:line-break/>filename<text:line-break/>full_name<text:line-break/>library<text:line-break/>name</text:p>
      <text:p text:style-name="P8">clock</text:p>
      <text:p text:style-name="P9">full_name<text:line-break/>is_generated<text:line-break/>is_propagated<text:line-break/>is_virtual<text:line-break/>name<text:line-break/>period<text:line-break/>sources</text:p>
      <text:p text:style-name="P8">edge</text:p>
      <text:p text:style-name="P9"><text:soft-page-break/>delay_max_fall<text:line-break/>delay_min_fall<text:line-break/>delay_max_rise<text:line-break/>delay_min_rise<text:line-break/>full_name<text:line-break/>from_pin<text:line-break/>sense<text:line-break/>to_pin</text:p>
      <text:p text:style-name="P20">instance (SDC cell)</text:p>
      <text:p text:style-name="P9">cell<text:line-break/>full_name<text:line-break/>is_buffer<text:line-break/>is_clock_gate<text:line-break/>is_hierarchical<text:line-break/>is_inverter<text:line-break/>is_macro<text:line-break/>is_memory<text:line-break/>liberty_cell<text:line-break/>name<text:line-break/>ref_name</text:p>
      <text:p text:style-name="P8">liberty_cell (SDC lib_cell)</text:p>
      <text:p text:style-name="P9">area<text:line-break/>base_name<text:line-break/>dont_use<text:line-break/>filename<text:line-break/>full_name<text:line-break/>is_buffer<text:line-break/>is_inverter<text:line-break/>is_memory<text:line-break/>library<text:line-break/>name</text:p>
      <text:p text:style-name="P8">liberty_port (SDC lib_pin)</text:p>
      <text:p text:style-name="P9">capacitance<text:line-break/>direction<text:line-break/>drive_resistance<text:line-break/>drive_resistance_max_fall<text:line-break/>drive_resistance_max_rise<text:line-break/>drive_resistance_min_fall<text:line-break/>drive_resistance_min_rise<text:line-break/>full_name<text:line-break/>intrinsic_delay<text:line-break/>intrinsic_delay_max_fall<text:line-break/>intrinsic_delay_max_rise<text:line-break/>intrinsic_delay_min_fall<text:line-break/>intrinsic_delay_min_rise<text:line-break/>is_register_clock<text:line-break/>lib_cell<text:line-break/>name</text:p>
      <text:p text:style-name="P8"><text:soft-page-break/>library</text:p>
      <text:p text:style-name="P9">filename (Liberty library only)<text:line-break/>name<text:line-break/>full_name</text:p>
      <text:p text:style-name="P8">net</text:p>
      <text:p text:style-name="P9">full_name<text:line-break/>name</text:p>
      <text:p text:style-name="P8">path (PathEnd)</text:p>
      <text:p text:style-name="P9">endpoint<text:line-break/>endpoint_clock<text:line-break/>endpoint_clock_pin<text:line-break/>slack<text:line-break/>startpoint<text:line-break/>startpoint_clock<text:line-break/>points</text:p>
      <text:p text:style-name="P8">pin</text:p>
      <text:p text:style-name="P6"><text:span text:style-name="T2">activity </text:span><text:span text:style-name="T1">(activity in transitions per second, duty cycle, origin)</text:span><text:span text:style-name="T2"><text:line-break/>slew_max_fall<text:line-break/>slew_max_rise<text:line-break/>slew_min_fall<text:line-break/>slew_min_rise<text:line-break/>clocks<text:line-break/>clock_domains<text:line-break/>direction<text:line-break/>full_name<text:line-break/>is_hierarchical<text:line-break/>is_port<text:line-break/>is_register_clock<text:line-break/>lib_pin_name<text:line-break/>name<text:line-break/>slack_max<text:line-break/>slack_max_fall<text:line-break/>slack_max_rise<text:line-break/>slack_min<text:line-break/>slack_min_fall<text:line-break/>slack_min_rise</text:span></text:p>
      <text:p text:style-name="P8">port</text:p>
      <text:p text:style-name="P9">activity<text:line-break/>slew_max_fall<text:line-break/>slew_max_rise<text:line-break/>slew_min_fall<text:line-break/>slew_min_rise<text:line-break/>direction<text:line-break/>full_name<text:line-break/>liberty_port<text:line-break/><text:soft-page-break/>name<text:line-break/>slack_max<text:line-break/>slack_max_fall<text:line-break/>slack_max_rise<text:line-break/>slack_min<text:line-break/>slack_min_fall<text:line-break/>slack_min_rise</text:p>
      <text:p text:style-name="P5"><text:span text:style-name="T1">point (PathRef)</text:span></text:p>
      <text:p text:style-name="P9">arrival<text:line-break/>pin<text:line-break/>required<text:line-break/>slack</text:p>
      <table:table table:name="Table34" table:style-name="Table34">
        <table:table-column table:style-name="Table34.A"/>
        <table:table-column table:style-name="Table34.B"/>
        <table:table-row table:style-name="Table34.1">
          <table:table-cell table:style-name="Table34.A1" office:value-type="string">
            <text:p text:style-name="P15">get_timing_edges</text:p>
          </table:table-cell>
          <table:table-cell table:style-name="Table34.A1" office:value-type="string">
            <text:p text:style-name="P17"><text:span text:style-name="T2">[-from </text:span><text:span text:style-name="T3">from_pins</text:span><text:span text:style-name="T2">]<text:line-break/>[-to </text:span><text:span text:style-name="T3">to_pins</text:span><text:span text:style-name="T2">]<text:line-break/>[-of_objects </text:span><text:span text:style-name="T3">objects</text:span><text:span text:style-name="T2">]<text:line-break/>[-filter </text:span><text:span text:style-name="T3">expr</text:span><text:span text:style-name="T2">]<text:line-break/>[</text:span><text:span text:style-name="T3">patterns</text:span><text:span text:style-name="T2">]</text:span></text:p>
          </table:table-cell>
        </table:table-row>
        <table:table-row table:style-name="Table34.1">
          <table:table-cell table:style-name="Table34.A2" office:value-type="string">
            <text:p text:style-name="P17"><text:span text:style-name="T2">-f</text:span><text:span text:style-name="T3">ro</text:span><text:span text:style-name="T2">m </text:span><text:span text:style-name="T3">from_pin</text:span></text:p>
          </table:table-cell>
          <table:table-cell table:style-name="Table34.A2" office:value-type="string">
            <text:p text:style-name="P13">A list of pins.</text:p>
          </table:table-cell>
        </table:table-row>
        <table:table-row table:style-name="Table34.1">
          <table:table-cell table:style-name="Table34.A2" office:value-type="string">
            <text:p text:style-name="P17"><text:span text:style-name="T2">-to </text:span><text:span text:style-name="T3">to_pin</text:span></text:p>
          </table:table-cell>
          <table:table-cell table:style-name="Table34.A2" office:value-type="string">
            <text:p text:style-name="P13">A list of pins.</text:p>
          </table:table-cell>
        </table:table-row>
        <table:table-row table:style-name="Table34.1">
          <table:table-cell table:style-name="Table34.A2" office:value-type="string">
            <text:p text:style-name="P17"><text:span text:style-name="T2">-of_objects </text:span><text:span text:style-name="T3">objects</text:span></text:p>
          </table:table-cell>
          <table:table-cell table:style-name="Table34.A2" office:value-type="string">
            <text:p text:style-name="P13">A list of instances or library cells. The –from and -to options cannot be used with –of_objects.</text:p>
          </table:table-cell>
        </table:table-row>
        <table:table-row table:style-name="Table34.1">
          <table:table-cell table:style-name="Table34.A2" office:value-type="string">
            <text:p text:style-name="P17"><text:span text:style-name="T3">-filte</text:span><text:span text:style-name="T2">r </text:span><text:span text:style-name="T3">expr</text:span></text:p>
          </table:table-cell>
          <table:table-cell table:style-name="Table34.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
      <text:p text:style-name="P14"><text:span text:style-name="T1">The </text:span><text:span text:style-name="T2">get_timing_edges</text:span><text:span text:style-name="T1"> command returns a list of timing edges (arcs) to, from or between pins. The result can be passed to </text:span><text:span text:style-name="T2">get_property</text:span><text:span text:style-name="T1"> or </text:span><text:span text:style-name="T2">set_disable_timing</text:span><text:span text:style-name="T1">.</text:span></text:p>
      <table:table table:name="Table35" table:style-name="Table35">
        <table:table-column table:style-name="Table35.A"/>
        <table:table-column table:style-name="Table35.B"/>
        <table:table-row table:style-name="Table35.1">
          <table:table-cell table:style-name="Table35.A1" office:value-type="string">
            <text:p text:style-name="P15">group_path</text:p>
          </table:table-cell>
          <table:table-cell table:style-name="Table35.A1" office:value-type="string">
            <text:p text:style-name="P17"><text:span text:style-name="T2">-name </text:span><text:span text:style-name="T3">group_name<text:line-break/></text:span><text:span text:style-name="T2">[-weight </text:span><text:span text:style-name="T3">weight</text:span><text:span text:style-name="T2">]<text:line-break/>[-critical_range </text:span><text:span text:style-name="T3">range</text:span><text:span text:style-name="T2">]<text:line-break/>[-from </text:span><text:span text:style-name="T3">from_list</text:span><text:span text:style-name="T2"><text:line-break/> |-rise_from </text:span><text:span text:style-name="T3">from_list</text:span><text:span text:style-name="T2"><text:line-break/> |-fall_from </text:span><text:span text:style-name="T3">from_list</text:span><text:span text:style-name="T2">]<text:line-break/>[-through </text:span><text:span text:style-name="T3">through_list</text:span><text:span text:style-name="T2">]<text:line-break/>[-rise_through </text:span><text:span text:style-name="T3">through_list</text:span><text:span text:style-name="T2">]<text:line-break/>[-fall_through </text:span><text:span text:style-name="T3">through_list</text:span><text:span text:style-name="T2">]<text:line-break/>[-to </text:span><text:span text:style-name="T3">to_list</text:span><text:span text:style-name="T2"><text:line-break/> |-rise_to</text:span><text:span text:style-name="T3"> to_list</text:span><text:span text:style-name="T2"><text:line-break/> |-fall_to</text:span><text:span text:style-name="T3"> to_list</text:span><text:span text:style-name="T2">]</text:span></text:p>
          </table:table-cell>
        </table:table-row>
        <table:table-row table:style-name="Table35.1">
          <table:table-cell table:style-name="Table35.A2" office:value-type="string">
            <text:p text:style-name="P17"><text:span text:style-name="T2">-name </text:span><text:span text:style-name="T3">group_name</text:span></text:p>
          </table:table-cell>
          <table:table-cell table:style-name="Table35.A2" office:value-type="string">
            <text:p text:style-name="P13">The name of the path group.</text:p>
          </table:table-cell>
        </table:table-row>
        <text:soft-page-break/>
        <table:table-row table:style-name="Table35.1">
          <table:table-cell table:style-name="Table35.A2" office:value-type="string">
            <text:p text:style-name="P17"><text:span text:style-name="T2">-weight </text:span><text:span text:style-name="T3">weight</text:span></text:p>
          </table:table-cell>
          <table:table-cell table:style-name="Table35.A2" office:value-type="string">
            <text:p text:style-name="P13">Not supported.</text:p>
          </table:table-cell>
        </table:table-row>
        <table:table-row table:style-name="Table35.1">
          <table:table-cell table:style-name="Table35.A2" office:value-type="string">
            <text:p text:style-name="P17"><text:span text:style-name="T2">-critical_range </text:span><text:span text:style-name="T3">range</text:span></text:p>
          </table:table-cell>
          <table:table-cell table:style-name="Table35.A2" office:value-type="string">
            <text:p text:style-name="P13">Not supported.</text:p>
          </table:table-cell>
        </table:table-row>
        <table:table-row table:style-name="Table35.1">
          <table:table-cell table:style-name="Table35.A2" office:value-type="string">
            <text:p text:style-name="P17"><text:span text:style-name="T2">-from </text:span><text:span text:style-name="T3">from_list</text:span></text:p>
          </table:table-cell>
          <table:table-cell table:style-name="Table35.A2" office:value-type="string">
            <text:p text:style-name="P13">Group paths from a list of clocks, instances, ports, register clock pins, or latch data pins.</text:p>
          </table:table-cell>
        </table:table-row>
        <table:table-row table:style-name="Table35.1">
          <table:table-cell table:style-name="Table35.A2" office:value-type="string">
            <text:p text:style-name="P17"><text:span text:style-name="T2">-rise_from </text:span><text:span text:style-name="T3">from_list</text:span></text:p>
          </table:table-cell>
          <table:table-cell table:style-name="Table35.A2" office:value-type="string">
            <text:p text:style-name="P13">Group <text:s/>paths from the rising edge of clocks, instances, ports, register clock pins, or latch data pins.</text:p>
          </table:table-cell>
        </table:table-row>
        <table:table-row table:style-name="Table35.1">
          <table:table-cell table:style-name="Table35.A2" office:value-type="string">
            <text:p text:style-name="P17"><text:span text:style-name="T2">-fall_from </text:span><text:span text:style-name="T3">from_list</text:span></text:p>
          </table:table-cell>
          <table:table-cell table:style-name="Table35.A2" office:value-type="string">
            <text:p text:style-name="P13">Group paths from the falling edge of clocks, instances, ports, register clock pins, or latch data pins.</text:p>
          </table:table-cell>
        </table:table-row>
        <table:table-row table:style-name="Table35.1">
          <table:table-cell table:style-name="Table35.A2" office:value-type="string">
            <text:p text:style-name="P17"><text:span text:style-name="T2">-through </text:span><text:span text:style-name="T3">through_list</text:span></text:p>
          </table:table-cell>
          <table:table-cell table:style-name="Table35.A2" office:value-type="string">
            <text:p text:style-name="P13">Group paths through a list of instances, pins or nets.</text:p>
          </table:table-cell>
        </table:table-row>
        <table:table-row table:style-name="Table35.1">
          <table:table-cell table:style-name="Table35.A2" office:value-type="string">
            <text:p text:style-name="P17"><text:span text:style-name="T2">-rise_through </text:span><text:span text:style-name="T3">through_list</text:span></text:p>
          </table:table-cell>
          <table:table-cell table:style-name="Table35.A2" office:value-type="string">
            <text:p text:style-name="P13">Group rising paths through a list of instances, pins or nets.</text:p>
          </table:table-cell>
        </table:table-row>
        <table:table-row table:style-name="Table35.1">
          <table:table-cell table:style-name="Table35.A2" office:value-type="string">
            <text:p text:style-name="P17"><text:span text:style-name="T2">-fall_through </text:span><text:span text:style-name="T3">through_list</text:span></text:p>
          </table:table-cell>
          <table:table-cell table:style-name="Table35.A2" office:value-type="string">
            <text:p text:style-name="P13">Group falling paths through a list of instances, pins or nets.</text:p>
          </table:table-cell>
        </table:table-row>
        <table:table-row table:style-name="Table35.1">
          <table:table-cell table:style-name="Table35.A2" office:value-type="string">
            <text:p text:style-name="P17"><text:span text:style-name="T2">-to </text:span><text:span text:style-name="T3">to_list</text:span></text:p>
          </table:table-cell>
          <table:table-cell table:style-name="Table35.A2" office:value-type="string">
            <text:p text:style-name="P13">Group paths to a list of clocks, instances, ports or pins.</text:p>
          </table:table-cell>
        </table:table-row>
        <table:table-row table:style-name="Table35.1">
          <table:table-cell table:style-name="Table35.A2" office:value-type="string">
            <text:p text:style-name="P17"><text:span text:style-name="T2">-rise_to </text:span><text:span text:style-name="T3">to_list</text:span></text:p>
          </table:table-cell>
          <table:table-cell table:style-name="Table35.A2" office:value-type="string">
            <text:p text:style-name="P13">Group rising paths to a list of clocks, instances, ports or pins.</text:p>
          </table:table-cell>
        </table:table-row>
        <table:table-row table:style-name="Table35.1">
          <table:table-cell table:style-name="Table35.A2" office:value-type="string">
            <text:p text:style-name="P17"><text:span text:style-name="T2">-fall_to </text:span><text:span text:style-name="T3">to_list</text:span></text:p>
          </table:table-cell>
          <table:table-cell table:style-name="Table35.A2" office:value-type="string">
            <text:p text:style-name="P13">Group falling paths to a list of clocks, instances, ports or pins.</text:p>
          </table:table-cell>
        </table:table-row>
      </table:table>
      <text:p text:style-name="P14"><text:span text:style-name="T1">The </text:span><text:span text:style-name="T2">group_path</text:span><text:span text:style-name="T1"> command is used to group paths reported by the </text:span><text:span text:style-name="T2">report_checks</text:span><text:span text:style-name="T1"> command. See </text:span><text:span text:style-name="T2">set_false_path</text:span><text:span text:style-name="T1"> for a description of allowed </text:span><text:span text:style-name="T3">from_list</text:span><text:span text:style-name="T1">, </text:span><text:span text:style-name="T3">through_list</text:span><text:span text:style-name="T1"> and </text:span><text:span text:style-name="T3">to_list</text:span><text:span text:style-name="T1"> objects.</text:span></text:p>
      <table:table table:name="Table36" table:style-name="Table36">
        <table:table-column table:style-name="Table36.A"/>
        <table:table-column table:style-name="Table36.B"/>
        <table:table-row table:style-name="Table36.1">
          <table:table-cell table:style-name="Table36.A1" office:value-type="string">
            <text:p text:style-name="P15">include</text:p>
          </table:table-cell>
          <table:table-cell table:style-name="Table36.A1" office:value-type="string">
            <text:p text:style-name="P17"><text:span text:style-name="T2">[-e|-echo]<text:line-break/>[-v|-verbose]</text:span><text:span text:style-name="T3"><text:line-break/>filename</text:span><text:span text:style-name="T2"><text:line-break/>[&gt; </text:span><text:span text:style-name="T3">log_filename</text:span><text:span text:style-name="T2">]<text:line-break/>[&gt;&gt; log_</text:span><text:span text:style-name="T3">filename</text:span><text:span text:style-name="T2">]</text:span></text:p>
          </table:table-cell>
        </table:table-row>
        <table:table-row table:style-name="Table36.1">
          <table:table-cell table:style-name="Table36.A2" office:value-type="string">
            <text:p text:style-name="P17"><text:span text:style-name="T5">-e|</text:span><text:span text:style-name="T2">-echo</text:span></text:p>
          </table:table-cell>
          <table:table-cell table:style-name="Table36.A2" office:value-type="string">
            <text:p text:style-name="P21">Print each command before evaluating it.</text:p>
          </table:table-cell>
        </table:table-row>
        <table:table-row table:style-name="Table36.1">
          <table:table-cell table:style-name="Table36.A2" office:value-type="string">
            <text:p text:style-name="P13">-v|-verbose</text:p>
          </table:table-cell>
          <table:table-cell table:style-name="Table36.A2" office:value-type="string">
            <text:p text:style-name="P21">Print each command before evaluating it as well as the result it returns.</text:p>
          </table:table-cell>
        </table:table-row>
        <table:table-row table:style-name="Table36.1">
          <table:table-cell table:style-name="Table36.A2" office:value-type="string">
            <text:p text:style-name="P19">filename</text:p>
          </table:table-cell>
          <table:table-cell table:style-name="Table36.A2" office:value-type="string">
            <text:p text:style-name="P21">The name of the file containing commands to read.</text:p>
          </table:table-cell>
        </table:table-row>
        <table:table-row table:style-name="Table36.1">
          <table:table-cell table:style-name="Table36.A2" office:value-type="string">
            <text:p text:style-name="P17"><text:span text:style-name="T2">&gt; </text:span><text:span text:style-name="T3">log_filename</text:span></text:p>
          </table:table-cell>
          <table:table-cell table:style-name="Table36.A2" office:value-type="string">
            <text:p text:style-name="P21">Redirect command output to log_filename.</text:p>
          </table:table-cell>
        </table:table-row>
        <table:table-row table:style-name="Table36.1">
          <table:table-cell table:style-name="Table36.A2" office:value-type="string">
            <text:p text:style-name="P17"><text:span text:style-name="T2">&gt;&gt; </text:span><text:span text:style-name="T3">log_filename</text:span></text:p>
          </table:table-cell>
          <table:table-cell table:style-name="Table36.A2" office:value-type="string">
            <text:p text:style-name="P21">Redirect command output and append log_filename.</text:p>
          </table:table-cell>
        </table:table-row>
      </table:table>
      <text:p text:style-name="P14"><text:soft-page-break/><text:span text:style-name="T1">Read STA/SDC/Tcl commands from </text:span><text:span text:style-name="T3">filename</text:span><text:span text:style-name="T1">.</text:span></text:p>
      <text:p text:style-name="P14"><text:span text:style-name="T1">The </text:span><text:span text:style-name="T2">include</text:span><text:span text:style-name="T1"> command stops and reports any errors encountered while reading a file unless </text:span><text:span text:style-name="T2">sta_continue_on_error</text:span><text:span text:style-name="T1"> is </text:span><text:span text:style-name="T2">1</text:span><text:span text:style-name="T1">.</text:span></text:p>
      <table:table table:name="Table37" table:style-name="Table37">
        <table:table-column table:style-name="Table37.A"/>
        <table:table-column table:style-name="Table37.B"/>
        <table:table-row table:style-name="Table37.1">
          <table:table-cell table:style-name="Table37.A1" office:value-type="string">
            <text:p text:style-name="P15">link_design</text:p>
          </table:table-cell>
          <table:table-cell table:style-name="Table37.A1" office:value-type="string">
            <text:p text:style-name="P17"><text:span text:style-name="T2">[-no_black_boxes]<text:line-break/>[</text:span><text:span text:style-name="T3">cell_name</text:span><text:span text:style-name="T2">]</text:span></text:p>
          </table:table-cell>
        </table:table-row>
        <table:table-row table:style-name="Table37.1">
          <table:table-cell table:style-name="Table37.A2" office:value-type="string">
            <text:p text:style-name="P13">-no_black_boxes</text:p>
          </table:table-cell>
          <table:table-cell table:style-name="Table37.A2" office:value-type="string">
            <text:p text:style-name="P16">Do not make empty “black box” cells for instances that reference undefined cells. </text:p>
          </table:table-cell>
        </table:table-row>
        <table:table-row table:style-name="Table37.1">
          <table:table-cell table:style-name="Table37.A2" office:value-type="string">
            <text:p text:style-name="P19">cell_name</text:p>
          </table:table-cell>
          <table:table-cell table:style-name="Table37.A2" office:value-type="string">
            <text:p text:style-name="P13">The top level module/cell name of the design hierarchy to link.</text:p>
          </table:table-cell>
        </table:table-row>
      </table:table>
      <text:p text:style-name="P14"><text:span text:style-name="T1">Link (elaborate, flatten) the the top level cell </text:span><text:span text:style-name="T3">cell_name</text:span><text:span text:style-name="T1">. The design must be linked after reading netlist and library files. The default value of </text:span><text:span text:style-name="T3">cell_name</text:span><text:span text:style-name="T1"> is the current design.</text:span></text:p>
      <text:p text:style-name="P5"><text:span text:style-name="T1">The linker creates empty "block box" cells for instances the reference undefined cells when the variable </text:span><text:span text:style-name="T2">link_create_black_boxes</text:span><text:span text:style-name="T1"> is </text:span><text:span text:style-name="T2">true</text:span><text:span text:style-name="T1">. When </text:span><text:span text:style-name="T2">link_create_black_boxes</text:span><text:span text:style-name="T1"> is </text:span><text:span text:style-name="T2">false</text:span><text:span text:style-name="T1"> an error is reported and the link fails.</text:span></text:p>
      <text:p text:style-name="P5"><text:span text:style-name="T1">The </text:span><text:span text:style-name="T2">link_design</text:span><text:span text:style-name="T1"> command returns </text:span><text:span text:style-name="T2">1</text:span><text:span text:style-name="T1"> if the link succeeds and </text:span><text:span text:style-name="T2">0</text:span><text:span text:style-name="T1"> if it fails.</text:span></text:p>
      <table:table table:name="Table38" table:style-name="Table38">
        <table:table-column table:style-name="Table38.A"/>
        <table:table-column table:style-name="Table38.B"/>
        <table:table-row table:style-name="Table38.1">
          <table:table-cell table:style-name="Table38.A1" office:value-type="string">
            <text:p text:style-name="P15">make_instance</text:p>
          </table:table-cell>
          <table:table-cell table:style-name="Table38.A1" office:value-type="string">
            <text:p text:style-name="P19">inst_path<text:line-break/>lib_cell</text:p>
          </table:table-cell>
        </table:table-row>
        <table:table-row table:style-name="Table38.1">
          <table:table-cell table:style-name="Table38.A2" office:value-type="string">
            <text:p text:style-name="P19">inst_path</text:p>
          </table:table-cell>
          <table:table-cell table:style-name="Table38.A2" office:value-type="string">
            <text:p text:style-name="P13">A hierarchical instance name.</text:p>
          </table:table-cell>
        </table:table-row>
        <table:table-row table:style-name="Table38.1">
          <table:table-cell table:style-name="Table38.A2" office:value-type="string">
            <text:p text:style-name="P19">lib_cell</text:p>
          </table:table-cell>
          <table:table-cell table:style-name="Table38.A2" office:value-type="string">
            <text:p text:style-name="P13">The library cell of the new instance.</text:p>
          </table:table-cell>
        </table:table-row>
      </table:table>
      <text:p text:style-name="P14"><text:span text:style-name="T1">The </text:span><text:span text:style-name="T2">make_instance</text:span><text:span text:style-name="T1"> command makes an instance of library cell </text:span><text:span text:style-name="T3">lib_cell</text:span><text:span text:style-name="T1">.</text:span></text:p>
      <table:table table:name="Table39" table:style-name="Table39">
        <table:table-column table:style-name="Table39.A"/>
        <table:table-column table:style-name="Table39.B"/>
        <table:table-row table:style-name="Table39.1">
          <table:table-cell table:style-name="Table39.A1" office:value-type="string">
            <text:p text:style-name="P15">make_net</text:p>
          </table:table-cell>
          <table:table-cell table:style-name="Table39.A1" office:value-type="string">
            <text:p text:style-name="P19">net_name_list</text:p>
          </table:table-cell>
        </table:table-row>
        <table:table-row table:style-name="Table39.1">
          <table:table-cell table:style-name="Table39.A2" office:value-type="string">
            <text:p text:style-name="P19">net_name_list</text:p>
          </table:table-cell>
          <table:table-cell table:style-name="Table39.A2" office:value-type="string">
            <text:p text:style-name="P13">A list of net names.</text:p>
          </table:table-cell>
        </table:table-row>
      </table:table>
      <text:p text:style-name="P20">Creates a net for each hierarchical net name.</text:p>
      <table:table table:name="Table40" table:style-name="Table40">
        <table:table-column table:style-name="Table40.A"/>
        <table:table-column table:style-name="Table40.B"/>
        <table:table-row table:style-name="Table40.1">
          <table:table-cell table:style-name="Table40.A1" office:value-type="string">
            <text:p text:style-name="P15">read_liberty</text:p>
          </table:table-cell>
          <table:table-cell table:style-name="Table40.A1" office:value-type="string">
            <text:p text:style-name="P17"><text:span text:style-name="T2">[-corner </text:span><text:span text:style-name="T3">corner</text:span><text:span text:style-name="T2">]<text:line-break/>[-min]<text:line-break/>[-max]<text:line-break/>[-infer_latches]<text:line-break/></text:span><text:span text:style-name="T3">filename</text:span></text:p>
          </table:table-cell>
        </table:table-row>
        <table:table-row table:style-name="Table40.1">
          <table:table-cell table:style-name="Table40.A2" office:value-type="string">
            <text:p text:style-name="P17"><text:span text:style-name="T2">-corner </text:span><text:span text:style-name="T3">corner</text:span></text:p>
          </table:table-cell>
          <table:table-cell table:style-name="Table40.A2" office:value-type="string">
            <text:p text:style-name="P23"><text:span text:style-name="T2">Use the library for process corner </text:span><text:span text:style-name="T3">corner</text:span><text:span text:style-name="T2"> delay calculation.</text:span></text:p>
          </table:table-cell>
        </table:table-row>
        <text:soft-page-break/>
        <table:table-row table:style-name="Table40.1">
          <table:table-cell table:style-name="Table40.A2" office:value-type="string">
            <text:p text:style-name="P13">-min</text:p>
          </table:table-cell>
          <table:table-cell table:style-name="Table40.A2" office:value-type="string">
            <text:p text:style-name="P21">Use library for min delay calculation.</text:p>
          </table:table-cell>
        </table:table-row>
        <table:table-row table:style-name="Table40.1">
          <table:table-cell table:style-name="Table40.A2" office:value-type="string">
            <text:p text:style-name="P13">-max</text:p>
          </table:table-cell>
          <table:table-cell table:style-name="Table40.A2" office:value-type="string">
            <text:p text:style-name="P21">Use library for max delay calculation.</text:p>
          </table:table-cell>
        </table:table-row>
        <table:table-row table:style-name="Table40.1">
          <table:table-cell table:style-name="Table40.A2" office:value-type="string">
            <text:p text:style-name="P19">filename</text:p>
          </table:table-cell>
          <table:table-cell table:style-name="Table40.A2" office:value-type="string">
            <text:p text:style-name="P21">The liberty file name to read.</text:p>
          </table:table-cell>
        </table:table-row>
      </table:table>
      <text:p text:style-name="P14"><text:span text:style-name="T1">The </text:span><text:span text:style-name="T2">read_liberty</text:span><text:span text:style-name="T1"> command reads a Liberty format library file. The first library that is read sets the units used by SDC/TCL commands and reporting. The </text:span><text:span text:style-name="T2">include_file</text:span><text:span text:style-name="T1"> attribute is supported.</text:span></text:p>
      <text:p text:style-name="P5"><text:span text:style-name="T1">Some Liberty libraries do not include </text:span><text:span text:style-name="T6">latch</text:span><text:span text:style-name="T1"> groups for cells that are describe transparent latches. In that situation the </text:span><text:span text:style-name="T6">-infer_latches</text:span><text:span text:style-name="T1"> command flag can be used to infer the latches. The timing arcs required for a latch to be inferred should look like the following:</text:span></text:p>
      <text:p text:style-name="P9">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P5"><text:span text:style-name="T1">In this example a positive level-sensitive latch is inferred.</text:span></text:p>
      <text:p text:style-name="P20">Files compressed with gzip are automatically uncompressed.</text:p>
      <table:table table:name="Table41" table:style-name="Table41">
        <table:table-column table:style-name="Table41.A"/>
        <table:table-column table:style-name="Table41.B"/>
        <table:table-row table:style-name="Table41.1">
          <table:table-cell table:style-name="Table41.A1" office:value-type="string">
            <text:p text:style-name="P15">read_saif</text:p>
          </table:table-cell>
          <table:table-cell table:style-name="Table41.A1" office:value-type="string">
            <text:p text:style-name="P17"><text:span text:style-name="T2">[-scope </text:span><text:span text:style-name="T3">scope</text:span><text:span text:style-name="T2">]<text:line-break/></text:span><text:span text:style-name="T3">filename</text:span></text:p>
          </table:table-cell>
        </table:table-row>
        <table:table-row table:style-name="Table41.1">
          <table:table-cell table:style-name="Table41.A2" office:value-type="string">
            <text:p text:style-name="P19">scope</text:p>
          </table:table-cell>
          <table:table-cell table:style-name="Table41.A2" office:value-type="string">
            <text:p text:style-name="P13">The SAIF scope of the current design to extract simulation data. Typically the test bench name and design under test instance name. Scope levels are separated with ‘/’.</text:p>
          </table:table-cell>
        </table:table-row>
        <text:soft-page-break/>
        <table:table-row table:style-name="Table41.1">
          <table:table-cell table:style-name="Table41.A2" office:value-type="string">
            <text:p text:style-name="P19">filename</text:p>
          </table:table-cell>
          <table:table-cell table:style-name="Table41.A2" office:value-type="string">
            <text:p text:style-name="P21">The name of the SAIF file to read.</text:p>
          </table:table-cell>
        </table:table-row>
      </table:table>
      <text:p text:style-name="P14"><text:span text:style-name="T1">The </text:span><text:span text:style-name="T2">read_saif</text:span><text:span text:style-name="T1"> command reads a SAIF (Switching Activity Interchange Format) file from a Verilog simulation and extracts pin activities and duty cycles for use in power estimation. Files compressed with gzip are supported. Annotated activities are propagated to the fanout of the annotated pins.</text:span></text:p>
      <table:table table:name="Table42" table:style-name="Table42">
        <table:table-column table:style-name="Table42.A"/>
        <table:table-column table:style-name="Table42.B"/>
        <table:table-row table:style-name="Table42.1">
          <table:table-cell table:style-name="Table42.A1" office:value-type="string">
            <text:p text:style-name="P15">read_sdc</text:p>
          </table:table-cell>
          <table:table-cell table:style-name="Table42.A1" office:value-type="string">
            <text:p text:style-name="P17"><text:span text:style-name="T2">[-echo]<text:line-break/></text:span><text:span text:style-name="T3">filename</text:span></text:p>
          </table:table-cell>
        </table:table-row>
        <table:table-row table:style-name="Table42.1">
          <table:table-cell table:style-name="Table42.A2" office:value-type="string">
            <text:p text:style-name="P13">-echo</text:p>
          </table:table-cell>
          <table:table-cell table:style-name="Table42.A2" office:value-type="string">
            <text:p text:style-name="P21">Print each command before evaluating it.</text:p>
          </table:table-cell>
        </table:table-row>
        <table:table-row table:style-name="Table42.1">
          <table:table-cell table:style-name="Table42.A2" office:value-type="string">
            <text:p text:style-name="P19">filename</text:p>
          </table:table-cell>
          <table:table-cell table:style-name="Table42.A2" office:value-type="string">
            <text:p text:style-name="P21">SDC command file.</text:p>
          </table:table-cell>
        </table:table-row>
      </table:table>
      <text:p text:style-name="P14"><text:span text:style-name="T1">Read SDC commands from </text:span><text:span text:style-name="T3">filename</text:span><text:span text:style-name="T1">.</text:span></text:p>
      <text:p text:style-name="P14"><text:span text:style-name="T1">The </text:span><text:span text:style-name="T2">read_sdc</text:span><text:span text:style-name="T1"> command stops and reports any errors encountered while reading a file unless </text:span><text:span text:style-name="T2">sta_continue_on_error</text:span><text:span text:style-name="T1"> is </text:span><text:span text:style-name="T2">1</text:span><text:span text:style-name="T1">.</text:span></text:p>
      <text:p text:style-name="P20">Files compressed with gzip are automatically uncompressed.</text:p>
      <table:table table:name="Table43" table:style-name="Table43">
        <table:table-column table:style-name="Table43.A"/>
        <table:table-column table:style-name="Table43.B"/>
        <table:table-row table:style-name="Table43.1">
          <table:table-cell table:style-name="Table43.A1" office:value-type="string">
            <text:p text:style-name="P15">read_sdf</text:p>
          </table:table-cell>
          <table:table-cell table:style-name="Table43.A1" office:value-type="string">
            <text:p text:style-name="P17"><text:span text:style-name="T2">[-corner </text:span><text:span text:style-name="T3">corner</text:span><text:span text:style-name="T2">]<text:line-break/>[-unescaped_dividers]<text:line-break/></text:span><text:span text:style-name="T3">filename</text:span></text:p>
          </table:table-cell>
        </table:table-row>
        <table:table-row table:style-name="Table43.1">
          <table:table-cell table:style-name="Table43.A2" office:value-type="string">
            <text:p text:style-name="P17"><text:span text:style-name="T2">-corner </text:span><text:span text:style-name="T3">corner</text:span></text:p>
          </table:table-cell>
          <table:table-cell table:style-name="Table43.A2" office:value-type="string">
            <text:p text:style-name="P21">Process corner delays to annotate.</text:p>
          </table:table-cell>
        </table:table-row>
        <table:table-row table:style-name="Table43.1">
          <table:table-cell table:style-name="Table43.A2" office:value-type="string">
            <text:p text:style-name="P13">-unescaped_dividers</text:p>
          </table:table-cell>
          <table:table-cell table:style-name="Table43.A2" office:value-type="string">
            <text:p text:style-name="P24">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3.1">
          <table:table-cell table:style-name="Table43.A2" office:value-type="string">
            <text:p text:style-name="P19">filename</text:p>
          </table:table-cell>
          <table:table-cell table:style-name="Table43.A2" office:value-type="string">
            <text:p text:style-name="P21">The name of the SDF file to read.</text:p>
          </table:table-cell>
        </table:table-row>
      </table:table>
      <text:p text:style-name="P14"><text:span text:style-name="T1">Read SDF delays from a file. The min and max values in the SDF tuples are used to annotate the delays for </text:span><text:span text:style-name="T3">corner</text:span><text:span text:style-name="T1">. The typical values in the SDF tuples are ignored. If multiple corners are defined </text:span><text:span text:style-name="T2">-corner</text:span><text:span text:style-name="T1"> must be specified.</text:span></text:p>
      <text:p text:style-name="P20">Files compressed with gzip are automatically uncompressed.</text:p>
      <text:p text:style-name="P5"><text:span text:style-name="T2">INCREMENT</text:span><text:span text:style-name="T1"> is supported as an alias for </text:span><text:span text:style-name="T2">INCREMENTAL</text:span><text:span text:style-name="T1">.</text:span></text:p>
      <text:p text:style-name="P25">The following SDF statements are not supported.</text:p>
      <text:p text:style-name="P9">PORT<text:line-break/>INSTANCE wildcards</text:p>
      <table:table table:name="Table44" table:style-name="Table44">
        <table:table-column table:style-name="Table44.A"/>
        <table:table-column table:style-name="Table44.B"/>
        <text:soft-page-break/>
        <table:table-row table:style-name="Table44.1">
          <table:table-cell table:style-name="Table44.A1" office:value-type="string">
            <text:p text:style-name="P15">read_spef</text:p>
          </table:table-cell>
          <table:table-cell table:style-name="Table44.A1" office:value-type="string">
            <text:p text:style-name="P17"><text:span text:style-name="T2">[-min]<text:line-break/>[-max]<text:line-break/>[-path path]<text:line-break/>[-corner </text:span><text:span text:style-name="T3">corner</text:span><text:span text:style-name="T2">]<text:line-break/>[-keep_capacitive_coupling]<text:line-break/>[-coupling_reduction_factor </text:span><text:span text:style-name="T3">factor</text:span><text:span text:style-name="T2">]<text:line-break/>[-reduce]<text:line-break/></text:span><text:span text:style-name="T3">filename</text:span></text:p>
          </table:table-cell>
        </table:table-row>
        <table:table-row table:style-name="Table44.1">
          <table:table-cell table:style-name="Table44.A2" office:value-type="string">
            <text:p text:style-name="P13">-min</text:p>
          </table:table-cell>
          <table:table-cell table:style-name="Table44.A2" office:value-type="string">
            <text:p text:style-name="P21">Annotate parasitics for min delays.</text:p>
          </table:table-cell>
        </table:table-row>
        <table:table-row table:style-name="Table44.1">
          <table:table-cell table:style-name="Table44.A2" office:value-type="string">
            <text:p text:style-name="P13">-max</text:p>
          </table:table-cell>
          <table:table-cell table:style-name="Table44.A2" office:value-type="string">
            <text:p text:style-name="P21">Annotate parasitics for max delays.</text:p>
          </table:table-cell>
        </table:table-row>
        <table:table-row table:style-name="Table44.1">
          <table:table-cell table:style-name="Table44.A2" office:value-type="string">
            <text:p text:style-name="P19">path</text:p>
          </table:table-cell>
          <table:table-cell table:style-name="Table44.A2" office:value-type="string">
            <text:p text:style-name="P21">Hierarchical block instance path to annotate with <text:s/>parasitics.</text:p>
          </table:table-cell>
        </table:table-row>
        <table:table-row table:style-name="Table44.1">
          <table:table-cell table:style-name="Table44.A2" office:value-type="string">
            <text:p text:style-name="P17"><text:span text:style-name="T2">-corner</text:span><text:span text:style-name="T3"> corner</text:span></text:p>
          </table:table-cell>
          <table:table-cell table:style-name="Table44.A2" office:value-type="string">
            <text:p text:style-name="P21">Annotate parasitics for one process corner.</text:p>
          </table:table-cell>
        </table:table-row>
        <table:table-row table:style-name="Table44.1">
          <table:table-cell table:style-name="Table44.A2" office:value-type="string">
            <text:p text:style-name="P13">-keep_capacitive_coupling</text:p>
          </table:table-cell>
          <table:table-cell table:style-name="Table44.A2" office:value-type="string">
            <text:p text:style-name="P21">Keep coupling capacitors in parasitic networks rather than converting them to grounded capacitors.</text:p>
          </table:table-cell>
        </table:table-row>
        <table:table-row table:style-name="Table44.1">
          <table:table-cell table:style-name="Table44.A2" office:value-type="string">
            <text:p text:style-name="P19">-coupling_reduction_factor<text:line-break/>factor</text:p>
          </table:table-cell>
          <table:table-cell table:style-name="Table44.A2" office:value-type="string">
            <text:p text:style-name="P21">Factor to multiply coupling capacitance by when reducing parasitic networks. The default value is 1.0.</text:p>
          </table:table-cell>
        </table:table-row>
        <table:table-row table:style-name="Table44.1">
          <table:table-cell table:style-name="Table44.A2" office:value-type="string">
            <text:p text:style-name="P13">-reduce</text:p>
          </table:table-cell>
          <table:table-cell table:style-name="Table44.A2" office:value-type="string">
            <text:p text:style-name="P21">Reduce detailed parasitics and do not save the detailed parastic network.</text:p>
          </table:table-cell>
        </table:table-row>
        <table:table-row table:style-name="Table44.1">
          <table:table-cell table:style-name="Table44.A2" office:value-type="string">
            <text:p text:style-name="P19">filename</text:p>
          </table:table-cell>
          <table:table-cell table:style-name="Table44.A2" office:value-type="string">
            <text:p text:style-name="P21">The name of the parasitics file to read.</text:p>
          </table:table-cell>
        </table:table-row>
      </table:table>
      <text:p text:style-name="P14"><text:span text:style-name="T1">The </text:span><text:span text:style-name="T2">read_spef</text:span><text:span text:style-name="T1"> command reads a file of net parasitics in SPEF format. Use the -</text:span><text:span text:style-name="T2">report_parasitic_annotation</text:span><text:span text:style-name="T1"> command to check for nets that are not annotated.</text:span></text:p>
      <text:p text:style-name="P8">Files compressed with gzip are automatically uncompressed.</text:p>
      <text:p text:style-name="P5"><text:span text:style-name="T1">Separate parasitics can be annotated for corners and min and max paths using the </text:span><text:span text:style-name="T2">-corner, –min</text:span><text:span text:style-name="T1"> and </text:span><text:span text:style-name="T2">-max</text:span><text:span text:style-name="T1"> arguments. To use the same parastiics for every corner and for min/max delay calculation read the SPEF without </text:span><text:span text:style-name="T2">-corner</text:span><text:span text:style-name="T1">, </text:span><text:span text:style-name="T2">-min</text:span><text:span text:style-name="T1">, and </text:span><text:span text:style-name="T2">-max</text:span><text:span text:style-name="T1"> options. </text:span></text:p>
      <text:p text:style-name="P6"><text:span text:style-name="T2">read_spef </text:span><text:span text:style-name="T3">spef1</text:span></text:p>
      <text:p text:style-name="P5"><text:span text:style-name="T1">To use separate parastics for min/max delay, use the </text:span><text:span text:style-name="T2">-min</text:span><text:span text:style-name="T1">, and </text:span><text:span text:style-name="T2">-max</text:span><text:span text:style-name="T1"> options for each SPEF file.</text:span></text:p>
      <text:p text:style-name="P6"><text:span text:style-name="T2">read_spef -min </text:span><text:span text:style-name="T3">spef1<text:line-break/></text:span><text:span text:style-name="T2">read_spef</text:span><text:span text:style-name="T3"> </text:span><text:span text:style-name="T2">-max </text:span><text:span text:style-name="T3">spef2</text:span></text:p>
      <text:p text:style-name="P10"><text:soft-page-break/><text:span text:style-name="T1">To use separate parastics for each corner, use the </text:span><text:span text:style-name="T2">-corner</text:span><text:span text:style-name="T1"> option for each SPEF file.</text:span></text:p>
      <text:p text:style-name="P6"><text:span text:style-name="T2">read_spef -corner ss </text:span><text:span text:style-name="T3">spef1<text:line-break/></text:span><text:span text:style-name="T2">read_spef</text:span><text:span text:style-name="T3"> </text:span><text:span text:style-name="T2">-corner tt spef2</text:span><text:span text:style-name="T3"><text:line-break/></text:span><text:span text:style-name="T2">read_spef</text:span><text:span text:style-name="T3"> </text:span><text:span text:style-name="T2">-corner ff </text:span><text:span text:style-name="T3">spef3</text:span></text:p>
      <text:p text:style-name="P5"><text:span text:style-name="T1">To use separate parastics for each corner and separate min/max delay calculation, use the </text:span><text:span text:style-name="T2">-corner</text:span><text:span text:style-name="T1"> option along with the </text:span><text:span text:style-name="T2">-min</text:span><text:span text:style-name="T1">, and </text:span><text:span text:style-name="T2">-max</text:span><text:span text:style-name="T1"> options.</text:span></text:p>
      <text:p text:style-name="P6"><text:span text:style-name="T2">read_spef -corner ss -min </text:span><text:span text:style-name="T3">spef1<text:line-break/></text:span><text:span text:style-name="T2">read_spef</text:span><text:span text:style-name="T3"> </text:span><text:span text:style-name="T2">-corner ss -max spef2</text:span><text:span text:style-name="T3"><text:line-break/></text:span><text:span text:style-name="T2">read_spef</text:span><text:span text:style-name="T3"> </text:span><text:span text:style-name="T2">-corner ff -min spef</text:span><text:span text:style-name="T3">3<text:line-break/></text:span><text:span text:style-name="T2">read_spef</text:span><text:span text:style-name="T3"> </text:span><text:span text:style-name="T2">-corner ff -max spef</text:span><text:span text:style-name="T3">4</text:span></text:p>
      <text:p text:style-name="P5"><text:span text:style-name="T1">With the </text:span><text:span text:style-name="T2">-reduce</text:span><text:span text:style-name="T1"> option, the current delay calculator reduces the parastic network to the appropriate type and deletes the parasitic network. This substantially reduces the memory required to store the parasitics.</text:span></text:p>
      <text:p text:style-name="P5"><text:span text:style-name="T1">Coupling capacitors are multiplied by the </text:span><text:span text:style-name="T2">–coupling_reduction_factor</text:span><text:span text:style-name="T1"> when a parasitic network is reduced.</text:span></text:p>
      <text:p text:style-name="P8">The following SPEF constructs are ignored.</text:p>
      <text:p text:style-name="P9">*DESIGN_FLOW (all values are ignored)<text:line-break/>*S slews<text:line-break/>*D driving cell<text:line-break/>*I pin capacitances (library cell capacitances are used instead)<text:line-break/>*Q r_net load poles<text:line-break/>*K r_net load residues</text:p>
      <text:p text:style-name="P8">If the SPEF file contains triplet values the first value is used.</text:p>
      <text:p text:style-name="P8">Parasitic networks (DSPEF) can be annotated on hierarchical blocks using the -path argument to specify the instance path to the block. Parasitic networks in the higher level netlist are stitched together at the hierarchcal pins of the blocks.</text:p>
      <table:table table:name="Table45" table:style-name="Table45">
        <table:table-column table:style-name="Table45.A"/>
        <table:table-column table:style-name="Table45.B"/>
        <table:table-row table:style-name="Table45.1">
          <table:table-cell table:style-name="Table45.A1" office:value-type="string">
            <text:p text:style-name="P15">read_vcd</text:p>
          </table:table-cell>
          <table:table-cell table:style-name="Table45.A1" office:value-type="string">
            <text:p text:style-name="P17"><text:span text:style-name="T2">[-scope </text:span><text:span text:style-name="T3">scope</text:span><text:span text:style-name="T2">]<text:line-break/></text:span><text:span text:style-name="T3">filename</text:span></text:p>
          </table:table-cell>
        </table:table-row>
        <table:table-row table:style-name="Table45.1">
          <table:table-cell table:style-name="Table45.A2" office:value-type="string">
            <text:p text:style-name="P19">scope</text:p>
          </table:table-cell>
          <table:table-cell table:style-name="Table45.A2" office:value-type="string">
            <text:p text:style-name="P13">The VCD scope of the current design to extract simulation data. Typically the test bench name and design under test instance name. Scope levels are separated with ‘/’.</text:p>
          </table:table-cell>
        </table:table-row>
        <table:table-row table:style-name="Table45.1">
          <table:table-cell table:style-name="Table45.A2" office:value-type="string">
            <text:p text:style-name="P19">filename</text:p>
          </table:table-cell>
          <table:table-cell table:style-name="Table45.A2" office:value-type="string">
            <text:p text:style-name="P21">The name of the VCD file to read.</text:p>
          </table:table-cell>
        </table:table-row>
      </table:table>
      <text:p text:style-name="P14"><text:span text:style-name="T1">The </text:span><text:span text:style-name="T2">read_vcd</text:span><text:span text:style-name="T1"> command reads a VCD (Value Change Dump) file from a Verilog simulation and extracts pin activities and duty cycles for use in power estimation. Files compressed with gzip are supported. Annotated activities are propagated to the fanout of the annotated pins.</text:span></text:p>
      <table:table table:name="Table46" table:style-name="Table46">
        <table:table-column table:style-name="Table46.A"/>
        <table:table-column table:style-name="Table46.B"/>
        <text:soft-page-break/>
        <table:table-row table:style-name="Table46.1">
          <table:table-cell table:style-name="Table46.A1" office:value-type="string">
            <text:p text:style-name="P15">read_verilog</text:p>
          </table:table-cell>
          <table:table-cell table:style-name="Table46.A1" office:value-type="string">
            <text:p text:style-name="P19">filename</text:p>
          </table:table-cell>
        </table:table-row>
        <table:table-row table:style-name="Table46.1">
          <table:table-cell table:style-name="Table46.A2" office:value-type="string">
            <text:p text:style-name="P19">filename</text:p>
          </table:table-cell>
          <table:table-cell table:style-name="Table46.A2" office:value-type="string">
            <text:p text:style-name="P21">The name of the verilog file to read.</text:p>
          </table:table-cell>
        </table:table-row>
      </table:table>
      <text:p text:style-name="P14"><text:span text:style-name="T1">The </text:span><text:span text:style-name="T2">read_verilog</text:span><text:span text:style-name="T1"> command reads a gate level verilog netlist. After all verilog netlist and Liberty libraries are read the design must be linked with the </text:span><text:span text:style-name="T2">link_design</text:span><text:span text:style-name="T1"> command.</text:span></text:p>
      <text:p text:style-name="P5"><text:span text:style-name="T1">Verilog 2001 module port declaratations are supported. An example is shown below.</text:span></text:p>
      <text:p text:style-name="P9">module top (input in1, in2, clk1, clk2, clk3,<text:line-break/> <text:s text:c="11"/>output out);</text:p>
      <text:p text:style-name="P8">Files compressed with gzip are automatically uncompressed.</text:p>
      <table:table table:name="Table47" table:style-name="Table47">
        <table:table-column table:style-name="Table47.A"/>
        <table:table-column table:style-name="Table47.B"/>
        <table:table-row table:style-name="Table47.1">
          <table:table-cell table:style-name="Table47.A1" office:value-type="string">
            <text:p text:style-name="P15">replace_cell</text:p>
          </table:table-cell>
          <table:table-cell table:style-name="Table47.A1" office:value-type="string">
            <text:p text:style-name="P19">instance_list<text:line-break/>replacement_cell</text:p>
          </table:table-cell>
        </table:table-row>
        <table:table-row table:style-name="Table47.1">
          <table:table-cell table:style-name="Table47.A2" office:value-type="string">
            <text:p text:style-name="P19">instance_list</text:p>
          </table:table-cell>
          <table:table-cell table:style-name="Table47.A2" office:value-type="string">
            <text:p text:style-name="P21">A list of instances to swap the cell.</text:p>
          </table:table-cell>
        </table:table-row>
        <table:table-row table:style-name="Table47.1">
          <table:table-cell table:style-name="Table47.A2" office:value-type="string">
            <text:p text:style-name="P19">replacement_cell</text:p>
          </table:table-cell>
          <table:table-cell table:style-name="Table47.A2" office:value-type="string">
            <text:p text:style-name="P21">The replacement lib cell.</text:p>
          </table:table-cell>
        </table:table-row>
      </table:table>
      <text:p text:style-name="P14"><text:span text:style-name="T1">The </text:span><text:span text:style-name="T2">replace_cell</text:span><text:span text:style-name="T1"> command changes the cell of an instance. The replacement cell must have the same port list (number, name, and order) as the instance's existing cell for the replacement to be successful.</text:span></text:p>
      <table:table table:name="Table48" table:style-name="Table48">
        <table:table-column table:style-name="Table48.A"/>
        <table:table-column table:style-name="Table48.B"/>
        <table:table-row table:style-name="Table48.1">
          <table:table-cell table:style-name="Table48.A1" office:value-type="string">
            <text:p text:style-name="P15">replace_activity_annotation</text:p>
          </table:table-cell>
          <table:table-cell table:style-name="Table48.A1" office:value-type="string">
            <text:p text:style-name="P13">[-report_unannotated]<text:line-break/>[-report_annotated]</text:p>
          </table:table-cell>
        </table:table-row>
        <table:table-row table:style-name="Table48.1">
          <table:table-cell table:style-name="Table48.A2" office:value-type="string">
            <text:p text:style-name="P13">-report_unannotated</text:p>
          </table:table-cell>
          <table:table-cell table:style-name="Table48.A2" office:value-type="string">
            <text:p text:style-name="P21">Report unannotated pins.</text:p>
          </table:table-cell>
        </table:table-row>
        <table:table-row table:style-name="Table48.1">
          <table:table-cell table:style-name="Table48.A2" office:value-type="string">
            <text:p text:style-name="P13">-report_unannotated</text:p>
          </table:table-cell>
          <table:table-cell table:style-name="Table48.A2" office:value-type="string">
            <text:p text:style-name="P21">Report annotated pins.</text:p>
          </table:table-cell>
        </table:table-row>
      </table:table>
      <text:p text:style-name="P14"><text:span text:style-name="T1">Report a summary of pins that are annotated by </text:span><text:span text:style-name="T2">read_vcd,</text:span><text:span text:style-name="T1"> </text:span><text:span text:style-name="T2">read_saif</text:span><text:span text:style-name="T1"> or </text:span><text:span text:style-name="T2">set_power_activity</text:span><text:span text:style-name="T1">. Sequential internal pins and hierarchical pins are ignored.</text:span></text:p>
      <table:table table:name="Table49" table:style-name="Table49">
        <table:table-column table:style-name="Table49.A"/>
        <table:table-column table:style-name="Table49.B"/>
        <table:table-row table:style-name="Table49.1">
          <table:table-cell table:style-name="Table49.A1" office:value-type="string">
            <text:p text:style-name="P15">report_annotated_check</text:p>
          </table:table-cell>
          <table:table-cell table:style-name="Table49.A1" office:value-type="string">
            <text:p text:style-name="Standard"><text:span text:style-name="T7">[-setup]<text:line-break/>[-hold]<text:line-break/>[-recovery]<text:line-break/>[-removal]<text:line-break/>[-nochange]<text:line-break/>[-width]<text:line-break/>[-period]<text:line-break/>[-max_skew]<text:line-break/>[-max_line </text:span><text:span text:style-name="T8">lines</text:span><text:span text:style-name="T7">]<text:line-break/>[-</text:span><text:span text:style-name="T9">report</text:span><text:span text:style-name="T7">_annotated]<text:line-break/>[-</text:span><text:span text:style-name="T9">report</text:span><text:span text:style-name="T7">_</text:span><text:span text:style-name="T9">un</text:span><text:span text:style-name="T7">annotated]<text:line-break/>[-constant_arcs]</text:span></text:p>
          </table:table-cell>
        </table:table-row>
        <table:table-row table:style-name="Table49.1">
          <table:table-cell table:style-name="Table49.A2" office:value-type="string">
            <text:p text:style-name="P13">-setup</text:p>
          </table:table-cell>
          <table:table-cell table:style-name="Table49.A2" office:value-type="string">
            <text:p text:style-name="P21">Report annotated setup checks.</text:p>
          </table:table-cell>
        </table:table-row>
        <text:soft-page-break/>
        <table:table-row table:style-name="Table49.1">
          <table:table-cell table:style-name="Table49.A2" office:value-type="string">
            <text:p text:style-name="P13">-hold</text:p>
          </table:table-cell>
          <table:table-cell table:style-name="Table49.A2" office:value-type="string">
            <text:p text:style-name="P21">Report annotated hold checks.</text:p>
          </table:table-cell>
        </table:table-row>
        <table:table-row table:style-name="Table49.1">
          <table:table-cell table:style-name="Table49.A2" office:value-type="string">
            <text:p text:style-name="P13">-recovery</text:p>
          </table:table-cell>
          <table:table-cell table:style-name="Table49.A2" office:value-type="string">
            <text:p text:style-name="P21">Report annotated recovery checks.</text:p>
          </table:table-cell>
        </table:table-row>
        <table:table-row table:style-name="Table49.1">
          <table:table-cell table:style-name="Table49.A2" office:value-type="string">
            <text:p text:style-name="P13">-removal</text:p>
          </table:table-cell>
          <table:table-cell table:style-name="Table49.A2" office:value-type="string">
            <text:p text:style-name="P21">Report annotated removal checks.</text:p>
          </table:table-cell>
        </table:table-row>
        <table:table-row table:style-name="Table49.1">
          <table:table-cell table:style-name="Table49.A2" office:value-type="string">
            <text:p text:style-name="P13">-nochange</text:p>
          </table:table-cell>
          <table:table-cell table:style-name="Table49.A2" office:value-type="string">
            <text:p text:style-name="P21">Report annotated nochange checks.</text:p>
          </table:table-cell>
        </table:table-row>
        <table:table-row table:style-name="Table49.1">
          <table:table-cell table:style-name="Table49.A2" office:value-type="string">
            <text:p text:style-name="P13">-width</text:p>
          </table:table-cell>
          <table:table-cell table:style-name="Table49.A2" office:value-type="string">
            <text:p text:style-name="P21">Report annotated width checks.</text:p>
          </table:table-cell>
        </table:table-row>
        <table:table-row table:style-name="Table49.1">
          <table:table-cell table:style-name="Table49.A2" office:value-type="string">
            <text:p text:style-name="P13">-period</text:p>
          </table:table-cell>
          <table:table-cell table:style-name="Table49.A2" office:value-type="string">
            <text:p text:style-name="P21">Report annotated period checks.</text:p>
          </table:table-cell>
        </table:table-row>
        <table:table-row table:style-name="Table49.1">
          <table:table-cell table:style-name="Table49.A2" office:value-type="string">
            <text:p text:style-name="P13">-max_skew</text:p>
          </table:table-cell>
          <table:table-cell table:style-name="Table49.A2" office:value-type="string">
            <text:p text:style-name="P21">Report annotated max skew checks.</text:p>
          </table:table-cell>
        </table:table-row>
        <table:table-row table:style-name="Table49.1">
          <table:table-cell table:style-name="Table49.A2" office:value-type="string">
            <text:p text:style-name="P26">-max_line lines</text:p>
          </table:table-cell>
          <table:table-cell table:style-name="Table49.A2" office:value-type="string">
            <text:p text:style-name="P21">Maximum number of lines listed by the –list_annotated and -list_not_annotated options.</text:p>
          </table:table-cell>
        </table:table-row>
        <table:table-row table:style-name="Table49.1">
          <table:table-cell table:style-name="Table49.A2" office:value-type="string">
            <text:p text:style-name="P13">-<text:span text:style-name="T10">report</text:span>_annotated</text:p>
          </table:table-cell>
          <table:table-cell table:style-name="Table49.A2" office:value-type="string">
            <text:p text:style-name="P21"><text:span text:style-name="T10">Report</text:span> annotated timing arcs.</text:p>
          </table:table-cell>
        </table:table-row>
        <table:table-row table:style-name="Table49.1">
          <table:table-cell table:style-name="Table49.A2" office:value-type="string">
            <text:p text:style-name="P13">-<text:span text:style-name="T10">report</text:span>_<text:span text:style-name="T10">un</text:span>annotated</text:p>
          </table:table-cell>
          <table:table-cell table:style-name="Table49.A2" office:value-type="string">
            <text:p text:style-name="P21"><text:span text:style-name="T10">Report</text:span> unannotated timing arcs.</text:p>
          </table:table-cell>
        </table:table-row>
        <table:table-row table:style-name="Table49.1">
          <table:table-cell table:style-name="Table49.A2" office:value-type="string">
            <text:p text:style-name="P13">-constant_arcs</text:p>
          </table:table-cell>
          <table:table-cell table:style-name="Table49.A2" office:value-type="string">
            <text:p text:style-name="P21">Report separate annotation counts for arcs disabled by logic constants (set_logic_one, set_logic_zero).</text:p>
          </table:table-cell>
        </table:table-row>
      </table:table>
      <text:p text:style-name="P27"><text:span text:style-name="T1">The </text:span><text:span text:style-name="T2">report_annotated_check</text:span><text:span text:style-name="T1"> command reports a summary of SDF timing check annotation. The </text:span><text:span text:style-name="T2">-list_annotated</text:span><text:span text:style-name="T1"> and </text:span><text:span text:style-name="T2">–list_not_annotated</text:span><text:span text:style-name="T1"> options can be used to list arcs that are annotated or not annotated.</text:span></text:p>
      <table:table table:name="Table50" table:style-name="Table50">
        <table:table-column table:style-name="Table50.A"/>
        <table:table-column table:style-name="Table50.B"/>
        <table:table-row table:style-name="Table50.1">
          <table:table-cell table:style-name="Table50.A1" office:value-type="string">
            <text:p text:style-name="P15">report_annotated_delay</text:p>
          </table:table-cell>
          <table:table-cell table:style-name="Table50.A1" office:value-type="string">
            <text:p text:style-name="Standard"><text:span text:style-name="T5">[-cell]<text:line-break/>[-net]<text:line-break/>[-from_in_ports]<text:line-break/>[-to_out_ports]</text:span><text:span text:style-name="T11"><text:line-break/></text:span><text:span text:style-name="T7">[-max_lines </text:span><text:span text:style-name="T8">lines</text:span><text:span text:style-name="T7">]<text:line-break/>[-</text:span><text:span text:style-name="T9">report</text:span><text:span text:style-name="T7">_annotated]<text:line-break/>[-</text:span><text:span text:style-name="T9">report</text:span><text:span text:style-name="T7">_</text:span><text:span text:style-name="T9">un</text:span><text:span text:style-name="T7">annotated]<text:line-break/>[-constant_arcs]</text:span></text:p>
          </table:table-cell>
        </table:table-row>
        <table:table-row table:style-name="Table50.1">
          <table:table-cell table:style-name="Table50.A2" office:value-type="string">
            <text:p text:style-name="P13">-cell</text:p>
          </table:table-cell>
          <table:table-cell table:style-name="Table50.A2" office:value-type="string">
            <text:p text:style-name="P21">Report annotated cell delays.</text:p>
          </table:table-cell>
        </table:table-row>
        <table:table-row table:style-name="Table50.1">
          <table:table-cell table:style-name="Table50.A2" office:value-type="string">
            <text:p text:style-name="P13">-net</text:p>
          </table:table-cell>
          <table:table-cell table:style-name="Table50.A2" office:value-type="string">
            <text:p text:style-name="P21">Report annotated internal net delays.</text:p>
          </table:table-cell>
        </table:table-row>
        <table:table-row table:style-name="Table50.1">
          <table:table-cell table:style-name="Table50.A2" office:value-type="string">
            <text:p text:style-name="P13">-from_in_ports</text:p>
          </table:table-cell>
          <table:table-cell table:style-name="Table50.A2" office:value-type="string">
            <text:p text:style-name="P21">Report annotated delays from input ports.</text:p>
          </table:table-cell>
        </table:table-row>
        <table:table-row table:style-name="Table50.1">
          <table:table-cell table:style-name="Table50.A2" office:value-type="string">
            <text:p text:style-name="P13">-to_out_ports</text:p>
          </table:table-cell>
          <table:table-cell table:style-name="Table50.A2" office:value-type="string">
            <text:p text:style-name="P21">Report annotated delays to output ports.</text:p>
          </table:table-cell>
        </table:table-row>
        <table:table-row table:style-name="Table50.1">
          <table:table-cell table:style-name="Table50.A2" office:value-type="string">
            <text:p text:style-name="Standard"><text:span text:style-name="T12">-max_lines </text:span><text:span text:style-name="T8">lines</text:span></text:p>
          </table:table-cell>
          <table:table-cell table:style-name="Table50.A2" office:value-type="string">
            <text:p text:style-name="P21">Maximum number of lines listed by the –list_annotated and -list_not_annotated options.</text:p>
          </table:table-cell>
        </table:table-row>
        <table:table-row table:style-name="Table50.1">
          <table:table-cell table:style-name="Table50.A2" office:value-type="string">
            <text:p text:style-name="P13">-<text:span text:style-name="T10">report</text:span>_annotated</text:p>
          </table:table-cell>
          <table:table-cell table:style-name="Table50.A2" office:value-type="string">
            <text:p text:style-name="P21"><text:span text:style-name="T10">Report</text:span> annotated timing arcs.</text:p>
          </table:table-cell>
        </table:table-row>
        <text:soft-page-break/>
        <table:table-row table:style-name="Table50.1">
          <table:table-cell table:style-name="Table50.A2" office:value-type="string">
            <text:p text:style-name="P13">-<text:span text:style-name="T10">report</text:span>_<text:span text:style-name="T10">un</text:span>annotated</text:p>
          </table:table-cell>
          <table:table-cell table:style-name="Table50.A2" office:value-type="string">
            <text:p text:style-name="P21"><text:span text:style-name="T10">Report</text:span> unannotated timing arcs.</text:p>
          </table:table-cell>
        </table:table-row>
        <table:table-row table:style-name="Table50.1">
          <table:table-cell table:style-name="Table50.A2" office:value-type="string">
            <text:p text:style-name="P13">-constant_arcs</text:p>
          </table:table-cell>
          <table:table-cell table:style-name="Table50.A2" office:value-type="string">
            <text:p text:style-name="P21">Report separate annotation counts for arcs disabled by logic constants (set_logic_one, set_logic_zero).</text:p>
          </table:table-cell>
        </table:table-row>
      </table:table>
      <text:p text:style-name="P27"><text:span text:style-name="T1">The </text:span><text:span text:style-name="T2">report_annotated_delay </text:span><text:span text:style-name="T1">command reports a summary of SDF delay annotation. Without the -</text:span><text:span text:style-name="T2">from_in_ports</text:span><text:span text:style-name="T1"> and </text:span><text:span text:style-name="T2">–to_out_ports</text:span><text:span text:style-name="T1"> options arcs to and from top level ports are not reported. The -</text:span><text:span text:style-name="T2">list_annotated</text:span><text:span text:style-name="T1"> and </text:span><text:span text:style-name="T2">–list_not_annotated</text:span><text:span text:style-name="T1"> options can be used to list arcs that are annotated or not annotated.</text:span></text:p>
      <table:table table:name="Table51" table:style-name="Table51">
        <table:table-column table:style-name="Table51.A"/>
        <table:table-column table:style-name="Table51.B"/>
        <table:table-row table:style-name="Table51.1">
          <table:table-cell table:style-name="Table51.A1" office:value-type="string">
            <text:p text:style-name="P15">report_checks</text:p>
          </table:table-cell>
          <table:table-cell table:style-name="Table51.A1" office:value-type="string">
            <text:p text:style-name="P17"><text:span text:style-name="T2">[-from </text:span><text:span text:style-name="T3">from_list</text:span><text:span text:style-name="T2"><text:line-break/> |-rise_from </text:span><text:span text:style-name="T3">from_list</text:span><text:span text:style-name="T2"><text:line-break/> |-fall_from </text:span><text:span text:style-name="T3">from_list</text:span><text:span text:style-name="T2">]<text:line-break/>[-through </text:span><text:span text:style-name="T3">through_list</text:span><text:span text:style-name="T2"><text:line-break/> |-rise_through </text:span><text:span text:style-name="T3">through_list</text:span><text:span text:style-name="T2"><text:line-break/> |-fall_through </text:span><text:span text:style-name="T3">through_list</text:span><text:span text:style-name="T2">]<text:line-break/>[-to </text:span><text:span text:style-name="T3">to_list</text:span><text:span text:style-name="T2"><text:line-break/> |-rise_to</text:span><text:span text:style-name="T3"> to_list</text:span><text:span text:style-name="T2"><text:line-break/> |-fall_to</text:span><text:span text:style-name="T3"> to_list</text:span><text:span text:style-name="T2">]<text:line-break/>[-unconstrained]<text:line-break/>[-path_delay min|min_rise|min_fall<text:line-break/> <text:s text:c="11"/>|max|max_rise|max_fall<text:line-break/> <text:s text:c="11"/>|min_max]<text:line-break/>[-group_path_count </text:span><text:span text:style-name="T3">path_count</text:span><text:span text:style-name="T2">]<text:line-break/>[-endpoint_path_count </text:span><text:span text:style-name="T3">endpoint_path_count</text:span><text:span text:style-name="T2">]<text:line-break/>[-unique_paths_to_endpoint]<text:line-break/>[-corner </text:span><text:span text:style-name="T3">corner</text:span><text:span text:style-name="T2">]<text:line-break/>[-slack_max </text:span><text:span text:style-name="T3">max_slack</text:span><text:span text:style-name="T2">]<text:line-break/>[-slack_min </text:span><text:span text:style-name="T3">min_slack</text:span><text:span text:style-name="T2">]<text:line-break/>[-sort_by_slack]<text:line-break/>[-path_group </text:span><text:span text:style-name="T3">groups</text:span><text:span text:style-name="T2">]<text:line-break/>[-format end|full|short|summary<text:line-break/> <text:s text:c="11"/>|full_clock|full_clock_expanded<text:line-break/> <text:s text:c="11"/>|json]<text:line-break/>[-fields </text:span><text:span text:style-name="T3">fields</text:span><text:span text:style-name="T2">]<text:line-break/>[-digits </text:span><text:span text:style-name="T3">digits</text:span><text:span text:style-name="T2">]<text:line-break/>[-no_line_split]<text:line-break/>[&gt; </text:span><text:span text:style-name="T3">filename</text:span><text:span text:style-name="T2">]<text:line-break/>[&gt;&gt; </text:span><text:span text:style-name="T3">filename</text:span><text:span text:style-name="T2">]</text:span></text:p>
          </table:table-cell>
        </table:table-row>
        <table:table-row table:style-name="Table51.1">
          <table:table-cell table:style-name="Table51.A2" office:value-type="string">
            <text:p text:style-name="P17"><text:span text:style-name="T2">-from </text:span><text:span text:style-name="T3">from_list</text:span></text:p>
          </table:table-cell>
          <table:table-cell table:style-name="Table51.A2" office:value-type="string">
            <text:p text:style-name="P13">Report paths from a list of clocks, instances, ports, register clock pins, or latch data pins.</text:p>
          </table:table-cell>
        </table:table-row>
        <table:table-row table:style-name="Table51.1">
          <table:table-cell table:style-name="Table51.A2" office:value-type="string">
            <text:p text:style-name="P17"><text:span text:style-name="T2">-rise_from </text:span><text:span text:style-name="T3">from_list</text:span></text:p>
          </table:table-cell>
          <table:table-cell table:style-name="Table51.A2" office:value-type="string">
            <text:p text:style-name="P13">Report <text:s/>paths from the rising edge of clocks, instances, ports, register clock pins, or latch data pins.</text:p>
          </table:table-cell>
        </table:table-row>
        <table:table-row table:style-name="Table51.1">
          <table:table-cell table:style-name="Table51.A2" office:value-type="string">
            <text:p text:style-name="P17"><text:span text:style-name="T2">-fall_from </text:span><text:span text:style-name="T3">from_list</text:span></text:p>
          </table:table-cell>
          <table:table-cell table:style-name="Table51.A2" office:value-type="string">
            <text:p text:style-name="P13">Report paths from the falling edge of clocks, instances, ports, register clock pins, or latch data pins.</text:p>
          </table:table-cell>
        </table:table-row>
        <table:table-row table:style-name="Table51.1">
          <table:table-cell table:style-name="Table51.A2" office:value-type="string">
            <text:p text:style-name="P17"><text:span text:style-name="T2">-through </text:span><text:span text:style-name="T3">through_list</text:span></text:p>
          </table:table-cell>
          <table:table-cell table:style-name="Table51.A2" office:value-type="string">
            <text:p text:style-name="P13">Report paths through a list of instances, pins or nets.</text:p>
          </table:table-cell>
        </table:table-row>
        <text:soft-page-break/>
        <table:table-row table:style-name="Table51.1">
          <table:table-cell table:style-name="Table51.A2" office:value-type="string">
            <text:p text:style-name="P17"><text:span text:style-name="T2">-rise_through </text:span><text:span text:style-name="T3">through_list</text:span></text:p>
          </table:table-cell>
          <table:table-cell table:style-name="Table51.A2" office:value-type="string">
            <text:p text:style-name="P13">Report rising paths through a list of instances, pins or nets.</text:p>
          </table:table-cell>
        </table:table-row>
        <table:table-row table:style-name="Table51.1">
          <table:table-cell table:style-name="Table51.A2" office:value-type="string">
            <text:p text:style-name="P17"><text:span text:style-name="T2">-fall_through </text:span><text:span text:style-name="T3">through_list</text:span></text:p>
          </table:table-cell>
          <table:table-cell table:style-name="Table51.A2" office:value-type="string">
            <text:p text:style-name="P13">Report falling paths through a list of instances, pins or nets.</text:p>
          </table:table-cell>
        </table:table-row>
        <table:table-row table:style-name="Table51.1">
          <table:table-cell table:style-name="Table51.A2" office:value-type="string">
            <text:p text:style-name="P17"><text:span text:style-name="T2">-to </text:span><text:span text:style-name="T3">to_list</text:span></text:p>
          </table:table-cell>
          <table:table-cell table:style-name="Table51.A2" office:value-type="string">
            <text:p text:style-name="P13">Report paths to a list of clocks, instances, ports or pins.</text:p>
          </table:table-cell>
        </table:table-row>
        <table:table-row table:style-name="Table51.1">
          <table:table-cell table:style-name="Table51.A2" office:value-type="string">
            <text:p text:style-name="P17"><text:span text:style-name="T2">-rise_to </text:span><text:span text:style-name="T3">to_list</text:span></text:p>
          </table:table-cell>
          <table:table-cell table:style-name="Table51.A2" office:value-type="string">
            <text:p text:style-name="P13">Report rising paths to a list of clocks, instances, ports or pins.</text:p>
          </table:table-cell>
        </table:table-row>
        <table:table-row table:style-name="Table51.1">
          <table:table-cell table:style-name="Table51.A2" office:value-type="string">
            <text:p text:style-name="P17"><text:span text:style-name="T2">-fall_to </text:span><text:span text:style-name="T3">to_list</text:span></text:p>
          </table:table-cell>
          <table:table-cell table:style-name="Table51.A2" office:value-type="string">
            <text:p text:style-name="P13">Report falling paths to a list of clocks, instances, ports or pins.</text:p>
          </table:table-cell>
        </table:table-row>
        <table:table-row table:style-name="Table51.1">
          <table:table-cell table:style-name="Table51.A2" office:value-type="string">
            <text:p text:style-name="P13">-unconstrained</text:p>
          </table:table-cell>
          <table:table-cell table:style-name="Table51.A2" office:value-type="string">
            <text:p text:style-name="P13">Report unconstrained paths also. The unconstrained path group is not reported without this option.</text:p>
          </table:table-cell>
        </table:table-row>
        <table:table-row table:style-name="Table51.1">
          <table:table-cell table:style-name="Table51.A2" office:value-type="string">
            <text:p text:style-name="P13">-path_delay min</text:p>
          </table:table-cell>
          <table:table-cell table:style-name="Table51.A2" office:value-type="string">
            <text:p text:style-name="P13">Report min path (hold) checks.</text:p>
          </table:table-cell>
        </table:table-row>
        <table:table-row table:style-name="Table51.13">
          <table:table-cell table:style-name="Table51.A2" office:value-type="string">
            <text:p text:style-name="P13">-path_delay min_rise</text:p>
          </table:table-cell>
          <table:table-cell table:style-name="Table51.A2" office:value-type="string">
            <text:p text:style-name="P13">Report min path (hold) checks for rising endpoints.</text:p>
          </table:table-cell>
        </table:table-row>
        <table:table-row table:style-name="Table51.1">
          <table:table-cell table:style-name="Table51.A2" office:value-type="string">
            <text:p text:style-name="P13">-path_delay min_fall</text:p>
          </table:table-cell>
          <table:table-cell table:style-name="Table51.A2" office:value-type="string">
            <text:p text:style-name="P13">Report min path (hold) checks for falling endpoints.</text:p>
          </table:table-cell>
        </table:table-row>
        <table:table-row table:style-name="Table51.1">
          <table:table-cell table:style-name="Table51.A2" office:value-type="string">
            <text:p text:style-name="P13">-path_delay max</text:p>
          </table:table-cell>
          <table:table-cell table:style-name="Table51.A2" office:value-type="string">
            <text:p text:style-name="P13">Report max path (setup) checks.</text:p>
          </table:table-cell>
        </table:table-row>
        <table:table-row table:style-name="Table51.1">
          <table:table-cell table:style-name="Table51.A2" office:value-type="string">
            <text:p text:style-name="P13">-path_delay max_rise</text:p>
          </table:table-cell>
          <table:table-cell table:style-name="Table51.A2" office:value-type="string">
            <text:p text:style-name="P13">Report max path (setup) checks for rising endpoints.</text:p>
          </table:table-cell>
        </table:table-row>
        <table:table-row table:style-name="Table51.1">
          <table:table-cell table:style-name="Table51.A2" office:value-type="string">
            <text:p text:style-name="P13">-path_delay max_fall</text:p>
          </table:table-cell>
          <table:table-cell table:style-name="Table51.A2" office:value-type="string">
            <text:p text:style-name="P13">Report max path (setup) checks for falling endpoints.</text:p>
          </table:table-cell>
        </table:table-row>
        <table:table-row table:style-name="Table51.1">
          <table:table-cell table:style-name="Table51.A2" office:value-type="string">
            <text:p text:style-name="P13">-path_delay min_max</text:p>
          </table:table-cell>
          <table:table-cell table:style-name="Table51.A2" office:value-type="string">
            <text:p text:style-name="P13">Report max and max path (setup and hold) checks.</text:p>
          </table:table-cell>
        </table:table-row>
        <table:table-row table:style-name="Table51.1">
          <table:table-cell table:style-name="Table51.A2" office:value-type="string">
            <text:p text:style-name="P17"><text:span text:style-name="T2">-group_path_count </text:span><text:span text:style-name="T3">path_count</text:span></text:p>
          </table:table-cell>
          <table:table-cell table:style-name="Table51.A2" office:value-type="string">
            <text:p text:style-name="P13">The number of paths to report in each path group. The default is 1.</text:p>
          </table:table-cell>
        </table:table-row>
        <table:table-row table:style-name="Table51.1">
          <table:table-cell table:style-name="Table51.A2" office:value-type="string">
            <text:p text:style-name="P17"><text:span text:style-name="T2">-endpoint_path_count</text:span><text:span text:style-name="T3"> endpoint_path_count</text:span></text:p>
          </table:table-cell>
          <table:table-cell table:style-name="Table51.A2" office:value-type="string">
            <text:p text:style-name="P13">The number of paths to report for each endpoint. The default is 1.</text:p>
          </table:table-cell>
        </table:table-row>
        <table:table-row table:style-name="Table51.1">
          <table:table-cell table:style-name="Table51.A2" office:value-type="string">
            <text:p text:style-name="P13">-unique_paths_to_endpoint</text:p>
          </table:table-cell>
          <table:table-cell table:style-name="Table51.A2" office:value-type="string">
            <text:p text:style-name="P13">When multiple paths to an endpoint are specified with -endpoint_path_count many of the paths may differ only in the rise/fall edges of the pins in the paths. With this option only the worst path through the set of pis is reported.</text:p>
          </table:table-cell>
        </table:table-row>
        <table:table-row table:style-name="Table51.1">
          <table:table-cell table:style-name="Table51.A2" office:value-type="string">
            <text:p text:style-name="P17"><text:span text:style-name="T2">-corner </text:span><text:span text:style-name="T3">corner</text:span></text:p>
          </table:table-cell>
          <table:table-cell table:style-name="Table51.A2" office:value-type="string">
            <text:p text:style-name="P13">Report paths for one process corner. The default is to report paths for all process corners.</text:p>
          </table:table-cell>
        </table:table-row>
        <table:table-row table:style-name="Table51.1">
          <table:table-cell table:style-name="Table51.A2" office:value-type="string">
            <text:p text:style-name="P17"><text:span text:style-name="T2">-slack_max </text:span><text:span text:style-name="T3">max_slack</text:span></text:p>
          </table:table-cell>
          <table:table-cell table:style-name="Table51.A2" office:value-type="string">
            <text:p text:style-name="P17"><text:span text:style-name="T2">Only report paths with less slack than </text:span><text:span text:style-name="T3">max_slack</text:span><text:span text:style-name="T2">.</text:span></text:p>
          </table:table-cell>
        </table:table-row>
        <table:table-row table:style-name="Table51.1">
          <table:table-cell table:style-name="Table51.A2" office:value-type="string">
            <text:p text:style-name="P17"><text:span text:style-name="T2">-slack_min </text:span><text:span text:style-name="T3">min_slack</text:span></text:p>
          </table:table-cell>
          <table:table-cell table:style-name="Table51.A2" office:value-type="string">
            <text:p text:style-name="P17"><text:span text:style-name="T2">Only report paths with more slack than </text:span><text:span text:style-name="T3">min_slack</text:span><text:span text:style-name="T2">.</text:span></text:p>
          </table:table-cell>
        </table:table-row>
        <text:soft-page-break/>
        <table:table-row table:style-name="Table51.1">
          <table:table-cell table:style-name="Table51.A2" office:value-type="string">
            <text:p text:style-name="P13">-sort_by_slack</text:p>
          </table:table-cell>
          <table:table-cell table:style-name="Table51.A2" office:value-type="string">
            <text:p text:style-name="P13">Sort paths by slack rather than slack grouped by path group.</text:p>
          </table:table-cell>
        </table:table-row>
        <table:table-row table:style-name="Table51.1">
          <table:table-cell table:style-name="Table51.A2" office:value-type="string">
            <text:p text:style-name="P17"><text:span text:style-name="T2">-path_group </text:span><text:span text:style-name="T3">groups</text:span></text:p>
          </table:table-cell>
          <table:table-cell table:style-name="Table51.A2" office:value-type="string">
            <text:p text:style-name="P13">List of path groups to report. The default is to report all path groups.</text:p>
          </table:table-cell>
        </table:table-row>
        <table:table-row table:style-name="Table51.1">
          <table:table-cell table:style-name="Table51.A2" office:value-type="string">
            <text:p text:style-name="P13">-format end</text:p>
          </table:table-cell>
          <table:table-cell table:style-name="Table51.A2" office:value-type="string">
            <text:p text:style-name="P13">Report path ends in one line with delay, required time and slack.</text:p>
          </table:table-cell>
        </table:table-row>
        <table:table-row table:style-name="Table51.1">
          <table:table-cell table:style-name="Table51.A2" office:value-type="string">
            <text:p text:style-name="P13">-format full</text:p>
          </table:table-cell>
          <table:table-cell table:style-name="Table51.A2" office:value-type="string">
            <text:p text:style-name="P13">Report path start and end points and the path. This is the default path type.</text:p>
          </table:table-cell>
        </table:table-row>
        <table:table-row table:style-name="Table51.1">
          <table:table-cell table:style-name="Table51.A2" office:value-type="string">
            <text:p text:style-name="P13">-format full_clock</text:p>
          </table:table-cell>
          <table:table-cell table:style-name="Table51.A2" office:value-type="string">
            <text:p text:style-name="P13">Report path start and end points, the path, and the source and and target clock paths.</text:p>
          </table:table-cell>
        </table:table-row>
        <table:table-row table:style-name="Table51.1">
          <table:table-cell table:style-name="Table51.A2" office:value-type="string">
            <text:p text:style-name="P13">-format full_clock_expanded</text:p>
          </table:table-cell>
          <table:table-cell table:style-name="Table51.A2" office:value-type="string">
            <text:p text:style-name="P13">Report path start and end points, the path, and the source and and target clock paths. If the clock is generated and propagated, the path from the clock source pin is also reported.</text:p>
          </table:table-cell>
        </table:table-row>
        <table:table-row table:style-name="Table51.1">
          <table:table-cell table:style-name="Table51.A2" office:value-type="string">
            <text:p text:style-name="P13">-format short</text:p>
          </table:table-cell>
          <table:table-cell table:style-name="Table51.A2" office:value-type="string">
            <text:p text:style-name="P13">Report only path start and end points.</text:p>
          </table:table-cell>
        </table:table-row>
        <table:table-row table:style-name="Table51.1">
          <table:table-cell table:style-name="Table51.A2" office:value-type="string">
            <text:p text:style-name="P13">-format summary</text:p>
          </table:table-cell>
          <table:table-cell table:style-name="Table51.A2" office:value-type="string">
            <text:p text:style-name="P13">Report only path ends with delay.</text:p>
          </table:table-cell>
        </table:table-row>
        <table:table-row table:style-name="Table51.1">
          <table:table-cell table:style-name="Table51.A2" office:value-type="string">
            <text:p text:style-name="P13">-format json</text:p>
          </table:table-cell>
          <table:table-cell table:style-name="Table51.A2" office:value-type="string">
            <text:p text:style-name="P28"><text:span text:style-name="T1">Report in json format. </text:span><text:span text:style-name="T2">-fields</text:span><text:span text:style-name="T1"> is ignored.</text:span></text:p>
          </table:table-cell>
        </table:table-row>
        <table:table-row table:style-name="Table51.1">
          <table:table-cell table:style-name="Table51.A2" office:value-type="string">
            <text:p text:style-name="P17"><text:span text:style-name="T2">-fields </text:span><text:span text:style-name="T3">fields</text:span></text:p>
          </table:table-cell>
          <table:table-cell table:style-name="Table51.A2" office:value-type="string">
            <text:p text:style-name="P13">List of capacitance|slew|input_pins|hierarcial_pins|nets|fanout|src_attr</text:p>
          </table:table-cell>
        </table:table-row>
        <table:table-row table:style-name="Table51.1">
          <table:table-cell table:style-name="Table51.A2" office:value-type="string">
            <text:p text:style-name="P17"><text:span text:style-name="T2">-digits </text:span><text:span text:style-name="T3">digits</text:span></text:p>
          </table:table-cell>
          <table:table-cell table:style-name="Table51.A2" office:value-type="string">
            <text:p text:style-name="P21">The number of digits after the decimal point to report. The default value is the variable <text:s/>sta_report_default_digits.</text:p>
          </table:table-cell>
        </table:table-row>
        <table:table-row table:style-name="Table51.1">
          <table:table-cell table:style-name="Table51.A2" office:value-type="string">
            <text:p text:style-name="P13">-no_line_splits</text:p>
          </table:table-cell>
          <table:table-cell table:style-name="Table51.A2" office:value-type="string">
            <text:p text:style-name="P21">Do not split long lines into multiple lines.</text:p>
          </table:table-cell>
        </table:table-row>
      </table:table>
      <text:p text:style-name="P14"><text:span text:style-name="T1">The </text:span><text:span text:style-name="T2">report_checks</text:span><text:span text:style-name="T1"> command reports paths in the design. Paths are reported in groups by capture clock, unclocked path delays, gated clocks and unconstrained.</text:span></text:p>
      <text:p text:style-name="P14"><text:span text:style-name="T1">See </text:span><text:span text:style-name="T2">set_false_path</text:span><text:span text:style-name="T1"> for a description of allowed </text:span><text:span text:style-name="T3">from_list</text:span><text:span text:style-name="T1">, </text:span><text:span text:style-name="T3">through_list</text:span><text:span text:style-name="T1"> and </text:span><text:span text:style-name="T3">to_list</text:span><text:span text:style-name="T1"> objects.</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15">report_check_types</text:p>
          </table:table-cell>
          <table:table-cell table:style-name="Table52.A1" office:value-type="string">
            <text:p text:style-name="P17"><text:span text:style-name="T2">[-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text:span text:style-name="T3">digits</text:span><text:span text:style-name="T2">]<text:line-break/>[-no_split_lines]<text:line-break/>[&gt; </text:span><text:span text:style-name="T3">filename</text:span><text:span text:style-name="T2">]<text:line-break/>[&gt;&gt; </text:span><text:span text:style-name="T3">filename</text:span><text:span text:style-name="T2">]</text:span></text:p>
          </table:table-cell>
        </table:table-row>
        <table:table-row table:style-name="Table52.1">
          <table:table-cell table:style-name="Table52.A2" office:value-type="string">
            <text:p text:style-name="P13">-violators</text:p>
          </table:table-cell>
          <table:table-cell table:style-name="Table52.A2" office:value-type="string">
            <text:p text:style-name="P21">Report all violated timing and design rule constraints.</text:p>
          </table:table-cell>
        </table:table-row>
        <table:table-row table:style-name="Table52.1">
          <table:table-cell table:style-name="Table52.A2" office:value-type="string">
            <text:p text:style-name="P13">-verbose</text:p>
          </table:table-cell>
          <table:table-cell table:style-name="Table52.A2" office:value-type="string">
            <text:p text:style-name="P21">Use a verbose output format.</text:p>
          </table:table-cell>
        </table:table-row>
        <table:table-row table:style-name="Table52.1">
          <table:table-cell table:style-name="Table52.A2" office:value-type="string">
            <text:p text:style-name="P13">-format slack_only</text:p>
          </table:table-cell>
          <table:table-cell table:style-name="Table52.A2" office:value-type="string">
            <text:p text:style-name="P21">Report the minumum slack for each timing check.</text:p>
          </table:table-cell>
        </table:table-row>
        <table:table-row table:style-name="Table52.1">
          <table:table-cell table:style-name="Table52.A2" office:value-type="string">
            <text:p text:style-name="P13">-format end</text:p>
          </table:table-cell>
          <table:table-cell table:style-name="Table52.A2" office:value-type="string">
            <text:p text:style-name="P13">Report the endpoint for each check.</text:p>
          </table:table-cell>
        </table:table-row>
        <table:table-row table:style-name="Table52.1">
          <table:table-cell table:style-name="Table52.A2" office:value-type="string">
            <text:p text:style-name="P13">-max_delay</text:p>
          </table:table-cell>
          <table:table-cell table:style-name="Table52.A2" office:value-type="string">
            <text:p text:style-name="P21">Report setup and max delay path delay constraints.</text:p>
          </table:table-cell>
        </table:table-row>
        <table:table-row table:style-name="Table52.1">
          <table:table-cell table:style-name="Table52.A2" office:value-type="string">
            <text:p text:style-name="P13">-min_delay</text:p>
          </table:table-cell>
          <table:table-cell table:style-name="Table52.A2" office:value-type="string">
            <text:p text:style-name="P21">Report hold and min delay path delay constraints.</text:p>
          </table:table-cell>
        </table:table-row>
        <table:table-row table:style-name="Table52.1">
          <table:table-cell table:style-name="Table52.A2" office:value-type="string">
            <text:p text:style-name="P13">-recovery</text:p>
          </table:table-cell>
          <table:table-cell table:style-name="Table52.A2" office:value-type="string">
            <text:p text:style-name="P21">Report asynchronous recovery checks.</text:p>
          </table:table-cell>
        </table:table-row>
        <table:table-row table:style-name="Table52.1">
          <table:table-cell table:style-name="Table52.A2" office:value-type="string">
            <text:p text:style-name="P13">-removal</text:p>
          </table:table-cell>
          <table:table-cell table:style-name="Table52.A2" office:value-type="string">
            <text:p text:style-name="P21">Report asynchronous removal checks.</text:p>
          </table:table-cell>
        </table:table-row>
        <table:table-row table:style-name="Table52.1">
          <table:table-cell table:style-name="Table52.A2" office:value-type="string">
            <text:p text:style-name="P13">-clock_gating_setup</text:p>
          </table:table-cell>
          <table:table-cell table:style-name="Table52.A2" office:value-type="string">
            <text:p text:style-name="P21">Report gated clock enable setup checks.</text:p>
          </table:table-cell>
        </table:table-row>
        <table:table-row table:style-name="Table52.1">
          <table:table-cell table:style-name="Table52.A2" office:value-type="string">
            <text:p text:style-name="P13">-clock_gating_hold</text:p>
          </table:table-cell>
          <table:table-cell table:style-name="Table52.A2" office:value-type="string">
            <text:p text:style-name="P21">Report gated clock hold setup checks.</text:p>
          </table:table-cell>
        </table:table-row>
        <table:table-row table:style-name="Table52.1">
          <table:table-cell table:style-name="Table52.A2" office:value-type="string">
            <text:p text:style-name="P13">-max_slew</text:p>
          </table:table-cell>
          <table:table-cell table:style-name="Table52.A2" office:value-type="string">
            <text:p text:style-name="P21">Report max transition design rule checks.</text:p>
          </table:table-cell>
        </table:table-row>
        <table:table-row table:style-name="Table52.1">
          <table:table-cell table:style-name="Table52.A2" office:value-type="string">
            <text:p text:style-name="P13">-max_skew</text:p>
          </table:table-cell>
          <table:table-cell table:style-name="Table52.A2" office:value-type="string">
            <text:p text:style-name="P21">Report max skew design rule checks.</text:p>
          </table:table-cell>
        </table:table-row>
        <table:table-row table:style-name="Table52.1">
          <table:table-cell table:style-name="Table52.A2" office:value-type="string">
            <text:p text:style-name="P13">-min_pulse_width</text:p>
          </table:table-cell>
          <table:table-cell table:style-name="Table52.A2" office:value-type="string">
            <text:p text:style-name="P21">Report min pulse width design rule checks.</text:p>
          </table:table-cell>
        </table:table-row>
        <table:table-row table:style-name="Table52.1">
          <table:table-cell table:style-name="Table52.A2" office:value-type="string">
            <text:p text:style-name="P13">-min_period</text:p>
          </table:table-cell>
          <table:table-cell table:style-name="Table52.A2" office:value-type="string">
            <text:p text:style-name="P21">Report min period design rule checks.</text:p>
          </table:table-cell>
        </table:table-row>
        <table:table-row table:style-name="Table52.1">
          <table:table-cell table:style-name="Table52.A2" office:value-type="string">
            <text:p text:style-name="P13">-min_slew</text:p>
          </table:table-cell>
          <table:table-cell table:style-name="Table52.A2" office:value-type="string">
            <text:p text:style-name="P21">Report min slew design rule checks.</text:p>
          </table:table-cell>
        </table:table-row>
        <table:table-row table:style-name="Table52.1">
          <table:table-cell table:style-name="Table52.A2" office:value-type="string">
            <text:p text:style-name="P17"><text:span text:style-name="T2">-digits </text:span><text:span text:style-name="T3">digits</text:span></text:p>
          </table:table-cell>
          <table:table-cell table:style-name="Table52.A2" office:value-type="string">
            <text:p text:style-name="P21">The number of digits after the decimal point to report. The default value is the variable <text:s/>sta_report_default_digits.</text:p>
          </table:table-cell>
        </table:table-row>
        <text:soft-page-break/>
        <table:table-row table:style-name="Table52.1">
          <table:table-cell table:style-name="Table52.A2" office:value-type="string">
            <text:p text:style-name="P13">-no_split_lines</text:p>
          </table:table-cell>
          <table:table-cell table:style-name="Table52.A2" office:value-type="string">
            <text:p text:style-name="P21">Do not split long lines into multiple lines.</text:p>
          </table:table-cell>
        </table:table-row>
      </table:table>
      <text:p text:style-name="P14"><text:span text:style-name="T1">The </text:span><text:span text:style-name="T2">report_check_types</text:span><text:span text:style-name="T1"> command reports the slack for each type of timing and design rule constraint. The keyword options allow a subset of the constraint types to be reported.</text:span></text:p>
      <table:table table:name="Table53" table:style-name="Table53">
        <table:table-column table:style-name="Table53.A"/>
        <table:table-column table:style-name="Table53.B"/>
        <table:table-row table:style-name="Table53.1">
          <table:table-cell table:style-name="Table53.A1" office:value-type="string">
            <text:p text:style-name="P15">report_clock_latency</text:p>
          </table:table-cell>
          <table:table-cell table:style-name="Table53.A1" office:value-type="string">
            <text:p text:style-name="P17"><text:span text:style-name="T2">[-clock </text:span><text:span text:style-name="T3">clocks</text:span><text:span text:style-name="T2">]<text:line-break/>[-include_internal_latency]</text:span><text:span text:style-name="T3"><text:line-break/></text:span><text:span text:style-name="T2">[-digits</text:span><text:span text:style-name="T3"> digits</text:span><text:span text:style-name="T2">]</text:span></text:p>
          </table:table-cell>
        </table:table-row>
        <table:table-row table:style-name="Table53.1">
          <table:table-cell table:style-name="Table53.A2" office:value-type="string">
            <text:p text:style-name="P17"><text:span text:style-name="T2">-clock </text:span><text:span text:style-name="T3">clocks</text:span></text:p>
          </table:table-cell>
          <table:table-cell table:style-name="Table53.A2" office:value-type="string">
            <text:p text:style-name="P21">The clocks to report.</text:p>
          </table:table-cell>
        </table:table-row>
        <table:table-row table:style-name="Table53.1">
          <table:table-cell table:style-name="Table53.A2" office:value-type="string">
            <text:p text:style-name="P13">-include_internal_latency</text:p>
          </table:table-cell>
          <table:table-cell table:style-name="Table53.A2" office:value-type="string">
            <text:p text:style-name="Standard">Include internal clock latency from liberty min/max_clock_tree_path timing groups.</text:p>
          </table:table-cell>
        </table:table-row>
        <table:table-row table:style-name="Table53.1">
          <table:table-cell table:style-name="Table53.A2" office:value-type="string">
            <text:p text:style-name="P17"><text:span text:style-name="T2">-digits</text:span><text:span text:style-name="T3"> digits</text:span></text:p>
          </table:table-cell>
          <table:table-cell table:style-name="Table53.A2" office:value-type="string">
            <text:p text:style-name="P21">The number of digits to report for delays.</text:p>
          </table:table-cell>
        </table:table-row>
      </table:table>
      <text:p text:style-name="P20">Report the clock network latency.</text:p>
      <table:table table:name="Table54" table:style-name="Table54">
        <table:table-column table:style-name="Table54.A"/>
        <table:table-column table:style-name="Table54.B"/>
        <table:table-row table:style-name="Table54.1">
          <table:table-cell table:style-name="Table54.A1" office:value-type="string">
            <text:p text:style-name="P15">report_clock_min_period</text:p>
          </table:table-cell>
          <table:table-cell table:style-name="Table54.A1" office:value-type="string">
            <text:p text:style-name="P17"><text:span text:style-name="T2">[-clocks </text:span><text:span text:style-name="T3">clocks</text:span><text:span text:style-name="T2">]<text:line-break/>[-include_port_paths]</text:span></text:p>
          </table:table-cell>
        </table:table-row>
        <table:table-row table:style-name="Table54.1">
          <table:table-cell table:style-name="Table54.A2" office:value-type="string">
            <text:p text:style-name="P17"><text:span text:style-name="T2">-clocks </text:span><text:span text:style-name="T3">clocks</text:span></text:p>
          </table:table-cell>
          <table:table-cell table:style-name="Table54.A2" office:value-type="string">
            <text:p text:style-name="P21">The clocks to report.</text:p>
          </table:table-cell>
        </table:table-row>
        <table:table-row table:style-name="Table54.1">
          <table:table-cell table:style-name="Table54.A2" office:value-type="string">
            <text:p text:style-name="P13">-include_port_paths</text:p>
          </table:table-cell>
          <table:table-cell table:style-name="Table54.A2" office:value-type="string">
            <text:p text:style-name="P21">Include paths from input port and to output ports.</text:p>
          </table:table-cell>
        </table:table-row>
      </table:table>
      <text:p text:style-name="P14"><text:span text:style-name="T1">Report the minimum period and maximum frequency for </text:span><text:span text:style-name="T3">clocks</text:span><text:span text:style-name="T1">. If the </text:span><text:span text:style-name="T2">-clocks</text:span><text:span text:style-name="T1"> argument is not specified all clocks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span></text:p>
      <table:table table:name="Table55" table:style-name="Table55">
        <table:table-column table:style-name="Table55.A"/>
        <table:table-column table:style-name="Table55.B"/>
        <table:table-row table:style-name="Table55.1">
          <table:table-cell table:style-name="Table55.A1" office:value-type="string">
            <text:p text:style-name="P15">report_clock_properties</text:p>
          </table:table-cell>
          <table:table-cell table:style-name="Table55.A1" office:value-type="string">
            <text:p text:style-name="P17"><text:span text:style-name="T2">[</text:span><text:span text:style-name="T3">clock_names</text:span><text:span text:style-name="T2">]</text:span></text:p>
          </table:table-cell>
        </table:table-row>
        <table:table-row table:style-name="Table55.1">
          <table:table-cell table:style-name="Table55.A1" office:value-type="string">
            <text:p text:style-name="P19">clock_names</text:p>
          </table:table-cell>
          <table:table-cell table:style-name="Table55.A1" office:value-type="string">
            <text:p text:style-name="P13">List of clock names to report.</text:p>
          </table:table-cell>
        </table:table-row>
      </table:table>
      <text:p text:style-name="P14"><text:span text:style-name="T1">The </text:span><text:span text:style-name="T2">report_clock_properties</text:span><text:span text:style-name="T1"> command reports the period and rise/fall edge times for each clock that has been defined.</text:span></text:p>
      <table:table table:name="Table56" table:style-name="Table56">
        <table:table-column table:style-name="Table56.A"/>
        <table:table-column table:style-name="Table56.B"/>
        <table:table-row table:style-name="Table56.1">
          <table:table-cell table:style-name="Table56.A1" office:value-type="string">
            <text:p text:style-name="P15">report_clock_skew</text:p>
          </table:table-cell>
          <table:table-cell table:style-name="Table56.A1" office:value-type="string">
            <text:p text:style-name="P17"><text:span text:style-name="T2">[-setup|-hold]<text:line-break/>[-clock </text:span><text:span text:style-name="T3">clocks</text:span><text:span text:style-name="T2">]</text:span><text:span text:style-name="T3"><text:line-break/></text:span><text:span text:style-name="T2">[-include_internal_latency]</text:span><text:span text:style-name="T3"><text:line-break/></text:span><text:span text:style-name="T2">[-digits</text:span><text:span text:style-name="T3"> digits</text:span><text:span text:style-name="T2">]</text:span></text:p>
          </table:table-cell>
        </table:table-row>
        <table:table-row table:style-name="Table56.1">
          <table:table-cell table:style-name="Table56.A2" office:value-type="string">
            <text:p text:style-name="P13">-setup</text:p>
          </table:table-cell>
          <table:table-cell table:style-name="Table56.A2" office:value-type="string">
            <text:p text:style-name="P21">Report skew for setup checks.</text:p>
          </table:table-cell>
        </table:table-row>
        <text:soft-page-break/>
        <table:table-row table:style-name="Table56.1">
          <table:table-cell table:style-name="Table56.A2" office:value-type="string">
            <text:p text:style-name="P13">-hold</text:p>
          </table:table-cell>
          <table:table-cell table:style-name="Table56.A2" office:value-type="string">
            <text:p text:style-name="P21">Report skew for hold checks.</text:p>
          </table:table-cell>
        </table:table-row>
        <table:table-row table:style-name="Table56.1">
          <table:table-cell table:style-name="Table56.A2" office:value-type="string">
            <text:p text:style-name="P17"><text:span text:style-name="T2">-clock </text:span><text:span text:style-name="T3">clocks</text:span></text:p>
          </table:table-cell>
          <table:table-cell table:style-name="Table56.A2" office:value-type="string">
            <text:p text:style-name="P21">The clocks to report.</text:p>
          </table:table-cell>
        </table:table-row>
        <table:table-row table:style-name="Table56.1">
          <table:table-cell table:style-name="Table56.A2" office:value-type="string">
            <text:p text:style-name="P13">-include_internal_latency</text:p>
          </table:table-cell>
          <table:table-cell table:style-name="Table56.A2" office:value-type="string">
            <text:p text:style-name="Standard">Include internal clock latency from liberty min/max_clock_tree_path timing groups.</text:p>
          </table:table-cell>
        </table:table-row>
        <table:table-row table:style-name="Table56.1">
          <table:table-cell table:style-name="Table56.A2" office:value-type="string">
            <text:p text:style-name="P17"><text:span text:style-name="T2">-digits</text:span><text:span text:style-name="T3"> digits</text:span></text:p>
          </table:table-cell>
          <table:table-cell table:style-name="Table56.A2" office:value-type="string">
            <text:p text:style-name="P21">The number of digits to report for delays.</text:p>
          </table:table-cell>
        </table:table-row>
      </table:table>
      <text:p text:style-name="P20">Report the maximum difference in clock arrival between every source and target register that has a path between the source and target registers.</text:p>
      <table:table table:name="Table57" table:style-name="Table57">
        <table:table-column table:style-name="Table57.A"/>
        <table:table-column table:style-name="Table57.B"/>
        <table:table-row table:style-name="Table57.1">
          <table:table-cell table:style-name="Table57.A1" office:value-type="string">
            <text:p text:style-name="P15">report_dcalc</text:p>
          </table:table-cell>
          <table:table-cell table:style-name="Table57.A1" office:value-type="string">
            <text:p text:style-name="P17"><text:span text:style-name="T2">[-from </text:span><text:span text:style-name="T3">from_pin</text:span><text:span text:style-name="T2">]<text:line-break/>[-to </text:span><text:span text:style-name="T3">to_pin</text:span><text:span text:style-name="T2">]<text:line-break/>[-corner </text:span><text:span text:style-name="T3">corner</text:span><text:span text:style-name="T2">]<text:line-break/>[-min]<text:line-break/>[-max]<text:line-break/>[-digits </text:span><text:span text:style-name="T3">digits</text:span><text:span text:style-name="T2">]<text:line-break/>[&gt; </text:span><text:span text:style-name="T3">filename</text:span><text:span text:style-name="T2">]<text:line-break/>[&gt;&gt; </text:span><text:span text:style-name="T3">filename</text:span><text:span text:style-name="T2">]</text:span></text:p>
          </table:table-cell>
        </table:table-row>
        <table:table-row table:style-name="Table57.1">
          <table:table-cell table:style-name="Table57.A2" office:value-type="string">
            <text:p text:style-name="P17"><text:span text:style-name="T2">-from </text:span><text:span text:style-name="T3">from_pin</text:span></text:p>
          </table:table-cell>
          <table:table-cell table:style-name="Table57.A2" office:value-type="string">
            <text:p text:style-name="P23"><text:span text:style-name="T2">Report delay calculations for timing arcs from instance input pin </text:span><text:span text:style-name="T3">from_pin</text:span><text:span text:style-name="T2">.</text:span></text:p>
          </table:table-cell>
        </table:table-row>
        <table:table-row table:style-name="Table57.1">
          <table:table-cell table:style-name="Table57.A2" office:value-type="string">
            <text:p text:style-name="P17"><text:span text:style-name="T2">-to </text:span><text:span text:style-name="T3">to_pin</text:span></text:p>
          </table:table-cell>
          <table:table-cell table:style-name="Table57.A2" office:value-type="string">
            <text:p text:style-name="P23"><text:span text:style-name="T2">Report delay calculations for timing arcs to instance output pin to</text:span><text:span text:style-name="T3">_pin</text:span><text:span text:style-name="T2">.</text:span></text:p>
          </table:table-cell>
        </table:table-row>
        <table:table-row table:style-name="Table57.1">
          <table:table-cell table:style-name="Table57.A2" office:value-type="string">
            <text:p text:style-name="P17"><text:span text:style-name="T2">-corner </text:span><text:span text:style-name="T3">corner</text:span></text:p>
          </table:table-cell>
          <table:table-cell table:style-name="Table57.A2" office:value-type="string">
            <text:p text:style-name="P17"><text:span text:style-name="T2">Report paths for process </text:span><text:span text:style-name="T3">corner</text:span><text:span text:style-name="T2">. The -corner keyword is required if more than one process corner is defined. </text:span></text:p>
          </table:table-cell>
        </table:table-row>
        <table:table-row table:style-name="Table57.1">
          <table:table-cell table:style-name="Table57.A2" office:value-type="string">
            <text:p text:style-name="P13">-min</text:p>
          </table:table-cell>
          <table:table-cell table:style-name="Table57.A2" office:value-type="string">
            <text:p text:style-name="P13">Report delay calculation for min delays.</text:p>
          </table:table-cell>
        </table:table-row>
        <table:table-row table:style-name="Table57.1">
          <table:table-cell table:style-name="Table57.A2" office:value-type="string">
            <text:p text:style-name="P13">-max</text:p>
          </table:table-cell>
          <table:table-cell table:style-name="Table57.A2" office:value-type="string">
            <text:p text:style-name="P13">Report delay calculation for max delays.</text:p>
          </table:table-cell>
        </table:table-row>
        <table:table-row table:style-name="Table57.1">
          <table:table-cell table:style-name="Table57.A2" office:value-type="string">
            <text:p text:style-name="P17"><text:span text:style-name="T2">-digits </text:span><text:span text:style-name="T3">digits</text:span></text:p>
          </table:table-cell>
          <table:table-cell table:style-name="Table57.A2" office:value-type="string">
            <text:p text:style-name="P21">The number of digits after the decimal point to report. The default is sta_report_default_digits.</text:p>
          </table:table-cell>
        </table:table-row>
      </table:table>
      <text:p text:style-name="P14"><text:span text:style-name="T1">The </text:span><text:span text:style-name="T2">report_dcalc</text:span><text:span text:style-name="T1"> command shows how the delays between instance pins are calculated. It is useful for debugging problems with delay calculation.</text:span></text:p>
      <table:table table:name="Table58" table:style-name="Table58">
        <table:table-column table:style-name="Table58.A"/>
        <table:table-column table:style-name="Table58.B"/>
        <table:table-row table:style-name="Table58.1">
          <table:table-cell table:style-name="Table58.A1" office:value-type="string">
            <text:p text:style-name="P15">report_disabled_edges</text:p>
          </table:table-cell>
          <table:table-cell table:style-name="Table58.A1" office:value-type="string">
            <text:p text:style-name="P19"/>
          </table:table-cell>
        </table:table-row>
      </table:table>
      <text:p text:style-name="P14"><text:span text:style-name="T1">The </text:span><text:span text:style-name="T2">report_disabled_edges</text:span><text:span text:style-name="T1"> command reports disabled timing arcs along with the reason they are disabled. Each disabled timing arc is reported as the instance name along with the from and to ports of the arc. The disable reason is shown next. Arcs that are disabled with </text:span><text:span text:style-name="T2">set_disable_timing</text:span><text:span text:style-name="T1"> are reported with </text:span><text:span text:style-name="T2">constraint</text:span><text:span text:style-name="T1"> as the reason. Arcs that are disabled by constants are reported with </text:span><text:span text:style-name="T2">constant</text:span><text:span text:style-name="T1"> as the reason along with the constant instance pin and value. Arcs that are disabled to break combinational feedback loops are reported with </text:span><text:span text:style-name="T2">loop</text:span><text:span text:style-name="T1"> as the reason.</text:span></text:p>
      <text:p text:style-name="P9"><text:soft-page-break/>&gt; report_disabled_edges<text:line-break/>u1 A B constant B=0</text:p>
      <table:table table:name="Table59" table:style-name="Table59">
        <table:table-column table:style-name="Table59.A"/>
        <table:table-column table:style-name="Table59.B"/>
        <table:table-row table:style-name="Table59.1">
          <table:table-cell table:style-name="Table59.A1" office:value-type="string">
            <text:p text:style-name="P15">report_edges</text:p>
          </table:table-cell>
          <table:table-cell table:style-name="Table59.A1" office:value-type="string">
            <text:p text:style-name="P17"><text:span text:style-name="T2">[-from </text:span><text:span text:style-name="T3">from_pin</text:span><text:span text:style-name="T2">]<text:line-break/>[-to </text:span><text:span text:style-name="T3">to_pin</text:span><text:span text:style-name="T2">]</text:span></text:p>
          </table:table-cell>
        </table:table-row>
        <table:table-row table:style-name="Table59.1">
          <table:table-cell table:style-name="Table59.A2" office:value-type="string">
            <text:p text:style-name="P17"><text:span text:style-name="T2">-from </text:span><text:span text:style-name="T3">from_pin</text:span></text:p>
          </table:table-cell>
          <table:table-cell table:style-name="Table59.A2" office:value-type="string">
            <text:p text:style-name="P23"><text:span text:style-name="T2">Report edges/timing arcs from pin </text:span><text:span text:style-name="T3">from_pin</text:span><text:span text:style-name="T2">.</text:span></text:p>
          </table:table-cell>
        </table:table-row>
        <table:table-row table:style-name="Table59.1">
          <table:table-cell table:style-name="Table59.A2" office:value-type="string">
            <text:p text:style-name="P17"><text:span text:style-name="T2">-to </text:span><text:span text:style-name="T3">to_pin</text:span></text:p>
          </table:table-cell>
          <table:table-cell table:style-name="Table59.A2" office:value-type="string">
            <text:p text:style-name="P23"><text:span text:style-name="T2">Report edges/timing arcs to pin to</text:span><text:span text:style-name="T3">_pin</text:span><text:span text:style-name="T2">.</text:span></text:p>
          </table:table-cell>
        </table:table-row>
      </table:table>
      <text:p text:style-name="P20">Report the edges/timing arcs and their delays in the timing graph from/to/between pins.</text:p>
      <table:table table:name="Table60" table:style-name="Table60">
        <table:table-column table:style-name="Table60.A"/>
        <table:table-column table:style-name="Table60.B"/>
        <table:table-row table:style-name="Table60.1">
          <table:table-cell table:style-name="Table60.A1" office:value-type="string">
            <text:p text:style-name="P15">report_instance</text:p>
          </table:table-cell>
          <table:table-cell table:style-name="Table60.A1" office:value-type="string">
            <text:p text:style-name="P17"><text:span text:style-name="T3">instance_path<text:line-break/></text:span><text:span text:style-name="T2">[&gt; </text:span><text:span text:style-name="T3">filename</text:span><text:span text:style-name="T2">]<text:line-break/>[&gt;&gt; </text:span><text:span text:style-name="T3">filename</text:span><text:span text:style-name="T2">]</text:span></text:p>
          </table:table-cell>
        </table:table-row>
        <table:table-row table:style-name="Table60.1">
          <table:table-cell table:style-name="Table60.A2" office:value-type="string">
            <text:p text:style-name="P19">instance_path</text:p>
          </table:table-cell>
          <table:table-cell table:style-name="Table60.A2" office:value-type="string">
            <text:p text:style-name="P21">Hierarchical path to a instance.</text:p>
          </table:table-cell>
        </table:table-row>
      </table:table>
      <text:p text:style-name="P20"/>
      <table:table table:name="Table61" table:style-name="Table61">
        <table:table-column table:style-name="Table61.A"/>
        <table:table-column table:style-name="Table61.B"/>
        <table:table-row table:style-name="Table61.1">
          <table:table-cell table:style-name="Table61.A1" office:value-type="string">
            <text:p text:style-name="P15">report_lib_cell</text:p>
          </table:table-cell>
          <table:table-cell table:style-name="Table61.A1" office:value-type="string">
            <text:p text:style-name="P17"><text:span text:style-name="T3">cell_name<text:line-break/></text:span><text:span text:style-name="T2">[&gt; </text:span><text:span text:style-name="T3">filename</text:span><text:span text:style-name="T2">]<text:line-break/>[&gt;&gt; </text:span><text:span text:style-name="T3">filename</text:span><text:span text:style-name="T2">]</text:span></text:p>
          </table:table-cell>
        </table:table-row>
        <table:table-row table:style-name="Table61.1">
          <table:table-cell table:style-name="Table61.A2" office:value-type="string">
            <text:p text:style-name="P19">cell_name</text:p>
          </table:table-cell>
          <table:table-cell table:style-name="Table61.A2" office:value-type="string">
            <text:p text:style-name="P21">The name of a library cell.</text:p>
          </table:table-cell>
        </table:table-row>
      </table:table>
      <text:p text:style-name="P14"><text:span text:style-name="T1">Describe the liberty library cell </text:span><text:span text:style-name="T4">cell_name.</text:span></text:p>
      <table:table table:name="Table62" table:style-name="Table62">
        <table:table-column table:style-name="Table62.A"/>
        <table:table-column table:style-name="Table62.B"/>
        <table:table-row table:style-name="Table62.1">
          <table:table-cell table:style-name="Table62.A1" office:value-type="string">
            <text:p text:style-name="P15">report_net</text:p>
          </table:table-cell>
          <table:table-cell table:style-name="Table62.A1" office:value-type="string">
            <text:p text:style-name="P17"><text:span text:style-name="T2">[-digits </text:span><text:span text:style-name="T3">digits</text:span><text:span text:style-name="T2">]<text:line-break/></text:span><text:span text:style-name="T3">net_path<text:line-break/></text:span><text:span text:style-name="T2">[&gt; </text:span><text:span text:style-name="T3">filename</text:span><text:span text:style-name="T2">]<text:line-break/>[&gt;&gt; </text:span><text:span text:style-name="T3">filename</text:span><text:span text:style-name="T2">]</text:span></text:p>
          </table:table-cell>
        </table:table-row>
        <table:table-row table:style-name="Table62.1">
          <table:table-cell table:style-name="Table62.A2" office:value-type="string">
            <text:p text:style-name="P17"><text:span text:style-name="T2">-digits </text:span><text:span text:style-name="T3">digits</text:span></text:p>
          </table:table-cell>
          <table:table-cell table:style-name="Table62.A2" office:value-type="string">
            <text:p text:style-name="P21">The number of digits after the decimal point to report. The default value is the variable <text:s/>sta_report_default_digits.</text:p>
          </table:table-cell>
        </table:table-row>
        <table:table-row table:style-name="Table62.1">
          <table:table-cell table:style-name="Table62.A2" office:value-type="string">
            <text:p text:style-name="P19">net_path</text:p>
          </table:table-cell>
          <table:table-cell table:style-name="Table62.A2" office:value-type="string">
            <text:p text:style-name="P21">Hierarchical path to a net.</text:p>
          </table:table-cell>
        </table:table-row>
      </table:table>
      <text:p text:style-name="P20">Report the connections and capacitance of a net.</text:p>
      <table:table table:name="Table63" table:style-name="Table63">
        <table:table-column table:style-name="Table63.A"/>
        <table:table-column table:style-name="Table63.B"/>
        <table:table-row table:style-name="Table63.1">
          <table:table-cell table:style-name="Table63.A1" office:value-type="string">
            <text:p text:style-name="P15">report_parasitic_annotation</text:p>
          </table:table-cell>
          <table:table-cell table:style-name="Table63.A1" office:value-type="string">
            <text:p text:style-name="P17"><text:span text:style-name="T2">[-report_unannotated]</text:span><text:span text:style-name="T3"><text:line-break/></text:span><text:span text:style-name="T2">[&gt; </text:span><text:span text:style-name="T3">filename</text:span><text:span text:style-name="T2">]<text:line-break/>[&gt;&gt; </text:span><text:span text:style-name="T3">filename</text:span><text:span text:style-name="T2">]</text:span></text:p>
          </table:table-cell>
        </table:table-row>
        <table:table-row table:style-name="Table63.1">
          <table:table-cell table:style-name="Table63.A2" office:value-type="string">
            <text:p text:style-name="P13">-report_unannotated</text:p>
          </table:table-cell>
          <table:table-cell table:style-name="Table63.A2" office:value-type="string">
            <text:p text:style-name="P13">Report unannotated and partially annotated nets.</text:p>
          </table:table-cell>
        </table:table-row>
      </table:table>
      <text:p text:style-name="P20"><text:soft-page-break/>Report SPEF parasitic annotation completeness.</text:p>
      <table:table table:name="Table64" table:style-name="Table64">
        <table:table-column table:style-name="Table64.A"/>
        <table:table-column table:style-name="Table64.B"/>
        <table:table-row table:style-name="Table64.1">
          <table:table-cell table:style-name="Table64.A1" office:value-type="string">
            <text:p text:style-name="P15">report_power</text:p>
          </table:table-cell>
          <table:table-cell table:style-name="Table64.A1" office:value-type="string">
            <text:p text:style-name="P17"><text:span text:style-name="T2">[-instances</text:span><text:span text:style-name="T3"> instances</text:span><text:span text:style-name="T2">]<text:line-break/>[-highest_power_instances </text:span><text:span text:style-name="T3">count</text:span><text:span text:style-name="T2">]</text:span><text:span text:style-name="T3"><text:line-break/></text:span><text:span text:style-name="T2">[-digits </text:span><text:span text:style-name="T3">digits</text:span><text:span text:style-name="T2">]<text:line-break/>[&gt; </text:span><text:span text:style-name="T3">filename</text:span><text:span text:style-name="T2">]<text:line-break/>[&gt;&gt; </text:span><text:span text:style-name="T3">filename</text:span><text:span text:style-name="T2">]</text:span></text:p>
          </table:table-cell>
        </table:table-row>
        <table:table-row table:style-name="Table64.1">
          <table:table-cell table:style-name="Table64.A2" office:value-type="string">
            <text:p text:style-name="P17"><text:span text:style-name="T2">-instances</text:span><text:span text:style-name="T3"> instances</text:span></text:p>
          </table:table-cell>
          <table:table-cell table:style-name="Table64.A2" office:value-type="string">
            <text:p text:style-name="P23"><text:span text:style-name="T2">Report the power for each instance of </text:span><text:span text:style-name="T3">instances</text:span><text:span text:style-name="T2">. If the instance is hierarchical the total power for the instances inside the hierarchical instance is reported.</text:span></text:p>
          </table:table-cell>
        </table:table-row>
        <table:table-row table:style-name="Table64.1">
          <table:table-cell table:style-name="Table64.A2" office:value-type="string">
            <text:p text:style-name="P13">-highest_power_instances count</text:p>
          </table:table-cell>
          <table:table-cell table:style-name="Table64.A2" office:value-type="string">
            <text:p text:style-name="P23"><text:span text:style-name="T2">Report the power for the </text:span><text:span text:style-name="T13">count</text:span><text:span text:style-name="T2"> highest power instances.</text:span></text:p>
          </table:table-cell>
        </table:table-row>
        <table:table-row table:style-name="Table64.1">
          <table:table-cell table:style-name="Table64.A2" office:value-type="string">
            <text:p text:style-name="P17"><text:span text:style-name="T2">-digits </text:span><text:span text:style-name="T3">digits</text:span></text:p>
          </table:table-cell>
          <table:table-cell table:style-name="Table64.A2" office:value-type="string">
            <text:p text:style-name="P21">The number of digits after the decimal point to report. The default value is the variable <text:s/>sta_report_default_digits.</text:p>
          </table:table-cell>
        </table:table-row>
      </table:table>
      <text:p text:style-name="P14"><text:span text:style-name="T1">The </text:span><text:span text:style-name="T2">report_power</text:span><text:span text:style-name="T1"> command uses static power analysis based on propagated or annotated pin activities in the circuit using Liberty power models. The internal, switching, leakage and total power are reported. Design power is reported separately for combinational, sequential, macro and pad groups. Power values are reported in watts.</text:span></text:p>
      <text:p text:style-name="Standard"><text:span text:style-name="T14">The </text:span><text:span text:style-name="T7">read_vcd or read_saif </text:span><text:span text:style-name="T14">commands can be used to read activities from a file based on simulation. If no simulation activities are available,</text:span> the <text:span text:style-name="T7">set_power_activity</text:span><text:span text:style-name="T14"> command should be used to set the activity of input ports or pins in the design. The default input activity and duty for inputs are 0.1 and 0.5 respectively. The activities are propagated from annotated input ports or pins through gates and used in the power calculations.</text:span></text:p>
      <text:p text:style-name="P9">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65" table:style-name="Table65">
        <table:table-column table:style-name="Table65.A"/>
        <table:table-column table:style-name="Table65.B"/>
        <table:table-row table:style-name="Table65.1">
          <table:table-cell table:style-name="Table65.A1" office:value-type="string">
            <text:p text:style-name="P15">report_pulse_width_checks</text:p>
          </table:table-cell>
          <table:table-cell table:style-name="Table65.A1" office:value-type="string">
            <text:p text:style-name="P17"><text:span text:style-name="T2">[-verbose]<text:line-break/>[-digits </text:span><text:span text:style-name="T3">digits</text:span><text:span text:style-name="T2">]<text:line-break/>[-no_line_splits]<text:line-break/>[</text:span><text:span text:style-name="T3">pins</text:span><text:span text:style-name="T2">]<text:line-break/>[&gt; </text:span><text:span text:style-name="T3">filename</text:span><text:span text:style-name="T2">]<text:line-break/>[&gt;&gt; </text:span><text:span text:style-name="T3">filename</text:span><text:span text:style-name="T2">]</text:span></text:p>
          </table:table-cell>
        </table:table-row>
        <table:table-row table:style-name="Table65.1">
          <table:table-cell table:style-name="Table65.A2" office:value-type="string">
            <text:p text:style-name="P13">-verbose</text:p>
          </table:table-cell>
          <table:table-cell table:style-name="Table65.A2" office:value-type="string">
            <text:p text:style-name="P21">Use a verbose output format.</text:p>
          </table:table-cell>
        </table:table-row>
        <text:soft-page-break/>
        <table:table-row table:style-name="Table65.1">
          <table:table-cell table:style-name="Table65.A2" office:value-type="string">
            <text:p text:style-name="P17"><text:span text:style-name="T2">-digits </text:span><text:span text:style-name="T3">digits</text:span></text:p>
          </table:table-cell>
          <table:table-cell table:style-name="Table65.A2" office:value-type="string">
            <text:p text:style-name="P21">The number of digits after the decimal point to report. The default value is the variable <text:s/>sta_report_default_digits.</text:p>
          </table:table-cell>
        </table:table-row>
        <table:table-row table:style-name="Table65.1">
          <table:table-cell table:style-name="Table65.A2" office:value-type="string">
            <text:p text:style-name="P13">-no_line_splits</text:p>
          </table:table-cell>
          <table:table-cell table:style-name="Table65.A2" office:value-type="string">
            <text:p text:style-name="P21"/>
          </table:table-cell>
        </table:table-row>
        <table:table-row table:style-name="Table65.1">
          <table:table-cell table:style-name="Table65.A2" office:value-type="string">
            <text:p text:style-name="P19">pins</text:p>
          </table:table-cell>
          <table:table-cell table:style-name="Table65.A2" office:value-type="string">
            <text:p text:style-name="P21">List of pins or ports to report.</text:p>
          </table:table-cell>
        </table:table-row>
      </table:table>
      <text:p text:style-name="P14"><text:span text:style-name="T1">The </text:span><text:span text:style-name="T2">report_pulse_width_checks</text:span><text:span text:style-name="T1"> command reports min pulse width checks for pins in the clock network. If </text:span><text:span text:style-name="T3">pins</text:span><text:span text:style-name="T1"> is not specified all clock network pins are reported.</text:span></text:p>
      <table:table table:name="Table66" table:style-name="Table66">
        <table:table-column table:style-name="Table66.A"/>
        <table:table-column table:style-name="Table66.B"/>
        <table:table-row table:style-name="Table66.1">
          <table:table-cell table:style-name="Table66.A1" office:value-type="string">
            <text:p text:style-name="P15">report_slews</text:p>
          </table:table-cell>
          <table:table-cell table:style-name="Table66.A1" office:value-type="string">
            <text:p text:style-name="P17"><text:span text:style-name="T2">[-corner </text:span><text:span text:style-name="T3">corner</text:span><text:span text:style-name="T2">]<text:line-break/></text:span><text:span text:style-name="T3">pin</text:span></text:p>
          </table:table-cell>
        </table:table-row>
        <table:table-row table:style-name="Table66.1">
          <table:table-cell table:style-name="Table66.A2" office:value-type="string">
            <text:p text:style-name="P17"><text:span text:style-name="T2">-corner </text:span><text:span text:style-name="T3">corner</text:span></text:p>
          </table:table-cell>
          <table:table-cell table:style-name="Table66.A2" office:value-type="string">
            <text:p text:style-name="P17"><text:span text:style-name="T2">Report paths for process </text:span><text:span text:style-name="T3">corner</text:span><text:span text:style-name="T2">. The -corner keyword is required if more than one process corner is defined. </text:span></text:p>
          </table:table-cell>
        </table:table-row>
        <table:table-row table:style-name="Table66.1">
          <table:table-cell table:style-name="Table66.A2" office:value-type="string">
            <text:p text:style-name="P19">pin</text:p>
          </table:table-cell>
          <table:table-cell table:style-name="Table66.A2" office:value-type="string">
            <text:p text:style-name="P13"/>
          </table:table-cell>
        </table:table-row>
      </table:table>
      <text:p text:style-name="P14"><text:span text:style-name="T1">Report the slews at </text:span><text:span text:style-name="T3">pin</text:span></text:p>
      <table:table table:name="Table67" table:style-name="Table67">
        <table:table-column table:style-name="Table67.A"/>
        <table:table-column table:style-name="Table67.B"/>
        <table:table-row table:style-name="Table67.1">
          <table:table-cell table:style-name="Table67.A1" office:value-type="string">
            <text:p text:style-name="P15">report_tns</text:p>
          </table:table-cell>
          <table:table-cell table:style-name="Table67.A1" office:value-type="string">
            <text:p text:style-name="P17"><text:span text:style-name="T2">[-min]<text:line-break/>[-max]</text:span><text:span text:style-name="T3"><text:line-break/></text:span><text:span text:style-name="T2">[-digits </text:span><text:span text:style-name="T3">digits</text:span><text:span text:style-name="T2">]</text:span></text:p>
          </table:table-cell>
        </table:table-row>
        <table:table-row table:style-name="Table67.1">
          <table:table-cell table:style-name="Table67.A2" office:value-type="string">
            <text:p text:style-name="P13">-max</text:p>
          </table:table-cell>
          <table:table-cell table:style-name="Table67.A2" office:value-type="string">
            <text:p text:style-name="P21">Report the total max/setup slack.</text:p>
          </table:table-cell>
        </table:table-row>
        <table:table-row table:style-name="Table67.1">
          <table:table-cell table:style-name="Table67.A2" office:value-type="string">
            <text:p text:style-name="P13">-min</text:p>
          </table:table-cell>
          <table:table-cell table:style-name="Table67.A2" office:value-type="string">
            <text:p text:style-name="P21">Report the total min/hold slack.</text:p>
          </table:table-cell>
        </table:table-row>
        <table:table-row table:style-name="Table67.1">
          <table:table-cell table:style-name="Table67.A2" office:value-type="string">
            <text:p text:style-name="P17"><text:span text:style-name="T2">-digits </text:span><text:span text:style-name="T3">digits</text:span></text:p>
          </table:table-cell>
          <table:table-cell table:style-name="Table67.A2" office:value-type="string">
            <text:p text:style-name="P21">The number of digits after the decimal point to report. The default value is the variable <text:s/>sta_report_default_digits.</text:p>
          </table:table-cell>
        </table:table-row>
      </table:table>
      <text:p text:style-name="P20">Report the total negative slack.</text:p>
      <table:table table:name="Table68" table:style-name="Table68">
        <table:table-column table:style-name="Table68.A"/>
        <table:table-column table:style-name="Table68.B"/>
        <table:table-row table:style-name="Table68.1">
          <table:table-cell table:style-name="Table68.A1" office:value-type="string">
            <text:p text:style-name="P15">report_units</text:p>
          </table:table-cell>
          <table:table-cell table:style-name="Table68.A1" office:value-type="string">
            <text:p text:style-name="P19"/>
          </table:table-cell>
        </table:table-row>
      </table:table>
      <text:p text:style-name="P20">Report the units used for command arguments and reporting.</text:p>
      <text:p text:style-name="P9">report_units<text:line-break/> time 1ns<text:line-break/> capacitance 1pF<text:line-break/> resistance 1kohm<text:line-break/> voltage 1v<text:line-break/> current 1A<text:line-break/> power 1pW<text:line-break/> distance 1um</text:p>
      <table:table table:name="Table69" table:style-name="Table69">
        <table:table-column table:style-name="Table69.A"/>
        <table:table-column table:style-name="Table69.B"/>
        <text:soft-page-break/>
        <table:table-row table:style-name="Table69.1">
          <table:table-cell table:style-name="Table69.A1" office:value-type="string">
            <text:p text:style-name="P15">report_wns</text:p>
          </table:table-cell>
          <table:table-cell table:style-name="Table69.A1" office:value-type="string">
            <text:p text:style-name="P17"><text:span text:style-name="T2">[-min]<text:line-break/>[-max]</text:span><text:span text:style-name="T3"><text:line-break/></text:span><text:span text:style-name="T2">[-digits </text:span><text:span text:style-name="T3">digits</text:span><text:span text:style-name="T2">]</text:span></text:p>
          </table:table-cell>
        </table:table-row>
        <table:table-row table:style-name="Table69.1">
          <table:table-cell table:style-name="Table69.A2" office:value-type="string">
            <text:p text:style-name="P13">-max</text:p>
          </table:table-cell>
          <table:table-cell table:style-name="Table69.A2" office:value-type="string">
            <text:p text:style-name="P21">Report the worst max/setup slack.</text:p>
          </table:table-cell>
        </table:table-row>
        <table:table-row table:style-name="Table69.1">
          <table:table-cell table:style-name="Table69.A2" office:value-type="string">
            <text:p text:style-name="P13">-min</text:p>
          </table:table-cell>
          <table:table-cell table:style-name="Table69.A2" office:value-type="string">
            <text:p text:style-name="P21">Report the worst min/hold slack.</text:p>
          </table:table-cell>
        </table:table-row>
        <table:table-row table:style-name="Table69.1">
          <table:table-cell table:style-name="Table69.A2" office:value-type="string">
            <text:p text:style-name="P17"><text:span text:style-name="T2">-digits </text:span><text:span text:style-name="T3">digits</text:span></text:p>
          </table:table-cell>
          <table:table-cell table:style-name="Table69.A2" office:value-type="string">
            <text:p text:style-name="P21">The number of digits after the decimal point to report. The default value is the variable <text:s/>sta_report_default_digits.</text:p>
          </table:table-cell>
        </table:table-row>
      </table:table>
      <text:p text:style-name="P20">Report the worst negative slack. If the worst slack is posiive, zero is reported.</text:p>
      <table:table table:name="Table70" table:style-name="Table70">
        <table:table-column table:style-name="Table70.A"/>
        <table:table-column table:style-name="Table70.B"/>
        <table:table-row table:style-name="Table70.1">
          <table:table-cell table:style-name="Table70.A1" office:value-type="string">
            <text:p text:style-name="P15">report_worst_slack</text:p>
          </table:table-cell>
          <table:table-cell table:style-name="Table70.A1" office:value-type="string">
            <text:p text:style-name="P17"><text:span text:style-name="T2">[-min]<text:line-break/>[-max]</text:span><text:span text:style-name="T3"><text:line-break/></text:span><text:span text:style-name="T2">[-digits </text:span><text:span text:style-name="T3">digits</text:span><text:span text:style-name="T2">]</text:span></text:p>
          </table:table-cell>
        </table:table-row>
        <table:table-row table:style-name="Table70.1">
          <table:table-cell table:style-name="Table70.A2" office:value-type="string">
            <text:p text:style-name="P13">-max</text:p>
          </table:table-cell>
          <table:table-cell table:style-name="Table70.A2" office:value-type="string">
            <text:p text:style-name="P21">Report the worst max/setup slack.</text:p>
          </table:table-cell>
        </table:table-row>
        <table:table-row table:style-name="Table70.1">
          <table:table-cell table:style-name="Table70.A2" office:value-type="string">
            <text:p text:style-name="P13">-min</text:p>
          </table:table-cell>
          <table:table-cell table:style-name="Table70.A2" office:value-type="string">
            <text:p text:style-name="P21">Report the worst min/hold slack.</text:p>
          </table:table-cell>
        </table:table-row>
        <table:table-row table:style-name="Table70.1">
          <table:table-cell table:style-name="Table70.A2" office:value-type="string">
            <text:p text:style-name="P17"><text:span text:style-name="T2">-digits </text:span><text:span text:style-name="T3">digits</text:span></text:p>
          </table:table-cell>
          <table:table-cell table:style-name="Table70.A2" office:value-type="string">
            <text:p text:style-name="P21">The number of digits after the decimal point to report. The default value is the variable <text:s/>sta_report_default_digits.</text:p>
          </table:table-cell>
        </table:table-row>
      </table:table>
      <text:p text:style-name="P20"/>
      <table:table table:name="Table71" table:style-name="Table71">
        <table:table-column table:style-name="Table71.A"/>
        <table:table-column table:style-name="Table71.B"/>
        <table:table-row table:style-name="Table71.1">
          <table:table-cell table:style-name="Table71.A1" office:value-type="string">
            <text:p text:style-name="P15">set_assigned_check</text:p>
          </table:table-cell>
          <table:table-cell table:style-name="Table71.A1" office:value-type="string">
            <text:p text:style-name="P17"><text:span text:style-name="T2">-setup|-hold|-recovery|-removal<text:line-break/>[-rise]<text:line-break/>[-fall]<text:line-break/>[-corner </text:span><text:span text:style-name="T3">corner</text:span><text:span text:style-name="T2">]<text:line-break/>[-min]<text:line-break/>[-max]<text:line-break/>[-from</text:span><text:span text:style-name="T3"> from_pins</text:span><text:span text:style-name="T2">]<text:line-break/>[-to </text:span><text:span text:style-name="T3">to_pins</text:span><text:span text:style-name="T2">]<text:line-break/>[-clock rise|fall]<text:line-break/>[-cond sdf_cond]<text:line-break/>[-worst]</text:span><text:span text:style-name="T3"><text:line-break/>margin</text:span></text:p>
          </table:table-cell>
        </table:table-row>
        <table:table-row table:style-name="Table71.1">
          <table:table-cell table:style-name="Table71.A2" office:value-type="string">
            <text:p text:style-name="P13">-setup</text:p>
          </table:table-cell>
          <table:table-cell table:style-name="Table71.A2" office:value-type="string">
            <text:p text:style-name="P21">Annotate setup timing checks.</text:p>
          </table:table-cell>
        </table:table-row>
        <table:table-row table:style-name="Table71.1">
          <table:table-cell table:style-name="Table71.A2" office:value-type="string">
            <text:p text:style-name="P13">-hold</text:p>
          </table:table-cell>
          <table:table-cell table:style-name="Table71.A2" office:value-type="string">
            <text:p text:style-name="P21">Annotate hold timing checks.</text:p>
          </table:table-cell>
        </table:table-row>
        <table:table-row table:style-name="Table71.1">
          <table:table-cell table:style-name="Table71.A2" office:value-type="string">
            <text:p text:style-name="P13">-recovery</text:p>
          </table:table-cell>
          <table:table-cell table:style-name="Table71.A2" office:value-type="string">
            <text:p text:style-name="P21">Annotate recovery timing checks.</text:p>
          </table:table-cell>
        </table:table-row>
        <table:table-row table:style-name="Table71.1">
          <table:table-cell table:style-name="Table71.A2" office:value-type="string">
            <text:p text:style-name="P13">-removal</text:p>
          </table:table-cell>
          <table:table-cell table:style-name="Table71.A2" office:value-type="string">
            <text:p text:style-name="P21">Annotate removal timing checks.</text:p>
          </table:table-cell>
        </table:table-row>
        <text:soft-page-break/>
        <table:table-row table:style-name="Table71.1">
          <table:table-cell table:style-name="Table71.A2" office:value-type="string">
            <text:p text:style-name="P13">-rise</text:p>
          </table:table-cell>
          <table:table-cell table:style-name="Table71.A2" office:value-type="string">
            <text:p text:style-name="P21">Annotate rising delays.</text:p>
          </table:table-cell>
        </table:table-row>
        <table:table-row table:style-name="Table71.1">
          <table:table-cell table:style-name="Table71.A2" office:value-type="string">
            <text:p text:style-name="P13">-fall</text:p>
          </table:table-cell>
          <table:table-cell table:style-name="Table71.A2" office:value-type="string">
            <text:p text:style-name="P21">Annotate falling delays.</text:p>
          </table:table-cell>
        </table:table-row>
        <table:table-row table:style-name="Table71.1">
          <table:table-cell table:style-name="Table71.A2" office:value-type="string">
            <text:p text:style-name="P17"><text:span text:style-name="T2">-corner </text:span><text:span text:style-name="T3">corner</text:span></text:p>
          </table:table-cell>
          <table:table-cell table:style-name="Table71.A2" office:value-type="string">
            <text:p text:style-name="P21">The name of a process corner. The -corner keyword is required if more than one process corner is defined. </text:p>
          </table:table-cell>
        </table:table-row>
        <table:table-row table:style-name="Table71.1">
          <table:table-cell table:style-name="Table71.A2" office:value-type="string">
            <text:p text:style-name="P13">-min</text:p>
          </table:table-cell>
          <table:table-cell table:style-name="Table71.A2" office:value-type="string">
            <text:p text:style-name="P21">Annotate the minimum value of the process corner.</text:p>
          </table:table-cell>
        </table:table-row>
        <table:table-row table:style-name="Table71.1">
          <table:table-cell table:style-name="Table71.A2" office:value-type="string">
            <text:p text:style-name="P13">-max</text:p>
          </table:table-cell>
          <table:table-cell table:style-name="Table71.A2" office:value-type="string">
            <text:p text:style-name="P21">Annotate the maximum value of the process corner.</text:p>
          </table:table-cell>
        </table:table-row>
        <table:table-row table:style-name="Table71.1">
          <table:table-cell table:style-name="Table71.A2" office:value-type="string">
            <text:p text:style-name="P17"><text:span text:style-name="T2">-from </text:span><text:span text:style-name="T3">from_pins</text:span></text:p>
          </table:table-cell>
          <table:table-cell table:style-name="Table71.A2" office:value-type="string">
            <text:p text:style-name="P21">A list of pins for the clock.</text:p>
          </table:table-cell>
        </table:table-row>
        <table:table-row table:style-name="Table71.1">
          <table:table-cell table:style-name="Table71.A2" office:value-type="string">
            <text:p text:style-name="P17"><text:span text:style-name="T2">-to </text:span><text:span text:style-name="T3">to_pins</text:span></text:p>
          </table:table-cell>
          <table:table-cell table:style-name="Table71.A2" office:value-type="string">
            <text:p text:style-name="P21">A list of pins for the data.</text:p>
          </table:table-cell>
        </table:table-row>
        <table:table-row table:style-name="Table71.1">
          <table:table-cell table:style-name="Table71.A2" office:value-type="string">
            <text:p text:style-name="P13">-clock rise|fall</text:p>
          </table:table-cell>
          <table:table-cell table:style-name="Table71.A2" office:value-type="string">
            <text:p text:style-name="P21">The timing check clock pin transition.</text:p>
          </table:table-cell>
        </table:table-row>
        <table:table-row table:style-name="Table71.1">
          <table:table-cell table:style-name="Table71.A2" office:value-type="string">
            <text:p text:style-name="P19">margin</text:p>
          </table:table-cell>
          <table:table-cell table:style-name="Table71.A2" office:value-type="string">
            <text:p text:style-name="P21">The timing check margin.</text:p>
          </table:table-cell>
        </table:table-row>
      </table:table>
      <text:p text:style-name="P14"><text:span text:style-name="T1">The </text:span><text:span text:style-name="T2">set_assigned_check</text:span><text:span text:style-name="T1"> command is used to annotate the timing checks between two pins on an instance. The annotated delay overrides the calculated delay. This command is a interactive way to back-annotate delays like an SDF file.</text:span></text:p>
      <table:table table:name="Table72" table:style-name="Table72">
        <table:table-column table:style-name="Table72.A"/>
        <table:table-column table:style-name="Table72.B"/>
        <table:table-row table:style-name="Table72.1">
          <table:table-cell table:style-name="Table72.A1" office:value-type="string">
            <text:p text:style-name="P15">set_assigned_delay</text:p>
          </table:table-cell>
          <table:table-cell table:style-name="Table72.A1" office:value-type="string">
            <text:p text:style-name="P17"><text:span text:style-name="T2">-cell|-net<text:line-break/>[-rise]<text:line-break/>[-fall]<text:line-break/>[-corner </text:span><text:span text:style-name="T3">corner</text:span><text:span text:style-name="T2">]<text:line-break/>[-min]<text:line-break/>[-max]<text:line-break/>[-from</text:span><text:span text:style-name="T3"> from_pins</text:span><text:span text:style-name="T2">]<text:line-break/>[-to </text:span><text:span text:style-name="T3">to_pins</text:span><text:span text:style-name="T2">]</text:span><text:span text:style-name="T3"><text:line-break/>delay</text:span></text:p>
          </table:table-cell>
        </table:table-row>
        <table:table-row table:style-name="Table72.1">
          <table:table-cell table:style-name="Table72.A2" office:value-type="string">
            <text:p text:style-name="P13">-cell</text:p>
          </table:table-cell>
          <table:table-cell table:style-name="Table72.A2" office:value-type="string">
            <text:p text:style-name="P21">Annotate the delays between two pins on an instance.</text:p>
          </table:table-cell>
        </table:table-row>
        <table:table-row table:style-name="Table72.1">
          <table:table-cell table:style-name="Table72.A2" office:value-type="string">
            <text:p text:style-name="P13">-net</text:p>
          </table:table-cell>
          <table:table-cell table:style-name="Table72.A2" office:value-type="string">
            <text:p text:style-name="P21">Annotate the delays between two pins on a net.</text:p>
          </table:table-cell>
        </table:table-row>
        <table:table-row table:style-name="Table72.1">
          <table:table-cell table:style-name="Table72.A2" office:value-type="string">
            <text:p text:style-name="P13">-rise</text:p>
          </table:table-cell>
          <table:table-cell table:style-name="Table72.A2" office:value-type="string">
            <text:p text:style-name="P21">Annotate the rising delays.</text:p>
          </table:table-cell>
        </table:table-row>
        <table:table-row table:style-name="Table72.1">
          <table:table-cell table:style-name="Table72.A2" office:value-type="string">
            <text:p text:style-name="P13">-fall</text:p>
          </table:table-cell>
          <table:table-cell table:style-name="Table72.A2" office:value-type="string">
            <text:p text:style-name="P21">Annotate the falling delays.</text:p>
          </table:table-cell>
        </table:table-row>
        <table:table-row table:style-name="Table72.1">
          <table:table-cell table:style-name="Table72.A2" office:value-type="string">
            <text:p text:style-name="P17"><text:span text:style-name="T2">-corner </text:span><text:span text:style-name="T3">corner</text:span></text:p>
          </table:table-cell>
          <table:table-cell table:style-name="Table72.A2" office:value-type="string">
            <text:p text:style-name="P21">The name of a process corner. The -corner keyword is required if more than one process corner is defined. </text:p>
          </table:table-cell>
        </table:table-row>
        <table:table-row table:style-name="Table72.1">
          <table:table-cell table:style-name="Table72.A2" office:value-type="string">
            <text:p text:style-name="P13">-min</text:p>
          </table:table-cell>
          <table:table-cell table:style-name="Table72.A2" office:value-type="string">
            <text:p text:style-name="P21">Annotate the minimum delays.</text:p>
          </table:table-cell>
        </table:table-row>
        <table:table-row table:style-name="Table72.1">
          <table:table-cell table:style-name="Table72.A2" office:value-type="string">
            <text:p text:style-name="P13">-max</text:p>
          </table:table-cell>
          <table:table-cell table:style-name="Table72.A2" office:value-type="string">
            <text:p text:style-name="P21">Annotate the maximum delays.</text:p>
          </table:table-cell>
        </table:table-row>
        <table:table-row table:style-name="Table72.1">
          <table:table-cell table:style-name="Table72.A2" office:value-type="string">
            <text:p text:style-name="P17"><text:span text:style-name="T2">-from </text:span><text:span text:style-name="T3">from_pins</text:span></text:p>
          </table:table-cell>
          <table:table-cell table:style-name="Table72.A2" office:value-type="string">
            <text:p text:style-name="P21">A list of pins.</text:p>
          </table:table-cell>
        </table:table-row>
        <text:soft-page-break/>
        <table:table-row table:style-name="Table72.1">
          <table:table-cell table:style-name="Table72.A2" office:value-type="string">
            <text:p text:style-name="P17"><text:span text:style-name="T2">-to </text:span><text:span text:style-name="T3">to_pins</text:span></text:p>
          </table:table-cell>
          <table:table-cell table:style-name="Table72.A2" office:value-type="string">
            <text:p text:style-name="P21">A list of pins.</text:p>
          </table:table-cell>
        </table:table-row>
        <table:table-row table:style-name="Table72.1">
          <table:table-cell table:style-name="Table72.A2" office:value-type="string">
            <text:p text:style-name="P19">delay</text:p>
          </table:table-cell>
          <table:table-cell table:style-name="Table72.A2" office:value-type="string">
            <text:p text:style-name="P23"><text:span text:style-name="T2">The delay between </text:span><text:span text:style-name="T3">from_pins</text:span><text:span text:style-name="T2"> and </text:span><text:span text:style-name="T3">to_pins</text:span><text:span text:style-name="T2">.</text:span></text:p>
          </table:table-cell>
        </table:table-row>
      </table:table>
      <text:p text:style-name="P14"><text:span text:style-name="T1">The </text:span><text:span text:style-name="T2">set_assigned_delay</text:span><text:span text:style-name="T1"> command is used to annotate the delays between two pins on an instance or net. The annotated delay overrides the calculated delay. This command is a interactive way to back-annotate delays like an SDF file.</text:span></text:p>
      <text:p text:style-name="P14"><text:span text:style-name="T1">Use the </text:span><text:span text:style-name="T2">-corner</text:span><text:span text:style-name="T1"> keyword to specify a process corner. The </text:span><text:span text:style-name="T2">-corner</text:span><text:span text:style-name="T1"> keyword is required if more than one process corner is defined. </text:span></text:p>
      <table:table table:name="Table73" table:style-name="Table73">
        <table:table-column table:style-name="Table73.A"/>
        <table:table-column table:style-name="Table73.B"/>
        <table:table-row table:style-name="Table73.1">
          <table:table-cell table:style-name="Table73.A1" office:value-type="string">
            <text:p text:style-name="P15">set_assigned_transition</text:p>
          </table:table-cell>
          <table:table-cell table:style-name="Table73.A1" office:value-type="string">
            <text:p text:style-name="P17"><text:span text:style-name="T2">[-rise]<text:line-break/>[-fall]<text:line-break/>[-corner </text:span><text:span text:style-name="T3">corner</text:span><text:span text:style-name="T2">]<text:line-break/>[-min]<text:line-break/>[-max]<text:line-break/></text:span><text:span text:style-name="T3">slew<text:line-break/>pin_list</text:span></text:p>
          </table:table-cell>
        </table:table-row>
        <table:table-row table:style-name="Table73.1">
          <table:table-cell table:style-name="Table73.A2" office:value-type="string">
            <text:p text:style-name="P13">-rise</text:p>
          </table:table-cell>
          <table:table-cell table:style-name="Table73.A2" office:value-type="string">
            <text:p text:style-name="P21">Annotate the rising transition.</text:p>
          </table:table-cell>
        </table:table-row>
        <table:table-row table:style-name="Table73.1">
          <table:table-cell table:style-name="Table73.A2" office:value-type="string">
            <text:p text:style-name="P13">-fall</text:p>
          </table:table-cell>
          <table:table-cell table:style-name="Table73.A2" office:value-type="string">
            <text:p text:style-name="P21">Annotate the falling transition.</text:p>
          </table:table-cell>
        </table:table-row>
        <table:table-row table:style-name="Table73.1">
          <table:table-cell table:style-name="Table73.A2" office:value-type="string">
            <text:p text:style-name="P17"><text:span text:style-name="T2">-corner </text:span><text:span text:style-name="T3">corner</text:span></text:p>
          </table:table-cell>
          <table:table-cell table:style-name="Table73.A2" office:value-type="string">
            <text:p text:style-name="P17"><text:span text:style-name="T2">Annotate delays for process </text:span><text:span text:style-name="T3">corner</text:span><text:span text:style-name="T2">.</text:span></text:p>
          </table:table-cell>
        </table:table-row>
        <table:table-row table:style-name="Table73.1">
          <table:table-cell table:style-name="Table73.A2" office:value-type="string">
            <text:p text:style-name="P13">-min</text:p>
          </table:table-cell>
          <table:table-cell table:style-name="Table73.A2" office:value-type="string">
            <text:p text:style-name="P21">Annotate the minimum transition time.</text:p>
          </table:table-cell>
        </table:table-row>
        <table:table-row table:style-name="Table73.1">
          <table:table-cell table:style-name="Table73.A2" office:value-type="string">
            <text:p text:style-name="P13">-max</text:p>
          </table:table-cell>
          <table:table-cell table:style-name="Table73.A2" office:value-type="string">
            <text:p text:style-name="P21">Annotate the maximum transition time.</text:p>
          </table:table-cell>
        </table:table-row>
        <table:table-row table:style-name="Table73.1">
          <table:table-cell table:style-name="Table73.A2" office:value-type="string">
            <text:p text:style-name="P19">slew</text:p>
          </table:table-cell>
          <table:table-cell table:style-name="Table73.A2" office:value-type="string">
            <text:p text:style-name="P21">The pin transition time.</text:p>
          </table:table-cell>
        </table:table-row>
        <table:table-row table:style-name="Table73.1">
          <table:table-cell table:style-name="Table73.A2" office:value-type="string">
            <text:p text:style-name="P19">pin_list</text:p>
          </table:table-cell>
          <table:table-cell table:style-name="Table73.A2" office:value-type="string">
            <text:p text:style-name="P21">A list of pins.</text:p>
          </table:table-cell>
        </table:table-row>
      </table:table>
      <text:p text:style-name="P14"><text:span text:style-name="T1">The </text:span><text:span text:style-name="T2">set_assigned_transition</text:span><text:span text:style-name="T1"> command is used to annotate the transition time (slew) of a pin. The annotated transition time overrides the calculated transition time.</text:span></text:p>
      <table:table table:name="Table74" table:style-name="Table74">
        <table:table-column table:style-name="Table74.A"/>
        <table:table-column table:style-name="Table74.B"/>
        <table:table-row table:style-name="Table74.1">
          <table:table-cell table:style-name="Table74.A1" office:value-type="string">
            <text:p text:style-name="P15">set_case_analysis</text:p>
          </table:table-cell>
          <table:table-cell table:style-name="Table74.A1" office:value-type="string">
            <text:p text:style-name="P17"><text:span text:style-name="T2">0|1|zero|one|rise|rising|fall|falling<text:line-break/></text:span><text:span text:style-name="T3">port_or_pin_list</text:span></text:p>
          </table:table-cell>
        </table:table-row>
        <table:table-row table:style-name="Table74.1">
          <table:table-cell table:style-name="Table74.A2" office:value-type="string">
            <text:p text:style-name="P19">port_or_pin_list</text:p>
          </table:table-cell>
          <table:table-cell table:style-name="Table74.A2" office:value-type="string">
            <text:p text:style-name="P21">A list of ports or pins.</text:p>
          </table:table-cell>
        </table:table-row>
      </table:table>
      <text:p text:style-name="P14"><text:span text:style-name="T1">The </text:span><text:span text:style-name="T2">set_case_analysis</text:span><text:span text:style-name="T1"> command sets the signal on a port or pin to a constant logic value. No paths are propagated from constant pins. Constant values set with the </text:span><text:span text:style-name="T2">set_case_analysis</text:span><text:span text:style-name="T1"> command are propagated through downstream gates.</text:span></text:p>
      <text:p text:style-name="P5"><text:span text:style-name="T1">Conditional timing arcs with </text:span><text:span text:style-name="T6">mode</text:span><text:span text:style-name="T1"> groups are controlled by logic values on the instance pins.</text:span></text:p>
      <table:table table:name="Table75" table:style-name="Table75">
        <table:table-column table:style-name="Table75.A"/>
        <table:table-column table:style-name="Table75.B"/>
        <text:soft-page-break/>
        <table:table-row table:style-name="Table75.1">
          <table:table-cell table:style-name="Table75.A1" office:value-type="string">
            <text:p text:style-name="P15">set_clock_gating_check</text:p>
          </table:table-cell>
          <table:table-cell table:style-name="Table75.A1" office:value-type="string">
            <text:p text:style-name="P17"><text:span text:style-name="T2">[-setup </text:span><text:span text:style-name="T3">setup_time</text:span><text:span text:style-name="T2">]<text:line-break/>[-hold </text:span><text:span text:style-name="T3">hold_time</text:span><text:span text:style-name="T2">]<text:line-break/>[-rise]<text:line-break/>[-fall]<text:line-break/>[-high]<text:line-break/>[-low]<text:line-break/>[</text:span><text:span text:style-name="T3">objects</text:span><text:span text:style-name="T2">]</text:span></text:p>
          </table:table-cell>
        </table:table-row>
        <table:table-row table:style-name="Table75.1">
          <table:table-cell table:style-name="Table75.A2" office:value-type="string">
            <text:p text:style-name="P17"><text:span text:style-name="T2">-setup </text:span><text:span text:style-name="T3">setup_time</text:span></text:p>
          </table:table-cell>
          <table:table-cell table:style-name="Table75.A2" office:value-type="string">
            <text:p text:style-name="P13">Clock enable setup margin.</text:p>
          </table:table-cell>
        </table:table-row>
        <table:table-row table:style-name="Table75.1">
          <table:table-cell table:style-name="Table75.A2" office:value-type="string">
            <text:p text:style-name="P17"><text:span text:style-name="T2">-hold </text:span><text:span text:style-name="T3">hold_time</text:span></text:p>
          </table:table-cell>
          <table:table-cell table:style-name="Table75.A2" office:value-type="string">
            <text:p text:style-name="P13">Clock enable hold margin.</text:p>
          </table:table-cell>
        </table:table-row>
        <table:table-row table:style-name="Table75.1">
          <table:table-cell table:style-name="Table75.A2" office:value-type="string">
            <text:p text:style-name="P13">-rise</text:p>
          </table:table-cell>
          <table:table-cell table:style-name="Table75.A2" office:value-type="string">
            <text:p text:style-name="P21">The setup/hold margin is for the rising edge of the clock enable.</text:p>
          </table:table-cell>
        </table:table-row>
        <table:table-row table:style-name="Table75.1">
          <table:table-cell table:style-name="Table75.A2" office:value-type="string">
            <text:p text:style-name="P13">-fall</text:p>
          </table:table-cell>
          <table:table-cell table:style-name="Table75.A2" office:value-type="string">
            <text:p text:style-name="P21">The setup/hold margin is for the falling edge of the clock enable.</text:p>
          </table:table-cell>
        </table:table-row>
        <table:table-row table:style-name="Table75.1">
          <table:table-cell table:style-name="Table75.A2" office:value-type="string">
            <text:p text:style-name="P13">-high</text:p>
          </table:table-cell>
          <table:table-cell table:style-name="Table75.A2" office:value-type="string">
            <text:p text:style-name="P21">The gating clock is active high (pin and instance objects only).</text:p>
          </table:table-cell>
        </table:table-row>
        <table:table-row table:style-name="Table75.1">
          <table:table-cell table:style-name="Table75.A2" office:value-type="string">
            <text:p text:style-name="P13">-low</text:p>
          </table:table-cell>
          <table:table-cell table:style-name="Table75.A2" office:value-type="string">
            <text:p text:style-name="P21">The gating clock is active low (pin and instance objects only).</text:p>
          </table:table-cell>
        </table:table-row>
        <table:table-row table:style-name="Table75.1">
          <table:table-cell table:style-name="Table75.A2" office:value-type="string">
            <text:p text:style-name="P19">objects</text:p>
          </table:table-cell>
          <table:table-cell table:style-name="Table75.A2" office:value-type="string">
            <text:p text:style-name="P21">A list of clocks, instances, pins or ports.</text:p>
          </table:table-cell>
        </table:table-row>
      </table:table>
      <text:p text:style-name="P14"><text:span text:style-name="T1">The </text:span><text:span text:style-name="T2">set_clock_gating_check</text:span><text:span text:style-name="T1"> command is used to add setup or hold timing checks for data signals used to gate clocks. </text:span></text:p>
      <text:p text:style-name="P5"><text:span text:style-name="T1">If no objects are specified the setup/hold margin is global and applies to all clock gating circuits in the design. If neither of the </text:span><text:span text:style-name="T2">-rise</text:span><text:span text:style-name="T1"> and </text:span><text:span text:style-name="T2">-fall</text:span><text:span text:style-name="T1"> options are used the setup/hold margin applies to the rising and falling <text:s/>edges of the clock gating signal. </text:span></text:p>
      <text:p text:style-name="P5"><text:span text:style-name="T1">Normally the library cell function is used to determine the active state of the clock. The clock is active high for AND/NAND functions and active low for OR/NOR functions. The </text:span><text:span text:style-name="T2">-high</text:span><text:span text:style-name="T1"> and </text:span><text:span text:style-name="T2">-low</text:span><text:span text:style-name="T1"> options are used to specify the active state of the clock for other cells, such as a MUX.</text:span></text:p>
      <text:p text:style-name="P5"><text:span text:style-name="T1">If multiple </text:span><text:span text:style-name="T2">set_clock_gating_check</text:span><text:span text:style-name="T1"> commands apply to a clock gating instance he priority of the commands is shown below (highest to lowest priority).</text:span></text:p>
      <text:p text:style-name="P9">clock enable pin<text:line-break/>instance<text:line-break/>clock pin<text:line-break/>clock<text:line-break/>global</text:p>
      <table:table table:name="Table76" table:style-name="Table76">
        <table:table-column table:style-name="Table76.A"/>
        <table:table-column table:style-name="Table76.B"/>
        <text:soft-page-break/>
        <table:table-row table:style-name="Table76.1">
          <table:table-cell table:style-name="Table76.A1" office:value-type="string">
            <text:p text:style-name="P15">set_clock_groups</text:p>
          </table:table-cell>
          <table:table-cell table:style-name="Table76.A1" office:value-type="string">
            <text:p text:style-name="P17"><text:span text:style-name="T2">[-name </text:span><text:span text:style-name="T3">name</text:span><text:span text:style-name="T2">]<text:line-break/>[-logically_exclusive]<text:line-break/>[-physically_exclusive]<text:line-break/>[-asynchronous]<text:line-break/>[-allow_paths]<text:line-break/>-group </text:span><text:span text:style-name="T3">clocks</text:span></text:p>
          </table:table-cell>
        </table:table-row>
        <table:table-row table:style-name="Table76.1">
          <table:table-cell table:style-name="Table76.A1" office:value-type="string">
            <text:p text:style-name="P17"><text:span text:style-name="T2">-name </text:span><text:span text:style-name="T3">name</text:span></text:p>
          </table:table-cell>
          <table:table-cell table:style-name="Table76.A1" office:value-type="string">
            <text:p text:style-name="P13">The clock group name.</text:p>
          </table:table-cell>
        </table:table-row>
        <table:table-row table:style-name="Table76.1">
          <table:table-cell table:style-name="Table76.A1" office:value-type="string">
            <text:p text:style-name="P13">-logically_exclusive</text:p>
          </table:table-cell>
          <table:table-cell table:style-name="Table76.A1" office:value-type="string">
            <text:p text:style-name="P13">The clocks in different groups do not interact logically but can be physically present on the same chip. Paths between clock groups are considered for noise analysis.</text:p>
          </table:table-cell>
        </table:table-row>
        <table:table-row table:style-name="Table76.1">
          <table:table-cell table:style-name="Table76.A1" office:value-type="string">
            <text:p text:style-name="P13">-physically_exclusive</text:p>
          </table:table-cell>
          <table:table-cell table:style-name="Table76.A1" office:value-type="string">
            <text:p text:style-name="P13">The clocks in different groups cannot be present at the same time on a chip. Paths between clock groups are not considered for noise analysis.</text:p>
          </table:table-cell>
        </table:table-row>
        <table:table-row table:style-name="Table76.1">
          <table:table-cell table:style-name="Table76.A1" office:value-type="string">
            <text:p text:style-name="P13">-asynchronous</text:p>
          </table:table-cell>
          <table:table-cell table:style-name="Table76.A1" office:value-type="string">
            <text:p text:style-name="P13">The clock groups are asynchronous. Paths between clock groups are considered for noise analysis.</text:p>
          </table:table-cell>
        </table:table-row>
        <table:table-row table:style-name="Table76.1">
          <table:table-cell table:style-name="Table76.A1" office:value-type="string">
            <text:p text:style-name="P13">-allow_paths</text:p>
          </table:table-cell>
          <table:table-cell table:style-name="Table76.A1" office:value-type="string">
            <text:p text:style-name="P13"/>
          </table:table-cell>
        </table:table-row>
        <table:table-row table:style-name="Table76.1">
          <table:table-cell table:style-name="Table76.A7" office:value-type="string">
            <text:p text:style-name="P19">clocks</text:p>
          </table:table-cell>
          <table:table-cell table:style-name="Table76.A7" office:value-type="string">
            <text:p text:style-name="P21">A list of clocks in the group.</text:p>
          </table:table-cell>
        </table:table-row>
      </table:table>
      <text:p text:style-name="P14"><text:span text:style-name="T1">The </text:span><text:span text:style-name="T2">set_clock_groups</text:span><text:span text:style-name="T1"> command is used to deifine groups of clocks that interact with each other. Clocks in different groups do not interact and paths between them are not reported. Use a </text:span><text:span text:style-name="T2">–group</text:span><text:span text:style-name="T1"> argument for each clock group.</text:span></text:p>
      <table:table table:name="Table77" table:style-name="Table77">
        <table:table-column table:style-name="Table77.A"/>
        <table:table-column table:style-name="Table77.B"/>
        <table:table-row table:style-name="Table77.1">
          <table:table-cell table:style-name="Table77.A1" office:value-type="string">
            <text:p text:style-name="P15">set_clock_latency</text:p>
          </table:table-cell>
          <table:table-cell table:style-name="Table77.A1" office:value-type="string">
            <text:p text:style-name="P17"><text:span text:style-name="T2">[-source]</text:span><text:span text:style-name="T3"><text:line-break/></text:span><text:span text:style-name="T2">[-clock </text:span><text:span text:style-name="T3">clock</text:span><text:span text:style-name="T2">]<text:line-break/>[-rise]</text:span><text:span text:style-name="T3"><text:line-break/></text:span><text:span text:style-name="T2">[-fall]<text:line-break/>[-min]<text:line-break/>[-max]<text:line-break/></text:span><text:span text:style-name="T3">delay<text:line-break/>objects</text:span></text:p>
          </table:table-cell>
        </table:table-row>
        <table:table-row table:style-name="Table77.1">
          <table:table-cell table:style-name="Table77.A2" office:value-type="string">
            <text:p text:style-name="P13">-source</text:p>
          </table:table-cell>
          <table:table-cell table:style-name="Table77.A2" office:value-type="string">
            <text:p text:style-name="P13">The latency is at the clock source.</text:p>
          </table:table-cell>
        </table:table-row>
        <table:table-row table:style-name="Table77.1">
          <table:table-cell table:style-name="Table77.A2" office:value-type="string">
            <text:p text:style-name="P17"><text:span text:style-name="T3">-</text:span><text:span text:style-name="T2">clo</text:span><text:span text:style-name="T3">ck clock</text:span></text:p>
          </table:table-cell>
          <table:table-cell table:style-name="Table77.A2" office:value-type="string">
            <text:p text:style-name="P13">If multiple clocks are defined at a pin this use this option to specify the latency for a specific clock.</text:p>
          </table:table-cell>
        </table:table-row>
        <table:table-row table:style-name="Table77.1">
          <table:table-cell table:style-name="Table77.A2" office:value-type="string">
            <text:p text:style-name="P13">-rise</text:p>
          </table:table-cell>
          <table:table-cell table:style-name="Table77.A2" office:value-type="string">
            <text:p text:style-name="P21">The latency is for the rising edge of the clock.</text:p>
          </table:table-cell>
        </table:table-row>
        <table:table-row table:style-name="Table77.1">
          <table:table-cell table:style-name="Table77.A2" office:value-type="string">
            <text:p text:style-name="P13">-fall</text:p>
          </table:table-cell>
          <table:table-cell table:style-name="Table77.A2" office:value-type="string">
            <text:p text:style-name="P21">The latency is for the falling edge of the clock.</text:p>
          </table:table-cell>
        </table:table-row>
        <table:table-row table:style-name="Table77.1">
          <table:table-cell table:style-name="Table77.A2" office:value-type="string">
            <text:p text:style-name="P13">-min</text:p>
          </table:table-cell>
          <table:table-cell table:style-name="Table77.A2" office:value-type="string">
            <text:p text:style-name="P23"><text:span text:style-name="T3">delay</text:span><text:span text:style-name="T2"> is the minimum latency.</text:span></text:p>
          </table:table-cell>
        </table:table-row>
        <table:table-row table:style-name="Table77.1">
          <table:table-cell table:style-name="Table77.A2" office:value-type="string">
            <text:p text:style-name="P13">-max</text:p>
          </table:table-cell>
          <table:table-cell table:style-name="Table77.A2" office:value-type="string">
            <text:p text:style-name="P23"><text:span text:style-name="T3">delay</text:span><text:span text:style-name="T2"> is the maximum latency.</text:span></text:p>
          </table:table-cell>
        </table:table-row>
        <text:soft-page-break/>
        <table:table-row table:style-name="Table77.1">
          <table:table-cell table:style-name="Table77.A2" office:value-type="string">
            <text:p text:style-name="P19">delay</text:p>
          </table:table-cell>
          <table:table-cell table:style-name="Table77.A2" office:value-type="string">
            <text:p text:style-name="P21">Clock source or insertion delay.</text:p>
          </table:table-cell>
        </table:table-row>
        <table:table-row table:style-name="Table77.1">
          <table:table-cell table:style-name="Table77.A2" office:value-type="string">
            <text:p text:style-name="P19">objects</text:p>
          </table:table-cell>
          <table:table-cell table:style-name="Table77.A2" office:value-type="string">
            <text:p text:style-name="P21">A list of clocks, pins or ports.</text:p>
          </table:table-cell>
        </table:table-row>
      </table:table>
      <text:p text:style-name="P14"><text:span text:style-name="T1">The </text:span><text:span text:style-name="T2">set_clock_latency</text:span><text:span text:style-name="T1"> command describes expected delays of the clock tree when analyzing a design using ideal clocks. Use the </text:span><text:span text:style-name="T2">-source</text:span><text:span text:style-name="T1"> option to specify latency at the clock source, also known as insertion delay. Source latency is delay in the clock tree that is external to the design or a clock tree internal to an instance that implements a complex logic function.</text:span></text:p>
      <table:table table:name="Table78" table:style-name="Table78">
        <table:table-column table:style-name="Table78.A"/>
        <table:table-column table:style-name="Table78.B"/>
        <table:table-row table:style-name="Table78.1">
          <table:table-cell table:style-name="Table78.A1" office:value-type="string">
            <text:p text:style-name="P15">set_clock_transition</text:p>
          </table:table-cell>
          <table:table-cell table:style-name="Table78.A1" office:value-type="string">
            <text:p text:style-name="P17"><text:span text:style-name="T2">[-rise]<text:line-break/>[-fall]<text:line-break/>[-min]<text:line-break/>[-max]</text:span><text:span text:style-name="T3"><text:line-break/>transition<text:line-break/>clocks</text:span></text:p>
          </table:table-cell>
        </table:table-row>
        <table:table-row table:style-name="Table78.1">
          <table:table-cell table:style-name="Table78.A2" office:value-type="string">
            <text:p text:style-name="P13">-rise</text:p>
          </table:table-cell>
          <table:table-cell table:style-name="Table78.A2" office:value-type="string">
            <text:p text:style-name="P21">Set the transition time for the rising edge of the clock.</text:p>
          </table:table-cell>
        </table:table-row>
        <table:table-row table:style-name="Table78.1">
          <table:table-cell table:style-name="Table78.A2" office:value-type="string">
            <text:p text:style-name="P13">-fall</text:p>
          </table:table-cell>
          <table:table-cell table:style-name="Table78.A2" office:value-type="string">
            <text:p text:style-name="P21">Set the transition time for the falling edge of the clock.</text:p>
          </table:table-cell>
        </table:table-row>
        <table:table-row table:style-name="Table78.1">
          <table:table-cell table:style-name="Table78.A2" office:value-type="string">
            <text:p text:style-name="P13">-min</text:p>
          </table:table-cell>
          <table:table-cell table:style-name="Table78.A2" office:value-type="string">
            <text:p text:style-name="P21">Set the min transition time.</text:p>
          </table:table-cell>
        </table:table-row>
        <table:table-row table:style-name="Table78.1">
          <table:table-cell table:style-name="Table78.A2" office:value-type="string">
            <text:p text:style-name="P13">-max</text:p>
          </table:table-cell>
          <table:table-cell table:style-name="Table78.A2" office:value-type="string">
            <text:p text:style-name="P21">Set the min transition time.</text:p>
          </table:table-cell>
        </table:table-row>
        <table:table-row table:style-name="Table78.1">
          <table:table-cell table:style-name="Table78.A2" office:value-type="string">
            <text:p text:style-name="P19">transition</text:p>
          </table:table-cell>
          <table:table-cell table:style-name="Table78.A2" office:value-type="string">
            <text:p text:style-name="P21">Clock transition time (slew).</text:p>
          </table:table-cell>
        </table:table-row>
        <table:table-row table:style-name="Table78.1">
          <table:table-cell table:style-name="Table78.A2" office:value-type="string">
            <text:p text:style-name="P19">clocks</text:p>
          </table:table-cell>
          <table:table-cell table:style-name="Table78.A2" office:value-type="string">
            <text:p text:style-name="P21">A list of clocks.</text:p>
          </table:table-cell>
        </table:table-row>
      </table:table>
      <text:p text:style-name="P14"><text:span text:style-name="T1">The </text:span><text:span text:style-name="T2">set_clock_transition</text:span><text:span text:style-name="T1"> command describes expected transition times of the clock tree when analzying a design using ideal clocks. </text:span></text:p>
      <table:table table:name="Table79" table:style-name="Table79">
        <table:table-column table:style-name="Table79.A"/>
        <table:table-column table:style-name="Table79.B"/>
        <table:table-row table:style-name="Table79.1">
          <table:table-cell table:style-name="Table79.A1" office:value-type="string">
            <text:p text:style-name="P15">set_clock_uncertainty</text:p>
          </table:table-cell>
          <table:table-cell table:style-name="Table79.A1" office:value-type="string">
            <text:p text:style-name="P17"><text:span text:style-name="T2">[-from|-rise_from|-fall_from </text:span><text:span text:style-name="T3">from_clock</text:span><text:span text:style-name="T2">]</text:span><text:span text:style-name="T3"><text:line-break/></text:span><text:span text:style-name="T2">[</text:span><text:span text:style-name="T3">-</text:span><text:span text:style-name="T2">to|-rise_to|-fall_to</text:span><text:span text:style-name="T3"> to_clock</text:span><text:span text:style-name="T2">]<text:line-break/>[-rise]<text:line-break/>[-fall]<text:line-break/>[-setup]<text:line-break/>[-hold]</text:span><text:span text:style-name="T3"><text:line-break/>uncertainty<text:line-break/></text:span><text:span text:style-name="T2">[</text:span><text:span text:style-name="T3">objects</text:span><text:span text:style-name="T2">]</text:span></text:p>
          </table:table-cell>
        </table:table-row>
        <table:table-row table:style-name="Table79.1">
          <table:table-cell table:style-name="Table79.A2" office:value-type="string">
            <text:p text:style-name="P17"><text:span text:style-name="T2">-from </text:span><text:span text:style-name="T3">from_clock</text:span></text:p>
          </table:table-cell>
          <table:table-cell table:style-name="Table79.A2" office:value-type="string">
            <text:p text:style-name="P13">Inter-clock uncertainty source clock.</text:p>
          </table:table-cell>
        </table:table-row>
        <table:table-row table:style-name="Table79.1">
          <table:table-cell table:style-name="Table79.A2" office:value-type="string">
            <text:p text:style-name="P17"><text:span text:style-name="T2">-to </text:span><text:span text:style-name="T3">to_clock</text:span></text:p>
          </table:table-cell>
          <table:table-cell table:style-name="Table79.A2" office:value-type="string">
            <text:p text:style-name="P13">Inter-clock uncertainty target clock.</text:p>
          </table:table-cell>
        </table:table-row>
        <text:soft-page-break/>
        <table:table-row table:style-name="Table79.1">
          <table:table-cell table:style-name="Table79.A2" office:value-type="string">
            <text:p text:style-name="P13">-rise</text:p>
          </table:table-cell>
          <table:table-cell table:style-name="Table79.A2" office:value-type="string">
            <text:p text:style-name="P21">Inter-clock target clock rise edge, alternative to -rise_to.Inter-clock target clock rise edge, alternative to -rise_to.</text:p>
          </table:table-cell>
        </table:table-row>
        <table:table-row table:style-name="Table79.1">
          <table:table-cell table:style-name="Table79.A2" office:value-type="string">
            <text:p text:style-name="P13">-fall</text:p>
          </table:table-cell>
          <table:table-cell table:style-name="Table79.A2" office:value-type="string">
            <text:p text:style-name="P21">Inter-clock target clock rise edge, alternative to -fall_to.</text:p>
          </table:table-cell>
        </table:table-row>
        <table:table-row table:style-name="Table79.1">
          <table:table-cell table:style-name="Table79.A2" office:value-type="string">
            <text:p text:style-name="P13">-setup</text:p>
          </table:table-cell>
          <table:table-cell table:style-name="Table79.A2" office:value-type="string">
            <text:p text:style-name="P23"><text:span text:style-name="T3">uncertainty</text:span><text:span text:style-name="T2"> is for setup checks.</text:span></text:p>
          </table:table-cell>
        </table:table-row>
        <table:table-row table:style-name="Table79.1">
          <table:table-cell table:style-name="Table79.A2" office:value-type="string">
            <text:p text:style-name="P13">-hold</text:p>
          </table:table-cell>
          <table:table-cell table:style-name="Table79.A2" office:value-type="string">
            <text:p text:style-name="P23"><text:span text:style-name="T3">uncertainty</text:span><text:span text:style-name="T2"> is for hold checks.</text:span></text:p>
          </table:table-cell>
        </table:table-row>
        <table:table-row table:style-name="Table79.1">
          <table:table-cell table:style-name="Table79.A2" office:value-type="string">
            <text:p text:style-name="P22">uncertainty</text:p>
          </table:table-cell>
          <table:table-cell table:style-name="Table79.A2" office:value-type="string">
            <text:p text:style-name="P21">Clock uncertainty.</text:p>
          </table:table-cell>
        </table:table-row>
        <table:table-row table:style-name="Table79.1">
          <table:table-cell table:style-name="Table79.A2" office:value-type="string">
            <text:p text:style-name="P19">objects</text:p>
          </table:table-cell>
          <table:table-cell table:style-name="Table79.A2" office:value-type="string">
            <text:p text:style-name="P21">A list of clocks, ports or pins.</text:p>
          </table:table-cell>
        </table:table-row>
      </table:table>
      <text:p text:style-name="P14"><text:span text:style-name="T1">The </text:span><text:span text:style-name="T2">set_clock_uncertainty</text:span><text:span text:style-name="T1"> command specifies the uncertainty or jitter in a clock. The uncertainty for a clock can be specified on its source pin or port, or the clock itself. </text:span></text:p>
      <text:p text:style-name="P9">set_clock_uncertainty .1 [get_clock clk1]</text:p>
      <text:p text:style-name="P14"><text:span text:style-name="T1">Inter-clock uncertainty between the source and target clocks of timing checks is specified with the -</text:span><text:span text:style-name="T2">from|-rise_from|-fall_from</text:span><text:span text:style-name="T1"> and -to</text:span><text:span text:style-name="T2">|-rise_to|-fall_to</text:span><text:span text:style-name="T1"> arguments .</text:span></text:p>
      <text:p text:style-name="P9">set_clock_uncertainty -from [get_clock clk1] -to [get_clocks clk2] .1</text:p>
      <text:p text:style-name="P20">The following commands are equivalent.</text:p>
      <text:p text:style-name="P9">set_clock_uncertainty -from [get_clock clk1] -rise_to [get_clocks clk2] .1<text:line-break/>set_clock_uncertainty -from [get_clock clk1] -to [get_clocks clk2] -rise .1</text:p>
      <table:table table:name="Table80" table:style-name="Table80">
        <table:table-column table:style-name="Table80.A"/>
        <table:table-column table:style-name="Table80.B"/>
        <table:table-row table:style-name="Table80.1">
          <table:table-cell table:style-name="Table80.A1" office:value-type="string">
            <text:p text:style-name="P15">set_cmd_units</text:p>
          </table:table-cell>
          <table:table-cell table:style-name="Table80.A1" office:value-type="string">
            <text:p text:style-name="P17"><text:span text:style-name="T2">[-capacitance </text:span><text:span text:style-name="T3">cap_unit</text:span><text:span text:style-name="T2">]<text:line-break/>[-resistance </text:span><text:span text:style-name="T3">res_unit</text:span><text:span text:style-name="T2">]<text:line-break/>[-time </text:span><text:span text:style-name="T3">time_unit</text:span><text:span text:style-name="T2">]<text:line-break/>[-voltage </text:span><text:span text:style-name="T3">voltage_unit</text:span><text:span text:style-name="T2">]<text:line-break/>[-current </text:span><text:span text:style-name="T3">current_unit</text:span><text:span text:style-name="T2">]<text:line-break/>[-power </text:span><text:span text:style-name="T3">power_unit</text:span><text:span text:style-name="T2">]<text:line-break/>[-distance </text:span><text:span text:style-name="T3">distance_unit</text:span><text:span text:style-name="T2">]</text:span></text:p>
          </table:table-cell>
        </table:table-row>
        <table:table-row table:style-name="Table80.1">
          <table:table-cell table:style-name="Table80.A2" office:value-type="string">
            <text:p text:style-name="P17"><text:span text:style-name="T2">-capacitance </text:span><text:span text:style-name="T3">cap_unit</text:span></text:p>
          </table:table-cell>
          <table:table-cell table:style-name="Table80.A2" office:value-type="string">
            <text:p text:style-name="P13">The capacitance scale factor followed by 'f'.</text:p>
          </table:table-cell>
        </table:table-row>
        <table:table-row table:style-name="Table80.1">
          <table:table-cell table:style-name="Table80.A2" office:value-type="string">
            <text:p text:style-name="P17"><text:span text:style-name="T2">-resistance </text:span><text:span text:style-name="T3">res_unit</text:span></text:p>
          </table:table-cell>
          <table:table-cell table:style-name="Table80.A2" office:value-type="string">
            <text:p text:style-name="P13">The resistance scale factor followed by 'ohm'.</text:p>
          </table:table-cell>
        </table:table-row>
        <table:table-row table:style-name="Table80.1">
          <table:table-cell table:style-name="Table80.A2" office:value-type="string">
            <text:p text:style-name="P17"><text:span text:style-name="T2">-time </text:span><text:span text:style-name="T3">time_unit</text:span></text:p>
          </table:table-cell>
          <table:table-cell table:style-name="Table80.A2" office:value-type="string">
            <text:p text:style-name="P13">The time scale factor followed by 's'.</text:p>
          </table:table-cell>
        </table:table-row>
        <table:table-row table:style-name="Table80.1">
          <table:table-cell table:style-name="Table80.A2" office:value-type="string">
            <text:p text:style-name="P17"><text:span text:style-name="T2">-voltage </text:span><text:span text:style-name="T3">voltage_unit</text:span></text:p>
          </table:table-cell>
          <table:table-cell table:style-name="Table80.A2" office:value-type="string">
            <text:p text:style-name="P23"><text:span text:style-name="T2">The voltage scale factor followed by 'v</text:span><text:span text:style-name="T15">'</text:span><text:span text:style-name="T2">.</text:span></text:p>
          </table:table-cell>
        </table:table-row>
        <table:table-row table:style-name="Table80.1">
          <table:table-cell table:style-name="Table80.A2" office:value-type="string">
            <text:p text:style-name="P17"><text:span text:style-name="T2">-current </text:span><text:span text:style-name="T3">current_unit</text:span></text:p>
          </table:table-cell>
          <table:table-cell table:style-name="Table80.A2" office:value-type="string">
            <text:p text:style-name="P21">The current scale factor followed by 'A'.</text:p>
          </table:table-cell>
        </table:table-row>
        <table:table-row table:style-name="Table80.1">
          <table:table-cell table:style-name="Table80.A2" office:value-type="string">
            <text:p text:style-name="P17"><text:span text:style-name="T2">-power </text:span><text:span text:style-name="T3">power_unit</text:span></text:p>
          </table:table-cell>
          <table:table-cell table:style-name="Table80.A2" office:value-type="string">
            <text:p text:style-name="P21">The power scale factor followed by 'w'.</text:p>
          </table:table-cell>
        </table:table-row>
        <text:soft-page-break/>
        <table:table-row table:style-name="Table80.1">
          <table:table-cell table:style-name="Table80.A2" office:value-type="string">
            <text:p text:style-name="P17"><text:span text:style-name="T2">-distance </text:span><text:span text:style-name="T3">distance_unit</text:span></text:p>
          </table:table-cell>
          <table:table-cell table:style-name="Table80.A2" office:value-type="string">
            <text:p text:style-name="P21">The distance scale factor followed by 'm'.</text:p>
          </table:table-cell>
        </table:table-row>
      </table:table>
      <text:p text:style-name="P14"><text:span text:style-name="T1">The </text:span><text:span text:style-name="T2">set_cmd_units</text:span><text:span text:style-name="T1"> command is used to change the units used by the STA command interpreter when parsing commands and reporting results. The default units are the units specified in the first Liberty library file that is read.</text:span></text:p>
      <text:p text:style-name="P8">Units are specified as a scale factor followed by a unit name. The scale factors are as follows.</text:p>
      <text:p text:style-name="P9">M 1E+6<text:line-break/>k 1E+3<text:line-break/>m 1E-3<text:line-break/>u 1E-6<text:line-break/>n 1E-9<text:line-break/>p 1E-12<text:line-break/>f 1E-15</text:p>
      <text:p text:style-name="P5"><text:span text:style-name="T1">An example of the </text:span><text:span text:style-name="T2">set_units</text:span><text:span text:style-name="T1"> command is shown below.</text:span></text:p>
      <text:p text:style-name="P9">set_cmd_units -time ns -capacitance pF -current mA -voltage V <text:line-break/> <text:s text:c="13"/>-resistance kOhm -distance um</text:p>
      <table:table table:name="Table81" table:style-name="Table81">
        <table:table-column table:style-name="Table81.A"/>
        <table:table-column table:style-name="Table81.B"/>
        <table:table-row table:style-name="Table81.1">
          <table:table-cell table:style-name="Table81.A1" office:value-type="string">
            <text:p text:style-name="P15">set_data_check</text:p>
          </table:table-cell>
          <table:table-cell table:style-name="Table81.A1" office:value-type="string">
            <text:p text:style-name="P17"><text:span text:style-name="T2">[-from|-rise_from|-fall_from </text:span><text:span text:style-name="T3">from_pin</text:span><text:span text:style-name="T2">]<text:line-break/>[-to|-rise_to|-fall_to </text:span><text:span text:style-name="T3">to_pin</text:span><text:span text:style-name="T2">]<text:line-break/>[-setup]<text:line-break/>[-hold]<text:line-break/>[-clock </text:span><text:span text:style-name="T3">clock</text:span><text:span text:style-name="T2">]<text:line-break/></text:span><text:span text:style-name="T3">margin</text:span></text:p>
          </table:table-cell>
        </table:table-row>
        <table:table-row table:style-name="Table81.1">
          <table:table-cell table:style-name="Table81.A2" office:value-type="string">
            <text:p text:style-name="P17"><text:span text:style-name="T2">-from </text:span><text:span text:style-name="T3">from_pin</text:span></text:p>
          </table:table-cell>
          <table:table-cell table:style-name="Table81.A2" office:value-type="string">
            <text:p text:style-name="P13">A pin used as the timing check reference.</text:p>
          </table:table-cell>
        </table:table-row>
        <table:table-row table:style-name="Table81.1">
          <table:table-cell table:style-name="Table81.A2" office:value-type="string">
            <text:p text:style-name="P17"><text:span text:style-name="T2">-to </text:span><text:span text:style-name="T3">to_pin</text:span></text:p>
          </table:table-cell>
          <table:table-cell table:style-name="Table81.A2" office:value-type="string">
            <text:p text:style-name="P13">A pin that the setup/hold check is applied to.</text:p>
          </table:table-cell>
        </table:table-row>
        <table:table-row table:style-name="Table81.1">
          <table:table-cell table:style-name="Table81.A2" office:value-type="string">
            <text:p text:style-name="P13">-setup</text:p>
          </table:table-cell>
          <table:table-cell table:style-name="Table81.A2" office:value-type="string">
            <text:p text:style-name="P21">Add a setup timing check.</text:p>
          </table:table-cell>
        </table:table-row>
        <table:table-row table:style-name="Table81.1">
          <table:table-cell table:style-name="Table81.A2" office:value-type="string">
            <text:p text:style-name="P13">-hold</text:p>
          </table:table-cell>
          <table:table-cell table:style-name="Table81.A2" office:value-type="string">
            <text:p text:style-name="P21">Add a hold timing check.</text:p>
          </table:table-cell>
        </table:table-row>
        <table:table-row table:style-name="Table81.1">
          <table:table-cell table:style-name="Table81.A2" office:value-type="string">
            <text:p text:style-name="P23"><text:span text:style-name="T2">-clock </text:span><text:span text:style-name="T3">clock</text:span></text:p>
          </table:table-cell>
          <table:table-cell table:style-name="Table81.A2" office:value-type="string">
            <text:p text:style-name="P21">The setup/hold check clock.</text:p>
          </table:table-cell>
        </table:table-row>
        <table:table-row table:style-name="Table81.1">
          <table:table-cell table:style-name="Table81.A2" office:value-type="string">
            <text:p text:style-name="P19">margin</text:p>
          </table:table-cell>
          <table:table-cell table:style-name="Table81.A2" office:value-type="string">
            <text:p text:style-name="P21">The setup or hold time margin.</text:p>
          </table:table-cell>
        </table:table-row>
      </table:table>
      <text:p text:style-name="P14"><text:span text:style-name="T1">The </text:span><text:span text:style-name="T2">set_data_check</text:span><text:span text:style-name="T1"> command is used to add a setup or hold timing check between two pins.</text:span></text:p>
      <table:table table:name="Table82" table:style-name="Table82">
        <table:table-column table:style-name="Table82.A"/>
        <table:table-column table:style-name="Table82.B"/>
        <table:table-row table:style-name="Table82.1">
          <table:table-cell table:style-name="Table82.A1" office:value-type="string">
            <text:p text:style-name="P15">set_disable_inferred_clock_gating</text:p>
          </table:table-cell>
          <table:table-cell table:style-name="Table82.A1" office:value-type="string">
            <text:p text:style-name="P19">objects</text:p>
          </table:table-cell>
        </table:table-row>
        <table:table-row table:style-name="Table82.1">
          <table:table-cell table:style-name="Table82.A2" office:value-type="string">
            <text:p text:style-name="P19">objects</text:p>
          </table:table-cell>
          <table:table-cell table:style-name="Table82.A2" office:value-type="string">
            <text:p text:style-name="P21">A list of clock gating instances, clock gating pins, or clock enable pins.</text:p>
          </table:table-cell>
        </table:table-row>
      </table:table>
      <text:p text:style-name="P14"><text:soft-page-break/><text:span text:style-name="T1">The </text:span><text:span text:style-name="T2">set_disable_inferred_clock_gating</text:span><text:span text:style-name="T1"> command disables clock gating checks on a clock gating instance, clock gating pin, or clock gating enable pin.</text:span></text:p>
      <table:table table:name="Table83" table:style-name="Table83">
        <table:table-column table:style-name="Table83.A"/>
        <table:table-column table:style-name="Table83.B"/>
        <table:table-row table:style-name="Table83.1">
          <table:table-cell table:style-name="Table83.A1" office:value-type="string">
            <text:p text:style-name="P15">set_disable_timing</text:p>
          </table:table-cell>
          <table:table-cell table:style-name="Table83.A1" office:value-type="string">
            <text:p text:style-name="P17"><text:span text:style-name="T2">[-from </text:span><text:span text:style-name="T3">from_port</text:span><text:span text:style-name="T2">]<text:line-break/>[-to </text:span><text:span text:style-name="T3">to_port</text:span><text:span text:style-name="T2">]<text:line-break/></text:span><text:span text:style-name="T3">objects</text:span></text:p>
          </table:table-cell>
        </table:table-row>
        <table:table-row table:style-name="Table83.1">
          <table:table-cell table:style-name="Table83.A2" office:value-type="string">
            <text:p text:style-name="P17"><text:span text:style-name="T2">-from </text:span><text:span text:style-name="T3">from_port</text:span></text:p>
          </table:table-cell>
          <table:table-cell table:style-name="Table83.A2" office:value-type="string">
            <text:p text:style-name="P19"/>
          </table:table-cell>
        </table:table-row>
        <table:table-row table:style-name="Table83.1">
          <table:table-cell table:style-name="Table83.A2" office:value-type="string">
            <text:p text:style-name="P17"><text:span text:style-name="T2">-to </text:span><text:span text:style-name="T3">to_port</text:span></text:p>
          </table:table-cell>
          <table:table-cell table:style-name="Table83.A2" office:value-type="string">
            <text:p text:style-name="P19"/>
          </table:table-cell>
        </table:table-row>
        <table:table-row table:style-name="Table83.1">
          <table:table-cell table:style-name="Table83.A2" office:value-type="string">
            <text:p text:style-name="P19">objects</text:p>
          </table:table-cell>
          <table:table-cell table:style-name="Table83.A2" office:value-type="string">
            <text:p text:style-name="P13">A list of instances, ports, pins, cells, cell/port, or library/cell/port.</text:p>
          </table:table-cell>
        </table:table-row>
      </table:table>
      <text:p text:style-name="P14"><text:span text:style-name="T1">The </text:span><text:span text:style-name="T2">set_disable_timing</text:span><text:span text:style-name="T1"> command is used to disable paths though pins in the design. There are many different forms of the command depending on the objects specified in </text:span><text:span text:style-name="T3">objects</text:span><text:span text:style-name="T1">.</text:span></text:p>
      <text:p text:style-name="P5"><text:span text:style-name="T1">All timing paths though an instance are disabled when </text:span><text:span text:style-name="T3">objects</text:span><text:span text:style-name="T1"> contains an instance. Timing checks in the instance are </text:span><text:span text:style-name="T4">not</text:span><text:span text:style-name="T1"> disabled. </text:span></text:p>
      <text:p text:style-name="P9">set_disable_timing u2</text:p>
      <text:p text:style-name="P5"><text:span text:style-name="T1">The </text:span><text:span text:style-name="T2">-from</text:span><text:span text:style-name="T1"> and </text:span><text:span text:style-name="T2">-to</text:span><text:span text:style-name="T1"> options can be used to restrict the disabled path to those from, to or between specific pins on the instance.</text:span></text:p>
      <text:p text:style-name="P9">set_disable_timing -from A u2<text:line-break/>set_disable_timing -to Z u2<text:line-break/>set_disable_timing -from A -to Z u2</text:p>
      <text:p text:style-name="P8">A list of top level ports or instance pins can also be disabled.</text:p>
      <text:p text:style-name="P9">set_disable_timing u2/Z<text:line-break/>set_disable_timing in1</text:p>
      <text:p text:style-name="P5"><text:span text:style-name="T1">Timing paths though all instances of a library cell in the design can be disabled by naming the cell using a hierarchy separator between the library and cell name. Paths from or to a cell port can be disabled with the </text:span><text:span text:style-name="T2">-from</text:span><text:span text:style-name="T1"> and </text:span><text:span text:style-name="T2">-to</text:span><text:span text:style-name="T1"> options or a port name after library and cell names.</text:span></text:p>
      <text:p text:style-name="P9">set_disable_timing liberty1/snl_bufx2<text:line-break/>set_disable_timing -from A liberty1/snl_bufx<text:line-break/>set_disable_timing -to Z liberty1/snl_bufx<text:line-break/>set_disable_timing liberty1/snl_bufx2/A</text:p>
      <table:table table:name="Table84" table:style-name="Table84">
        <table:table-column table:style-name="Table84.A"/>
        <table:table-column table:style-name="Table84.B"/>
        <table:table-row table:style-name="Table84.1">
          <table:table-cell table:style-name="Table84.A1" office:value-type="string">
            <text:p text:style-name="P15">set_drive</text:p>
          </table:table-cell>
          <table:table-cell table:style-name="Table84.A1" office:value-type="string">
            <text:p text:style-name="P17"><text:span text:style-name="T2">[-rise]<text:line-break/>[-fall]<text:line-break/>[-max]<text:line-break/>[-min]</text:span><text:span text:style-name="T3"><text:line-break/>resistance<text:line-break/>ports</text:span></text:p>
          </table:table-cell>
        </table:table-row>
        <text:soft-page-break/>
        <table:table-row table:style-name="Table84.1">
          <table:table-cell table:style-name="Table84.A2" office:value-type="string">
            <text:p text:style-name="P13">-rise</text:p>
          </table:table-cell>
          <table:table-cell table:style-name="Table84.A2" office:value-type="string">
            <text:p text:style-name="P21">Set the drive rise resistance.</text:p>
          </table:table-cell>
        </table:table-row>
        <table:table-row table:style-name="Table84.1">
          <table:table-cell table:style-name="Table84.A2" office:value-type="string">
            <text:p text:style-name="P13">-fall</text:p>
          </table:table-cell>
          <table:table-cell table:style-name="Table84.A2" office:value-type="string">
            <text:p text:style-name="P21">Set the drive fall resistance.</text:p>
          </table:table-cell>
        </table:table-row>
        <table:table-row table:style-name="Table84.1">
          <table:table-cell table:style-name="Table84.A2" office:value-type="string">
            <text:p text:style-name="P13">-max</text:p>
          </table:table-cell>
          <table:table-cell table:style-name="Table84.A2" office:value-type="string">
            <text:p text:style-name="P21">Set the maximum resistance.</text:p>
          </table:table-cell>
        </table:table-row>
        <table:table-row table:style-name="Table84.1">
          <table:table-cell table:style-name="Table84.A2" office:value-type="string">
            <text:p text:style-name="P13">-min</text:p>
          </table:table-cell>
          <table:table-cell table:style-name="Table84.A2" office:value-type="string">
            <text:p text:style-name="P21">Set the minimum resistance.</text:p>
          </table:table-cell>
        </table:table-row>
        <table:table-row table:style-name="Table84.1">
          <table:table-cell table:style-name="Table84.A2" office:value-type="string">
            <text:p text:style-name="P19">resistance</text:p>
          </table:table-cell>
          <table:table-cell table:style-name="Table84.A2" office:value-type="string">
            <text:p text:style-name="P21">The external drive resistance.</text:p>
          </table:table-cell>
        </table:table-row>
        <table:table-row table:style-name="Table84.1">
          <table:table-cell table:style-name="Table84.A2" office:value-type="string">
            <text:p text:style-name="P19">ports</text:p>
          </table:table-cell>
          <table:table-cell table:style-name="Table84.A2" office:value-type="string">
            <text:p text:style-name="P13">A list of ports.</text:p>
          </table:table-cell>
        </table:table-row>
      </table:table>
      <text:p text:style-name="P14"><text:span text:style-name="T1">The </text:span><text:span text:style-name="T2">set_drive</text:span><text:span text:style-name="T1"> command describes the resistance of an input port external driver. </text:span></text:p>
      <table:table table:name="Table85" table:style-name="Table85">
        <table:table-column table:style-name="Table85.A"/>
        <table:table-column table:style-name="Table85.B"/>
        <table:table-row table:style-name="Table85.1">
          <table:table-cell table:style-name="Table85.A1" office:value-type="string">
            <text:p text:style-name="P15">set_driving_cell</text:p>
          </table:table-cell>
          <table:table-cell table:style-name="Table85.A1" office:value-type="string">
            <text:p text:style-name="P17"><text:span text:style-name="T2">[-lib_cell </text:span><text:span text:style-name="T3">cell_name</text:span><text:span text:style-name="T2">]<text:line-break/>[-library </text:span><text:span text:style-name="T3">library</text:span><text:span text:style-name="T2">]<text:line-break/>[-rise]<text:line-break/>[-fall]<text:line-break/>[-min]<text:line-break/>[-max]<text:line-break/>[-pin </text:span><text:span text:style-name="T3">pin</text:span><text:span text:style-name="T2">]<text:line-break/>[-from_pin </text:span><text:span text:style-name="T3">from_pin</text:span><text:span text:style-name="T2">]<text:line-break/>[-input_transition_rise </text:span><text:span text:style-name="T3">trans_rise</text:span><text:span text:style-name="T2">]<text:line-break/>[-input_transition_fall </text:span><text:span text:style-name="T3">trans_fall</text:span><text:span text:style-name="T2">]</text:span><text:span text:style-name="T3"><text:line-break/>ports</text:span></text:p>
          </table:table-cell>
        </table:table-row>
        <table:table-row table:style-name="Table85.1">
          <table:table-cell table:style-name="Table85.A2" office:value-type="string">
            <text:p text:style-name="P17"><text:span text:style-name="T2">-lib_cell </text:span><text:span text:style-name="T3">cell_name</text:span></text:p>
          </table:table-cell>
          <table:table-cell table:style-name="Table85.A2" office:value-type="string">
            <text:p text:style-name="P13">The driving cell.</text:p>
          </table:table-cell>
        </table:table-row>
        <table:table-row table:style-name="Table85.1">
          <table:table-cell table:style-name="Table85.A2" office:value-type="string">
            <text:p text:style-name="P17"><text:span text:style-name="T2">-library </text:span><text:span text:style-name="T3">library</text:span></text:p>
          </table:table-cell>
          <table:table-cell table:style-name="Table85.A2" office:value-type="string">
            <text:p text:style-name="P13">The driving cell library.</text:p>
          </table:table-cell>
        </table:table-row>
        <table:table-row table:style-name="Table85.1">
          <table:table-cell table:style-name="Table85.A2" office:value-type="string">
            <text:p text:style-name="P13">-rise</text:p>
          </table:table-cell>
          <table:table-cell table:style-name="Table85.A2" office:value-type="string">
            <text:p text:style-name="P21">Set the driving cell for a risingn edge.</text:p>
          </table:table-cell>
        </table:table-row>
        <table:table-row table:style-name="Table85.1">
          <table:table-cell table:style-name="Table85.A2" office:value-type="string">
            <text:p text:style-name="P13">-fall</text:p>
          </table:table-cell>
          <table:table-cell table:style-name="Table85.A2" office:value-type="string">
            <text:p text:style-name="P21">Set the driving cell for a falling edge.</text:p>
          </table:table-cell>
        </table:table-row>
        <table:table-row table:style-name="Table85.1">
          <table:table-cell table:style-name="Table85.A2" office:value-type="string">
            <text:p text:style-name="P13">-max</text:p>
          </table:table-cell>
          <table:table-cell table:style-name="Table85.A2" office:value-type="string">
            <text:p text:style-name="P21">Set the driving cell for max delays.</text:p>
          </table:table-cell>
        </table:table-row>
        <table:table-row table:style-name="Table85.1">
          <table:table-cell table:style-name="Table85.A2" office:value-type="string">
            <text:p text:style-name="P13">-min</text:p>
          </table:table-cell>
          <table:table-cell table:style-name="Table85.A2" office:value-type="string">
            <text:p text:style-name="P21">Set the driving cell for min delays.</text:p>
          </table:table-cell>
        </table:table-row>
        <table:table-row table:style-name="Table85.1">
          <table:table-cell table:style-name="Table85.A2" office:value-type="string">
            <text:p text:style-name="P17"><text:span text:style-name="T2">-pin </text:span><text:span text:style-name="T3">pin</text:span></text:p>
          </table:table-cell>
          <table:table-cell table:style-name="Table85.A2" office:value-type="string">
            <text:p text:style-name="P21">The output port of the driving cell.</text:p>
          </table:table-cell>
        </table:table-row>
        <table:table-row table:style-name="Table85.1">
          <table:table-cell table:style-name="Table85.A2" office:value-type="string">
            <text:p text:style-name="P17"><text:span text:style-name="T2">-from_pin </text:span><text:span text:style-name="T3">from_pin</text:span></text:p>
          </table:table-cell>
          <table:table-cell table:style-name="Table85.A2" office:value-type="string">
            <text:p text:style-name="P23"><text:span text:style-name="T2">Use timng arcs from </text:span><text:span text:style-name="T3">from_pin</text:span><text:span text:style-name="T2"> to the output pin.</text:span></text:p>
          </table:table-cell>
        </table:table-row>
        <table:table-row table:style-name="Table85.1">
          <table:table-cell table:style-name="Table85.A2" office:value-type="string">
            <text:p text:style-name="P17"><text:span text:style-name="T2">-input_transition_rise </text:span><text:span text:style-name="T3">trans_rise</text:span></text:p>
          </table:table-cell>
          <table:table-cell table:style-name="Table85.A2" office:value-type="string">
            <text:p text:style-name="P23"><text:span text:style-name="T2">The transition time for a rising input at </text:span><text:span text:style-name="T3">from_pin</text:span><text:span text:style-name="T2">.</text:span></text:p>
          </table:table-cell>
        </table:table-row>
        <table:table-row table:style-name="Table85.1">
          <table:table-cell table:style-name="Table85.A2" office:value-type="string">
            <text:p text:style-name="P17"><text:span text:style-name="T2">-input_transition_fall </text:span><text:span text:style-name="T3">trans_fall</text:span></text:p>
          </table:table-cell>
          <table:table-cell table:style-name="Table85.A2" office:value-type="string">
            <text:p text:style-name="P23"><text:span text:style-name="T2">The transition time for a falling input at </text:span><text:span text:style-name="T3">from_pin</text:span><text:span text:style-name="T2">.</text:span></text:p>
          </table:table-cell>
        </table:table-row>
        <table:table-row table:style-name="Table85.1">
          <table:table-cell table:style-name="Table85.A2" office:value-type="string">
            <text:p text:style-name="P19">ports</text:p>
          </table:table-cell>
          <table:table-cell table:style-name="Table85.A2" office:value-type="string">
            <text:p text:style-name="P13">A list of ports.</text:p>
          </table:table-cell>
        </table:table-row>
      </table:table>
      <text:p text:style-name="P14"><text:soft-page-break/><text:span text:style-name="T1">The </text:span><text:span text:style-name="T2">set_driving_cell</text:span><text:span text:style-name="T1"> command describes an input port external driver. </text:span></text:p>
      <table:table table:name="Table86" table:style-name="Table86">
        <table:table-column table:style-name="Table86.A"/>
        <table:table-column table:style-name="Table86.B"/>
        <table:table-row table:style-name="Table86.1">
          <table:table-cell table:style-name="Table86.A1" office:value-type="string">
            <text:p text:style-name="P15">set_false_path</text:p>
          </table:table-cell>
          <table:table-cell table:style-name="Table86.A1" office:value-type="string">
            <text:p text:style-name="P17"><text:span text:style-name="T2">[-setup]<text:line-break/>[-hold]<text:line-break/>[-rise]<text:line-break/>[-fall]<text:line-break/>[-from </text:span><text:span text:style-name="T3">from_list</text:span><text:span text:style-name="T2">]<text:line-break/>[-rise_from </text:span><text:span text:style-name="T3">from_list</text:span><text:span text:style-name="T2">]<text:line-break/>[-fall_from </text:span><text:span text:style-name="T3">from_list</text:span><text:span text:style-name="T2">]<text:line-break/>[-through </text:span><text:span text:style-name="T3">through_list</text:span><text:span text:style-name="T2">]<text:line-break/>[-rise_through </text:span><text:span text:style-name="T3">through_list</text:span><text:span text:style-name="T2">]<text:line-break/>[-fall_through </text:span><text:span text:style-name="T3">through_list</text:span><text:span text:style-name="T2">]<text:line-break/>[-to </text:span><text:span text:style-name="T3">to_list</text:span><text:span text:style-name="T2">]<text:line-break/>[-rise_to </text:span><text:span text:style-name="T3">to_list</text:span><text:span text:style-name="T2">]<text:line-break/>[-fall_to </text:span><text:span text:style-name="T3">to_list</text:span><text:span text:style-name="T2">]<text:line-break/>[-reset_path]</text:span></text:p>
          </table:table-cell>
        </table:table-row>
        <table:table-row table:style-name="Table86.1">
          <table:table-cell table:style-name="Table86.A2" office:value-type="string">
            <text:p text:style-name="P13">-setup</text:p>
          </table:table-cell>
          <table:table-cell table:style-name="Table86.A2" office:value-type="string">
            <text:p text:style-name="P13">Apply to setup checks.</text:p>
          </table:table-cell>
        </table:table-row>
        <table:table-row table:style-name="Table86.1">
          <table:table-cell table:style-name="Table86.A2" office:value-type="string">
            <text:p text:style-name="P13">-hold</text:p>
          </table:table-cell>
          <table:table-cell table:style-name="Table86.A2" office:value-type="string">
            <text:p text:style-name="P13">Apply to hold checks.</text:p>
          </table:table-cell>
        </table:table-row>
        <table:table-row table:style-name="Table86.1">
          <table:table-cell table:style-name="Table86.A2" office:value-type="string">
            <text:p text:style-name="P13">-rise</text:p>
          </table:table-cell>
          <table:table-cell table:style-name="Table86.A2" office:value-type="string">
            <text:p text:style-name="P13">Apply to rising path edges.</text:p>
          </table:table-cell>
        </table:table-row>
        <table:table-row table:style-name="Table86.1">
          <table:table-cell table:style-name="Table86.A2" office:value-type="string">
            <text:p text:style-name="P13">-fall</text:p>
          </table:table-cell>
          <table:table-cell table:style-name="Table86.A2" office:value-type="string">
            <text:p text:style-name="P13">Apply to falling path edges.</text:p>
          </table:table-cell>
        </table:table-row>
        <table:table-row table:style-name="Table86.1">
          <table:table-cell table:style-name="Table86.A2" office:value-type="string">
            <text:p text:style-name="P13">-reset_path</text:p>
          </table:table-cell>
          <table:table-cell table:style-name="Table86.A2" office:value-type="string">
            <text:p text:style-name="P13">Remove any matching set_false_path, set_multicycle_path, set_max_delay, set_min_delay exceptions first.</text:p>
          </table:table-cell>
        </table:table-row>
        <table:table-row table:style-name="Table86.1">
          <table:table-cell table:style-name="Table86.A2" office:value-type="string">
            <text:p text:style-name="P17"><text:span text:style-name="T2">-from </text:span><text:span text:style-name="T3">from_list</text:span></text:p>
          </table:table-cell>
          <table:table-cell table:style-name="Table86.A2" office:value-type="string">
            <text:p text:style-name="P13">A list of clocks, instances, ports or pins.</text:p>
          </table:table-cell>
        </table:table-row>
        <table:table-row table:style-name="Table86.1">
          <table:table-cell table:style-name="Table86.A2" office:value-type="string">
            <text:p text:style-name="P17"><text:span text:style-name="T2">-through </text:span><text:span text:style-name="T3">through_list</text:span></text:p>
          </table:table-cell>
          <table:table-cell table:style-name="Table86.A2" office:value-type="string">
            <text:p text:style-name="P13">A list of instances, pins or nets.</text:p>
          </table:table-cell>
        </table:table-row>
        <table:table-row table:style-name="Table86.1">
          <table:table-cell table:style-name="Table86.A2" office:value-type="string">
            <text:p text:style-name="P17"><text:span text:style-name="T2">-to </text:span><text:span text:style-name="T3">to_list</text:span></text:p>
          </table:table-cell>
          <table:table-cell table:style-name="Table86.A2" office:value-type="string">
            <text:p text:style-name="P13">A list of clocks, instances, ports or pins.</text:p>
          </table:table-cell>
        </table:table-row>
      </table:table>
      <text:p text:style-name="P14"><text:span text:style-name="T1">The </text:span><text:span text:style-name="T2">set_false_path</text:span><text:span text:style-name="T1"> command disables timing along a path from, through and to a group of design objects.</text:span></text:p>
      <text:p text:style-name="P5"><text:span text:style-name="T1">Objects in </text:span><text:span text:style-name="T3">from_list</text:span><text:span text:style-name="T1"> can be clocks, register/latch instances, or register/latch clock pins. The </text:span><text:span text:style-name="T2">-rise_from</text:span><text:span text:style-name="T1"> and </text:span><text:span text:style-name="T2">-fall_from</text:span><text:span text:style-name="T1"> keywords restrict the false paths to a specific clock edge.</text:span></text:p>
      <text:p text:style-name="P5"><text:span text:style-name="T1">Objects in </text:span><text:span text:style-name="T3">through_list</text:span><text:span text:style-name="T1"> can be nets, instances, instance pins, or hierarchical pins,. The </text:span><text:span text:style-name="T2">-rise_through</text:span><text:span text:style-name="T1"> and </text:span><text:span text:style-name="T2">-fall_through</text:span><text:span text:style-name="T1"> keywords restrict the false paths to a specific path edge that traverses through the object.</text:span></text:p>
      <text:p text:style-name="P5"><text:span text:style-name="T1">Objects in </text:span><text:span text:style-name="T3">to_list</text:span><text:span text:style-name="T1"> can be clocks, register/latch instances, or register/latch clock pins. The </text:span><text:span text:style-name="T2">-rise_to</text:span><text:span text:style-name="T1"> and </text:span><text:span text:style-name="T2">-fall_to</text:span><text:span text:style-name="T1"> keywords restrict the false paths to a specific transition at the path end.</text:span></text:p>
      <table:table table:name="Table87" table:style-name="Table87">
        <table:table-column table:style-name="Table87.A"/>
        <table:table-column table:style-name="Table87.B"/>
        <table:table-row table:style-name="Table87.1">
          <table:table-cell table:style-name="Table87.A1" office:value-type="string">
            <text:p text:style-name="P15">set_fanout_load</text:p>
          </table:table-cell>
          <table:table-cell table:style-name="Table87.A1" office:value-type="string">
            <text:p text:style-name="P19">fanout<text:line-break/>port_list</text:p>
          </table:table-cell>
        </table:table-row>
      </table:table>
      <text:p text:style-name="P20"><text:soft-page-break/>This command is ignored.</text:p>
      <table:table table:name="Table88" table:style-name="Table88">
        <table:table-column table:style-name="Table88.A"/>
        <table:table-column table:style-name="Table88.B"/>
        <table:table-row table:style-name="Table88.1">
          <table:table-cell table:style-name="Table88.A1" office:value-type="string">
            <text:p text:style-name="P15">set_hierarchy_separator</text:p>
          </table:table-cell>
          <table:table-cell table:style-name="Table88.A1" office:value-type="string">
            <text:p text:style-name="P19">separator</text:p>
          </table:table-cell>
        </table:table-row>
        <table:table-row table:style-name="Table88.1">
          <table:table-cell table:style-name="Table88.A2" office:value-type="string">
            <text:p text:style-name="P19">separator</text:p>
          </table:table-cell>
          <table:table-cell table:style-name="Table88.A2" office:value-type="string">
            <text:p text:style-name="P21">Character used to separate hierarchical names.</text:p>
          </table:table-cell>
        </table:table-row>
      </table:table>
      <text:p text:style-name="P14"><text:span text:style-name="T1">Set the character used to separate names in a hierarchical instance, net or pin name. This separator is used by the command interpreter to read arguments and print results. The default separator is </text:span><text:span text:style-name="T2">'/'</text:span><text:span text:style-name="T1">.</text:span></text:p>
      <table:table table:name="Table89" table:style-name="Table89">
        <table:table-column table:style-name="Table89.A"/>
        <table:table-column table:style-name="Table89.B"/>
        <table:table-row table:style-name="Table89.1">
          <table:table-cell table:style-name="Table89.A1" office:value-type="string">
            <text:p text:style-name="P15">set_ideal_latency</text:p>
          </table:table-cell>
          <table:table-cell table:style-name="Table89.A1" office:value-type="string">
            <text:p text:style-name="P17"><text:span text:style-name="T2">[-rise] [-fall] [-min] [-max] </text:span><text:span text:style-name="T3">delay objects</text:span></text:p>
          </table:table-cell>
        </table:table-row>
      </table:table>
      <text:p text:style-name="P14"><text:span text:style-name="T1">The </text:span><text:span text:style-name="T2">set_ideal_latency</text:span><text:span text:style-name="T1"> command is parsed but ignored.</text:span></text:p>
      <table:table table:name="Table90" table:style-name="Table90">
        <table:table-column table:style-name="Table90.A"/>
        <table:table-column table:style-name="Table90.B"/>
        <table:table-row table:style-name="Table90.1">
          <table:table-cell table:style-name="Table90.A1" office:value-type="string">
            <text:p text:style-name="P15">set_ideal_network</text:p>
          </table:table-cell>
          <table:table-cell table:style-name="Table90.A1" office:value-type="string">
            <text:p text:style-name="P17"><text:span text:style-name="T2">[-no_propagation] </text:span><text:span text:style-name="T3">objects</text:span></text:p>
          </table:table-cell>
        </table:table-row>
      </table:table>
      <text:p text:style-name="P14"><text:span text:style-name="T1">The </text:span><text:span text:style-name="T2">set_ideal_network</text:span><text:span text:style-name="T1"> command is parsed but ignored.</text:span></text:p>
      <table:table table:name="Table91" table:style-name="Table91">
        <table:table-column table:style-name="Table91.A"/>
        <table:table-column table:style-name="Table91.B"/>
        <table:table-row table:style-name="Table91.1">
          <table:table-cell table:style-name="Table91.A1" office:value-type="string">
            <text:p text:style-name="P15">set_ideal_transition</text:p>
          </table:table-cell>
          <table:table-cell table:style-name="Table91.A1" office:value-type="string">
            <text:p text:style-name="P17"><text:span text:style-name="T2">[-rise] [-fall] [-min] [-max] </text:span><text:span text:style-name="T3">transition_time objects</text:span></text:p>
          </table:table-cell>
        </table:table-row>
      </table:table>
      <text:p text:style-name="P14"><text:span text:style-name="T1">The </text:span><text:span text:style-name="T2">set_ideal_transition</text:span><text:span text:style-name="T1"> command is parsed but ignored.</text:span></text:p>
      <table:table table:name="Table92" table:style-name="Table92">
        <table:table-column table:style-name="Table92.A"/>
        <table:table-column table:style-name="Table92.B"/>
        <table:table-row table:style-name="Table92.1">
          <table:table-cell table:style-name="Table92.A1" office:value-type="string">
            <text:p text:style-name="P15">set_input_delay</text:p>
          </table:table-cell>
          <table:table-cell table:style-name="Table92.A1" office:value-type="string">
            <text:p text:style-name="P17"><text:span text:style-name="T2">[-rise]<text:line-break/>[-fall]<text:line-break/>[-max]<text:line-break/>[-min]<text:line-break/>[-clock </text:span><text:span text:style-name="T3">clock</text:span><text:span text:style-name="T2">]<text:line-break/>[-clock_fall]<text:line-break/>[-reference_pin </text:span><text:span text:style-name="T3">ref_pin</text:span><text:span text:style-name="T2">]<text:line-break/>[-source_latency_included]<text:line-break/>[-network_latency_included]<text:line-break/>[-add_delay]<text:line-break/></text:span><text:span text:style-name="T3">delay<text:line-break/>port_pin_list</text:span></text:p>
          </table:table-cell>
        </table:table-row>
        <table:table-row table:style-name="Table92.1">
          <table:table-cell table:style-name="Table92.A2" office:value-type="string">
            <text:p text:style-name="P13">-rise</text:p>
          </table:table-cell>
          <table:table-cell table:style-name="Table92.A2" office:value-type="string">
            <text:p text:style-name="P21">Set the arrival time for the rising edge of the input.</text:p>
          </table:table-cell>
        </table:table-row>
        <table:table-row table:style-name="Table92.1">
          <table:table-cell table:style-name="Table92.A2" office:value-type="string">
            <text:p text:style-name="P13">-fall</text:p>
          </table:table-cell>
          <table:table-cell table:style-name="Table92.A2" office:value-type="string">
            <text:p text:style-name="P21">Set the arrival time for the falling edge of the input.</text:p>
          </table:table-cell>
        </table:table-row>
        <table:table-row table:style-name="Table92.1">
          <table:table-cell table:style-name="Table92.A2" office:value-type="string">
            <text:p text:style-name="P13">-max</text:p>
          </table:table-cell>
          <table:table-cell table:style-name="Table92.A2" office:value-type="string">
            <text:p text:style-name="P21">Set the maximum arrival time.</text:p>
          </table:table-cell>
        </table:table-row>
        <table:table-row table:style-name="Table92.1">
          <table:table-cell table:style-name="Table92.A2" office:value-type="string">
            <text:p text:style-name="P13">-min</text:p>
          </table:table-cell>
          <table:table-cell table:style-name="Table92.A2" office:value-type="string">
            <text:p text:style-name="P21">Set the minimum arrival time.</text:p>
          </table:table-cell>
        </table:table-row>
        <table:table-row table:style-name="Table92.1">
          <table:table-cell table:style-name="Table92.A2" office:value-type="string">
            <text:p text:style-name="P17"><text:span text:style-name="T2">-clock </text:span><text:span text:style-name="T3">clock</text:span></text:p>
          </table:table-cell>
          <table:table-cell table:style-name="Table92.A2" office:value-type="string">
            <text:p text:style-name="P23"><text:span text:style-name="T2">The arrival time is from </text:span><text:span text:style-name="T3">clock</text:span><text:span text:style-name="T2">.</text:span></text:p>
          </table:table-cell>
        </table:table-row>
        <text:soft-page-break/>
        <table:table-row table:style-name="Table92.1">
          <table:table-cell table:style-name="Table92.A2" office:value-type="string">
            <text:p text:style-name="P13">-clock_fall</text:p>
          </table:table-cell>
          <table:table-cell table:style-name="Table92.A2" office:value-type="string">
            <text:p text:style-name="P23"><text:span text:style-name="T2">The arrival time is from the falling edge of </text:span><text:span text:style-name="T3">clock.</text:span></text:p>
          </table:table-cell>
        </table:table-row>
        <table:table-row table:style-name="Table92.1">
          <table:table-cell table:style-name="Table92.A2" office:value-type="string">
            <text:p text:style-name="P17"><text:span text:style-name="T2">-reference_pin </text:span><text:span text:style-name="T3">ref_pin</text:span></text:p>
          </table:table-cell>
          <table:table-cell table:style-name="Table92.A2" office:value-type="string">
            <text:p text:style-name="P23"><text:span text:style-name="T2">The arrival time is with respect to the clock that arrives at </text:span><text:span text:style-name="T3">ref_pin</text:span><text:span text:style-name="T2">.</text:span></text:p>
          </table:table-cell>
        </table:table-row>
        <table:table-row table:style-name="Table92.1">
          <table:table-cell table:style-name="Table92.A2" office:value-type="string">
            <text:p text:style-name="P13">-source_latency_included</text:p>
          </table:table-cell>
          <table:table-cell table:style-name="Table92.A2" office:value-type="string">
            <text:p text:style-name="P21">D no add the clock source latency (insertion delay) to the delay value.</text:p>
          </table:table-cell>
        </table:table-row>
        <table:table-row table:style-name="Table92.1">
          <table:table-cell table:style-name="Table92.A2" office:value-type="string">
            <text:p text:style-name="P13">-network_latency_included</text:p>
          </table:table-cell>
          <table:table-cell table:style-name="Table92.A2" office:value-type="string">
            <text:p text:style-name="P21">Do not add the clock latency to the delay value when the clock is ideal.</text:p>
          </table:table-cell>
        </table:table-row>
        <table:table-row table:style-name="Table92.1">
          <table:table-cell table:style-name="Table92.A2" office:value-type="string">
            <text:p text:style-name="P13">-add_delay</text:p>
          </table:table-cell>
          <table:table-cell table:style-name="Table92.A2" office:value-type="string">
            <text:p text:style-name="P21">Add this arrival to any existing arrivals.</text:p>
          </table:table-cell>
        </table:table-row>
        <table:table-row table:style-name="Table92.1">
          <table:table-cell table:style-name="Table92.A2" office:value-type="string">
            <text:p text:style-name="P19">delay</text:p>
          </table:table-cell>
          <table:table-cell table:style-name="Table92.A2" office:value-type="string">
            <text:p text:style-name="P23"><text:span text:style-name="T2">The arrival time after </text:span><text:span text:style-name="T3">clock</text:span><text:span text:style-name="T2">.</text:span></text:p>
          </table:table-cell>
        </table:table-row>
        <table:table-row table:style-name="Table92.1">
          <table:table-cell table:style-name="Table92.A2" office:value-type="string">
            <text:p text:style-name="P19">pin_port_list</text:p>
          </table:table-cell>
          <table:table-cell table:style-name="Table92.A2" office:value-type="string">
            <text:p text:style-name="P21">A list of pins or ports.</text:p>
          </table:table-cell>
        </table:table-row>
      </table:table>
      <text:p text:style-name="P14"><text:span text:style-name="T1">The </text:span><text:span text:style-name="T2">set_input_delay</text:span><text:span text:style-name="T1"> command is used to specify the arrival time of an input signal.</text:span></text:p>
      <text:p text:style-name="P14"><text:span text:style-name="T1">The following command sets the min, max, rise and fall times on the </text:span><text:span text:style-name="T2">in1</text:span><text:span text:style-name="T1"> input port </text:span><text:span text:style-name="T2">1.0</text:span><text:span text:style-name="T1"> time units after the rising edge of </text:span><text:span text:style-name="T2">clk1</text:span><text:span text:style-name="T1">.</text:span></text:p>
      <text:p text:style-name="P9">set_input_delay -clock clk1 1.0 [get_ports in1]</text:p>
      <text:p text:style-name="P5"><text:span text:style-name="T1">Use multiple commands with the -add_delay option to specifiy separate arrival times for min, max, rise and fall times or multiple clocks. For example, the following specifies separate arrival times with respect to clocks </text:span><text:span text:style-name="T2">clk1</text:span><text:span text:style-name="T1"> and </text:span><text:span text:style-name="T2">clk2</text:span><text:span text:style-name="T1">.</text:span></text:p>
      <text:p text:style-name="P9">set_input_delay -clock clk1 1.0 [get_ports in1]<text:line-break/>set_input_delay -add_delay -clock clk2 2.0 [get_ports in1]</text:p>
      <text:p text:style-name="P5"><text:span text:style-name="T1">The </text:span><text:span text:style-name="T2">–reference_pin</text:span><text:span text:style-name="T1">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text:span text:style-name="T2">-clock_fall</text:span><text:span text:style-name="T1"> flag the arrival time is relative to the falling transition at the reference pin. If no clocks arrive at the reference pin the </text:span><text:span text:style-name="T2">set_input_delay</text:span><text:span text:style-name="T1"> command is ignored. If no </text:span><text:span text:style-name="T2">-clock</text:span><text:span text:style-name="T1"> is specified the arrival time is with respect to all clocks that arrive at the reference pin. The </text:span><text:span text:style-name="T2">-source_latency_included</text:span><text:span text:style-name="T1"> and </text:span><text:span text:style-name="T2">-network_latency_included</text:span><text:span text:style-name="T1"> options cannot be used with </text:span><text:span text:style-name="T2">-reference_pin</text:span><text:span text:style-name="T1">.</text:span></text:p>
      <text:p text:style-name="P5"><text:span text:style-name="T1">Paths from inputs that do not have an arrival time defined by </text:span><text:span text:style-name="T2">set_input_delay</text:span><text:span text:style-name="T1"> are not reported. Set the </text:span><text:span text:style-name="T2">sta_input_port_default_clock</text:span><text:span text:style-name="T1"> variable to </text:span><text:span text:style-name="T2">1</text:span><text:span text:style-name="T1"> to report paths from inputs without a </text:span><text:span text:style-name="T2">set_input_delay</text:span><text:span text:style-name="T1">.</text:span></text:p>
      <table:table table:name="Table93" table:style-name="Table93">
        <table:table-column table:style-name="Table93.A"/>
        <table:table-column table:style-name="Table93.B"/>
        <table:table-row table:style-name="Table93.1">
          <table:table-cell table:style-name="Table93.A1" office:value-type="string">
            <text:p text:style-name="P15">set_input_transition</text:p>
          </table:table-cell>
          <table:table-cell table:style-name="Table93.A1" office:value-type="string">
            <text:p text:style-name="P17"><text:span text:style-name="T2">[-rise]<text:line-break/>[-fall]<text:line-break/>[-max]<text:line-break/>[-min]<text:line-break/></text:span><text:span text:style-name="T3">transition<text:line-break/>port_list</text:span></text:p>
          </table:table-cell>
        </table:table-row>
        <text:soft-page-break/>
        <table:table-row table:style-name="Table93.1">
          <table:table-cell table:style-name="Table93.A2" office:value-type="string">
            <text:p text:style-name="P13">-rise</text:p>
          </table:table-cell>
          <table:table-cell table:style-name="Table93.A2" office:value-type="string">
            <text:p text:style-name="P21">Set the rising edge transition.</text:p>
          </table:table-cell>
        </table:table-row>
        <table:table-row table:style-name="Table93.1">
          <table:table-cell table:style-name="Table93.A2" office:value-type="string">
            <text:p text:style-name="P13">-fall</text:p>
          </table:table-cell>
          <table:table-cell table:style-name="Table93.A2" office:value-type="string">
            <text:p text:style-name="P21">Set the falling edge transition.</text:p>
          </table:table-cell>
        </table:table-row>
        <table:table-row table:style-name="Table93.1">
          <table:table-cell table:style-name="Table93.A2" office:value-type="string">
            <text:p text:style-name="P13">-max</text:p>
          </table:table-cell>
          <table:table-cell table:style-name="Table93.A2" office:value-type="string">
            <text:p text:style-name="P21">Set the minimum transition time.</text:p>
          </table:table-cell>
        </table:table-row>
        <table:table-row table:style-name="Table93.1">
          <table:table-cell table:style-name="Table93.A2" office:value-type="string">
            <text:p text:style-name="P13">-min</text:p>
          </table:table-cell>
          <table:table-cell table:style-name="Table93.A2" office:value-type="string">
            <text:p text:style-name="P21">Set the maximum transition time.</text:p>
          </table:table-cell>
        </table:table-row>
        <table:table-row table:style-name="Table93.1">
          <table:table-cell table:style-name="Table93.A2" office:value-type="string">
            <text:p text:style-name="P19">transition</text:p>
          </table:table-cell>
          <table:table-cell table:style-name="Table93.A2" office:value-type="string">
            <text:p text:style-name="P21">The transition time (slew).</text:p>
          </table:table-cell>
        </table:table-row>
        <table:table-row table:style-name="Table93.1">
          <table:table-cell table:style-name="Table93.A2" office:value-type="string">
            <text:p text:style-name="P19">port_list</text:p>
          </table:table-cell>
          <table:table-cell table:style-name="Table93.A2" office:value-type="string">
            <text:p text:style-name="P21">A list of ports.</text:p>
          </table:table-cell>
        </table:table-row>
      </table:table>
      <text:p text:style-name="P14"><text:span text:style-name="T1">The </text:span><text:span text:style-name="T2">set_input_transition</text:span><text:span text:style-name="T1"> command is used to specify the transition time (slew) of an input signal.</text:span></text:p>
      <table:table table:name="Table94" table:style-name="Table94">
        <table:table-column table:style-name="Table94.A"/>
        <table:table-column table:style-name="Table94.B"/>
        <table:table-row table:style-name="Table94.1">
          <table:table-cell table:style-name="Table94.A1" office:value-type="string">
            <text:p text:style-name="P15">set_level_shifter_strategy</text:p>
          </table:table-cell>
          <table:table-cell table:style-name="Table94.A1" office:value-type="string">
            <text:p text:style-name="P17"><text:span text:style-name="T2">[-rule </text:span><text:span text:style-name="T3">rule_type</text:span><text:span text:style-name="T2">]</text:span></text:p>
          </table:table-cell>
        </table:table-row>
      </table:table>
      <text:p text:style-name="P20">This command is parsed and ignored by timing analysis.</text:p>
      <table:table table:name="Table95" table:style-name="Table95">
        <table:table-column table:style-name="Table95.A"/>
        <table:table-column table:style-name="Table95.B"/>
        <table:table-row table:style-name="Table95.1">
          <table:table-cell table:style-name="Table95.A1" office:value-type="string">
            <text:p text:style-name="P15">set_level_shifter_threshold</text:p>
          </table:table-cell>
          <table:table-cell table:style-name="Table95.A1" office:value-type="string">
            <text:p text:style-name="P17"><text:span text:style-name="T2">[-voltage </text:span><text:span text:style-name="T3">voltage</text:span><text:span text:style-name="T2">]</text:span></text:p>
          </table:table-cell>
        </table:table-row>
      </table:table>
      <text:p text:style-name="P20">This command is parsed and ignored by timing analysis.</text:p>
      <table:table table:name="Table96" table:style-name="Table96">
        <table:table-column table:style-name="Table96.A"/>
        <table:table-column table:style-name="Table96.B"/>
        <table:table-row table:style-name="Table96.1">
          <table:table-cell table:style-name="Table96.A1" office:value-type="string">
            <text:p text:style-name="P15">set_load</text:p>
          </table:table-cell>
          <table:table-cell table:style-name="Table96.A1" office:value-type="string">
            <text:p text:style-name="P17"><text:span text:style-name="T2">[-rise]<text:line-break/>[-fall]<text:line-break/>[-max]<text:line-break/>[-min]<text:line-break/>[-subtract_pin_load]<text:line-break/>[-pin_load]<text:line-break/>[-wire_load]<text:line-break/></text:span><text:span text:style-name="T3">capacitance<text:line-break/>objects</text:span></text:p>
          </table:table-cell>
        </table:table-row>
        <table:table-row table:style-name="Table96.1">
          <table:table-cell table:style-name="Table96.A2" office:value-type="string">
            <text:p text:style-name="P13">-rise</text:p>
          </table:table-cell>
          <table:table-cell table:style-name="Table96.A2" office:value-type="string">
            <text:p text:style-name="P13">Set the external port rising capacitance (ports only).</text:p>
          </table:table-cell>
        </table:table-row>
        <table:table-row table:style-name="Table96.1">
          <table:table-cell table:style-name="Table96.A2" office:value-type="string">
            <text:p text:style-name="P13">-fall</text:p>
          </table:table-cell>
          <table:table-cell table:style-name="Table96.A2" office:value-type="string">
            <text:p text:style-name="P13">Set the external port falling capacitance (ports only).</text:p>
          </table:table-cell>
        </table:table-row>
        <table:table-row table:style-name="Table96.1">
          <table:table-cell table:style-name="Table96.A2" office:value-type="string">
            <text:p text:style-name="P13">-max</text:p>
          </table:table-cell>
          <table:table-cell table:style-name="Table96.A2" office:value-type="string">
            <text:p text:style-name="P13">Set the max capacitance.</text:p>
          </table:table-cell>
        </table:table-row>
        <table:table-row table:style-name="Table96.1">
          <table:table-cell table:style-name="Table96.A2" office:value-type="string">
            <text:p text:style-name="P13">-min</text:p>
          </table:table-cell>
          <table:table-cell table:style-name="Table96.A2" office:value-type="string">
            <text:p text:style-name="P13">Set the min capacitance.</text:p>
          </table:table-cell>
        </table:table-row>
        <table:table-row table:style-name="Table96.1">
          <table:table-cell table:style-name="Table96.A2" office:value-type="string">
            <text:p text:style-name="P13">-subtract_pin_load</text:p>
          </table:table-cell>
          <table:table-cell table:style-name="Table96.A2" office:value-type="string">
            <text:p text:style-name="P17"><text:span text:style-name="T2">Subtract the capacitance of all instance pins connected to the net from </text:span><text:span text:style-name="T3">capacitance </text:span><text:span text:style-name="T2">(nets only). If the resulting capacitance is negative, zero is used. Pin capacitances are ignored by delay calculatioin when this option is used.</text:span></text:p>
          </table:table-cell>
        </table:table-row>
        <text:soft-page-break/>
        <table:table-row table:style-name="Table96.1">
          <table:table-cell table:style-name="Table96.A2" office:value-type="string">
            <text:p text:style-name="P13">-pin_load</text:p>
          </table:table-cell>
          <table:table-cell table:style-name="Table96.A2" office:value-type="string">
            <text:p text:style-name="P17"><text:span text:style-name="T3">capcitance</text:span><text:span text:style-name="T2"> is external instance pin capacitance (ports only).</text:span></text:p>
          </table:table-cell>
        </table:table-row>
        <table:table-row table:style-name="Table96.1">
          <table:table-cell table:style-name="Table96.A2" office:value-type="string">
            <text:p text:style-name="P13">-wire_load</text:p>
          </table:table-cell>
          <table:table-cell table:style-name="Table96.A2" office:value-type="string">
            <text:p text:style-name="P17"><text:span text:style-name="T3">capcitance</text:span><text:span text:style-name="T2"> is external wire capacitance (ports only).</text:span></text:p>
          </table:table-cell>
        </table:table-row>
        <table:table-row table:style-name="Table96.1">
          <table:table-cell table:style-name="Table96.A2" office:value-type="string">
            <text:p text:style-name="P19">capacitance</text:p>
          </table:table-cell>
          <table:table-cell table:style-name="Table96.A2" office:value-type="string">
            <text:p text:style-name="P13">The capacitance, in library capacitance units.</text:p>
          </table:table-cell>
        </table:table-row>
        <table:table-row table:style-name="Table96.1">
          <table:table-cell table:style-name="Table96.A2" office:value-type="string">
            <text:p text:style-name="P19">objects</text:p>
          </table:table-cell>
          <table:table-cell table:style-name="Table96.A2" office:value-type="string">
            <text:p text:style-name="P13">A list of nets or ports.</text:p>
          </table:table-cell>
        </table:table-row>
      </table:table>
      <text:p text:style-name="P14"><text:span text:style-name="T1">The </text:span><text:span text:style-name="T2">set_load</text:span><text:span text:style-name="T1"> command annotates wire capacitance on a net or external capacitance on a port. There are four different uses for the </text:span><text:span text:style-name="T2">set_load</text:span><text:span text:style-name="T1"> commanc:</text:span></text:p>
      <text:p text:style-name="P29"><text:span text:style-name="T2">set_load -wire_load </text:span><text:span text:style-name="T3">port</text:span><text:span text:style-name="T2"> <text:s/>external port wire capacitance<text:line-break/>set_load -pin_load </text:span><text:span text:style-name="T3">port</text:span><text:span text:style-name="T2"> <text:s text:c="2"/>external port pin capacitance<text:line-break/>set_load </text:span><text:span text:style-name="T3">port</text:span><text:span text:style-name="T2"> <text:s text:c="12"/>same as -pin_load<text:line-break/>set_load </text:span><text:span text:style-name="T3">net</text:span><text:span text:style-name="T2"> <text:s text:c="13"/>net wire capacitance</text:span></text:p>
      <text:p text:style-name="P5"><text:span text:style-name="T1">External port capacitance can be annotated separately with the </text:span><text:span text:style-name="T2">-pin_load</text:span><text:span text:style-name="T1"> and -</text:span><text:span text:style-name="T2">wire_load</text:span><text:span text:style-name="T1"> options. Without the </text:span><text:span text:style-name="T2">-pin_load</text:span><text:span text:style-name="T1"> and </text:span><text:span text:style-name="T2">-wire_load</text:span><text:span text:style-name="T1"> options pin capacitance is annotated.</text:span></text:p>
      <text:p text:style-name="P5"><text:span text:style-name="T1">When annnotating net wire capacitance with the </text:span><text:span text:style-name="T2">-subtract_pin_load</text:span><text:span text:style-name="T1"> option the capacitance of all instance pins connected to the net is subtracted from </text:span><text:span text:style-name="T3">capacitance</text:span><text:span text:style-name="T1">. Setting the capacitance on a net overrides SPEF parasitics for delay calculation.</text:span></text:p>
      <table:table table:name="Table97" table:style-name="Table97">
        <table:table-column table:style-name="Table97.A"/>
        <table:table-column table:style-name="Table97.B"/>
        <table:table-row table:style-name="Table97.1">
          <table:table-cell table:style-name="Table97.A1" office:value-type="string">
            <text:p text:style-name="P30">set_logic_dc</text:p>
          </table:table-cell>
          <table:table-cell table:style-name="Table97.A1" office:value-type="string">
            <text:p text:style-name="P19">port_list</text:p>
          </table:table-cell>
        </table:table-row>
        <table:table-row table:style-name="Table97.1">
          <table:table-cell table:style-name="Table97.A2" office:value-type="string">
            <text:p text:style-name="P19">port_pin_list</text:p>
          </table:table-cell>
          <table:table-cell table:style-name="Table97.A2" office:value-type="string">
            <text:p text:style-name="P21">List of ports or pins.</text:p>
          </table:table-cell>
        </table:table-row>
      </table:table>
      <text:p text:style-name="P20">Set a port or pin to a constant unknown logic value. No paths are propagated from constant pins. </text:p>
      <table:table table:name="Table98" table:style-name="Table98">
        <table:table-column table:style-name="Table98.A"/>
        <table:table-column table:style-name="Table98.B"/>
        <table:table-row table:style-name="Table98.1">
          <table:table-cell table:style-name="Table98.A1" office:value-type="string">
            <text:p text:style-name="P15">set_logic_one</text:p>
          </table:table-cell>
          <table:table-cell table:style-name="Table98.A1" office:value-type="string">
            <text:p text:style-name="P19">port_list</text:p>
          </table:table-cell>
        </table:table-row>
        <table:table-row table:style-name="Table98.1">
          <table:table-cell table:style-name="Table98.A2" office:value-type="string">
            <text:p text:style-name="P19">port_pin_list</text:p>
          </table:table-cell>
          <table:table-cell table:style-name="Table98.A2" office:value-type="string">
            <text:p text:style-name="P13">List of ports or pins.</text:p>
          </table:table-cell>
        </table:table-row>
      </table:table>
      <text:p text:style-name="P14"><text:span text:style-name="T1">Set a port or pin to a constant logic one value. No paths are propagated from constant pins. Constant values set with the </text:span><text:span text:style-name="T2">set_logic_one</text:span><text:span text:style-name="T1"> command are </text:span><text:span text:style-name="T16">not</text:span><text:span text:style-name="T1"> propagated through downstream gates.</text:span></text:p>
      <table:table table:name="Table99" table:style-name="Table99">
        <table:table-column table:style-name="Table99.A"/>
        <table:table-column table:style-name="Table99.B"/>
        <table:table-row table:style-name="Table99.1">
          <table:table-cell table:style-name="Table99.A1" office:value-type="string">
            <text:p text:style-name="P15">set_logic_zero</text:p>
          </table:table-cell>
          <table:table-cell table:style-name="Table99.A1" office:value-type="string">
            <text:p text:style-name="P19">port_list</text:p>
          </table:table-cell>
        </table:table-row>
        <table:table-row table:style-name="Table99.1">
          <table:table-cell table:style-name="Table99.A2" office:value-type="string">
            <text:p text:style-name="P19">port_pin_list</text:p>
          </table:table-cell>
          <table:table-cell table:style-name="Table99.A2" office:value-type="string">
            <text:p text:style-name="P13">List of ports or pins.</text:p>
          </table:table-cell>
        </table:table-row>
      </table:table>
      <text:p text:style-name="P14"><text:span text:style-name="T1">Set a port or pin to a constant logic zero value. No paths are propagated from constant pins. Constant values set with the </text:span><text:span text:style-name="T2">set_logic_zero</text:span><text:span text:style-name="T1"> command are </text:span><text:span text:style-name="T16">not</text:span><text:span text:style-name="T1"> propagated through downstream gates.</text:span></text:p>
      <table:table table:name="Table100" table:style-name="Table100">
        <table:table-column table:style-name="Table100.A"/>
        <table:table-column table:style-name="Table100.B"/>
        <text:soft-page-break/>
        <table:table-row table:style-name="Table100.1">
          <table:table-cell table:style-name="Table100.A1" office:value-type="string">
            <text:p text:style-name="P15">set_max_area</text:p>
          </table:table-cell>
          <table:table-cell table:style-name="Table100.A1" office:value-type="string">
            <text:p text:style-name="P19">area</text:p>
          </table:table-cell>
        </table:table-row>
        <table:table-row table:style-name="Table100.1">
          <table:table-cell table:style-name="Table100.A2" office:value-type="string">
            <text:p text:style-name="P19">area</text:p>
          </table:table-cell>
          <table:table-cell table:style-name="Table100.A2" office:value-type="string">
            <text:p text:style-name="P13"/>
          </table:table-cell>
        </table:table-row>
      </table:table>
      <text:p text:style-name="P14"><text:span text:style-name="T1">The </text:span><text:span text:style-name="T2">set_max_area</text:span><text:span text:style-name="T1"> command is ignored during timing but is included in SDC files that are written.</text:span></text:p>
      <table:table table:name="Table101" table:style-name="Table101">
        <table:table-column table:style-name="Table101.A"/>
        <table:table-column table:style-name="Table101.B"/>
        <table:table-row table:style-name="Table101.1">
          <table:table-cell table:style-name="Table101.A1" office:value-type="string">
            <text:p text:style-name="P15">set_max_capacitance</text:p>
          </table:table-cell>
          <table:table-cell table:style-name="Table101.A1" office:value-type="string">
            <text:p text:style-name="P19">capacitance<text:line-break/>objects</text:p>
          </table:table-cell>
        </table:table-row>
        <table:table-row table:style-name="Table101.1">
          <table:table-cell table:style-name="Table101.A2" office:value-type="string">
            <text:p text:style-name="P19">capacitance</text:p>
          </table:table-cell>
          <table:table-cell table:style-name="Table101.A2" office:value-type="string">
            <text:p text:style-name="P19"/>
          </table:table-cell>
        </table:table-row>
        <table:table-row table:style-name="Table101.1">
          <table:table-cell table:style-name="Table101.A2" office:value-type="string">
            <text:p text:style-name="P19">objects</text:p>
          </table:table-cell>
          <table:table-cell table:style-name="Table101.A2" office:value-type="string">
            <text:p text:style-name="P13">List of ports or cells.</text:p>
          </table:table-cell>
        </table:table-row>
      </table:table>
      <text:p text:style-name="P14"><text:span text:style-name="T1">The </text:span><text:span text:style-name="T2">set_max_capacitance</text:span><text:span text:style-name="T1"> command is ignored during timing but is included in SDC files that are written.</text:span></text:p>
      <table:table table:name="Table102" table:style-name="Table102">
        <table:table-column table:style-name="Table102.A"/>
        <table:table-column table:style-name="Table102.B"/>
        <table:table-row table:style-name="Table102.1">
          <table:table-cell table:style-name="Table102.A1" office:value-type="string">
            <text:p text:style-name="P15">set_max_delay</text:p>
          </table:table-cell>
          <table:table-cell table:style-name="Table102.A1" office:value-type="string">
            <text:p text:style-name="P17"><text:span text:style-name="T2">[-rise]<text:line-break/>[-fall]<text:line-break/>[-from </text:span><text:span text:style-name="T3">from_list</text:span><text:span text:style-name="T2">]<text:line-break/>[-rise_from </text:span><text:span text:style-name="T3">from_list</text:span><text:span text:style-name="T2">]<text:line-break/>[-fall_from </text:span><text:span text:style-name="T3">from_list</text:span><text:span text:style-name="T2">]<text:line-break/>[-through </text:span><text:span text:style-name="T3">through_list</text:span><text:span text:style-name="T2">]<text:line-break/>[-rise_through </text:span><text:span text:style-name="T3">through_list</text:span><text:span text:style-name="T2">]<text:line-break/>[-fall_through </text:span><text:span text:style-name="T3">through_list</text:span><text:span text:style-name="T2">]<text:line-break/>[-to </text:span><text:span text:style-name="T3">to_list</text:span><text:span text:style-name="T2">]<text:line-break/>[-rise_to </text:span><text:span text:style-name="T3">to_list</text:span><text:span text:style-name="T2">]<text:line-break/>[-fall_to </text:span><text:span text:style-name="T3">to_list</text:span><text:span text:style-name="T2">]<text:line-break/>[-reset_path]<text:line-break/>[-ignore_clock_latency]<text:line-break/></text:span><text:span text:style-name="T3">delay</text:span></text:p>
          </table:table-cell>
        </table:table-row>
        <table:table-row table:style-name="Table102.1">
          <table:table-cell table:style-name="Table102.A2" office:value-type="string">
            <text:p text:style-name="P13">-rise</text:p>
          </table:table-cell>
          <table:table-cell table:style-name="Table102.A2" office:value-type="string">
            <text:p text:style-name="P13">Set max delay for rising paths.</text:p>
          </table:table-cell>
        </table:table-row>
        <table:table-row table:style-name="Table102.1">
          <table:table-cell table:style-name="Table102.A2" office:value-type="string">
            <text:p text:style-name="P13">-fall</text:p>
          </table:table-cell>
          <table:table-cell table:style-name="Table102.A2" office:value-type="string">
            <text:p text:style-name="P13">Set max delay for <text:s/>falling paths.</text:p>
          </table:table-cell>
        </table:table-row>
        <table:table-row table:style-name="Table102.1">
          <table:table-cell table:style-name="Table102.A2" office:value-type="string">
            <text:p text:style-name="P17"><text:span text:style-name="T2">-from </text:span><text:span text:style-name="T3">from_list</text:span></text:p>
          </table:table-cell>
          <table:table-cell table:style-name="Table102.A2" office:value-type="string">
            <text:p text:style-name="P13">A list of clocks, instances, ports or pins.</text:p>
          </table:table-cell>
        </table:table-row>
        <table:table-row table:style-name="Table102.1">
          <table:table-cell table:style-name="Table102.A2" office:value-type="string">
            <text:p text:style-name="P17"><text:span text:style-name="T2">-through </text:span><text:span text:style-name="T3">through_list</text:span></text:p>
          </table:table-cell>
          <table:table-cell table:style-name="Table102.A2" office:value-type="string">
            <text:p text:style-name="P13">A list of instances, pins or nets.</text:p>
          </table:table-cell>
        </table:table-row>
        <table:table-row table:style-name="Table102.1">
          <table:table-cell table:style-name="Table102.A2" office:value-type="string">
            <text:p text:style-name="P17"><text:span text:style-name="T2">-to </text:span><text:span text:style-name="T3">to_list</text:span></text:p>
          </table:table-cell>
          <table:table-cell table:style-name="Table102.A2" office:value-type="string">
            <text:p text:style-name="P13">A list of clocks, instances, ports or pins.</text:p>
          </table:table-cell>
        </table:table-row>
        <table:table-row table:style-name="Table102.1">
          <table:table-cell table:style-name="Table102.A2" office:value-type="string">
            <text:p text:style-name="P13">-ignore_clock_latency</text:p>
          </table:table-cell>
          <table:table-cell table:style-name="Table102.A2" office:value-type="string">
            <text:p text:style-name="P13">Ignore clock latency at the source and target registers.</text:p>
          </table:table-cell>
        </table:table-row>
        <table:table-row table:style-name="Table102.1">
          <table:table-cell table:style-name="Table102.A2" office:value-type="string">
            <text:p text:style-name="P13">-reset_path</text:p>
          </table:table-cell>
          <table:table-cell table:style-name="Table102.A2" office:value-type="string">
            <text:p text:style-name="P13">Remove any matching set_false_path, set_multicycle_path, set_max_delay, set_min_delay exceptions first.</text:p>
          </table:table-cell>
        </table:table-row>
        <table:table-row table:style-name="Table102.1">
          <table:table-cell table:style-name="Table102.A2" office:value-type="string">
            <text:p text:style-name="P19">delay</text:p>
          </table:table-cell>
          <table:table-cell table:style-name="Table102.A2" office:value-type="string">
            <text:p text:style-name="P13">The maximum delay.</text:p>
          </table:table-cell>
        </table:table-row>
      </table:table>
      <text:p text:style-name="P14"><text:soft-page-break/><text:span text:style-name="T1">The </text:span><text:span text:style-name="T2">set_max_delay</text:span><text:span text:style-name="T1"> command constrains the maximum delay through combinational logic paths. See </text:span><text:span text:style-name="T2">set_false_path</text:span><text:span text:style-name="T1"> for a description of allowed </text:span><text:span text:style-name="T3">from_list</text:span><text:span text:style-name="T1">, </text:span><text:span text:style-name="T3">through_list</text:span><text:span text:style-name="T1"> and </text:span><text:span text:style-name="T3">to_list</text:span><text:span text:style-name="T1"> objects. If the </text:span><text:span text:style-name="T3">to_list</text:span><text:span text:style-name="T1"> ends at a timing check the setup/hold time is included in the path delay.</text:span></text:p>
      <text:p text:style-name="P5"><text:span text:style-name="T1">When the </text:span><text:span text:style-name="T2">-ignore_clock_latency</text:span><text:span text:style-name="T1"> option is used clock latency at the source and destination of the path delay is ignored. The constraint is reported in the default path group (</text:span><text:span text:style-name="T2">**default**</text:span><text:span text:style-name="T1">) rather than the clock path group when the path ends at a timing check.</text:span></text:p>
      <table:table table:name="Table103" table:style-name="Table103">
        <table:table-column table:style-name="Table103.A"/>
        <table:table-column table:style-name="Table103.B"/>
        <table:table-row table:style-name="Table103.1">
          <table:table-cell table:style-name="Table103.A1" office:value-type="string">
            <text:p text:style-name="P15">set_max_dynamic_power</text:p>
          </table:table-cell>
          <table:table-cell table:style-name="Table103.A1" office:value-type="string">
            <text:p text:style-name="P17"><text:span text:style-name="T3">power </text:span><text:span text:style-name="T2">[</text:span><text:span text:style-name="T3">unit</text:span><text:span text:style-name="T2">]</text:span></text:p>
          </table:table-cell>
        </table:table-row>
      </table:table>
      <text:p text:style-name="P14"><text:span text:style-name="T1">The </text:span><text:span text:style-name="T2">set_max_dynamic_power</text:span><text:span text:style-name="T1"> command is ignored.</text:span></text:p>
      <table:table table:name="Table104" table:style-name="Table104">
        <table:table-column table:style-name="Table104.A"/>
        <table:table-column table:style-name="Table104.B"/>
        <table:table-row table:style-name="Table104.1">
          <table:table-cell table:style-name="Table104.A1" office:value-type="string">
            <text:p text:style-name="P15">set_max_fanout</text:p>
          </table:table-cell>
          <table:table-cell table:style-name="Table104.A1" office:value-type="string">
            <text:p text:style-name="P19">fanout<text:line-break/>objects</text:p>
          </table:table-cell>
        </table:table-row>
        <table:table-row table:style-name="Table104.1">
          <table:table-cell table:style-name="Table104.A2" office:value-type="string">
            <text:p text:style-name="P19">fanout</text:p>
          </table:table-cell>
          <table:table-cell table:style-name="Table104.A2" office:value-type="string">
            <text:p text:style-name="P19"/>
          </table:table-cell>
        </table:table-row>
        <table:table-row table:style-name="Table104.1">
          <table:table-cell table:style-name="Table104.A2" office:value-type="string">
            <text:p text:style-name="P19">objects</text:p>
          </table:table-cell>
          <table:table-cell table:style-name="Table104.A2" office:value-type="string">
            <text:p text:style-name="P13">List of ports or cells.</text:p>
          </table:table-cell>
        </table:table-row>
      </table:table>
      <text:p text:style-name="P14"><text:span text:style-name="T1">The </text:span><text:span text:style-name="T2">set_max_fanout</text:span><text:span text:style-name="T1"> command is ignored during timing but is included in SDC files that are written.</text:span></text:p>
      <table:table table:name="Table105" table:style-name="Table105">
        <table:table-column table:style-name="Table105.A"/>
        <table:table-column table:style-name="Table105.B"/>
        <table:table-row table:style-name="Table105.1">
          <table:table-cell table:style-name="Table105.A1" office:value-type="string">
            <text:p text:style-name="P15">set_max_leakage_power</text:p>
          </table:table-cell>
          <table:table-cell table:style-name="Table105.A1" office:value-type="string">
            <text:p text:style-name="P17"><text:span text:style-name="T3">power </text:span><text:span text:style-name="T2">[</text:span><text:span text:style-name="T3">unit</text:span><text:span text:style-name="T2">]</text:span></text:p>
          </table:table-cell>
        </table:table-row>
      </table:table>
      <text:p text:style-name="P14"><text:span text:style-name="T1">The </text:span><text:span text:style-name="T2">set_max_leakage_power</text:span><text:span text:style-name="T1"> command is ignored.</text:span></text:p>
      <table:table table:name="Table106" table:style-name="Table106">
        <table:table-column table:style-name="Table106.A"/>
        <table:table-column table:style-name="Table106.B"/>
        <table:table-row table:style-name="Table106.1">
          <table:table-cell table:style-name="Table106.A1" office:value-type="string">
            <text:p text:style-name="P15">set_max_time_borrow</text:p>
          </table:table-cell>
          <table:table-cell table:style-name="Table106.A1" office:value-type="string">
            <text:p text:style-name="P19">delay<text:line-break/>objects</text:p>
          </table:table-cell>
        </table:table-row>
        <table:table-row table:style-name="Table106.1">
          <table:table-cell table:style-name="Table106.A2" office:value-type="string">
            <text:p text:style-name="P19">delay</text:p>
          </table:table-cell>
          <table:table-cell table:style-name="Table106.A2" office:value-type="string">
            <text:p text:style-name="P21">The maximum time the latches can borrow.</text:p>
          </table:table-cell>
        </table:table-row>
        <table:table-row table:style-name="Table106.1">
          <table:table-cell table:style-name="Table106.A2" office:value-type="string">
            <text:p text:style-name="P19">objects</text:p>
          </table:table-cell>
          <table:table-cell table:style-name="Table106.A2" office:value-type="string">
            <text:p text:style-name="P21">List of clocks, instances or pins.</text:p>
          </table:table-cell>
        </table:table-row>
      </table:table>
      <text:p text:style-name="P14"><text:span text:style-name="T1">The </text:span><text:span text:style-name="T2">set_max_time_borrow</text:span><text:span text:style-name="T1"> command specifies the maximum amount of time that latches can borrow. Time borrowing is the time that a data input to a transparent latch arrives after the latch opens. </text:span></text:p>
      <table:table table:name="Table107" table:style-name="Table107">
        <table:table-column table:style-name="Table107.A"/>
        <table:table-column table:style-name="Table107.B"/>
        <table:table-row table:style-name="Table107.1">
          <table:table-cell table:style-name="Table107.A1" office:value-type="string">
            <text:p text:style-name="P15">set_max_transition</text:p>
          </table:table-cell>
          <table:table-cell table:style-name="Table107.A1" office:value-type="string">
            <text:p text:style-name="P17"><text:span text:style-name="T2">[-data_path]<text:line-break/>[-clock_path]<text:line-break/>[-rise]<text:line-break/>[-fall]<text:line-break/></text:span><text:span text:style-name="T3">transition<text:line-break/>objects</text:span></text:p>
          </table:table-cell>
        </table:table-row>
        <table:table-row table:style-name="Table107.1">
          <table:table-cell table:style-name="Table107.A2" office:value-type="string">
            <text:p text:style-name="P13">-data_path</text:p>
          </table:table-cell>
          <table:table-cell table:style-name="Table107.A2" office:value-type="string">
            <text:p text:style-name="P21">Set the <text:s/>max slew for data paths.</text:p>
          </table:table-cell>
        </table:table-row>
        <table:table-row table:style-name="Table107.1">
          <table:table-cell table:style-name="Table107.A2" office:value-type="string">
            <text:p text:style-name="P13">-clock_path</text:p>
          </table:table-cell>
          <table:table-cell table:style-name="Table107.A2" office:value-type="string">
            <text:p text:style-name="P21">Set the <text:s/>max slew for clock paths.</text:p>
          </table:table-cell>
        </table:table-row>
        <text:soft-page-break/>
        <table:table-row table:style-name="Table107.1">
          <table:table-cell table:style-name="Table107.A2" office:value-type="string">
            <text:p text:style-name="P13">-rise</text:p>
          </table:table-cell>
          <table:table-cell table:style-name="Table107.A2" office:value-type="string">
            <text:p text:style-name="P21">Set the <text:s/>max slew for rising paths.</text:p>
          </table:table-cell>
        </table:table-row>
        <table:table-row table:style-name="Table107.1">
          <table:table-cell table:style-name="Table107.A2" office:value-type="string">
            <text:p text:style-name="P13">-fall</text:p>
          </table:table-cell>
          <table:table-cell table:style-name="Table107.A2" office:value-type="string">
            <text:p text:style-name="P21">Set the <text:s/>max slew for falling paths.</text:p>
          </table:table-cell>
        </table:table-row>
        <table:table-row table:style-name="Table107.1">
          <table:table-cell table:style-name="Table107.A2" office:value-type="string">
            <text:p text:style-name="P19">transition</text:p>
          </table:table-cell>
          <table:table-cell table:style-name="Table107.A2" office:value-type="string">
            <text:p text:style-name="P21">The maximum slew/transition time.</text:p>
          </table:table-cell>
        </table:table-row>
        <table:table-row table:style-name="Table107.1">
          <table:table-cell table:style-name="Table107.A2" office:value-type="string">
            <text:p text:style-name="P19">objects</text:p>
          </table:table-cell>
          <table:table-cell table:style-name="Table107.A2" office:value-type="string">
            <text:p text:style-name="P21">List of clocks, ports or designs.</text:p>
          </table:table-cell>
        </table:table-row>
      </table:table>
      <text:p text:style-name="P14"><text:span text:style-name="T1">The set_max_transition command is specifies the maximum transition time (slew) design rule checked by the </text:span><text:span text:style-name="T2">report_check_types –max_transition</text:span><text:span text:style-name="T1"> command. </text:span></text:p>
      <text:p text:style-name="P20">If specified for a design, the default maximum transition is set for the design.</text:p>
      <text:p text:style-name="P5"><text:span text:style-name="T1">If specified for a clock, the maximum transition is applied to all pins in the clock domain. The </text:span><text:span text:style-name="T2">–clock_path </text:span><text:span text:style-name="T1">option restricts the maximum transition to clocks in clock paths. The </text:span><text:span text:style-name="T2">-data_path</text:span><text:span text:style-name="T1"> option restricts the maximum transition to clocks data paths. The </text:span><text:span text:style-name="T2">–clock_path</text:span><text:span text:style-name="T1">, </text:span><text:span text:style-name="T2">-data_path</text:span><text:span text:style-name="T1">, </text:span><text:span text:style-name="T2">-rise</text:span><text:span text:style-name="T1"> and </text:span><text:span text:style-name="T2">–fall</text:span><text:span text:style-name="T1"> options only apply to clock objects.</text:span></text:p>
      <table:table table:name="Table108" table:style-name="Table108">
        <table:table-column table:style-name="Table108.A"/>
        <table:table-column table:style-name="Table108.B"/>
        <table:table-row table:style-name="Table108.1">
          <table:table-cell table:style-name="Table108.A1" office:value-type="string">
            <text:p text:style-name="P15">set_min_capacitance</text:p>
          </table:table-cell>
          <table:table-cell table:style-name="Table108.A1" office:value-type="string">
            <text:p text:style-name="P19">capacitance<text:line-break/>objects</text:p>
          </table:table-cell>
        </table:table-row>
        <table:table-row table:style-name="Table108.1">
          <table:table-cell table:style-name="Table108.A2" office:value-type="string">
            <text:p text:style-name="P19">capacitance</text:p>
          </table:table-cell>
          <table:table-cell table:style-name="Table108.A2" office:value-type="string">
            <text:p text:style-name="P13">Minimum capacitance.</text:p>
          </table:table-cell>
        </table:table-row>
        <table:table-row table:style-name="Table108.1">
          <table:table-cell table:style-name="Table108.A2" office:value-type="string">
            <text:p text:style-name="P19">objects</text:p>
          </table:table-cell>
          <table:table-cell table:style-name="Table108.A2" office:value-type="string">
            <text:p text:style-name="P13">List of ports or cells.</text:p>
          </table:table-cell>
        </table:table-row>
      </table:table>
      <text:p text:style-name="P14"><text:span text:style-name="T1">The </text:span><text:span text:style-name="T2">set_min_capacitance</text:span><text:span text:style-name="T1"> command is ignored during timing but is included in SDC files that are written.</text:span></text:p>
      <table:table table:name="Table109" table:style-name="Table109">
        <table:table-column table:style-name="Table109.A"/>
        <table:table-column table:style-name="Table109.B"/>
        <table:table-row table:style-name="Table109.1">
          <table:table-cell table:style-name="Table109.A1" office:value-type="string">
            <text:p text:style-name="P15">set_min_delay</text:p>
          </table:table-cell>
          <table:table-cell table:style-name="Table109.A1" office:value-type="string">
            <text:p text:style-name="P17"><text:span text:style-name="T2">[-rise]<text:line-break/>[-fall]<text:line-break/>[-from </text:span><text:span text:style-name="T3">from_list</text:span><text:span text:style-name="T2">]<text:line-break/>[-rise_from </text:span><text:span text:style-name="T3">from_list</text:span><text:span text:style-name="T2">]<text:line-break/>[-fall_from </text:span><text:span text:style-name="T3">from_list</text:span><text:span text:style-name="T2">]<text:line-break/>[-through </text:span><text:span text:style-name="T3">through_list</text:span><text:span text:style-name="T2">]<text:line-break/>[-rise_through </text:span><text:span text:style-name="T3">through_list</text:span><text:span text:style-name="T2">]<text:line-break/>[-fall_through </text:span><text:span text:style-name="T3">through_list</text:span><text:span text:style-name="T2">]<text:line-break/>[-to </text:span><text:span text:style-name="T3">to_list</text:span><text:span text:style-name="T2">]<text:line-break/>[-rise_to </text:span><text:span text:style-name="T3">to_list</text:span><text:span text:style-name="T2">]<text:line-break/>[-fall_to </text:span><text:span text:style-name="T3">to_list</text:span><text:span text:style-name="T2">]<text:line-break/>[-ignore_clock_latency]<text:line-break/>[-reset_path]<text:line-break/></text:span><text:span text:style-name="T3">delay</text:span></text:p>
          </table:table-cell>
        </table:table-row>
        <table:table-row table:style-name="Table109.1">
          <table:table-cell table:style-name="Table109.A2" office:value-type="string">
            <text:p text:style-name="P13">-rise</text:p>
          </table:table-cell>
          <table:table-cell table:style-name="Table109.A2" office:value-type="string">
            <text:p text:style-name="P13">Set min delay for rising paths.</text:p>
          </table:table-cell>
        </table:table-row>
        <table:table-row table:style-name="Table109.1">
          <table:table-cell table:style-name="Table109.A2" office:value-type="string">
            <text:p text:style-name="P13">-fall</text:p>
          </table:table-cell>
          <table:table-cell table:style-name="Table109.A2" office:value-type="string">
            <text:p text:style-name="P13">Set min delay for <text:s/>falling paths.</text:p>
          </table:table-cell>
        </table:table-row>
        <table:table-row table:style-name="Table109.1">
          <table:table-cell table:style-name="Table109.A2" office:value-type="string">
            <text:p text:style-name="P17"><text:span text:style-name="T2">-from </text:span><text:span text:style-name="T3">from_list</text:span></text:p>
          </table:table-cell>
          <table:table-cell table:style-name="Table109.A2" office:value-type="string">
            <text:p text:style-name="P13">A list of clocks, instances, ports or pins.</text:p>
          </table:table-cell>
        </table:table-row>
        <text:soft-page-break/>
        <table:table-row table:style-name="Table109.1">
          <table:table-cell table:style-name="Table109.A2" office:value-type="string">
            <text:p text:style-name="P17"><text:span text:style-name="T2">-through </text:span><text:span text:style-name="T3">through_list</text:span></text:p>
          </table:table-cell>
          <table:table-cell table:style-name="Table109.A2" office:value-type="string">
            <text:p text:style-name="P13">A list of instances, pins or nets.</text:p>
          </table:table-cell>
        </table:table-row>
        <table:table-row table:style-name="Table109.1">
          <table:table-cell table:style-name="Table109.A2" office:value-type="string">
            <text:p text:style-name="P17"><text:span text:style-name="T2">-to </text:span><text:span text:style-name="T3">to_list</text:span></text:p>
          </table:table-cell>
          <table:table-cell table:style-name="Table109.A2" office:value-type="string">
            <text:p text:style-name="P13">A list of clocks, instances, ports or pins.</text:p>
          </table:table-cell>
        </table:table-row>
        <table:table-row table:style-name="Table109.1">
          <table:table-cell table:style-name="Table109.A2" office:value-type="string">
            <text:p text:style-name="P13">-ignore_clock_latency</text:p>
          </table:table-cell>
          <table:table-cell table:style-name="Table109.A2" office:value-type="string">
            <text:p text:style-name="P13">Ignore clock latency at the source and target registers.</text:p>
          </table:table-cell>
        </table:table-row>
        <table:table-row table:style-name="Table109.1">
          <table:table-cell table:style-name="Table109.A2" office:value-type="string">
            <text:p text:style-name="P13">-reset_path</text:p>
          </table:table-cell>
          <table:table-cell table:style-name="Table109.A2" office:value-type="string">
            <text:p text:style-name="P13">Remove any matching set_false_path, set_multicycle_path, set_max_delay, set_min_delay exceptions first.</text:p>
          </table:table-cell>
        </table:table-row>
        <table:table-row table:style-name="Table109.1">
          <table:table-cell table:style-name="Table109.A2" office:value-type="string">
            <text:p text:style-name="P19">delay</text:p>
          </table:table-cell>
          <table:table-cell table:style-name="Table109.A2" office:value-type="string">
            <text:p text:style-name="P13">The minimum delay.</text:p>
          </table:table-cell>
        </table:table-row>
      </table:table>
      <text:p text:style-name="P14"><text:span text:style-name="T1">The </text:span><text:span text:style-name="T2">set_min_delay</text:span><text:span text:style-name="T1"> command constrains the minimum delay through combinational logic. See </text:span><text:span text:style-name="T2">set_false_path</text:span><text:span text:style-name="T1"> for a description of allowed </text:span><text:span text:style-name="T3">from_list</text:span><text:span text:style-name="T1">, </text:span><text:span text:style-name="T3">through_list</text:span><text:span text:style-name="T1"> and </text:span><text:span text:style-name="T3">to_list</text:span><text:span text:style-name="T1"> objects. If the </text:span><text:span text:style-name="T3">to_list</text:span><text:span text:style-name="T1"> ends at a timing check the setup/hold time is included in the path delay.</text:span></text:p>
      <text:p text:style-name="P5"><text:span text:style-name="T1">When the </text:span><text:span text:style-name="T2">-ignore_clock_latency</text:span><text:span text:style-name="T1"> option is used clock latency at the source and destination of the path delay is ignored. The constraint is reported in the default path group (</text:span><text:span text:style-name="T2">**default**</text:span><text:span text:style-name="T1">) rather than the clock path group when the path ends at a timing check.</text:span></text:p>
      <table:table table:name="Table110" table:style-name="Table110">
        <table:table-column table:style-name="Table110.A"/>
        <table:table-column table:style-name="Table110.B"/>
        <table:table-row table:style-name="Table110.1">
          <table:table-cell table:style-name="Table110.A1" office:value-type="string">
            <text:p text:style-name="P15">set_min_pulse_width</text:p>
          </table:table-cell>
          <table:table-cell table:style-name="Table110.A1" office:value-type="string">
            <text:p text:style-name="P17"><text:span text:style-name="T2">[-high]<text:line-break/>[-low]</text:span><text:span text:style-name="T3"><text:line-break/>min_width<text:line-break/>objects</text:span></text:p>
          </table:table-cell>
        </table:table-row>
        <table:table-row table:style-name="Table110.1">
          <table:table-cell table:style-name="Table110.A2" office:value-type="string">
            <text:p text:style-name="P13">-high</text:p>
          </table:table-cell>
          <table:table-cell table:style-name="Table110.A2" office:value-type="string">
            <text:p text:style-name="P13">Set the minimum high pulse width.</text:p>
          </table:table-cell>
        </table:table-row>
        <table:table-row table:style-name="Table110.1">
          <table:table-cell table:style-name="Table110.A2" office:value-type="string">
            <text:p text:style-name="P13">-low</text:p>
          </table:table-cell>
          <table:table-cell table:style-name="Table110.A2" office:value-type="string">
            <text:p text:style-name="P13">Set the minimum low pulse width.</text:p>
          </table:table-cell>
        </table:table-row>
        <table:table-row table:style-name="Table110.1">
          <table:table-cell table:style-name="Table110.A2" office:value-type="string">
            <text:p text:style-name="P19">min_width</text:p>
          </table:table-cell>
          <table:table-cell table:style-name="Table110.A2" office:value-type="string">
            <text:p text:style-name="P19"/>
          </table:table-cell>
        </table:table-row>
        <table:table-row table:style-name="Table110.1">
          <table:table-cell table:style-name="Table110.A2" office:value-type="string">
            <text:p text:style-name="P19">objects</text:p>
          </table:table-cell>
          <table:table-cell table:style-name="Table110.A2" office:value-type="string">
            <text:p text:style-name="P13">List of pins, instances or clocks.</text:p>
          </table:table-cell>
        </table:table-row>
      </table:table>
      <text:p text:style-name="P14"><text:span text:style-name="T1">If </text:span><text:span text:style-name="T2">-low </text:span><text:span text:style-name="T1">and </text:span><text:span text:style-name="T2">-high</text:span><text:span text:style-name="T1"> are not specified the minimum width applies to both high and low pulses.</text:span></text:p>
      <table:table table:name="Table111" table:style-name="Table111">
        <table:table-column table:style-name="Table111.A"/>
        <table:table-column table:style-name="Table111.B"/>
        <text:soft-page-break/>
        <table:table-row table:style-name="Table111.1">
          <table:table-cell table:style-name="Table111.A1" office:value-type="string">
            <text:p text:style-name="P15">set_multicycle_path</text:p>
          </table:table-cell>
          <table:table-cell table:style-name="Table111.A1" office:value-type="string">
            <text:p text:style-name="P17"><text:span text:style-name="T2">[-setup]<text:line-break/>[-hold]<text:line-break/>[-rise]<text:line-break/>[-fall]<text:line-break/>[-start]<text:line-break/>[-end]<text:line-break/>[-from </text:span><text:span text:style-name="T3">from_list</text:span><text:span text:style-name="T2">]<text:line-break/>[-rise_from </text:span><text:span text:style-name="T3">from_list</text:span><text:span text:style-name="T2">]<text:line-break/>[-fall_from </text:span><text:span text:style-name="T3">from_list</text:span><text:span text:style-name="T2">]<text:line-break/>[-through </text:span><text:span text:style-name="T3">through_list</text:span><text:span text:style-name="T2">]<text:line-break/>[-rise_through </text:span><text:span text:style-name="T3">through_list</text:span><text:span text:style-name="T2">]<text:line-break/>[-fall_through </text:span><text:span text:style-name="T3">through_list</text:span><text:span text:style-name="T2">]<text:line-break/>[-to </text:span><text:span text:style-name="T3">to_list</text:span><text:span text:style-name="T2">]<text:line-break/>[-rise_to </text:span><text:span text:style-name="T3">to_list</text:span><text:span text:style-name="T2">]<text:line-break/>[-fall_to </text:span><text:span text:style-name="T3">to_list</text:span><text:span text:style-name="T2">]<text:line-break/>[-reset_path]<text:line-break/></text:span><text:span text:style-name="T3">path_multiplier</text:span></text:p>
          </table:table-cell>
        </table:table-row>
        <table:table-row table:style-name="Table111.1">
          <table:table-cell table:style-name="Table111.A2" office:value-type="string">
            <text:p text:style-name="P13">-setup</text:p>
          </table:table-cell>
          <table:table-cell table:style-name="Table111.A2" office:value-type="string">
            <text:p text:style-name="P13">Set cycle count for setup checks.</text:p>
          </table:table-cell>
        </table:table-row>
        <table:table-row table:style-name="Table111.1">
          <table:table-cell table:style-name="Table111.A2" office:value-type="string">
            <text:p text:style-name="P13">-hold</text:p>
          </table:table-cell>
          <table:table-cell table:style-name="Table111.A2" office:value-type="string">
            <text:p text:style-name="P13">Set cycle count for hold checks.</text:p>
          </table:table-cell>
        </table:table-row>
        <table:table-row table:style-name="Table111.1">
          <table:table-cell table:style-name="Table111.A2" office:value-type="string">
            <text:p text:style-name="P13">-rise</text:p>
          </table:table-cell>
          <table:table-cell table:style-name="Table111.A2" office:value-type="string">
            <text:p text:style-name="P13">Set cycle count for rising path edges.</text:p>
          </table:table-cell>
        </table:table-row>
        <table:table-row table:style-name="Table111.1">
          <table:table-cell table:style-name="Table111.A2" office:value-type="string">
            <text:p text:style-name="P13">-fall</text:p>
          </table:table-cell>
          <table:table-cell table:style-name="Table111.A2" office:value-type="string">
            <text:p text:style-name="P13">Set cycle count for falling path edges.</text:p>
          </table:table-cell>
        </table:table-row>
        <table:table-row table:style-name="Table111.1">
          <table:table-cell table:style-name="Table111.A2" office:value-type="string">
            <text:p text:style-name="P13">-start</text:p>
          </table:table-cell>
          <table:table-cell table:style-name="Table111.A2" office:value-type="string">
            <text:p text:style-name="P17"><text:span text:style-name="T2">Multiply the source clock period by </text:span><text:span text:style-name="T3">period_multiplier</text:span><text:span text:style-name="T2">.</text:span></text:p>
          </table:table-cell>
        </table:table-row>
        <table:table-row table:style-name="Table111.1">
          <table:table-cell table:style-name="Table111.A2" office:value-type="string">
            <text:p text:style-name="P13">-end</text:p>
          </table:table-cell>
          <table:table-cell table:style-name="Table111.A2" office:value-type="string">
            <text:p text:style-name="P17"><text:span text:style-name="T2">Multiply the target clock period by </text:span><text:span text:style-name="T3">period_multiplier</text:span><text:span text:style-name="T2">.</text:span></text:p>
          </table:table-cell>
        </table:table-row>
        <table:table-row table:style-name="Table111.1">
          <table:table-cell table:style-name="Table111.A2" office:value-type="string">
            <text:p text:style-name="P17"><text:span text:style-name="T2">-from </text:span><text:span text:style-name="T3">from_list</text:span></text:p>
          </table:table-cell>
          <table:table-cell table:style-name="Table111.A2" office:value-type="string">
            <text:p text:style-name="P13">A list of clocks, instances, ports or pins.</text:p>
          </table:table-cell>
        </table:table-row>
        <table:table-row table:style-name="Table111.1">
          <table:table-cell table:style-name="Table111.A2" office:value-type="string">
            <text:p text:style-name="P17"><text:span text:style-name="T2">-through </text:span><text:span text:style-name="T3">through_list</text:span></text:p>
          </table:table-cell>
          <table:table-cell table:style-name="Table111.A2" office:value-type="string">
            <text:p text:style-name="P13">A list of instances, pins or nets.</text:p>
          </table:table-cell>
        </table:table-row>
        <table:table-row table:style-name="Table111.1">
          <table:table-cell table:style-name="Table111.A2" office:value-type="string">
            <text:p text:style-name="P17"><text:span text:style-name="T2">-to </text:span><text:span text:style-name="T3">to_list</text:span></text:p>
          </table:table-cell>
          <table:table-cell table:style-name="Table111.A2" office:value-type="string">
            <text:p text:style-name="P13">A list of clocks, instances, ports or pins.</text:p>
          </table:table-cell>
        </table:table-row>
        <table:table-row table:style-name="Table111.1">
          <table:table-cell table:style-name="Table111.A2" office:value-type="string">
            <text:p text:style-name="P13">-reset_path</text:p>
          </table:table-cell>
          <table:table-cell table:style-name="Table111.A2" office:value-type="string">
            <text:p text:style-name="P13">Remove any matching set_false_path, set_multicycle_path, set_max_delay, set_min_delay exceptions first.</text:p>
          </table:table-cell>
        </table:table-row>
        <table:table-row table:style-name="Table111.1">
          <table:table-cell table:style-name="Table111.A2" office:value-type="string">
            <text:p text:style-name="P19">path_multiplier</text:p>
          </table:table-cell>
          <table:table-cell table:style-name="Table111.A2" office:value-type="string">
            <text:p text:style-name="P13">The number of clock periods to add to the path required time.</text:p>
          </table:table-cell>
        </table:table-row>
      </table:table>
      <text:p text:style-name="P14"><text:span text:style-name="T1">Normally the path between two registers or latches is assumed to take one clock cycle. The </text:span><text:span text:style-name="T2">set_multicycle_path</text:span><text:span text:style-name="T1"> command overrides this assumption and allows multiple clock cycles for a timing check. See </text:span><text:span text:style-name="T2">set_false_path</text:span><text:span text:style-name="T1"> for a description of allowed </text:span><text:span text:style-name="T3">from_list</text:span><text:span text:style-name="T1">, </text:span><text:span text:style-name="T3">through_list</text:span><text:span text:style-name="T1"> and </text:span><text:span text:style-name="T3">to_list</text:span><text:span text:style-name="T1"> objects. </text:span></text:p>
      <table:table table:name="Table112" table:style-name="Table112">
        <table:table-column table:style-name="Table112.A"/>
        <table:table-column table:style-name="Table112.B"/>
        <text:soft-page-break/>
        <table:table-row table:style-name="Table112.1">
          <table:table-cell table:style-name="Table112.A1" office:value-type="string">
            <text:p text:style-name="P15">set_operating_conditions</text:p>
          </table:table-cell>
          <table:table-cell table:style-name="Table112.A1" office:value-type="string">
            <text:p text:style-name="P31"><text:span text:style-name="T2">[-analysis_type single|bc_wc|on_chip_variation]<text:line-break/>[-library </text:span><text:span text:style-name="T3">lib</text:span><text:span text:style-name="T2">]<text:line-break/>[</text:span><text:span text:style-name="T3">condition</text:span><text:span text:style-name="T2">]<text:line-break/>[-min </text:span><text:span text:style-name="T3">min_condition</text:span><text:span text:style-name="T2">]<text:line-break/>[-max </text:span><text:span text:style-name="T3">max_condition</text:span><text:span text:style-name="T2">]<text:line-break/>[-min_library </text:span><text:span text:style-name="T3">min_lib</text:span><text:span text:style-name="T2">]<text:line-break/>[-max_library </text:span><text:span text:style-name="T3">max_lib</text:span><text:span text:style-name="T2">]</text:span></text:p>
          </table:table-cell>
        </table:table-row>
        <table:table-row table:style-name="Table112.1">
          <table:table-cell table:style-name="Table112.A2" office:value-type="string">
            <text:p text:style-name="P13">-analysis_type single</text:p>
          </table:table-cell>
          <table:table-cell table:style-name="Table112.A2" office:value-type="string">
            <text:p text:style-name="P21">Use one operating condition for min and max paths.</text:p>
          </table:table-cell>
        </table:table-row>
        <table:table-row table:style-name="Table112.1">
          <table:table-cell table:style-name="Table112.A2" office:value-type="string">
            <text:p text:style-name="P32">-analysis_type bc_wc</text:p>
          </table:table-cell>
          <table:table-cell table:style-name="Table112.A2" office:value-type="string">
            <text:p text:style-name="P23"><text:span text:style-name="T2">Best case, worst case analysis. Setup checks use </text:span><text:span text:style-name="T3">max_condition</text:span><text:span text:style-name="T2"> for clock and data paths. Hold checks use the </text:span><text:span text:style-name="T3">min_condition</text:span><text:span text:style-name="T2"> for clock and data paths.</text:span></text:p>
          </table:table-cell>
        </table:table-row>
        <table:table-row table:style-name="Table112.1">
          <table:table-cell table:style-name="Table112.A2" office:value-type="string">
            <text:p text:style-name="P32">-analysis_type on_chip_variation</text:p>
          </table:table-cell>
          <table:table-cell table:style-name="Table112.A2" office:value-type="string">
            <text:p text:style-name="P23"><text:span text:style-name="T2">The min and max operating conditions represent variations on the chip that can occur simultaineously. Setup checks use </text:span><text:span text:style-name="T3">max_condition</text:span><text:span text:style-name="T2"> for data paths and <text:s text:c="3"/></text:span><text:span text:style-name="T3">min_condition</text:span><text:span text:style-name="T2"> for clock paths. Hold checks use </text:span><text:span text:style-name="T3">min_condition</text:span><text:span text:style-name="T2"> for data paths and </text:span><text:span text:style-name="T3">max_condition</text:span><text:span text:style-name="T2"> for clock paths. This is the default analysis type.</text:span></text:p>
          </table:table-cell>
        </table:table-row>
        <table:table-row table:style-name="Table112.1">
          <table:table-cell table:style-name="Table112.A2" office:value-type="string">
            <text:p text:style-name="P17"><text:span text:style-name="T2">-library </text:span><text:span text:style-name="T3">lib</text:span></text:p>
          </table:table-cell>
          <table:table-cell table:style-name="Table112.A2" office:value-type="string">
            <text:p text:style-name="P23"><text:span text:style-name="T2">The name of the library that contains </text:span><text:span text:style-name="T3">condition</text:span><text:span text:style-name="T2">.</text:span></text:p>
          </table:table-cell>
        </table:table-row>
        <table:table-row table:style-name="Table112.1">
          <table:table-cell table:style-name="Table112.A2" office:value-type="string">
            <text:p text:style-name="P19">condition</text:p>
          </table:table-cell>
          <table:table-cell table:style-name="Table112.A2" office:value-type="string">
            <text:p text:style-name="P21">The operating condition for analysis type single.</text:p>
          </table:table-cell>
        </table:table-row>
        <table:table-row table:style-name="Table112.1">
          <table:table-cell table:style-name="Table112.A2" office:value-type="string">
            <text:p text:style-name="P17"><text:span text:style-name="T2">-min </text:span><text:span text:style-name="T3">min_condition</text:span></text:p>
          </table:table-cell>
          <table:table-cell table:style-name="Table112.A2" office:value-type="string">
            <text:p text:style-name="P21">The operating condition to use for min paths and hold checks.</text:p>
          </table:table-cell>
        </table:table-row>
        <table:table-row table:style-name="Table112.1">
          <table:table-cell table:style-name="Table112.A2" office:value-type="string">
            <text:p text:style-name="P17"><text:span text:style-name="T2">-max </text:span><text:span text:style-name="T3">max_condition</text:span></text:p>
          </table:table-cell>
          <table:table-cell table:style-name="Table112.A2" office:value-type="string">
            <text:p text:style-name="P21">The operating condition to use for max paths and setup checks.</text:p>
          </table:table-cell>
        </table:table-row>
        <table:table-row table:style-name="Table112.1">
          <table:table-cell table:style-name="Table112.A2" office:value-type="string">
            <text:p text:style-name="P17"><text:span text:style-name="T2">-min_library </text:span><text:span text:style-name="T3">min_lib</text:span></text:p>
          </table:table-cell>
          <table:table-cell table:style-name="Table112.A2" office:value-type="string">
            <text:p text:style-name="P23"><text:span text:style-name="T2">The name of the library that contains </text:span><text:span text:style-name="T3">min_condition</text:span><text:span text:style-name="T2">.</text:span></text:p>
          </table:table-cell>
        </table:table-row>
        <table:table-row table:style-name="Table112.1">
          <table:table-cell table:style-name="Table112.A2" office:value-type="string">
            <text:p text:style-name="P17"><text:span text:style-name="T2">-max_library </text:span><text:span text:style-name="T3">max_lib</text:span></text:p>
          </table:table-cell>
          <table:table-cell table:style-name="Table112.A2" office:value-type="string">
            <text:p text:style-name="P23"><text:span text:style-name="T2">The name of the library that contains </text:span><text:span text:style-name="T3">max_condition</text:span><text:span text:style-name="T2">.</text:span></text:p>
          </table:table-cell>
        </table:table-row>
      </table:table>
      <text:p text:style-name="P14"><text:span text:style-name="T1">The </text:span><text:span text:style-name="T2">set_operating_conditions</text:span><text:span text:style-name="T1"> command is used to specify the type of analysis performed and the operating conditions used to derate library data.</text:span></text:p>
      <table:table table:name="Table113" table:style-name="Table113">
        <table:table-column table:style-name="Table113.A"/>
        <table:table-column table:style-name="Table113.B"/>
        <table:table-row table:style-name="Table113.1">
          <table:table-cell table:style-name="Table113.A1" office:value-type="string">
            <text:p text:style-name="P15">set_output_delay</text:p>
          </table:table-cell>
          <table:table-cell table:style-name="Table113.A1" office:value-type="string">
            <text:p text:style-name="P17"><text:span text:style-name="T2">[-rise]<text:line-break/>[-fall]<text:line-break/>[-max]<text:line-break/>[-min]<text:line-break/>[-clock </text:span><text:span text:style-name="T3">clock</text:span><text:span text:style-name="T2">]<text:line-break/>[-clock_fall]<text:line-break/>[-reference_pin </text:span><text:span text:style-name="T3">ref_pin</text:span><text:span text:style-name="T2">]<text:line-break/>[-source_latency_included]<text:line-break/>[-network_latency_included]<text:line-break/>[-add_delay]<text:line-break/></text:span><text:span text:style-name="T3">delay<text:line-break/>port_pin_list</text:span></text:p>
          </table:table-cell>
        </table:table-row>
        <table:table-row table:style-name="Table113.1">
          <table:table-cell table:style-name="Table113.A2" office:value-type="string">
            <text:p text:style-name="P13">-rise</text:p>
          </table:table-cell>
          <table:table-cell table:style-name="Table113.A2" office:value-type="string">
            <text:p text:style-name="P21">Set the output delay for the rising edge of the input.</text:p>
          </table:table-cell>
        </table:table-row>
        <text:soft-page-break/>
        <table:table-row table:style-name="Table113.1">
          <table:table-cell table:style-name="Table113.A2" office:value-type="string">
            <text:p text:style-name="P13">-fall</text:p>
          </table:table-cell>
          <table:table-cell table:style-name="Table113.A2" office:value-type="string">
            <text:p text:style-name="P21">Set the output delay for the falling edge of the input.</text:p>
          </table:table-cell>
        </table:table-row>
        <table:table-row table:style-name="Table113.1">
          <table:table-cell table:style-name="Table113.A2" office:value-type="string">
            <text:p text:style-name="P13">-max</text:p>
          </table:table-cell>
          <table:table-cell table:style-name="Table113.A2" office:value-type="string">
            <text:p text:style-name="P21">Set the maximum output delay.</text:p>
          </table:table-cell>
        </table:table-row>
        <table:table-row table:style-name="Table113.1">
          <table:table-cell table:style-name="Table113.A2" office:value-type="string">
            <text:p text:style-name="P13">-min</text:p>
          </table:table-cell>
          <table:table-cell table:style-name="Table113.A2" office:value-type="string">
            <text:p text:style-name="P21">Set the minimum output delay.</text:p>
          </table:table-cell>
        </table:table-row>
        <table:table-row table:style-name="Table113.1">
          <table:table-cell table:style-name="Table113.A2" office:value-type="string">
            <text:p text:style-name="P17"><text:span text:style-name="T2">-clock </text:span><text:span text:style-name="T3">clock</text:span></text:p>
          </table:table-cell>
          <table:table-cell table:style-name="Table113.A2" office:value-type="string">
            <text:p text:style-name="P23"><text:span text:style-name="T2">The external check is to </text:span><text:span text:style-name="T3">clock</text:span><text:span text:style-name="T2">. The default clock edge is rising.</text:span></text:p>
          </table:table-cell>
        </table:table-row>
        <table:table-row table:style-name="Table113.1">
          <table:table-cell table:style-name="Table113.A2" office:value-type="string">
            <text:p text:style-name="P13">-clock_fall</text:p>
          </table:table-cell>
          <table:table-cell table:style-name="Table113.A2" office:value-type="string">
            <text:p text:style-name="P23"><text:span text:style-name="T2">The external check is to the falling edge of </text:span><text:span text:style-name="T3">clock</text:span><text:span text:style-name="T2">.</text:span></text:p>
          </table:table-cell>
        </table:table-row>
        <table:table-row table:style-name="Table113.1">
          <table:table-cell table:style-name="Table113.A2" office:value-type="string">
            <text:p text:style-name="P17"><text:span text:style-name="T2">-reference_pin </text:span><text:span text:style-name="T3">ref_pin</text:span></text:p>
          </table:table-cell>
          <table:table-cell table:style-name="Table113.A2" office:value-type="string">
            <text:p text:style-name="P23"><text:span text:style-name="T2">The external check is clocked by the clock that arrives at </text:span><text:span text:style-name="T3">ref_pin</text:span><text:span text:style-name="T2">.</text:span></text:p>
          </table:table-cell>
        </table:table-row>
        <table:table-row table:style-name="Table113.1">
          <table:table-cell table:style-name="Table113.A2" office:value-type="string">
            <text:p text:style-name="P13">-add_delay</text:p>
          </table:table-cell>
          <table:table-cell table:style-name="Table113.A2" office:value-type="string">
            <text:p text:style-name="P21">Add this output delay to any existing output delays.</text:p>
          </table:table-cell>
        </table:table-row>
        <table:table-row table:style-name="Table113.1">
          <table:table-cell table:style-name="Table113.A2" office:value-type="string">
            <text:p text:style-name="P19">delay</text:p>
          </table:table-cell>
          <table:table-cell table:style-name="Table113.A2" office:value-type="string">
            <text:p text:style-name="P23"><text:span text:style-name="T2">The external delay to the check clocked by </text:span><text:span text:style-name="T3">clock</text:span><text:span text:style-name="T2">.</text:span></text:p>
          </table:table-cell>
        </table:table-row>
        <table:table-row table:style-name="Table113.1">
          <table:table-cell table:style-name="Table113.A2" office:value-type="string">
            <text:p text:style-name="P19">pin_port_list</text:p>
          </table:table-cell>
          <table:table-cell table:style-name="Table113.A2" office:value-type="string">
            <text:p text:style-name="P21">A list of pins or ports.</text:p>
          </table:table-cell>
        </table:table-row>
      </table:table>
      <text:p text:style-name="P14"><text:span text:style-name="T1">The </text:span><text:span text:style-name="T2">set_output_delay</text:span><text:span text:style-name="T1"> command is used to specify the external delay to a setup/hold check on an output port or internal pin that is clocked by </text:span><text:span text:style-name="T3">clock</text:span><text:span text:style-name="T1">. Unless the </text:span><text:span text:style-name="T2">-add_delay</text:span><text:span text:style-name="T1"> option is specified any existing output delays are replaced.</text:span></text:p>
      <text:p text:style-name="P5"><text:span text:style-name="T1">The </text:span><text:span text:style-name="T2">–reference_pin</text:span><text:span text:style-name="T1"> option is used to specify a timing check with respect to the arrival on a pin in the clock network. For propagated clocks, the timing check is relative to the clock arrival time at the reference pin (the clock source latency and network latency from the clock source to the reference pin). For ideal clocks, the timing check is relative to the reference pin clock source latency. With the </text:span><text:span text:style-name="T2">-clock_fall</text:span><text:span text:style-name="T1"> flag the timing check is relative to the falling edge of the reference pin. If no clocks arrive at the reference pin the </text:span><text:span text:style-name="T2">set_output_delay</text:span><text:span text:style-name="T1"> command is ignored. If no </text:span><text:span text:style-name="T2">-clock</text:span><text:span text:style-name="T1"> is specified the timing check is with respect to all clocks that arrive at the reference pin. The </text:span><text:span text:style-name="T2">-source_latency_included</text:span><text:span text:style-name="T1"> and </text:span><text:span text:style-name="T2">-network_latency_included</text:span><text:span text:style-name="T1"> options cannot be used with </text:span><text:span text:style-name="T2">-reference_pin</text:span><text:span text:style-name="T1">.</text:span></text:p>
      <table:table table:name="Table114" table:style-name="Table114">
        <table:table-column table:style-name="Table114.A"/>
        <table:table-column table:style-name="Table114.B"/>
        <table:table-row table:style-name="Table114.1">
          <table:table-cell table:style-name="Table114.A1" office:value-type="string">
            <text:p text:style-name="P15">set_port_fanout_number</text:p>
          </table:table-cell>
          <table:table-cell table:style-name="Table114.A1" office:value-type="string">
            <text:p text:style-name="P17"><text:span text:style-name="T2">[-min]<text:line-break/>[-max]<text:line-break/></text:span><text:span text:style-name="T3">fanout<text:line-break/>ports</text:span></text:p>
          </table:table-cell>
        </table:table-row>
        <table:table-row table:style-name="Table114.1">
          <table:table-cell table:style-name="Table114.A2" office:value-type="string">
            <text:p text:style-name="P13">-min</text:p>
          </table:table-cell>
          <table:table-cell table:style-name="Table114.A2" office:value-type="string">
            <text:p text:style-name="P13">Set the min fanout.</text:p>
          </table:table-cell>
        </table:table-row>
        <table:table-row table:style-name="Table114.1">
          <table:table-cell table:style-name="Table114.A2" office:value-type="string">
            <text:p text:style-name="P13">-max</text:p>
          </table:table-cell>
          <table:table-cell table:style-name="Table114.A2" office:value-type="string">
            <text:p text:style-name="P13">Set the max fanout.</text:p>
          </table:table-cell>
        </table:table-row>
        <table:table-row table:style-name="Table114.1">
          <table:table-cell table:style-name="Table114.A2" office:value-type="string">
            <text:p text:style-name="P19">fanout</text:p>
          </table:table-cell>
          <table:table-cell table:style-name="Table114.A2" office:value-type="string">
            <text:p text:style-name="P13">The external fanout of the ports.</text:p>
          </table:table-cell>
        </table:table-row>
        <table:table-row table:style-name="Table114.1">
          <table:table-cell table:style-name="Table114.A2" office:value-type="string">
            <text:p text:style-name="P19">port_list</text:p>
          </table:table-cell>
          <table:table-cell table:style-name="Table114.A2" office:value-type="string">
            <text:p text:style-name="P21">A list of ports.</text:p>
          </table:table-cell>
        </table:table-row>
      </table:table>
      <text:p text:style-name="P14"><text:span text:style-name="T1">Set the external fanout for </text:span><text:span text:style-name="T3">ports</text:span><text:span text:style-name="T1">.</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15">set_power_activity</text:p>
          </table:table-cell>
          <table:table-cell table:style-name="Table115.A1" office:value-type="string">
            <text:p text:style-name="P17"><text:span text:style-name="T2">[-global]<text:line-break/>[-input]<text:line-break/>[-input_ports </text:span><text:span text:style-name="T3">ports</text:span><text:span text:style-name="T2">]<text:line-break/>[-pins </text:span><text:span text:style-name="T3">pins</text:span><text:span text:style-name="T2">]<text:line-break/>[-activity </text:span><text:span text:style-name="T3">activity |</text:span><text:span text:style-name="T2"> -density density]<text:line-break/>[-duty </text:span><text:span text:style-name="T3">duty</text:span><text:span text:style-name="T2">]<text:line-break/>[-clock </text:span><text:span text:style-name="T3">clock</text:span><text:span text:style-name="T2">]</text:span></text:p>
          </table:table-cell>
        </table:table-row>
        <table:table-row table:style-name="Table115.1">
          <table:table-cell table:style-name="Table115.A2" office:value-type="string">
            <text:p text:style-name="P17"><text:span text:style-name="T3">-</text:span><text:span text:style-name="T2">global</text:span></text:p>
          </table:table-cell>
          <table:table-cell table:style-name="Table115.A2" office:value-type="string">
            <text:p text:style-name="P13">Set the activity/duty for all non-clock pins.</text:p>
          </table:table-cell>
        </table:table-row>
        <table:table-row table:style-name="Table115.1">
          <table:table-cell table:style-name="Table115.A2" office:value-type="string">
            <text:p text:style-name="P13">-input</text:p>
          </table:table-cell>
          <table:table-cell table:style-name="Table115.A2" office:value-type="string">
            <text:p text:style-name="P13">Set the default input port activity/duty.</text:p>
          </table:table-cell>
        </table:table-row>
        <table:table-row table:style-name="Table115.1">
          <table:table-cell table:style-name="Table115.A2" office:value-type="string">
            <text:p text:style-name="P17"><text:span text:style-name="T2">-input_ports </text:span><text:span text:style-name="T3">input_ports</text:span></text:p>
          </table:table-cell>
          <table:table-cell table:style-name="Table115.A2" office:value-type="string">
            <text:p text:style-name="P13">Set the input port activity/duty.</text:p>
          </table:table-cell>
        </table:table-row>
        <table:table-row table:style-name="Table115.1">
          <table:table-cell table:style-name="Table115.A2" office:value-type="string">
            <text:p text:style-name="P17"><text:span text:style-name="T2">-pins </text:span><text:span text:style-name="T3">pins</text:span></text:p>
          </table:table-cell>
          <table:table-cell table:style-name="Table115.A2" office:value-type="string">
            <text:p text:style-name="P13">Set the pin activity/duty.</text:p>
          </table:table-cell>
        </table:table-row>
        <table:table-row table:style-name="Table115.1">
          <table:table-cell table:style-name="Table115.A2" office:value-type="string">
            <text:p text:style-name="P17"><text:span text:style-name="T2">-activity </text:span><text:span text:style-name="T3">activity</text:span></text:p>
          </table:table-cell>
          <table:table-cell table:style-name="Table115.A2" office:value-type="string">
            <text:p text:style-name="P17"><text:span text:style-name="T2">The activity, or number of transitions per clock cycle. If </text:span><text:span text:style-name="T3">clock</text:span><text:span text:style-name="T2"> is not specified the clock with the minimum period is used. If no clocks are defined an error is reported.</text:span></text:p>
          </table:table-cell>
        </table:table-row>
        <table:table-row table:style-name="Table115.1">
          <table:table-cell table:style-name="Table115.A2" office:value-type="string">
            <text:p text:style-name="P17"><text:span text:style-name="T2">-density </text:span><text:span text:style-name="T3">density</text:span></text:p>
          </table:table-cell>
          <table:table-cell table:style-name="Table115.A2" office:value-type="string">
            <text:p text:style-name="P18">Transitioins per library time unit.</text:p>
          </table:table-cell>
        </table:table-row>
        <table:table-row table:style-name="Table115.1">
          <table:table-cell table:style-name="Table115.A2" office:value-type="string">
            <text:p text:style-name="P17"><text:span text:style-name="T2">-d</text:span><text:span text:style-name="T3">ut</text:span><text:span text:style-name="T2">y </text:span><text:span text:style-name="T3">duty</text:span></text:p>
          </table:table-cell>
          <table:table-cell table:style-name="Table115.A2" office:value-type="string">
            <text:p text:style-name="P13">The duty, or probability the signal is high (0 &lt;= duty &lt;= 1.0). Defaults to 0.5.</text:p>
          </table:table-cell>
        </table:table-row>
        <table:table-row table:style-name="Table115.1">
          <table:table-cell table:style-name="Table115.A2" office:value-type="string">
            <text:p text:style-name="P17"><text:span text:style-name="T2">-clock </text:span><text:span text:style-name="T3">clock</text:span></text:p>
          </table:table-cell>
          <table:table-cell table:style-name="Table115.A2" office:value-type="string">
            <text:p text:style-name="P17"><text:span text:style-name="T1">The clock to use for the period with </text:span><text:span text:style-name="T2">-activity</text:span><text:span text:style-name="T1">. This option is ignored if -</text:span><text:span text:style-name="T2">density</text:span><text:span text:style-name="T1"> is used.</text:span></text:p>
          </table:table-cell>
        </table:table-row>
      </table:table>
      <text:p text:style-name="P14"><text:span text:style-name="T1">The </text:span><text:span text:style-name="T2">set_power_activity</text:span><text:span text:style-name="T1"> command is used to set the activity and duty used for power analysis globally or for input ports or pins in the design.</text:span></text:p>
      <text:p text:style-name="P20">The default input activity for inputs is 0.1 transitions per minimum clock period if a clock is defined or 0.0 if there are no clocks defined. The default input duty is 0.5. This is equivalent to the following command:</text:p>
      <text:p text:style-name="P6"><text:span text:style-name="T2">set_power_activity</text:span><text:span text:style-name="T15"> </text:span><text:span text:style-name="T2">-input -activity 0.1 -duty 0.5</text:span></text:p>
      <table:table table:name="Table116" table:style-name="Table116">
        <table:table-column table:style-name="Table116.A"/>
        <table:table-column table:style-name="Table116.B"/>
        <table:table-row table:style-name="Table116.1">
          <table:table-cell table:style-name="Table116.A1" office:value-type="string">
            <text:p text:style-name="P15">set_propagated_clock</text:p>
          </table:table-cell>
          <table:table-cell table:style-name="Table116.A1" office:value-type="string">
            <text:p text:style-name="P19">objects</text:p>
          </table:table-cell>
        </table:table-row>
        <table:table-row table:style-name="Table116.1">
          <table:table-cell table:style-name="Table116.A2" office:value-type="string">
            <text:p text:style-name="P19">objects</text:p>
          </table:table-cell>
          <table:table-cell table:style-name="Table116.A2" office:value-type="string">
            <text:p text:style-name="P21">A list of clocks, ports or pins.</text:p>
          </table:table-cell>
        </table:table-row>
      </table:table>
      <text:p text:style-name="P14"><text:span text:style-name="T1">The </text:span><text:span text:style-name="T2">set_propagated_clock</text:span><text:span text:style-name="T1"> command changes a clock tree from an ideal network that has no delay one that uses calculated or back-annotated gate and interconnect delays. When </text:span><text:span text:style-name="T3">objects</text:span><text:span text:style-name="T1"> is a port or pin, clock delays downstream of the object are used.</text:span></text:p>
      <table:table table:name="Table117" table:style-name="Table117">
        <table:table-column table:style-name="Table117.A"/>
        <table:table-column table:style-name="Table117.B"/>
        <text:soft-page-break/>
        <table:table-row table:style-name="Table117.1">
          <table:table-cell table:style-name="Table117.A1" office:value-type="string">
            <text:p text:style-name="P15">set_pvt</text:p>
          </table:table-cell>
          <table:table-cell table:style-name="Table117.A1" office:value-type="string">
            <text:p text:style-name="P31"><text:span text:style-name="T2">[-min]<text:line-break/>[-max]<text:line-break/>[-process </text:span><text:span text:style-name="T3">process</text:span><text:span text:style-name="T2">]<text:line-break/>[-voltage </text:span><text:span text:style-name="T3">voltage</text:span><text:span text:style-name="T2">]</text:span></text:p>
            <text:p text:style-name="P17"><text:span text:style-name="T2">[-temperature </text:span><text:span text:style-name="T3">temperature</text:span><text:span text:style-name="T2">]<text:line-break/></text:span><text:span text:style-name="T3">instances</text:span></text:p>
          </table:table-cell>
        </table:table-row>
        <table:table-row table:style-name="Table117.2">
          <table:table-cell table:style-name="Table117.A2" office:value-type="string">
            <text:p text:style-name="P13">-min</text:p>
          </table:table-cell>
          <table:table-cell table:style-name="Table117.A2" office:value-type="string">
            <text:p text:style-name="P21">Set the PVT values for max delays.</text:p>
          </table:table-cell>
        </table:table-row>
        <table:table-row table:style-name="Table117.3">
          <table:table-cell table:style-name="Table117.A2" office:value-type="string">
            <text:p text:style-name="P13">-max</text:p>
          </table:table-cell>
          <table:table-cell table:style-name="Table117.A2" office:value-type="string">
            <text:p text:style-name="P21">Set the PVT values for min delays.</text:p>
          </table:table-cell>
        </table:table-row>
        <table:table-row table:style-name="Table117.4">
          <table:table-cell table:style-name="Table117.A2" office:value-type="string">
            <text:p text:style-name="P17"><text:span text:style-name="T2">-process </text:span><text:span text:style-name="T3">process</text:span></text:p>
          </table:table-cell>
          <table:table-cell table:style-name="Table117.A2" office:value-type="string">
            <text:p text:style-name="P21">A process value (float).</text:p>
          </table:table-cell>
        </table:table-row>
        <table:table-row table:style-name="Table117.5">
          <table:table-cell table:style-name="Table117.A2" office:value-type="string">
            <text:p text:style-name="P17"><text:span text:style-name="T2">-voltage </text:span><text:span text:style-name="T3">voltage</text:span></text:p>
          </table:table-cell>
          <table:table-cell table:style-name="Table117.A2" office:value-type="string">
            <text:p text:style-name="P21">A voltage value (float).</text:p>
          </table:table-cell>
        </table:table-row>
        <table:table-row table:style-name="Table117.6">
          <table:table-cell table:style-name="Table117.A2" office:value-type="string">
            <text:p text:style-name="P17"><text:span text:style-name="T2">-temperature </text:span><text:span text:style-name="T3">temperature</text:span></text:p>
          </table:table-cell>
          <table:table-cell table:style-name="Table117.A2" office:value-type="string">
            <text:p text:style-name="P21">A temperature value (float).</text:p>
          </table:table-cell>
        </table:table-row>
        <table:table-row table:style-name="Table117.7">
          <table:table-cell table:style-name="Table117.A2" office:value-type="string">
            <text:p text:style-name="P19">instances</text:p>
          </table:table-cell>
          <table:table-cell table:style-name="Table117.A2" office:value-type="string">
            <text:p text:style-name="P21">A list instances.</text:p>
          </table:table-cell>
        </table:table-row>
      </table:table>
      <text:p text:style-name="P14"><text:span text:style-name="T1">The </text:span><text:span text:style-name="T2">set_pvt</text:span><text:span text:style-name="T1"> command sets the process, voltage and temperature values used during delay calculation for a specific instance in the design. </text:span></text:p>
      <table:table table:name="Table118" table:style-name="Table118">
        <table:table-column table:style-name="Table118.A"/>
        <table:table-column table:style-name="Table118.B"/>
        <table:table-row table:style-name="Table118.1">
          <table:table-cell table:style-name="Table118.A1" office:value-type="string">
            <text:p text:style-name="P15">set_sense</text:p>
          </table:table-cell>
          <table:table-cell table:style-name="Table118.A1" office:value-type="string">
            <text:p text:style-name="P17"><text:span text:style-name="T2">[-type clock|data]<text:line-break/>[-positive]<text:line-break/>[-negative]<text:line-break/>[-pulse </text:span><text:span text:style-name="T3">pulse_type</text:span><text:span text:style-name="T2">]<text:line-break/>[-stop_propagation]<text:line-break/>[-clock </text:span><text:span text:style-name="T3">clocks</text:span><text:span text:style-name="T2">]<text:line-break/></text:span><text:span text:style-name="T3">pins</text:span></text:p>
          </table:table-cell>
        </table:table-row>
        <table:table-row table:style-name="Table118.1">
          <table:table-cell table:style-name="Table118.A1" office:value-type="string">
            <text:p text:style-name="P13">-type clock</text:p>
          </table:table-cell>
          <table:table-cell table:style-name="Table118.A1" office:value-type="string">
            <text:p text:style-name="P13">Set the sense for clock paths.</text:p>
          </table:table-cell>
        </table:table-row>
        <table:table-row table:style-name="Table118.1">
          <table:table-cell table:style-name="Table118.A3" office:value-type="string">
            <text:p text:style-name="P13">-type data</text:p>
          </table:table-cell>
          <table:table-cell table:style-name="Table118.A3" office:value-type="string">
            <text:p text:style-name="P13">Set the sense for data paths (not supported).</text:p>
          </table:table-cell>
        </table:table-row>
        <table:table-row table:style-name="Table118.1">
          <table:table-cell table:style-name="Table118.A3" office:value-type="string">
            <text:p text:style-name="P13">-positive</text:p>
          </table:table-cell>
          <table:table-cell table:style-name="Table118.A3" office:value-type="string">
            <text:p text:style-name="P13">The clock sense is positive unate.</text:p>
          </table:table-cell>
        </table:table-row>
        <table:table-row table:style-name="Table118.1">
          <table:table-cell table:style-name="Table118.A1" office:value-type="string">
            <text:p text:style-name="P13">-negative</text:p>
          </table:table-cell>
          <table:table-cell table:style-name="Table118.A1" office:value-type="string">
            <text:p text:style-name="P13">The clock sense is negative unate.</text:p>
          </table:table-cell>
        </table:table-row>
        <table:table-row table:style-name="Table118.1">
          <table:table-cell table:style-name="Table118.A1" office:value-type="string">
            <text:p text:style-name="P17"><text:span text:style-name="T2">-pulse </text:span><text:span text:style-name="T3">pulse_type</text:span></text:p>
          </table:table-cell>
          <table:table-cell table:style-name="Table118.A1" office:value-type="string">
            <text:p text:style-name="P13">rise_triggered_high_pulse<text:line-break/>rise_triggered_low_pulse<text:line-break/>fall_triggered_high_pulse<text:line-break/>fall_triggered_low_pulse<text:line-break/>Not supported.</text:p>
          </table:table-cell>
        </table:table-row>
        <text:soft-page-break/>
        <table:table-row table:style-name="Table118.1">
          <table:table-cell table:style-name="Table118.A1" office:value-type="string">
            <text:p text:style-name="P13">-stop_propagation</text:p>
          </table:table-cell>
          <table:table-cell table:style-name="Table118.A1" office:value-type="string">
            <text:p text:style-name="P17"><text:span text:style-name="T2">Stop propagating </text:span><text:span text:style-name="T3">clocks</text:span><text:span text:style-name="T2"> at </text:span><text:span text:style-name="T3">pins</text:span><text:span text:style-name="T2">.</text:span></text:p>
          </table:table-cell>
        </table:table-row>
        <table:table-row table:style-name="Table118.1">
          <table:table-cell table:style-name="Table118.A1" office:value-type="string">
            <text:p text:style-name="P19">clocks</text:p>
          </table:table-cell>
          <table:table-cell table:style-name="Table118.A1" office:value-type="string">
            <text:p text:style-name="P13">A list of clocks to apply the sense.</text:p>
          </table:table-cell>
        </table:table-row>
        <table:table-row table:style-name="Table118.1">
          <table:table-cell table:style-name="Table118.A3" office:value-type="string">
            <text:p text:style-name="P19">pins</text:p>
          </table:table-cell>
          <table:table-cell table:style-name="Table118.A3" office:value-type="string">
            <text:p text:style-name="P21">A list of pins.</text:p>
          </table:table-cell>
        </table:table-row>
      </table:table>
      <text:p text:style-name="P14"><text:span text:style-name="T1">The </text:span><text:span text:style-name="T2">set_sense</text:span><text:span text:style-name="T1"> command is used to modify the propagation of a clock signal. The clock sense is set with the -</text:span><text:span text:style-name="T2">positive</text:span><text:span text:style-name="T1"> and </text:span><text:span text:style-name="T2">–negative</text:span><text:span text:style-name="T1"> flags. Use the </text:span><text:span text:style-name="T2">–stop_propagation</text:span><text:span text:style-name="T1"> flag to stop the clock from propagating beyond a pin. The </text:span><text:span text:style-name="T2">–positive</text:span><text:span text:style-name="T1">, </text:span><text:span text:style-name="T2">-negative</text:span><text:span text:style-name="T1">, </text:span><text:span text:style-name="T2">-stop_propagation</text:span><text:span text:style-name="T1">, and </text:span><text:span text:style-name="T2">–pulse</text:span><text:span text:style-name="T1"> options are mutually exclusive. If the </text:span><text:span text:style-name="T2">–clock</text:span><text:span text:style-name="T1"> option is not used the command applies to all clocks that traverse </text:span><text:span text:style-name="T3">pins</text:span><text:span text:style-name="T1">. The </text:span><text:span text:style-name="T2">–pulse</text:span><text:span text:style-name="T1"> option is currently not supported.</text:span></text:p>
      <table:table table:name="Table119" table:style-name="Table119">
        <table:table-column table:style-name="Table119.A"/>
        <table:table-column table:style-name="Table119.B"/>
        <table:table-row table:style-name="Table119.1">
          <table:table-cell table:style-name="Table119.A1" office:value-type="string">
            <text:p text:style-name="P15">set_timing_derate</text:p>
          </table:table-cell>
          <table:table-cell table:style-name="Table119.A1" office:value-type="string">
            <text:p text:style-name="P17"><text:span text:style-name="T2">[-rise]<text:line-break/>[-fall]<text:line-break/>[-early]<text:line-break/>[-late]<text:line-break/>[-clock]<text:line-break/>[-data]<text:line-break/>[-net_delay]<text:line-break/>[-cell_delay]<text:line-break/>[-cell_check]<text:line-break/></text:span><text:span text:style-name="T3">derate<text:line-break/></text:span><text:span text:style-name="T2">[</text:span><text:span text:style-name="T3">objects</text:span><text:span text:style-name="T2">]</text:span></text:p>
          </table:table-cell>
        </table:table-row>
        <table:table-row table:style-name="Table119.1">
          <table:table-cell table:style-name="Table119.A2" office:value-type="string">
            <text:p text:style-name="P13">-rise</text:p>
          </table:table-cell>
          <table:table-cell table:style-name="Table119.A2" office:value-type="string">
            <text:p text:style-name="P13">Set the derating for rising delays.</text:p>
          </table:table-cell>
        </table:table-row>
        <table:table-row table:style-name="Table119.1">
          <table:table-cell table:style-name="Table119.A2" office:value-type="string">
            <text:p text:style-name="P13">-fall</text:p>
          </table:table-cell>
          <table:table-cell table:style-name="Table119.A2" office:value-type="string">
            <text:p text:style-name="P13">Set the derating for falling delays.</text:p>
          </table:table-cell>
        </table:table-row>
        <table:table-row table:style-name="Table119.1">
          <table:table-cell table:style-name="Table119.A2" office:value-type="string">
            <text:p text:style-name="P13">-early</text:p>
          </table:table-cell>
          <table:table-cell table:style-name="Table119.A2" office:value-type="string">
            <text:p text:style-name="P13">Derate early (min) paths.</text:p>
          </table:table-cell>
        </table:table-row>
        <table:table-row table:style-name="Table119.1">
          <table:table-cell table:style-name="Table119.A2" office:value-type="string">
            <text:p text:style-name="P13">-late</text:p>
          </table:table-cell>
          <table:table-cell table:style-name="Table119.A2" office:value-type="string">
            <text:p text:style-name="P13">Derate late (max) paths.</text:p>
          </table:table-cell>
        </table:table-row>
        <table:table-row table:style-name="Table119.1">
          <table:table-cell table:style-name="Table119.A2" office:value-type="string">
            <text:p text:style-name="P13">-clock</text:p>
          </table:table-cell>
          <table:table-cell table:style-name="Table119.A2" office:value-type="string">
            <text:p text:style-name="P13">Derate paths in the clock network.</text:p>
          </table:table-cell>
        </table:table-row>
        <table:table-row table:style-name="Table119.1">
          <table:table-cell table:style-name="Table119.A2" office:value-type="string">
            <text:p text:style-name="P13">-data</text:p>
          </table:table-cell>
          <table:table-cell table:style-name="Table119.A2" office:value-type="string">
            <text:p text:style-name="P13">Derate data paths.</text:p>
          </table:table-cell>
        </table:table-row>
        <table:table-row table:style-name="Table119.1">
          <table:table-cell table:style-name="Table119.A2" office:value-type="string">
            <text:p text:style-name="P13">-net_delay</text:p>
          </table:table-cell>
          <table:table-cell table:style-name="Table119.A2" office:value-type="string">
            <text:p text:style-name="P13">Derate net (interconnect) delays.</text:p>
          </table:table-cell>
        </table:table-row>
        <table:table-row table:style-name="Table119.1">
          <table:table-cell table:style-name="Table119.A2" office:value-type="string">
            <text:p text:style-name="P13">-cell_delay</text:p>
          </table:table-cell>
          <table:table-cell table:style-name="Table119.A2" office:value-type="string">
            <text:p text:style-name="P13">Derate cell delays.</text:p>
          </table:table-cell>
        </table:table-row>
        <table:table-row table:style-name="Table119.1">
          <table:table-cell table:style-name="Table119.A2" office:value-type="string">
            <text:p text:style-name="P13">-cell_check</text:p>
          </table:table-cell>
          <table:table-cell table:style-name="Table119.A2" office:value-type="string">
            <text:p text:style-name="P13">Derate cell timing check margins.</text:p>
          </table:table-cell>
        </table:table-row>
        <table:table-row table:style-name="Table119.1">
          <table:table-cell table:style-name="Table119.A2" office:value-type="string">
            <text:p text:style-name="P19">derate</text:p>
          </table:table-cell>
          <table:table-cell table:style-name="Table119.A2" office:value-type="string">
            <text:p text:style-name="P13">The derating factor to apply to delays.</text:p>
          </table:table-cell>
        </table:table-row>
        <table:table-row table:style-name="Table119.1">
          <table:table-cell table:style-name="Table119.A2" office:value-type="string">
            <text:p text:style-name="P19">objects</text:p>
          </table:table-cell>
          <table:table-cell table:style-name="Table119.A2" office:value-type="string">
            <text:p text:style-name="P13">A list of instances, library cells, or nets.</text:p>
          </table:table-cell>
        </table:table-row>
      </table:table>
      <text:p text:style-name="P14"><text:span text:style-name="T1">The </text:span><text:span text:style-name="T2">set_timing_derate</text:span><text:span text:style-name="T1"> command is used to derate delay calculation results used by the STA. If the </text:span><text:span text:style-name="T2">–early</text:span><text:span text:style-name="T1"> and </text:span><text:span text:style-name="T2">–late</text:span><text:span text:style-name="T1"> flags are omitted the both min and max paths are derated. If the </text:span><text:span text:style-name="T2">–clock</text:span><text:span text:style-name="T1"> and </text:span><text:span text:style-name="T2">–data</text:span><text:span text:style-name="T1"> flags are not used the derating both clock and data paths are derated. </text:span></text:p>
      <text:p text:style-name="P14"><text:soft-page-break/><text:span text:style-name="T1">Use the </text:span><text:span text:style-name="T2">unset_timing_derate</text:span><text:span text:style-name="T1"> command to remove all derating factors.</text:span></text:p>
      <table:table table:name="Table120" table:style-name="Table120">
        <table:table-column table:style-name="Table120.A"/>
        <table:table-column table:style-name="Table120.B"/>
        <table:table-row table:style-name="Table120.1">
          <table:table-cell table:style-name="Table120.A1" office:value-type="string">
            <text:p text:style-name="P15">set_resistance</text:p>
          </table:table-cell>
          <table:table-cell table:style-name="Table120.A1" office:value-type="string">
            <text:p text:style-name="P17"><text:span text:style-name="T2">[-max]<text:line-break/>[-min]<text:line-break/></text:span><text:span text:style-name="T3">resistance<text:line-break/>nets</text:span></text:p>
          </table:table-cell>
        </table:table-row>
        <table:table-row table:style-name="Table120.1">
          <table:table-cell table:style-name="Table120.A2" office:value-type="string">
            <text:p text:style-name="P13">-min</text:p>
          </table:table-cell>
          <table:table-cell table:style-name="Table120.A2" office:value-type="string">
            <text:p text:style-name="P13">The resistance for minimum path delay calculation.</text:p>
          </table:table-cell>
        </table:table-row>
        <table:table-row table:style-name="Table120.1">
          <table:table-cell table:style-name="Table120.A2" office:value-type="string">
            <text:p text:style-name="P13">-max</text:p>
          </table:table-cell>
          <table:table-cell table:style-name="Table120.A2" office:value-type="string">
            <text:p text:style-name="P13">The resistance for maximum path delay calculation.</text:p>
          </table:table-cell>
        </table:table-row>
        <table:table-row table:style-name="Table120.1">
          <table:table-cell table:style-name="Table120.A2" office:value-type="string">
            <text:p text:style-name="P19">resistance</text:p>
          </table:table-cell>
          <table:table-cell table:style-name="Table120.A2" office:value-type="string">
            <text:p text:style-name="P13">The net resistance.</text:p>
          </table:table-cell>
        </table:table-row>
        <table:table-row table:style-name="Table120.1">
          <table:table-cell table:style-name="Table120.A2" office:value-type="string">
            <text:p text:style-name="P19">nets</text:p>
          </table:table-cell>
          <table:table-cell table:style-name="Table120.A2" office:value-type="string">
            <text:p text:style-name="P21">A list of nets.</text:p>
          </table:table-cell>
        </table:table-row>
      </table:table>
      <text:p text:style-name="P20"/>
      <table:table table:name="Table121" table:style-name="Table121">
        <table:table-column table:style-name="Table121.A"/>
        <table:table-column table:style-name="Table121.B"/>
        <table:table-row table:style-name="Table121.1">
          <table:table-cell table:style-name="Table121.A1" office:value-type="string">
            <text:p text:style-name="P15">set_units</text:p>
          </table:table-cell>
          <table:table-cell table:style-name="Table121.A1" office:value-type="string">
            <text:p text:style-name="P17"><text:span text:style-name="T2">[-capacitance </text:span><text:span text:style-name="T3">cap_unit</text:span><text:span text:style-name="T2">]<text:line-break/>[-resistance </text:span><text:span text:style-name="T3">res_unit</text:span><text:span text:style-name="T2">]<text:line-break/>[-time </text:span><text:span text:style-name="T3">time_unit</text:span><text:span text:style-name="T2">]<text:line-break/>[-voltage </text:span><text:span text:style-name="T3">voltage_unit</text:span><text:span text:style-name="T2">]<text:line-break/>[-current </text:span><text:span text:style-name="T3">current_unit</text:span><text:span text:style-name="T2">]<text:line-break/>[-power </text:span><text:span text:style-name="T3">power_unit</text:span><text:span text:style-name="T2">]<text:line-break/>[-distance </text:span><text:span text:style-name="T3">distance_unit</text:span><text:span text:style-name="T2">]</text:span></text:p>
          </table:table-cell>
        </table:table-row>
        <table:table-row table:style-name="Table121.1">
          <table:table-cell table:style-name="Table121.A2" office:value-type="string">
            <text:p text:style-name="P19">-capacitance cap_unit</text:p>
          </table:table-cell>
          <table:table-cell table:style-name="Table121.A2" office:value-type="string">
            <text:p text:style-name="P13">The capacitance scale factor followed by 'f'.</text:p>
          </table:table-cell>
        </table:table-row>
        <table:table-row table:style-name="Table121.1">
          <table:table-cell table:style-name="Table121.A2" office:value-type="string">
            <text:p text:style-name="P19">-resistance res_unit</text:p>
          </table:table-cell>
          <table:table-cell table:style-name="Table121.A2" office:value-type="string">
            <text:p text:style-name="P13">The resistance scale factor followed by 'ohm'.</text:p>
          </table:table-cell>
        </table:table-row>
        <table:table-row table:style-name="Table121.1">
          <table:table-cell table:style-name="Table121.A2" office:value-type="string">
            <text:p text:style-name="P19">-time time_unit</text:p>
          </table:table-cell>
          <table:table-cell table:style-name="Table121.A2" office:value-type="string">
            <text:p text:style-name="P13">The time scale factor followed by 's'.</text:p>
          </table:table-cell>
        </table:table-row>
        <table:table-row table:style-name="Table121.1">
          <table:table-cell table:style-name="Table121.A2" office:value-type="string">
            <text:p text:style-name="P19">-voltage voltage_unit</text:p>
          </table:table-cell>
          <table:table-cell table:style-name="Table121.A2" office:value-type="string">
            <text:p text:style-name="P21">The voltage scale factor followed by 'v'.</text:p>
          </table:table-cell>
        </table:table-row>
        <table:table-row table:style-name="Table121.1">
          <table:table-cell table:style-name="Table121.A2" office:value-type="string">
            <text:p text:style-name="P19">-current current_unit</text:p>
          </table:table-cell>
          <table:table-cell table:style-name="Table121.A2" office:value-type="string">
            <text:p text:style-name="P21">The current scale factor followed by 'A'.</text:p>
          </table:table-cell>
        </table:table-row>
        <table:table-row table:style-name="Table121.1">
          <table:table-cell table:style-name="Table121.A2" office:value-type="string">
            <text:p text:style-name="P19">-power power_unit</text:p>
          </table:table-cell>
          <table:table-cell table:style-name="Table121.A2" office:value-type="string">
            <text:p text:style-name="P21">The power scale factor followed by 'w'.</text:p>
          </table:table-cell>
        </table:table-row>
      </table:table>
      <text:p text:style-name="P14"><text:span text:style-name="T1">The </text:span><text:span text:style-name="T2">set_units</text:span><text:span text:style-name="T1"> command is used to </text:span><text:span text:style-name="T16">check</text:span><text:span text:style-name="T1"> the units used by the STA command interpreter when parsing commands and reporting results. If the current units differ from the </text:span><text:span text:style-name="T2">set_unit</text:span><text:span text:style-name="T1"> value a warning is printed. Use the </text:span><text:span text:style-name="T2">set_cmd_units</text:span><text:span text:style-name="T1"> command to change the command units.</text:span></text:p>
      <text:p text:style-name="P8">Units are specified as a scale factor followed by a unit name. The scale factors are as follows.</text:p>
      <text:p text:style-name="P33">M 1E+6<text:line-break/>k 1E+3<text:line-break/>m 1E-3<text:line-break/>u 1E-6<text:line-break/>n 1E-9<text:line-break/><text:soft-page-break/>p 1E-12<text:line-break/>f 1E-15</text:p>
      <text:p text:style-name="P5"><text:span text:style-name="T1">An example of the </text:span><text:span text:style-name="T2">set_units</text:span><text:span text:style-name="T1"> command is shown below.</text:span></text:p>
      <text:p text:style-name="P34">set_units -time ns -capacitance pF -current mA -voltage V -resistance kOhm</text:p>
      <table:table table:name="Table122" table:style-name="Table122">
        <table:table-column table:style-name="Table122.A"/>
        <table:table-column table:style-name="Table122.B"/>
        <table:table-row table:style-name="Table122.1">
          <table:table-cell table:style-name="Table122.A1" office:value-type="string">
            <text:p text:style-name="P15">set_wire_load_min_block_size</text:p>
          </table:table-cell>
          <table:table-cell table:style-name="Table122.A1" office:value-type="string">
            <text:p text:style-name="P19">size</text:p>
          </table:table-cell>
        </table:table-row>
      </table:table>
      <text:p text:style-name="P14"><text:span text:style-name="T1">The </text:span><text:span text:style-name="T2">set_wire_load_min_block_size</text:span><text:span text:style-name="T1"> command is not supported.</text:span></text:p>
      <table:table table:name="Table123" table:style-name="Table123">
        <table:table-column table:style-name="Table123.A"/>
        <table:table-column table:style-name="Table123.B"/>
        <table:table-row table:style-name="Table123.1">
          <table:table-cell table:style-name="Table123.A1" office:value-type="string">
            <text:p text:style-name="P15">set_wire_load_mode</text:p>
          </table:table-cell>
          <table:table-cell table:style-name="Table123.A1" office:value-type="string">
            <text:p text:style-name="P13">top|enclosed|segmented</text:p>
          </table:table-cell>
        </table:table-row>
        <table:table-row table:style-name="Table123.1">
          <table:table-cell table:style-name="Table123.A2" office:value-type="string">
            <text:p text:style-name="P13">top</text:p>
          </table:table-cell>
          <table:table-cell table:style-name="Table123.A2" office:value-type="string">
            <text:p text:style-name="P13"/>
          </table:table-cell>
        </table:table-row>
        <table:table-row table:style-name="Table123.1">
          <table:table-cell table:style-name="Table123.A2" office:value-type="string">
            <text:p text:style-name="P13">enclosed</text:p>
          </table:table-cell>
          <table:table-cell table:style-name="Table123.A2" office:value-type="string">
            <text:p text:style-name="P13"/>
          </table:table-cell>
        </table:table-row>
        <table:table-row table:style-name="Table123.1">
          <table:table-cell table:style-name="Table123.A2" office:value-type="string">
            <text:p text:style-name="P13">segmented</text:p>
          </table:table-cell>
          <table:table-cell table:style-name="Table123.A2" office:value-type="string">
            <text:p text:style-name="P13"/>
          </table:table-cell>
        </table:table-row>
      </table:table>
      <text:p text:style-name="P14"><text:span text:style-name="T1">The </text:span><text:span text:style-name="T2">set_wire_load_mode</text:span><text:span text:style-name="T1"> command is ignored during timing but is included in SDC files that are written.</text:span></text:p>
      <table:table table:name="Table124" table:style-name="Table124">
        <table:table-column table:style-name="Table124.A"/>
        <table:table-column table:style-name="Table124.B"/>
        <table:table-row table:style-name="Table124.1">
          <table:table-cell table:style-name="Table124.A1" office:value-type="string">
            <text:p text:style-name="P15">set_wire_load_model</text:p>
          </table:table-cell>
          <table:table-cell table:style-name="Table124.A1" office:value-type="string">
            <text:p text:style-name="P17"><text:span text:style-name="T2">-name</text:span><text:span text:style-name="T3"> model_name<text:line-break/></text:span><text:span text:style-name="T2">[-library </text:span><text:span text:style-name="T3">library</text:span><text:span text:style-name="T2">]</text:span><text:span text:style-name="T3"><text:line-break/></text:span><text:span text:style-name="T2">[-max]<text:line-break/>[-min]</text:span><text:span text:style-name="T3"><text:line-break/></text:span><text:span text:style-name="T2">[</text:span><text:span text:style-name="T3">objects</text:span><text:span text:style-name="T2">]</text:span></text:p>
          </table:table-cell>
        </table:table-row>
        <table:table-row table:style-name="Table124.1">
          <table:table-cell table:style-name="Table124.A2" office:value-type="string">
            <text:p text:style-name="P17"><text:span text:style-name="T2">-name </text:span><text:span text:style-name="T3">model_name</text:span></text:p>
          </table:table-cell>
          <table:table-cell table:style-name="Table124.A2" office:value-type="string">
            <text:p text:style-name="P13">The name of a wire load model.</text:p>
          </table:table-cell>
        </table:table-row>
        <table:table-row table:style-name="Table124.1">
          <table:table-cell table:style-name="Table124.A2" office:value-type="string">
            <text:p text:style-name="P17"><text:span text:style-name="T2">-library </text:span><text:span text:style-name="T3">library</text:span></text:p>
          </table:table-cell>
          <table:table-cell table:style-name="Table124.A2" office:value-type="string">
            <text:p text:style-name="P17"><text:span text:style-name="T2">Library to look for </text:span><text:span text:style-name="T3">model_name</text:span><text:span text:style-name="T2">.</text:span></text:p>
          </table:table-cell>
        </table:table-row>
        <table:table-row table:style-name="Table124.1">
          <table:table-cell table:style-name="Table124.A2" office:value-type="string">
            <text:p text:style-name="P13">-max</text:p>
          </table:table-cell>
          <table:table-cell table:style-name="Table124.A2" office:value-type="string">
            <text:p text:style-name="P13">The wire load model is for maximum path delays.</text:p>
          </table:table-cell>
        </table:table-row>
        <table:table-row table:style-name="Table124.1">
          <table:table-cell table:style-name="Table124.A2" office:value-type="string">
            <text:p text:style-name="P13">-min</text:p>
          </table:table-cell>
          <table:table-cell table:style-name="Table124.A2" office:value-type="string">
            <text:p text:style-name="P13">The wire load model is for minimum path delays.</text:p>
          </table:table-cell>
        </table:table-row>
        <table:table-row table:style-name="Table124.1">
          <table:table-cell table:style-name="Table124.A2" office:value-type="string">
            <text:p text:style-name="P19">objects</text:p>
          </table:table-cell>
          <table:table-cell table:style-name="Table124.A2" office:value-type="string">
            <text:p text:style-name="P13">Not supported.</text:p>
          </table:table-cell>
        </table:table-row>
      </table:table>
      <text:p text:style-name="P20"/>
      <table:table table:name="Table125" table:style-name="Table125">
        <table:table-column table:style-name="Table125.A"/>
        <table:table-column table:style-name="Table125.B"/>
        <table:table-row table:style-name="Table125.1">
          <table:table-cell table:style-name="Table125.A1" office:value-type="string">
            <text:p text:style-name="P15">set_wire_load_selection_group</text:p>
          </table:table-cell>
          <table:table-cell table:style-name="Table125.A1" office:value-type="string">
            <text:p text:style-name="P17"><text:span text:style-name="T2">[-library </text:span><text:span text:style-name="T3">library</text:span><text:span text:style-name="T2">]</text:span><text:span text:style-name="T3"><text:line-break/></text:span><text:span text:style-name="T2">[-max]<text:line-break/>[-min]<text:line-break/></text:span><text:span text:style-name="T3">group_name<text:line-break/></text:span><text:span text:style-name="T2">[</text:span><text:span text:style-name="T3">objects</text:span><text:span text:style-name="T2">]</text:span></text:p>
          </table:table-cell>
        </table:table-row>
        <text:soft-page-break/>
        <table:table-row table:style-name="Table125.1">
          <table:table-cell table:style-name="Table125.A2" office:value-type="string">
            <text:p text:style-name="P19">library</text:p>
          </table:table-cell>
          <table:table-cell table:style-name="Table125.A2" office:value-type="string">
            <text:p text:style-name="P17"><text:span text:style-name="T2">Library to look for </text:span><text:span text:style-name="T3">group_name</text:span><text:span text:style-name="T2">.</text:span></text:p>
          </table:table-cell>
        </table:table-row>
        <table:table-row table:style-name="Table125.1">
          <table:table-cell table:style-name="Table125.A2" office:value-type="string">
            <text:p text:style-name="P13">-max</text:p>
          </table:table-cell>
          <table:table-cell table:style-name="Table125.A2" office:value-type="string">
            <text:p text:style-name="P13">The wire load selection is for maximum path delays.</text:p>
          </table:table-cell>
        </table:table-row>
        <table:table-row table:style-name="Table125.1">
          <table:table-cell table:style-name="Table125.A2" office:value-type="string">
            <text:p text:style-name="P13">-min</text:p>
          </table:table-cell>
          <table:table-cell table:style-name="Table125.A2" office:value-type="string">
            <text:p text:style-name="P13">The wire load selection is for minimum path delays.</text:p>
          </table:table-cell>
        </table:table-row>
        <table:table-row table:style-name="Table125.1">
          <table:table-cell table:style-name="Table125.A2" office:value-type="string">
            <text:p text:style-name="P19">group_name</text:p>
          </table:table-cell>
          <table:table-cell table:style-name="Table125.A2" office:value-type="string">
            <text:p text:style-name="P13">A wire load selection group name.</text:p>
          </table:table-cell>
        </table:table-row>
        <table:table-row table:style-name="Table125.1">
          <table:table-cell table:style-name="Table125.A2" office:value-type="string">
            <text:p text:style-name="P19">objects</text:p>
          </table:table-cell>
          <table:table-cell table:style-name="Table125.A2" office:value-type="string">
            <text:p text:style-name="P13">Not supported.</text:p>
          </table:table-cell>
        </table:table-row>
      </table:table>
      <text:p text:style-name="P14"><text:span text:style-name="T1">The </text:span><text:span text:style-name="T2">set_wire_load_selection_group</text:span><text:span text:style-name="T1"> command is parsed but not supported.</text:span></text:p>
      <table:table table:name="Table126" table:style-name="Table126">
        <table:table-column table:style-name="Table126.A"/>
        <table:table-column table:style-name="Table126.B"/>
        <table:table-row table:style-name="Table126.1">
          <table:table-cell table:style-name="Table126.A1" office:value-type="string">
            <text:p text:style-name="P15">suppress_msg</text:p>
          </table:table-cell>
          <table:table-cell table:style-name="Table126.A1" office:value-type="string">
            <text:p text:style-name="P19">msg_ids</text:p>
          </table:table-cell>
        </table:table-row>
        <table:table-row table:style-name="Table126.1">
          <table:table-cell table:style-name="Table126.A2" office:value-type="string">
            <text:p text:style-name="P19">msg_ids</text:p>
          </table:table-cell>
          <table:table-cell table:style-name="Table126.A2" office:value-type="string">
            <text:p text:style-name="P21">A list of error/warning message IDs to suppress.</text:p>
          </table:table-cell>
        </table:table-row>
      </table:table>
      <text:p text:style-name="P14"><text:span text:style-name="T1">The </text:span><text:span text:style-name="T2">suppress_msg</text:span><text:span text:style-name="T1"> command suppresses specified error/warning messages by ID. The list of message IDs can be found in </text:span><text:span text:style-name="T3">doc/messages.txt</text:span><text:span text:style-name="T4">.</text:span></text:p>
      <table:table table:name="Table127" table:style-name="Table127">
        <table:table-column table:style-name="Table127.A"/>
        <table:table-column table:style-name="Table127.B"/>
        <table:table-row table:style-name="Table127.1">
          <table:table-cell table:style-name="Table127.A1" office:value-type="string">
            <text:p text:style-name="P15">unset_case_analysis</text:p>
          </table:table-cell>
          <table:table-cell table:style-name="Table127.A1" office:value-type="string">
            <text:p text:style-name="P19">port_or_pin_list</text:p>
          </table:table-cell>
        </table:table-row>
        <table:table-row table:style-name="Table127.1">
          <table:table-cell table:style-name="Table127.A2" office:value-type="string">
            <text:p text:style-name="P19">port_or_pin_list</text:p>
          </table:table-cell>
          <table:table-cell table:style-name="Table127.A2" office:value-type="string">
            <text:p text:style-name="P21">A list of ports or pins.</text:p>
          </table:table-cell>
        </table:table-row>
      </table:table>
      <text:p text:style-name="P14"><text:span text:style-name="T1">The </text:span><text:span text:style-name="T2">unset_case_analysis</text:span><text:span text:style-name="T1"> command removes the constant values defined by the </text:span><text:span text:style-name="T2">set_case_analysis</text:span><text:span text:style-name="T1"> command.</text:span></text:p>
      <table:table table:name="Table128" table:style-name="Table128">
        <table:table-column table:style-name="Table128.A"/>
        <table:table-column table:style-name="Table128.B"/>
        <table:table-row table:style-name="Table128.1">
          <table:table-cell table:style-name="Table128.A1" office:value-type="string">
            <text:p text:style-name="P15">unset_clock_latency</text:p>
          </table:table-cell>
          <table:table-cell table:style-name="Table128.A1" office:value-type="string">
            <text:p text:style-name="P17"><text:span text:style-name="T2">[-source]</text:span><text:span text:style-name="T3"><text:line-break/>objects</text:span></text:p>
          </table:table-cell>
        </table:table-row>
        <table:table-row table:style-name="Table128.1">
          <table:table-cell table:style-name="Table128.A1" office:value-type="string">
            <text:p text:style-name="P13">-source</text:p>
          </table:table-cell>
          <table:table-cell table:style-name="Table128.A1" office:value-type="string">
            <text:p text:style-name="P16">Specifies source clock latency (clock insertion delay).</text:p>
          </table:table-cell>
        </table:table-row>
        <table:table-row table:style-name="Table128.1">
          <table:table-cell table:style-name="Table128.A3" office:value-type="string">
            <text:p text:style-name="P19">objects</text:p>
          </table:table-cell>
          <table:table-cell table:style-name="Table128.A3" office:value-type="string">
            <text:p text:style-name="P21">A list of clocks, pins or ports.</text:p>
          </table:table-cell>
        </table:table-row>
      </table:table>
      <text:p text:style-name="P14"><text:span text:style-name="T1">The </text:span><text:span text:style-name="T2">unset_clock_latency</text:span><text:span text:style-name="T1"> command removes the clock latency set with the </text:span><text:span text:style-name="T2">set_clock_latency</text:span><text:span text:style-name="T1"> command.</text:span></text:p>
      <table:table table:name="Table129" table:style-name="Table129">
        <table:table-column table:style-name="Table129.A"/>
        <table:table-column table:style-name="Table129.B"/>
        <table:table-row table:style-name="Table129.1">
          <table:table-cell table:style-name="Table129.A1" office:value-type="string">
            <text:p text:style-name="P15">unset_clock_transition</text:p>
          </table:table-cell>
          <table:table-cell table:style-name="Table129.A1" office:value-type="string">
            <text:p text:style-name="P19">clocks</text:p>
          </table:table-cell>
        </table:table-row>
        <table:table-row table:style-name="Table129.1">
          <table:table-cell table:style-name="Table129.A2" office:value-type="string">
            <text:p text:style-name="P19">clocks</text:p>
          </table:table-cell>
          <table:table-cell table:style-name="Table129.A2" office:value-type="string">
            <text:p text:style-name="P21">A list of clocks.</text:p>
          </table:table-cell>
        </table:table-row>
      </table:table>
      <text:p text:style-name="P14"><text:span text:style-name="T1">The </text:span><text:span text:style-name="T2">unset_clock_transition</text:span><text:span text:style-name="T1"> command removes the clock transition set with the </text:span><text:span text:style-name="T2">set_clock_transition</text:span><text:span text:style-name="T1"> command.</text:span></text:p>
      <table:table table:name="Table130" table:style-name="Table130">
        <table:table-column table:style-name="Table130.A"/>
        <table:table-column table:style-name="Table130.B"/>
        <text:soft-page-break/>
        <table:table-row table:style-name="Table130.1">
          <table:table-cell table:style-name="Table130.A1" office:value-type="string">
            <text:p text:style-name="P15">unset_clock_uncertainty</text:p>
          </table:table-cell>
          <table:table-cell table:style-name="Table130.A1" office:value-type="string">
            <text:p text:style-name="P17"><text:span text:style-name="T2">[-from|-rise_from|-fall_from </text:span><text:span text:style-name="T3">from_clock</text:span><text:span text:style-name="T2">]</text:span><text:span text:style-name="T3"><text:line-break/></text:span><text:span text:style-name="T2">[</text:span><text:span text:style-name="T3">-</text:span><text:span text:style-name="T2">to|-rise_to|-fall_to</text:span><text:span text:style-name="T3"> to_clock</text:span><text:span text:style-name="T2">]<text:line-break/>[-rise]<text:line-break/>[-fall]<text:line-break/>[-setup]<text:line-break/>[-hold]</text:span><text:span text:style-name="T3"><text:line-break/></text:span><text:span text:style-name="T2">[</text:span><text:span text:style-name="T3">objects</text:span><text:span text:style-name="T2">]</text:span></text:p>
          </table:table-cell>
        </table:table-row>
        <table:table-row table:style-name="Table130.1">
          <table:table-cell table:style-name="Table130.A2" office:value-type="string">
            <text:p text:style-name="P17"><text:span text:style-name="T2">-from </text:span><text:span text:style-name="T3">from_clock</text:span></text:p>
          </table:table-cell>
          <table:table-cell table:style-name="Table130.A2" office:value-type="string">
            <text:p text:style-name="P13"/>
          </table:table-cell>
        </table:table-row>
        <table:table-row table:style-name="Table130.1">
          <table:table-cell table:style-name="Table130.A2" office:value-type="string">
            <text:p text:style-name="P17"><text:span text:style-name="T2">-to </text:span><text:span text:style-name="T3">to_clock</text:span></text:p>
          </table:table-cell>
          <table:table-cell table:style-name="Table130.A2" office:value-type="string">
            <text:p text:style-name="P13"/>
          </table:table-cell>
        </table:table-row>
        <table:table-row table:style-name="Table130.1">
          <table:table-cell table:style-name="Table130.A2" office:value-type="string">
            <text:p text:style-name="P13">-rise</text:p>
          </table:table-cell>
          <table:table-cell table:style-name="Table130.A2" office:value-type="string">
            <text:p text:style-name="P21">The uncertainty is for the rising edge of the clock.</text:p>
          </table:table-cell>
        </table:table-row>
        <table:table-row table:style-name="Table130.1">
          <table:table-cell table:style-name="Table130.A2" office:value-type="string">
            <text:p text:style-name="P13">-fall</text:p>
          </table:table-cell>
          <table:table-cell table:style-name="Table130.A2" office:value-type="string">
            <text:p text:style-name="P21">The uncertainty is for the falling edge of the clock.</text:p>
          </table:table-cell>
        </table:table-row>
        <table:table-row table:style-name="Table130.1">
          <table:table-cell table:style-name="Table130.A2" office:value-type="string">
            <text:p text:style-name="P13">-setup</text:p>
          </table:table-cell>
          <table:table-cell table:style-name="Table130.A2" office:value-type="string">
            <text:p text:style-name="P23"><text:span text:style-name="T3">uncertainty</text:span><text:span text:style-name="T2"> is the setup check uncertainty.</text:span></text:p>
          </table:table-cell>
        </table:table-row>
        <table:table-row table:style-name="Table130.1">
          <table:table-cell table:style-name="Table130.A2" office:value-type="string">
            <text:p text:style-name="P13">-hold</text:p>
          </table:table-cell>
          <table:table-cell table:style-name="Table130.A2" office:value-type="string">
            <text:p text:style-name="P23"><text:span text:style-name="T3">uncertainty</text:span><text:span text:style-name="T2"> is the hold uncertainty.</text:span></text:p>
          </table:table-cell>
        </table:table-row>
        <table:table-row table:style-name="Table130.1">
          <table:table-cell table:style-name="Table130.A2" office:value-type="string">
            <text:p text:style-name="P22">uncertainty</text:p>
          </table:table-cell>
          <table:table-cell table:style-name="Table130.A2" office:value-type="string">
            <text:p text:style-name="P21">Clock uncertainty.</text:p>
          </table:table-cell>
        </table:table-row>
        <table:table-row table:style-name="Table130.1">
          <table:table-cell table:style-name="Table130.A2" office:value-type="string">
            <text:p text:style-name="P19">objects</text:p>
          </table:table-cell>
          <table:table-cell table:style-name="Table130.A2" office:value-type="string">
            <text:p text:style-name="P21">A list of clocks, ports or pins.</text:p>
          </table:table-cell>
        </table:table-row>
      </table:table>
      <text:p text:style-name="P14"><text:span text:style-name="T1">The </text:span><text:span text:style-name="T2">unset_clock_uncertainty</text:span><text:span text:style-name="T1"> command removes clock uncertainty defined with the </text:span><text:span text:style-name="T2">set_clock_uncertainty</text:span><text:span text:style-name="T1"> command.</text:span></text:p>
      <table:table table:name="Table131" table:style-name="Table131">
        <table:table-column table:style-name="Table131.A"/>
        <table:table-column table:style-name="Table131.B"/>
        <table:table-row table:style-name="Table131.1">
          <table:table-cell table:style-name="Table131.A1" office:value-type="string">
            <text:p text:style-name="P15">unset_data_check</text:p>
          </table:table-cell>
          <table:table-cell table:style-name="Table131.A1" office:value-type="string">
            <text:p text:style-name="P17"><text:span text:style-name="T2">[-from|-rise_from|-fall_from </text:span><text:span text:style-name="T3">from_object</text:span><text:span text:style-name="T2">]<text:line-break/>[-to|-rise_to|-fall_to </text:span><text:span text:style-name="T3">to_object</text:span><text:span text:style-name="T2">]<text:line-break/>[-setup]<text:line-break/>[-hold]<text:line-break/>[-clock </text:span><text:span text:style-name="T3">clock</text:span><text:span text:style-name="T2">]</text:span></text:p>
          </table:table-cell>
        </table:table-row>
        <table:table-row table:style-name="Table131.1">
          <table:table-cell table:style-name="Table131.A2" office:value-type="string">
            <text:p text:style-name="P17"><text:span text:style-name="T2">-from </text:span><text:span text:style-name="T3">from_object</text:span></text:p>
          </table:table-cell>
          <table:table-cell table:style-name="Table131.A2" office:value-type="string">
            <text:p text:style-name="P13">A pin used as the timing check reference.</text:p>
          </table:table-cell>
        </table:table-row>
        <table:table-row table:style-name="Table131.1">
          <table:table-cell table:style-name="Table131.A2" office:value-type="string">
            <text:p text:style-name="P19">-to to_object</text:p>
          </table:table-cell>
          <table:table-cell table:style-name="Table131.A2" office:value-type="string">
            <text:p text:style-name="P13">A pin that the setup/hold check is applied to.</text:p>
          </table:table-cell>
        </table:table-row>
        <table:table-row table:style-name="Table131.1">
          <table:table-cell table:style-name="Table131.A2" office:value-type="string">
            <text:p text:style-name="P13">-setup</text:p>
          </table:table-cell>
          <table:table-cell table:style-name="Table131.A2" office:value-type="string">
            <text:p text:style-name="P21">Add a setup timing check.</text:p>
          </table:table-cell>
        </table:table-row>
        <table:table-row table:style-name="Table131.1">
          <table:table-cell table:style-name="Table131.A2" office:value-type="string">
            <text:p text:style-name="P13">-hold</text:p>
          </table:table-cell>
          <table:table-cell table:style-name="Table131.A2" office:value-type="string">
            <text:p text:style-name="P21">Add a hold timing check.</text:p>
          </table:table-cell>
        </table:table-row>
        <table:table-row table:style-name="Table131.1">
          <table:table-cell table:style-name="Table131.A2" office:value-type="string">
            <text:p text:style-name="P22">clock</text:p>
          </table:table-cell>
          <table:table-cell table:style-name="Table131.A2" office:value-type="string">
            <text:p text:style-name="P21">The setup/hold check clock.</text:p>
          </table:table-cell>
        </table:table-row>
      </table:table>
      <text:p text:style-name="P14"><text:span text:style-name="T1">The </text:span><text:span text:style-name="T2">unset_clock_transition</text:span><text:span text:style-name="T1"> command removes a setup or hold check defined by the </text:span><text:span text:style-name="T2">set_data_check</text:span><text:span text:style-name="T1"> command. </text:span></text:p>
      <table:table table:name="Table132" table:style-name="Table132">
        <table:table-column table:style-name="Table132.A"/>
        <table:table-column table:style-name="Table132.B"/>
        <table:table-row table:style-name="Table132.1">
          <table:table-cell table:style-name="Table132.A1" office:value-type="string">
            <text:p text:style-name="P15">unset_disable_inferred_clock_gating</text:p>
          </table:table-cell>
          <table:table-cell table:style-name="Table132.A1" office:value-type="string">
            <text:p text:style-name="P19">objects</text:p>
          </table:table-cell>
        </table:table-row>
        <text:soft-page-break/>
        <table:table-row table:style-name="Table132.1">
          <table:table-cell table:style-name="Table132.A2" office:value-type="string">
            <text:p text:style-name="P19">objects</text:p>
          </table:table-cell>
          <table:table-cell table:style-name="Table132.A2" office:value-type="string">
            <text:p text:style-name="P21">A list of clock gating instances, clock gating pins, or clock enable pins.</text:p>
          </table:table-cell>
        </table:table-row>
      </table:table>
      <text:p text:style-name="P14"><text:span text:style-name="T1">The </text:span><text:span text:style-name="T2">unset_disable_inferred_clock_gating</text:span><text:span text:style-name="T1"> command removes a previous </text:span><text:span text:style-name="T2">set_disable_inferred_clock_gating</text:span><text:span text:style-name="T1"> command.</text:span></text:p>
      <table:table table:name="Table133" table:style-name="Table133">
        <table:table-column table:style-name="Table133.A"/>
        <table:table-column table:style-name="Table133.B"/>
        <table:table-row table:style-name="Table133.1">
          <table:table-cell table:style-name="Table133.A1" office:value-type="string">
            <text:p text:style-name="P15">unset_disable_timing</text:p>
          </table:table-cell>
          <table:table-cell table:style-name="Table133.A1" office:value-type="string">
            <text:p text:style-name="P17"><text:span text:style-name="T2">[-from </text:span><text:span text:style-name="T3">from_port</text:span><text:span text:style-name="T2">]<text:line-break/>[-to </text:span><text:span text:style-name="T3">to_port</text:span><text:span text:style-name="T2">]<text:line-break/></text:span><text:span text:style-name="T3">objects</text:span></text:p>
          </table:table-cell>
        </table:table-row>
        <table:table-row table:style-name="Table133.1">
          <table:table-cell table:style-name="Table133.A2" office:value-type="string">
            <text:p text:style-name="P19">from_port</text:p>
          </table:table-cell>
          <table:table-cell table:style-name="Table133.A2" office:value-type="string">
            <text:p text:style-name="P19"/>
          </table:table-cell>
        </table:table-row>
        <table:table-row table:style-name="Table133.1">
          <table:table-cell table:style-name="Table133.A2" office:value-type="string">
            <text:p text:style-name="P19">to_port</text:p>
          </table:table-cell>
          <table:table-cell table:style-name="Table133.A2" office:value-type="string">
            <text:p text:style-name="P19"/>
          </table:table-cell>
        </table:table-row>
        <table:table-row table:style-name="Table133.1">
          <table:table-cell table:style-name="Table133.A2" office:value-type="string">
            <text:p text:style-name="P19">objects</text:p>
          </table:table-cell>
          <table:table-cell table:style-name="Table133.A2" office:value-type="string">
            <text:p text:style-name="P13">A list of instances, ports, pins, cells or [library/]cell/port.</text:p>
          </table:table-cell>
        </table:table-row>
      </table:table>
      <text:p text:style-name="P14"><text:span text:style-name="T1">The </text:span><text:span text:style-name="T2">unset_disable_timing</text:span><text:span text:style-name="T1"> command is used to remove the effect of previous <text:s/></text:span><text:span text:style-name="T2">set_disable_timing</text:span><text:span text:style-name="T1"> commands.</text:span></text:p>
      <table:table table:name="Table134" table:style-name="Table134">
        <table:table-column table:style-name="Table134.A"/>
        <table:table-column table:style-name="Table134.B"/>
        <table:table-row table:style-name="Table134.1">
          <table:table-cell table:style-name="Table134.A1" office:value-type="string">
            <text:p text:style-name="P15">unset_input_delay</text:p>
          </table:table-cell>
          <table:table-cell table:style-name="Table134.A1" office:value-type="string">
            <text:p text:style-name="P17"><text:span text:style-name="T2">[-rise]<text:line-break/>[-fall]<text:line-break/>[-max]<text:line-break/>[-min]<text:line-break/>[-clock </text:span><text:span text:style-name="T3">clock</text:span><text:span text:style-name="T2">]<text:line-break/>[-clock_fall]<text:line-break/></text:span><text:span text:style-name="T3">port_pin_list</text:span></text:p>
          </table:table-cell>
        </table:table-row>
        <table:table-row table:style-name="Table134.1">
          <table:table-cell table:style-name="Table134.A2" office:value-type="string">
            <text:p text:style-name="P13">-rise</text:p>
          </table:table-cell>
          <table:table-cell table:style-name="Table134.A2" office:value-type="string">
            <text:p text:style-name="P21">Unset the arrival time for the rising edge of the input.</text:p>
          </table:table-cell>
        </table:table-row>
        <table:table-row table:style-name="Table134.1">
          <table:table-cell table:style-name="Table134.A2" office:value-type="string">
            <text:p text:style-name="P13">-fall</text:p>
          </table:table-cell>
          <table:table-cell table:style-name="Table134.A2" office:value-type="string">
            <text:p text:style-name="P21">Unset the arrival time for the falling edge of the input.</text:p>
          </table:table-cell>
        </table:table-row>
        <table:table-row table:style-name="Table134.1">
          <table:table-cell table:style-name="Table134.A2" office:value-type="string">
            <text:p text:style-name="P13">-max</text:p>
          </table:table-cell>
          <table:table-cell table:style-name="Table134.A2" office:value-type="string">
            <text:p text:style-name="P21">Unset the minimum arrival time.</text:p>
          </table:table-cell>
        </table:table-row>
        <table:table-row table:style-name="Table134.1">
          <table:table-cell table:style-name="Table134.A2" office:value-type="string">
            <text:p text:style-name="P13">-min</text:p>
          </table:table-cell>
          <table:table-cell table:style-name="Table134.A2" office:value-type="string">
            <text:p text:style-name="P21">Unset the maximum arrival time.</text:p>
          </table:table-cell>
        </table:table-row>
        <table:table-row table:style-name="Table134.1">
          <table:table-cell table:style-name="Table134.A2" office:value-type="string">
            <text:p text:style-name="P19">clock</text:p>
          </table:table-cell>
          <table:table-cell table:style-name="Table134.A2" office:value-type="string">
            <text:p text:style-name="P23"><text:span text:style-name="T2">Unset the arrival time from </text:span><text:span text:style-name="T3">clock</text:span><text:span text:style-name="T2">.</text:span></text:p>
          </table:table-cell>
        </table:table-row>
        <table:table-row table:style-name="Table134.1">
          <table:table-cell table:style-name="Table134.A2" office:value-type="string">
            <text:p text:style-name="P13">-clock_fall</text:p>
          </table:table-cell>
          <table:table-cell table:style-name="Table134.A2" office:value-type="string">
            <text:p text:style-name="P23"><text:span text:style-name="T2">Unset the arrival time from the falling edge of </text:span><text:span text:style-name="T3">clock</text:span></text:p>
          </table:table-cell>
        </table:table-row>
        <table:table-row table:style-name="Table134.1">
          <table:table-cell table:style-name="Table134.A2" office:value-type="string">
            <text:p text:style-name="P19">pin_port_list</text:p>
          </table:table-cell>
          <table:table-cell table:style-name="Table134.A2" office:value-type="string">
            <text:p text:style-name="P21">A list of pins or ports.</text:p>
          </table:table-cell>
        </table:table-row>
      </table:table>
      <text:p text:style-name="P14"><text:span text:style-name="T1">The </text:span><text:span text:style-name="T2">unset_input_delay</text:span><text:span text:style-name="T1"> command removes a previously defined </text:span><text:span text:style-name="T2">set_input_delay</text:span><text:span text:style-name="T1">.</text:span></text:p>
      <table:table table:name="Table135" table:style-name="Table135">
        <table:table-column table:style-name="Table135.A"/>
        <table:table-column table:style-name="Table135.B"/>
        <text:soft-page-break/>
        <table:table-row table:style-name="Table135.1">
          <table:table-cell table:style-name="Table135.A1" office:value-type="string">
            <text:p text:style-name="P15">unset_output_delay</text:p>
          </table:table-cell>
          <table:table-cell table:style-name="Table135.A1" office:value-type="string">
            <text:p text:style-name="P17"><text:span text:style-name="T2">[-rise]<text:line-break/>[-fall]<text:line-break/>[-max]<text:line-break/>[-min]<text:line-break/>[-clock </text:span><text:span text:style-name="T3">clock</text:span><text:span text:style-name="T2">]<text:line-break/>[-clock_fall]<text:line-break/></text:span><text:span text:style-name="T3">port_pin_list</text:span></text:p>
          </table:table-cell>
        </table:table-row>
        <table:table-row table:style-name="Table135.1">
          <table:table-cell table:style-name="Table135.A2" office:value-type="string">
            <text:p text:style-name="P13">-rise</text:p>
          </table:table-cell>
          <table:table-cell table:style-name="Table135.A2" office:value-type="string">
            <text:p text:style-name="P21">This is the arrival time for the rising edge of the input.</text:p>
          </table:table-cell>
        </table:table-row>
        <table:table-row table:style-name="Table135.1">
          <table:table-cell table:style-name="Table135.A2" office:value-type="string">
            <text:p text:style-name="P13">-fall</text:p>
          </table:table-cell>
          <table:table-cell table:style-name="Table135.A2" office:value-type="string">
            <text:p text:style-name="P21">This is the arrival time for the falling edge of the input.</text:p>
          </table:table-cell>
        </table:table-row>
        <table:table-row table:style-name="Table135.1">
          <table:table-cell table:style-name="Table135.A2" office:value-type="string">
            <text:p text:style-name="P13">-max</text:p>
          </table:table-cell>
          <table:table-cell table:style-name="Table135.A2" office:value-type="string">
            <text:p text:style-name="P21">This is the minimum arrival time.</text:p>
          </table:table-cell>
        </table:table-row>
        <table:table-row table:style-name="Table135.1">
          <table:table-cell table:style-name="Table135.A2" office:value-type="string">
            <text:p text:style-name="P13">-min</text:p>
          </table:table-cell>
          <table:table-cell table:style-name="Table135.A2" office:value-type="string">
            <text:p text:style-name="P21">This is the maximum arrival time.</text:p>
          </table:table-cell>
        </table:table-row>
        <table:table-row table:style-name="Table135.1">
          <table:table-cell table:style-name="Table135.A2" office:value-type="string">
            <text:p text:style-name="P19">clock</text:p>
          </table:table-cell>
          <table:table-cell table:style-name="Table135.A2" office:value-type="string">
            <text:p text:style-name="P21">The arrival time is from this clock.</text:p>
          </table:table-cell>
        </table:table-row>
        <table:table-row table:style-name="Table135.1">
          <table:table-cell table:style-name="Table135.A2" office:value-type="string">
            <text:p text:style-name="P13">-clock_fall</text:p>
          </table:table-cell>
          <table:table-cell table:style-name="Table135.A2" office:value-type="string">
            <text:p text:style-name="P23"><text:span text:style-name="T2">The arrival time is from the falling edge of </text:span><text:span text:style-name="T3">clock</text:span></text:p>
          </table:table-cell>
        </table:table-row>
        <table:table-row table:style-name="Table135.1">
          <table:table-cell table:style-name="Table135.A2" office:value-type="string">
            <text:p text:style-name="P19">pin_port_list</text:p>
          </table:table-cell>
          <table:table-cell table:style-name="Table135.A2" office:value-type="string">
            <text:p text:style-name="P21">A list of pins or ports.</text:p>
          </table:table-cell>
        </table:table-row>
      </table:table>
      <text:p text:style-name="P14"><text:span text:style-name="T1">The </text:span><text:span text:style-name="T2">unset_output_delay</text:span><text:span text:style-name="T1"> command a previously defined </text:span><text:span text:style-name="T2">set_output_delay</text:span><text:span text:style-name="T1">.</text:span></text:p>
      <table:table table:name="Table136" table:style-name="Table136">
        <table:table-column table:style-name="Table136.A"/>
        <table:table-column table:style-name="Table136.B"/>
        <table:table-row table:style-name="Table136.1">
          <table:table-cell table:style-name="Table136.A1" office:value-type="string">
            <text:p text:style-name="P15">unset_path_exceptions</text:p>
          </table:table-cell>
          <table:table-cell table:style-name="Table136.A1" office:value-type="string">
            <text:p text:style-name="P17"><text:span text:style-name="T2">[-setup]<text:line-break/>[-hold]<text:line-break/>[-rise]<text:line-break/>[-fall]<text:line-break/>[-from|-rise_from|-fall_from </text:span><text:span text:style-name="T3">from</text:span><text:span text:style-name="T2">]<text:line-break/>[-through|-rise_through|-fall_through </text:span><text:span text:style-name="T3">through</text:span><text:span text:style-name="T2">]<text:line-break/>[-to|-rise_to|-fall_to </text:span><text:span text:style-name="T3">to</text:span><text:span text:style-name="T2">]</text:span></text:p>
          </table:table-cell>
        </table:table-row>
        <table:table-row table:style-name="Table136.1">
          <table:table-cell table:style-name="Table136.A2" office:value-type="string">
            <text:p text:style-name="P13">-setup</text:p>
          </table:table-cell>
          <table:table-cell table:style-name="Table136.A2" office:value-type="string">
            <text:p text:style-name="P13">Unset path exceptions for setup checks.</text:p>
          </table:table-cell>
        </table:table-row>
        <table:table-row table:style-name="Table136.1">
          <table:table-cell table:style-name="Table136.A2" office:value-type="string">
            <text:p text:style-name="P13">-hold</text:p>
          </table:table-cell>
          <table:table-cell table:style-name="Table136.A2" office:value-type="string">
            <text:p text:style-name="P13">Unset path exceptions for hold checks.</text:p>
          </table:table-cell>
        </table:table-row>
        <table:table-row table:style-name="Table136.1">
          <table:table-cell table:style-name="Table136.A2" office:value-type="string">
            <text:p text:style-name="P13">-rise</text:p>
          </table:table-cell>
          <table:table-cell table:style-name="Table136.A2" office:value-type="string">
            <text:p text:style-name="P13">Unset path exceptions for rising path edges.</text:p>
          </table:table-cell>
        </table:table-row>
        <table:table-row table:style-name="Table136.1">
          <table:table-cell table:style-name="Table136.A2" office:value-type="string">
            <text:p text:style-name="P13">-fall</text:p>
          </table:table-cell>
          <table:table-cell table:style-name="Table136.A2" office:value-type="string">
            <text:p text:style-name="P13">Unset path exceptions for falling path edges.</text:p>
          </table:table-cell>
        </table:table-row>
        <table:table-row table:style-name="Table136.1">
          <table:table-cell table:style-name="Table136.A2" office:value-type="string">
            <text:p text:style-name="P17"><text:span text:style-name="T2">-from</text:span><text:span text:style-name="T3"> from</text:span></text:p>
          </table:table-cell>
          <table:table-cell table:style-name="Table136.A2" office:value-type="string">
            <text:p text:style-name="P13">A list of clocks, instances, ports or pins.</text:p>
          </table:table-cell>
        </table:table-row>
        <table:table-row table:style-name="Table136.1">
          <table:table-cell table:style-name="Table136.A2" office:value-type="string">
            <text:p text:style-name="P17"><text:span text:style-name="T2">-through </text:span><text:span text:style-name="T3">through</text:span></text:p>
          </table:table-cell>
          <table:table-cell table:style-name="Table136.A2" office:value-type="string">
            <text:p text:style-name="P13">A list of instances, pins or nets.</text:p>
          </table:table-cell>
        </table:table-row>
        <table:table-row table:style-name="Table136.1">
          <table:table-cell table:style-name="Table136.A2" office:value-type="string">
            <text:p text:style-name="P17"><text:span text:style-name="T2">-to </text:span><text:span text:style-name="T3">to</text:span></text:p>
          </table:table-cell>
          <table:table-cell table:style-name="Table136.A2" office:value-type="string">
            <text:p text:style-name="P13">A list of clocks, instances, ports or pins.</text:p>
          </table:table-cell>
        </table:table-row>
      </table:table>
      <text:p text:style-name="P14"><text:soft-page-break/><text:span text:style-name="T1">The </text:span><text:span text:style-name="T2">unset_path_exceptions</text:span><text:span text:style-name="T1"> command removes any matching </text:span><text:span text:style-name="T2">set_false_path</text:span><text:span text:style-name="T1">, </text:span><text:span text:style-name="T2">set_multicycle_path</text:span><text:span text:style-name="T1">, </text:span><text:span text:style-name="T2">set_max_delay</text:span><text:span text:style-name="T1">, and </text:span><text:span text:style-name="T2">set_min_delay</text:span><text:span text:style-name="T1"> exceptions.</text:span></text:p>
      <table:table table:name="Table137" table:style-name="Table137">
        <table:table-column table:style-name="Table137.A"/>
        <table:table-column table:style-name="Table137.B"/>
        <table:table-row table:style-name="Table137.1">
          <table:table-cell table:style-name="Table137.A1" office:value-type="string">
            <text:p text:style-name="P15">unset_propagated_clock</text:p>
          </table:table-cell>
          <table:table-cell table:style-name="Table137.A1" office:value-type="string">
            <text:p text:style-name="P19">objects</text:p>
          </table:table-cell>
        </table:table-row>
        <table:table-row table:style-name="Table137.1">
          <table:table-cell table:style-name="Table137.A2" office:value-type="string">
            <text:p text:style-name="P19">objects</text:p>
          </table:table-cell>
          <table:table-cell table:style-name="Table137.A2" office:value-type="string">
            <text:p text:style-name="P13">A list of clocks, ports or pins.</text:p>
          </table:table-cell>
        </table:table-row>
      </table:table>
      <text:p text:style-name="P14"><text:span text:style-name="T1">Remove a previous </text:span><text:span text:style-name="T2">set_propagated_clock</text:span><text:span text:style-name="T1"> command.</text:span></text:p>
      <table:table table:name="Table138" table:style-name="Table138">
        <table:table-column table:style-name="Table138.A"/>
        <table:table-column table:style-name="Table138.B"/>
        <table:table-row table:style-name="Table138.1">
          <table:table-cell table:style-name="Table138.A1" office:value-type="string">
            <text:p text:style-name="P15">unset_timing_derate</text:p>
          </table:table-cell>
          <table:table-cell table:style-name="Table138.A1" office:value-type="string">
            <text:p text:style-name="P13"/>
          </table:table-cell>
        </table:table-row>
      </table:table>
      <text:p text:style-name="P14"><text:span text:style-name="T1">Remove all derating factors set with the </text:span><text:span text:style-name="T2">set_timing_derate</text:span><text:span text:style-name="T1"> command.</text:span></text:p>
      <table:table table:name="Table139" table:style-name="Table139">
        <table:table-column table:style-name="Table139.A"/>
        <table:table-column table:style-name="Table139.B"/>
        <table:table-row table:style-name="Table139.1">
          <table:table-cell table:style-name="Table139.A1" office:value-type="string">
            <text:p text:style-name="P15">unsuppress_msg</text:p>
          </table:table-cell>
          <table:table-cell table:style-name="Table139.A1" office:value-type="string">
            <text:p text:style-name="P19">msg_ids</text:p>
          </table:table-cell>
        </table:table-row>
        <table:table-row table:style-name="Table139.1">
          <table:table-cell table:style-name="Table139.A2" office:value-type="string">
            <text:p text:style-name="P19">msg_ids</text:p>
          </table:table-cell>
          <table:table-cell table:style-name="Table139.A2" office:value-type="string">
            <text:p text:style-name="P21">A list of error/warning message IDs to unsuppress.</text:p>
          </table:table-cell>
        </table:table-row>
      </table:table>
      <text:p text:style-name="P14"><text:span text:style-name="T1">The </text:span><text:span text:style-name="T2">unsuppress_msg</text:span><text:span text:style-name="T1"> command removes suppressions for the specified error/warning messages by ID. The list of message IDs can be found in </text:span><text:span text:style-name="T3">doc/messages.txt</text:span><text:span text:style-name="T4">.</text:span></text:p>
      <table:table table:name="Table140" table:style-name="Table140">
        <table:table-column table:style-name="Table140.A"/>
        <table:table-column table:style-name="Table140.B"/>
        <table:table-row table:style-name="Table140.1">
          <table:table-cell table:style-name="Table140.A1" office:value-type="string">
            <text:p text:style-name="P15">user_run_time</text:p>
          </table:table-cell>
          <table:table-cell table:style-name="Table140.A1" office:value-type="string">
            <text:p text:style-name="P13"/>
          </table:table-cell>
        </table:table-row>
      </table:table>
      <text:p text:style-name="P20">Returns the total user cpu run time in seconds as a float.</text:p>
      <table:table table:name="Table141" table:style-name="Table141">
        <table:table-column table:style-name="Table141.A"/>
        <table:table-column table:style-name="Table141.B"/>
        <table:table-row table:style-name="Table141.1">
          <table:table-cell table:style-name="Table141.A1" office:value-type="string">
            <text:p text:style-name="P15">with_output_to_variable</text:p>
          </table:table-cell>
          <table:table-cell table:style-name="Table141.A1" office:value-type="string">
            <text:p text:style-name="P17"><text:span text:style-name="T3">var </text:span><text:span text:style-name="T2">{</text:span><text:span text:style-name="T3"> commands </text:span><text:span text:style-name="T2">}</text:span></text:p>
          </table:table-cell>
        </table:table-row>
        <table:table-row table:style-name="Table141.1">
          <table:table-cell table:style-name="Table141.A2" office:value-type="string">
            <text:p text:style-name="P19">var</text:p>
          </table:table-cell>
          <table:table-cell table:style-name="Table141.A2" office:value-type="string">
            <text:p text:style-name="P23"><text:span text:style-name="T2">The name of a variable to save the output of </text:span><text:span text:style-name="T3">commands</text:span><text:span text:style-name="T2"> to.</text:span></text:p>
          </table:table-cell>
        </table:table-row>
        <table:table-row table:style-name="Table141.1">
          <table:table-cell table:style-name="Table141.A2" office:value-type="string">
            <text:p text:style-name="P19">commands</text:p>
          </table:table-cell>
          <table:table-cell table:style-name="Table141.A2" office:value-type="string">
            <text:p text:style-name="P21">TCL commands that the output will be redirected from.</text:p>
          </table:table-cell>
        </table:table-row>
      </table:table>
      <text:p text:style-name="P14"><text:span text:style-name="T1">The </text:span><text:span text:style-name="T2">with_output_to_variable</text:span><text:span text:style-name="T1"> command redirects the output of TCL commands to a variable.</text:span></text:p>
      <table:table table:name="Table142" table:style-name="Table142">
        <table:table-column table:style-name="Table142.A"/>
        <table:table-column table:style-name="Table142.B"/>
        <table:table-row table:style-name="Table142.1">
          <table:table-cell table:style-name="Table142.A1" office:value-type="string">
            <text:p text:style-name="P15">write_path_spice</text:p>
          </table:table-cell>
          <table:table-cell table:style-name="Table142.A1" office:value-type="string">
            <text:p text:style-name="Standard"><text:span text:style-name="T5">-path_args </text:span><text:span text:style-name="T17">path_args</text:span><text:span text:style-name="T5"><text:line-break/>-spice_directory </text:span><text:span text:style-name="T17">spice_directory</text:span><text:span text:style-name="T5"><text:line-break/>-lib_subckt_file </text:span><text:span text:style-name="T17">lib_subckts_file</text:span><text:span text:style-name="T5"><text:line-break/>-model_file </text:span><text:span text:style-name="T17">model_file</text:span><text:span text:style-name="T5"><text:line-break/>-power </text:span><text:span text:style-name="T17">power</text:span><text:span text:style-name="T5"><text:line-break/></text:span><text:span text:style-name="T18">-ground</text:span><text:span text:style-name="T17"> ground<text:line-break/></text:span><text:span text:style-name="T18">[-simulator hspice|ngspice|xyce]</text:span></text:p>
          </table:table-cell>
        </table:table-row>
        <table:table-row table:style-name="Table142.1">
          <table:table-cell table:style-name="Table142.A2" office:value-type="string">
            <text:p text:style-name="P26">path_args</text:p>
          </table:table-cell>
          <table:table-cell table:style-name="Table142.A2" office:value-type="string">
            <text:p text:style-name="P13">-from|-through|-to arguments as in report_checks.</text:p>
          </table:table-cell>
        </table:table-row>
        <text:soft-page-break/>
        <table:table-row table:style-name="Table142.1">
          <table:table-cell table:style-name="Table142.A2" office:value-type="string">
            <text:p text:style-name="P35">spice_directory</text:p>
          </table:table-cell>
          <table:table-cell table:style-name="Table142.A2" office:value-type="string">
            <text:p text:style-name="P21">Directory for spice to write output files.</text:p>
          </table:table-cell>
        </table:table-row>
        <table:table-row table:style-name="Table142.1">
          <table:table-cell table:style-name="Table142.A2" office:value-type="string">
            <text:p text:style-name="P35">lib_subckts_file</text:p>
          </table:table-cell>
          <table:table-cell table:style-name="Table142.A2" office:value-type="string">
            <text:p text:style-name="P21">Cell transistor level subckts.</text:p>
          </table:table-cell>
        </table:table-row>
        <table:table-row table:style-name="Table142.1">
          <table:table-cell table:style-name="Table142.A2" office:value-type="string">
            <text:p text:style-name="P35">model_file</text:p>
          </table:table-cell>
          <table:table-cell table:style-name="Table142.A2" office:value-type="string">
            <text:p text:style-name="P23"><text:span text:style-name="T2">Transistor model definitions .included by </text:span><text:span text:style-name="T3">spice_file</text:span><text:span text:style-name="T2">.</text:span></text:p>
          </table:table-cell>
        </table:table-row>
        <table:table-row table:style-name="Table142.1">
          <table:table-cell table:style-name="Table142.A2" office:value-type="string">
            <text:p text:style-name="P35">power</text:p>
          </table:table-cell>
          <table:table-cell table:style-name="Table142.A2" office:value-type="string">
            <text:p text:style-name="P21">Voltage supply name in voltage_map of the default liberty library.</text:p>
          </table:table-cell>
        </table:table-row>
        <table:table-row table:style-name="Table142.1">
          <table:table-cell table:style-name="Table142.A2" office:value-type="string">
            <text:p text:style-name="P26">ground</text:p>
          </table:table-cell>
          <table:table-cell table:style-name="Table142.A2" office:value-type="string">
            <text:p text:style-name="P23"><text:span text:style-name="T2">Ground supply name in </text:span><text:span text:style-name="T3">voltage_map</text:span><text:span text:style-name="T2"> of the default liberty library.</text:span></text:p>
          </table:table-cell>
        </table:table-row>
        <table:table-row table:style-name="Table142.1">
          <table:table-cell table:style-name="Table142.A2" office:value-type="string">
            <text:p text:style-name="P36">-simulator</text:p>
          </table:table-cell>
          <table:table-cell table:style-name="Table142.A2" office:value-type="string">
            <text:p text:style-name="Standard">Simulator that will read the spice netlist.</text:p>
          </table:table-cell>
        </table:table-row>
      </table:table>
      <text:p text:style-name="P14"><text:span text:style-name="T1">The </text:span><text:span text:style-name="T2">write_path_spice</text:span><text:span text:style-name="T1"> command writes a spice netlist for timing paths. Use </text:span><text:span text:style-name="T3">path_args</text:span><text:span text:style-name="T1"> to specify </text:span><text:span text:style-name="T2">-from/-through/-to</text:span><text:span text:style-name="T1"> as arguments to the </text:span><text:span text:style-name="T2">find_timing_paths</text:span><text:span text:style-name="T1"> command. For each path, a spice netlist and the subckts referenced by the path are written in </text:span><text:span text:style-name="T3">spice_directory</text:span><text:span text:style-name="T1">. The spice netlist is written in path_&lt;id&gt;.sp and subckt file is </text:span><text:span text:style-name="T2">path_&lt;id&gt;</text:span><text:span text:style-name="T1">.subckt.</text:span></text:p>
      <text:p text:style-name="P14"><text:span text:style-name="T1">The spice netlists used by the path are written to </text:span><text:span text:style-name="T3">subckt_file</text:span><text:span text:style-name="T1">, which spice_file </text:span><text:span text:style-name="T2">.includes</text:span><text:span text:style-name="T1">. The device models used by the spice subckt netlists in </text:span><text:span text:style-name="T3">model_file</text:span><text:span text:style-name="T1"> are also </text:span><text:span text:style-name="T2">.included</text:span><text:span text:style-name="T1"> in spice_file. Power and ground names are specified with the </text:span><text:span text:style-name="T2">-power</text:span><text:span text:style-name="T1"> and </text:span><text:span text:style-name="T2">-ground</text:span><text:span text:style-name="T1"> arguments. The spice netlist includes a piecewise linear voltage source at the input and </text:span><text:span text:style-name="T2">.measure</text:span><text:span text:style-name="T1"> statement for each gate delay and pin slew.</text:span></text:p>
      <text:p text:style-name="P20">Example command:</text:p>
      <text:p text:style-name="P37">write_path_spice -path_args {-from "in0" -to "out1" -unconstrained} \<text:line-break/> <text:s/>-spice_directory $result_dir \<text:line-break/> <text:s/>-lib_subckt_file "write_spice1.subckt" \<text:line-break/> <text:s/>-model_file "write_spice1.models" \<text:line-break/> <text:s/>-power VDD -ground VSS</text:p>
      <text:p text:style-name="P5"><text:span text:style-name="T1">When the simulator is hspice, </text:span><text:span text:style-name="T2">.measure</text:span><text:span text:style-name="T1"> statements will be added to the spice netlist.</text:span></text:p>
      <text:p text:style-name="P5"><text:span text:style-name="T1">When the simulator is Xyce, the </text:span><text:span text:style-name="T6">.print</text:span><text:span text:style-name="T1"> statement selects the CSV format and writes the waveform data to a file name </text:span><text:span text:style-name="T6">path_&lt;id&gt;.csv</text:span><text:span text:style-name="T1"> so the results can be used by gnuplot.</text:span></text:p>
      <table:table table:name="Table143" table:style-name="Table143">
        <table:table-column table:style-name="Table143.A"/>
        <table:table-column table:style-name="Table143.B"/>
        <table:table-row table:style-name="Table143.1">
          <table:table-cell table:style-name="Table143.A1" office:value-type="string">
            <text:p text:style-name="P15">write_sdc</text:p>
          </table:table-cell>
          <table:table-cell table:style-name="Table143.A1" office:value-type="string">
            <text:p text:style-name="P17"><text:span text:style-name="T2">[-digits </text:span><text:span text:style-name="T3">digits</text:span><text:span text:style-name="T2">]<text:line-break/>[-gzip]<text:line-break/>[-no_timestamp]<text:line-break/></text:span><text:span text:style-name="T3">filename</text:span></text:p>
          </table:table-cell>
        </table:table-row>
        <table:table-row table:style-name="Table143.1">
          <table:table-cell table:style-name="Table143.A2" office:value-type="string">
            <text:p text:style-name="P19">digits</text:p>
          </table:table-cell>
          <table:table-cell table:style-name="Table143.A2" office:value-type="string">
            <text:p text:style-name="P21">The number of digits after the decimal point to report. The default is 4.</text:p>
          </table:table-cell>
        </table:table-row>
        <table:table-row table:style-name="Table143.1">
          <table:table-cell table:style-name="Table143.A2" office:value-type="string">
            <text:p text:style-name="P13">-gzip</text:p>
          </table:table-cell>
          <table:table-cell table:style-name="Table143.A2" office:value-type="string">
            <text:p text:style-name="P21">Compress the SDC with gzip.</text:p>
          </table:table-cell>
        </table:table-row>
        <table:table-row table:style-name="Table143.1">
          <table:table-cell table:style-name="Table143.A2" office:value-type="string">
            <text:p text:style-name="P19">-no_timestamp</text:p>
          </table:table-cell>
          <table:table-cell table:style-name="Table143.A2" office:value-type="string">
            <text:p text:style-name="P21">Do not include a time and date in the SDC file.</text:p>
          </table:table-cell>
        </table:table-row>
        <table:table-row table:style-name="Table143.1">
          <table:table-cell table:style-name="Table143.A2" office:value-type="string">
            <text:p text:style-name="P19">filename</text:p>
          </table:table-cell>
          <table:table-cell table:style-name="Table143.A2" office:value-type="string">
            <text:p text:style-name="P21">The name of the file to write the constraints to.</text:p>
          </table:table-cell>
        </table:table-row>
      </table:table>
      <text:p text:style-name="P14"><text:soft-page-break/><text:span text:style-name="T1">Write the constraints for the design in SDC format to </text:span><text:span text:style-name="T3">filename</text:span><text:span text:style-name="T1">.</text:span></text:p>
      <table:table table:name="Table144" table:style-name="Table144">
        <table:table-column table:style-name="Table144.A"/>
        <table:table-column table:style-name="Table144.B"/>
        <table:table-row table:style-name="Table144.1">
          <table:table-cell table:style-name="Table144.A1" office:value-type="string">
            <text:p text:style-name="P15">write_sdf</text:p>
          </table:table-cell>
          <table:table-cell table:style-name="Table144.A1" office:value-type="string">
            <text:p text:style-name="P17"><text:span text:style-name="T2">[-corner </text:span><text:span text:style-name="T3">corner</text:span><text:span text:style-name="T2">]<text:line-break/>[-divider /|.]<text:line-break/>[-include_typ]<text:line-break/>[-digits </text:span><text:span text:style-name="T3">digits</text:span><text:span text:style-name="T2">]<text:line-break/>[-gzip]<text:line-break/>[-no_timestamp]<text:line-break/>[-no_version]<text:line-break/></text:span><text:span text:style-name="T3">filename</text:span></text:p>
          </table:table-cell>
        </table:table-row>
        <table:table-row table:style-name="Table144.1">
          <table:table-cell table:style-name="Table144.A2" office:value-type="string">
            <text:p text:style-name="P19">corner</text:p>
          </table:table-cell>
          <table:table-cell table:style-name="Table144.A2" office:value-type="string">
            <text:p text:style-name="P17"><text:span text:style-name="T2">Write delays for </text:span><text:span text:style-name="T3">corner</text:span><text:span text:style-name="T2">.</text:span></text:p>
          </table:table-cell>
        </table:table-row>
        <table:table-row table:style-name="Table144.1">
          <table:table-cell table:style-name="Table144.A2" office:value-type="string">
            <text:p text:style-name="P13">-divider</text:p>
          </table:table-cell>
          <table:table-cell table:style-name="Table144.A2" office:value-type="string">
            <text:p text:style-name="P21">Divider to use between hierarchy levels in pin and instance names. </text:p>
          </table:table-cell>
        </table:table-row>
        <table:table-row table:style-name="Table144.1">
          <table:table-cell table:style-name="Table144.A2" office:value-type="string">
            <text:p text:style-name="P13">-include_typ</text:p>
          </table:table-cell>
          <table:table-cell table:style-name="Table144.A2" office:value-type="string">
            <text:p text:style-name="P21">Include a 'typ' value in the SDF triple that is the average of min and max delays to satisfy some Verilog simulators that require three values in the delay triples.</text:p>
          </table:table-cell>
        </table:table-row>
        <table:table-row table:style-name="Table144.1">
          <table:table-cell table:style-name="Table144.A2" office:value-type="string">
            <text:p text:style-name="P17"><text:span text:style-name="T2">-digits </text:span><text:span text:style-name="T3">digits</text:span></text:p>
          </table:table-cell>
          <table:table-cell table:style-name="Table144.A2" office:value-type="string">
            <text:p text:style-name="P21">The number of digits after the decimal point to report. The default is 4.</text:p>
          </table:table-cell>
        </table:table-row>
        <table:table-row table:style-name="Table144.1">
          <table:table-cell table:style-name="Table144.A2" office:value-type="string">
            <text:p text:style-name="P13">-gzip</text:p>
          </table:table-cell>
          <table:table-cell table:style-name="Table144.A2" office:value-type="string">
            <text:p text:style-name="P21">Compress the SDF using gzip.</text:p>
          </table:table-cell>
        </table:table-row>
        <table:table-row table:style-name="Table144.1">
          <table:table-cell table:style-name="Table144.A2" office:value-type="string">
            <text:p text:style-name="P13">-no_timestamp</text:p>
          </table:table-cell>
          <table:table-cell table:style-name="Table144.A2" office:value-type="string">
            <text:p text:style-name="P21">Do not write a DATE statement.</text:p>
          </table:table-cell>
        </table:table-row>
        <table:table-row table:style-name="Table144.1">
          <table:table-cell table:style-name="Table144.A2" office:value-type="string">
            <text:p text:style-name="P13">-no_version</text:p>
          </table:table-cell>
          <table:table-cell table:style-name="Table144.A2" office:value-type="string">
            <text:p text:style-name="P21">Do not write a VERSION statement.</text:p>
          </table:table-cell>
        </table:table-row>
        <table:table-row table:style-name="Table144.1">
          <table:table-cell table:style-name="Table144.A2" office:value-type="string">
            <text:p text:style-name="P19">filename</text:p>
          </table:table-cell>
          <table:table-cell table:style-name="Table144.A2" office:value-type="string">
            <text:p text:style-name="P21">The SDF filename to write.</text:p>
          </table:table-cell>
        </table:table-row>
      </table:table>
      <text:p text:style-name="P14"><text:span text:style-name="T1">Write the delay calculation delays for the design in SDF format to </text:span><text:span text:style-name="T3">filename</text:span><text:span text:style-name="T1">. If -</text:span><text:span text:style-name="T6">corner</text:span><text:span text:style-name="T1"> is not specified the min/max delays are across all corners. With </text:span><text:span text:style-name="T6">-corner</text:span><text:span text:style-name="T1"> the min/max delays for </text:span><text:span text:style-name="T19">corner</text:span><text:span text:style-name="T1"> are written. The SDF </text:span><text:span text:style-name="T2">TIMESCALE</text:span><text:span text:style-name="T1"> is same as the </text:span><text:span text:style-name="T2">time_unit</text:span><text:span text:style-name="T1"> in the first liberty file read.</text:span></text:p>
      <table:table table:name="Table145" table:style-name="Table145">
        <table:table-column table:style-name="Table145.A"/>
        <table:table-column table:style-name="Table145.B"/>
        <table:table-row table:style-name="Table145.1">
          <table:table-cell table:style-name="Table145.A1" office:value-type="string">
            <text:p text:style-name="P15">write_timing_model</text:p>
          </table:table-cell>
          <table:table-cell table:style-name="Table145.A1" office:value-type="string">
            <text:p text:style-name="Standard"><text:span text:style-name="T5">[-library_name </text:span><text:span text:style-name="T17">lib_name</text:span><text:span text:style-name="T5">]<text:line-break/>[-cell_name </text:span><text:span text:style-name="T17">cell_name</text:span><text:span text:style-name="T5">]</text:span></text:p>
            <text:p text:style-name="Standard"><text:span text:style-name="T5">[-corner </text:span><text:span text:style-name="T17">corner</text:span><text:span text:style-name="T18">]</text:span><text:span text:style-name="T5"><text:line-break/></text:span><text:span text:style-name="T17">filename</text:span></text:p>
          </table:table-cell>
        </table:table-row>
        <table:table-row table:style-name="Table145.1">
          <table:table-cell table:style-name="Table145.A2" office:value-type="string">
            <text:p text:style-name="Standard"><text:span text:style-name="T18">-library_name </text:span><text:span text:style-name="T17">lib_name</text:span></text:p>
          </table:table-cell>
          <table:table-cell table:style-name="Table145.A2" office:value-type="string">
            <text:p text:style-name="P17"><text:span text:style-name="T2">The name to use for the liberty library. Defaults to </text:span><text:span text:style-name="T3">cell_name</text:span><text:span text:style-name="T2">.</text:span></text:p>
          </table:table-cell>
        </table:table-row>
        <table:table-row table:style-name="Table145.1">
          <table:table-cell table:style-name="Table145.A2" office:value-type="string">
            <text:p text:style-name="Standard"><text:span text:style-name="T12">-cell_name </text:span><text:span text:style-name="T8">cell_name</text:span></text:p>
          </table:table-cell>
          <table:table-cell table:style-name="Table145.A2" office:value-type="string">
            <text:p text:style-name="P13">The name to use for the liberty cell. Defaults to the top level module name.</text:p>
          </table:table-cell>
        </table:table-row>
        <table:table-row table:style-name="Table145.1">
          <table:table-cell table:style-name="Table145.A2" office:value-type="string">
            <text:p text:style-name="Standard"><text:span text:style-name="T12">-corner </text:span><text:span text:style-name="T8">corner</text:span></text:p>
          </table:table-cell>
          <table:table-cell table:style-name="Table145.A2" office:value-type="string">
            <text:p text:style-name="P21">The process corner to use for extracting the model.</text:p>
          </table:table-cell>
        </table:table-row>
        <table:table-row table:style-name="Table145.1">
          <table:table-cell table:style-name="Table145.A2" office:value-type="string">
            <text:p text:style-name="P35">filename</text:p>
          </table:table-cell>
          <table:table-cell table:style-name="Table145.A2" office:value-type="string">
            <text:p text:style-name="P21">Filename for the liberty timing model.</text:p>
          </table:table-cell>
        </table:table-row>
      </table:table>
      <text:p text:style-name="P14"><text:soft-page-break/><text:span text:style-name="T1">The </text:span><text:span text:style-name="T2">write_timing_model</text:span><text:span text:style-name="T1"> command constructs a liberty timing model for the current design and writes it to </text:span><text:span text:style-name="T4">filename</text:span><text:span text:style-name="T1">. </text:span><text:span text:style-name="T3">cell_name</text:span><text:span text:style-name="T1"> defaults to the cell name of the top level block in the design.</text:span></text:p>
      <text:p text:style-name="P5"><text:span text:style-name="T1">The SDC used to extract the block should include the clock definitions. If the block contains a clock network </text:span><text:span text:style-name="T2">set_propagated_clock</text:span><text:span text:style-name="T1"> should be used so the clock delays are included in the timing model. The following SDC commands are ignored when bulding the timing model.</text:span></text:p>
      <text:p text:style-name="P6"><text:span text:style-name="T2">set_input_delay<text:line-break/>set_output_delay<text:line-break/></text:span><text:span text:style-name="T6">set_load<text:line-break/>set_timing_derate</text:span></text:p>
      <text:p text:style-name="P5"><text:span text:style-name="T1">Using </text:span><text:span text:style-name="T2">set_input_transition</text:span><text:span text:style-name="T1"> with the slew from the block context will be used will improve the match between the timing model and the block netlist. <text:s/>Paths defined on clocks that are defined on internal pins are ignored because the model has no way to include the clock definition.</text:span></text:p>
      <text:p text:style-name="P8">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P9">combinational paths between inputs and outputs<text:line-break/>setup and hold timing constraints on inputs<text:line-break/>clock to output timing paths</text:p>
      <text:p text:style-name="P8">Resistance of long wires on inputs and outputs of the block cannot be modeled in Liberty. To reduce inaccuracies from wire resistance in technologies with resistive wires place buffers on inputs and ouputs.</text:p>
      <text:p text:style-name="P8">The extracted timing model setup/hold checks are scalar (no input slew dependence). Delay timing arcs are load dependent but do not include input slew dependency.</text:p>
      <table:table table:name="Table146" table:style-name="Table146">
        <table:table-column table:style-name="Table146.A"/>
        <table:table-column table:style-name="Table146.B"/>
        <table:table-row table:style-name="Table146.1">
          <table:table-cell table:style-name="Table146.A1" office:value-type="string">
            <text:p text:style-name="P15">write_verilog</text:p>
          </table:table-cell>
          <table:table-cell table:style-name="Table146.A1" office:value-type="string">
            <text:p text:style-name="Standard"><text:span text:style-name="T5">[-sort</text:span><text:span text:style-name="T18">]</text:span></text:p>
            <text:p text:style-name="Standard"><text:span text:style-name="T18">[-include_pwr_gnd]</text:span><text:span text:style-name="T5"><text:line-break/>[-remove_cells </text:span><text:span text:style-name="T17">lib_cells</text:span><text:span text:style-name="T18">]</text:span><text:span text:style-name="T5"><text:line-break/></text:span><text:span text:style-name="T17">filename</text:span></text:p>
          </table:table-cell>
        </table:table-row>
        <table:table-row table:style-name="Table146.1">
          <table:table-cell table:style-name="Table146.A2" office:value-type="string">
            <text:p text:style-name="P38">-sort</text:p>
          </table:table-cell>
          <table:table-cell table:style-name="Table146.A2" office:value-type="string">
            <text:p text:style-name="P13">Sort the instances in the netlist.</text:p>
          </table:table-cell>
        </table:table-row>
        <table:table-row table:style-name="Table146.1">
          <table:table-cell table:style-name="Table146.A2" office:value-type="string">
            <text:p text:style-name="P36">-include_pwr_gnd</text:p>
          </table:table-cell>
          <table:table-cell table:style-name="Table146.A2" office:value-type="string">
            <text:p text:style-name="P13">Incluce power and ground pins on instances.</text:p>
          </table:table-cell>
        </table:table-row>
        <table:table-row table:style-name="Table146.1">
          <table:table-cell table:style-name="Table146.A2" office:value-type="string">
            <text:p text:style-name="Standard"><text:span text:style-name="T18">-remove_cells </text:span><text:span text:style-name="T17">lib_cells</text:span></text:p>
          </table:table-cell>
          <table:table-cell table:style-name="Table146.A2" office:value-type="string">
            <text:p text:style-name="P21">Liberty cells to remove from the verilog netlist. Use get_lib_cells, a list of cells names, or a cell name with wildcards.</text:p>
          </table:table-cell>
        </table:table-row>
        <table:table-row table:style-name="Table146.1">
          <table:table-cell table:style-name="Table146.A2" office:value-type="string">
            <text:p text:style-name="P35">filename</text:p>
          </table:table-cell>
          <table:table-cell table:style-name="Table146.A2" office:value-type="string">
            <text:p text:style-name="P21">Filename for the liberty library.</text:p>
          </table:table-cell>
        </table:table-row>
      </table:table>
      <text:p text:style-name="P14"><text:span text:style-name="T1">The </text:span><text:span text:style-name="T2">write_verilog</text:span><text:span text:style-name="T1"> command writes a verilog netlist to </text:span><text:span text:style-name="T3">filename</text:span><text:span text:style-name="T1">. Use </text:span><text:span text:style-name="T2">-sort</text:span><text:span text:style-name="T1"> to sort the instances so the results are reproducible across operating systems. Use </text:span><text:span text:style-name="T2">-remove_cells</text:span><text:span text:style-name="T1"> to remove instances of </text:span><text:span text:style-name="T3">lib_cells</text:span><text:span text:style-name="T1"> from the netlist.</text:span></text:p>
      <text:p text:style-name="Heading_20_1"><text:bookmark text:name="_hdhvwa6cpo9h"/><text:soft-page-break/>Filter Expressions</text:p>
      <text:p text:style-name="P14"><text:span text:style-name="T1">The </text:span><text:span text:style-name="T6">get_cells</text:span><text:span text:style-name="T1">, </text:span><text:span text:style-name="T6">get_pins</text:span><text:span text:style-name="T1">, </text:span><text:span text:style-name="T6">get_ports</text:span><text:span text:style-name="T1"> and </text:span><text:span text:style-name="T6">get_timing_edges</text:span><text:span text:style-name="T1"> functions support filtering the returned objects by property values. Supported filter expressions are shown below.</text:span></text:p>
      <table:table table:name="Table147" table:style-name="Table147">
        <table:table-column table:style-name="Table147.A"/>
        <table:table-column table:style-name="Table147.B"/>
        <table:table-row table:style-name="Table147.1">
          <table:table-cell table:style-name="Table147.A1" office:value-type="string">
            <text:p text:style-name="P19">property</text:p>
          </table:table-cell>
          <table:table-cell table:style-name="Table147.A1" office:value-type="string">
            <text:p text:style-name="Standard"><text:span text:style-name="T18">Return objects with </text:span><text:span text:style-name="T8">property</text:span><text:span text:style-name="T18"> value equal to </text:span><text:span text:style-name="T8">1</text:span><text:span text:style-name="T18">.</text:span></text:p>
          </table:table-cell>
        </table:table-row>
        <table:table-row table:style-name="Table147.1">
          <table:table-cell table:style-name="Table147.A2" office:value-type="string">
            <text:p text:style-name="P17"><text:span text:style-name="T3">property</text:span><text:span text:style-name="T2">==</text:span><text:span text:style-name="T3">value</text:span></text:p>
          </table:table-cell>
          <table:table-cell table:style-name="Table147.A2" office:value-type="string">
            <text:p text:style-name="Standard"><text:span text:style-name="T18">Return objects with </text:span><text:span text:style-name="T8">property</text:span><text:span text:style-name="T18"> value equal to </text:span><text:span text:style-name="T8">value</text:span><text:span text:style-name="T18">.</text:span></text:p>
          </table:table-cell>
        </table:table-row>
        <table:table-row table:style-name="Table147.1">
          <table:table-cell table:style-name="Table147.A2" office:value-type="string">
            <text:p text:style-name="P17"><text:span text:style-name="T3">property</text:span><text:span text:style-name="T2">=~</text:span><text:span text:style-name="T3">pattern</text:span></text:p>
          </table:table-cell>
          <table:table-cell table:style-name="Table147.A2" office:value-type="string">
            <text:p text:style-name="Standard"><text:span text:style-name="T18">Return objects with </text:span><text:span text:style-name="T8">property</text:span><text:span text:style-name="T18"> value that matches </text:span><text:span text:style-name="T8">pattern</text:span><text:span text:style-name="T18">.</text:span></text:p>
          </table:table-cell>
        </table:table-row>
        <table:table-row table:style-name="Table147.1">
          <table:table-cell table:style-name="Table147.A2" office:value-type="string">
            <text:p text:style-name="P17"><text:span text:style-name="T3">property</text:span><text:span text:style-name="T2">!=value</text:span></text:p>
          </table:table-cell>
          <table:table-cell table:style-name="Table147.A2" office:value-type="string">
            <text:p text:style-name="Standard"><text:span text:style-name="T18">Return objects with </text:span><text:span text:style-name="T8">property</text:span><text:span text:style-name="T18"> value not equal to </text:span><text:span text:style-name="T8">value</text:span><text:span text:style-name="T18">.</text:span></text:p>
          </table:table-cell>
        </table:table-row>
        <table:table-row table:style-name="Table147.1">
          <table:table-cell table:style-name="Table147.A2" office:value-type="string">
            <text:p text:style-name="P17"><text:span text:style-name="T3">property</text:span><text:span text:style-name="T2">!~value</text:span></text:p>
          </table:table-cell>
          <table:table-cell table:style-name="Table147.A2" office:value-type="string">
            <text:p text:style-name="Standard"><text:span text:style-name="T18">Return objects with </text:span><text:span text:style-name="T8">property</text:span><text:span text:style-name="T18"> value that does not match </text:span><text:span text:style-name="T8">pattern</text:span><text:span text:style-name="T18">.</text:span></text:p>
          </table:table-cell>
        </table:table-row>
        <table:table-row table:style-name="Table147.1">
          <table:table-cell table:style-name="Table147.A2" office:value-type="string">
            <text:p text:style-name="P17"><text:span text:style-name="T3">expr1&amp;&amp;e</text:span><text:span text:style-name="T2">xpr2</text:span></text:p>
          </table:table-cell>
          <table:table-cell table:style-name="Table147.A2" office:value-type="string">
            <text:p text:style-name="Standard"><text:span text:style-name="T18">Return objects with </text:span><text:span text:style-name="T8">expr1</text:span><text:span text:style-name="T18"> and </text:span><text:span text:style-name="T8">expr2</text:span><text:span text:style-name="T18">. </text:span><text:span text:style-name="T8">expr1</text:span><text:span text:style-name="T18"> and </text:span><text:span text:style-name="T8">expr2</text:span><text:span text:style-name="T18"> are one of the first three property value forms shown above.</text:span></text:p>
          </table:table-cell>
        </table:table-row>
        <table:table-row table:style-name="Table147.1">
          <table:table-cell table:style-name="Table147.A2" office:value-type="string">
            <text:p text:style-name="P19">expr1||expr2</text:p>
          </table:table-cell>
          <table:table-cell table:style-name="Table147.A2" office:value-type="string">
            <text:p text:style-name="Standard"><text:span text:style-name="T18">Return objects with </text:span><text:span text:style-name="T8">expr1</text:span><text:span text:style-name="T18"> or </text:span><text:span text:style-name="T8">expr2</text:span><text:span text:style-name="T18">. </text:span><text:span text:style-name="T8">expr1</text:span><text:span text:style-name="T18"> and </text:span><text:span text:style-name="T8">expr2</text:span><text:span text:style-name="T18"> are one of the first three property value forms shown above.</text:span></text:p>
          </table:table-cell>
        </table:table-row>
      </table:table>
      <text:p text:style-name="P14"><text:span text:style-name="T1">where </text:span><text:span text:style-name="T3">property</text:span><text:span text:style-name="T1"> is an property supported by the </text:span><text:span text:style-name="T2">get_property</text:span><text:span text:style-name="T1"> command. Note that if there are spaces in the expression it must be enclosed in quotes so that it is a single argument.</text:span></text:p>
      <text:p text:style-name="Heading_20_1"><text:bookmark text:name="_t2bvvl4145zw"/>Variables</text:p>
      <table:table table:name="Table148" table:style-name="Table148">
        <table:table-column table:style-name="Table148.A"/>
        <table:table-column table:style-name="Table148.B"/>
        <table:table-row table:style-name="Table148.1">
          <table:table-cell table:style-name="Table148.A1" office:value-type="string">
            <text:p text:style-name="P15">hierarchy_separator</text:p>
          </table:table-cell>
          <table:table-cell table:style-name="Table148.A1" office:value-type="string">
            <text:p text:style-name="P17"><text:span text:style-name="T2">Any character</text:span><text:span text:style-name="T15">.</text:span></text:p>
          </table:table-cell>
        </table:table-row>
      </table:table>
      <text:p text:style-name="P14"><text:span text:style-name="T1">The </text:span><text:span text:style-name="T2">hierarchy_separator</text:span><text:span text:style-name="T1"> separates instance names in a hierarchical instance, net, or pin name. The default value is </text:span><text:span text:style-name="T2">'/'</text:span><text:span text:style-name="T1">.</text:span></text:p>
      <table:table table:name="Table149" table:style-name="Table149">
        <table:table-column table:style-name="Table149.A"/>
        <table:table-column table:style-name="Table149.B"/>
        <table:table-row table:style-name="Table149.1">
          <table:table-cell table:style-name="Table149.A1" office:value-type="string">
            <text:p text:style-name="P15">sta_bidirect_net_paths_enabled</text:p>
          </table:table-cell>
          <table:table-cell table:style-name="Table149.A1" office:value-type="string">
            <text:p text:style-name="P13">0|1</text:p>
          </table:table-cell>
        </table:table-row>
      </table:table>
      <text:p text:style-name="P14"><text:span text:style-name="T1">When set to </text:span><text:span text:style-name="T2">0</text:span><text:span text:style-name="T1">, paths from bidirectional (inout) ports back through nets are disabled. When set to </text:span><text:span text:style-name="T2">1</text:span><text:span text:style-name="T1">, paths from bidirectional paths from the net back into the instance are enabled. The default value is </text:span><text:span text:style-name="T2">0</text:span><text:span text:style-name="T1">.</text:span></text:p>
      <table:table table:name="Table150" table:style-name="Table150">
        <table:table-column table:style-name="Table150.A"/>
        <table:table-column table:style-name="Table150.B"/>
        <table:table-row table:style-name="Table150.1">
          <table:table-cell table:style-name="Table150.A1" office:value-type="string">
            <text:p text:style-name="P15">sta_continue_on_error</text:p>
          </table:table-cell>
          <table:table-cell table:style-name="Table150.A1" office:value-type="string">
            <text:p text:style-name="P13">0|1</text:p>
          </table:table-cell>
        </table:table-row>
      </table:table>
      <text:p text:style-name="P14"><text:span text:style-name="T1">The </text:span><text:span text:style-name="T2">include</text:span><text:span text:style-name="T1"> and </text:span><text:span text:style-name="T2">read_sdc</text:span><text:span text:style-name="T1"> commands stop and report any errors encountered while reading a file unless </text:span><text:span text:style-name="T2">sta_continue_on_error</text:span><text:span text:style-name="T1"> is </text:span><text:span text:style-name="T2">1</text:span><text:span text:style-name="T1">. The default value is </text:span><text:span text:style-name="T2">0</text:span><text:span text:style-name="T1">.</text:span></text:p>
      <table:table table:name="Table151" table:style-name="Table151">
        <table:table-column table:style-name="Table151.A"/>
        <table:table-column table:style-name="Table151.B"/>
        <table:table-row table:style-name="Table151.1">
          <table:table-cell table:style-name="Table151.A1" office:value-type="string">
            <text:p text:style-name="P15">sta_crpr_mode</text:p>
          </table:table-cell>
          <table:table-cell table:style-name="Table151.A1" office:value-type="string">
            <text:p text:style-name="P13">same_pin|same_transition</text:p>
          </table:table-cell>
        </table:table-row>
      </table:table>
      <text:p text:style-name="P14"><text:span text:style-name="T1">When the data and clock paths of a timing check overlap (see </text:span><text:span text:style-name="T2">sta_crpr_enabled</text:span><text:span text:style-name="T1">), pessimism is removed independent of whether of the path rise/fall transitions. When </text:span><text:span text:style-name="T2">sta_crpr_mode</text:span><text:span text:style-name="T1"> is </text:span><text:span text:style-name="T2">same_transition</text:span><text:span text:style-name="T1">, the pessimism is only removed if the path rise/fall transitions are the same. The default value is </text:span><text:span text:style-name="T2">same_pin</text:span><text:span text:style-name="T1">.</text:span></text:p>
      <table:table table:name="Table152" table:style-name="Table152">
        <table:table-column table:style-name="Table152.A"/>
        <table:table-column table:style-name="Table152.B"/>
        <text:soft-page-break/>
        <table:table-row table:style-name="Table152.1">
          <table:table-cell table:style-name="Table152.A1" office:value-type="string">
            <text:p text:style-name="P15">sta_cond_default_arcs_enabled</text:p>
          </table:table-cell>
          <table:table-cell table:style-name="Table152.A1" office:value-type="string">
            <text:p text:style-name="P13">0|1</text:p>
          </table:table-cell>
        </table:table-row>
      </table:table>
      <text:p text:style-name="P14"><text:span text:style-name="T1">When set to 0, default timing arcs with no condition (Liberty timing arcs with no “when” expression) are disabled if there are other conditional timing arcs between the same pins. The default value is </text:span><text:span text:style-name="T2">1</text:span><text:span text:style-name="T1">.</text:span></text:p>
      <table:table table:name="Table153" table:style-name="Table153">
        <table:table-column table:style-name="Table153.A"/>
        <table:table-column table:style-name="Table153.B"/>
        <table:table-row table:style-name="Table153.1">
          <table:table-cell table:style-name="Table153.A1" office:value-type="string">
            <text:p text:style-name="P15">sta_crpr_enabled</text:p>
          </table:table-cell>
          <table:table-cell table:style-name="Table153.A1" office:value-type="string">
            <text:p text:style-name="P13">0|1</text:p>
          </table:table-cell>
        </table:table-row>
      </table:table>
      <text:p text:style-name="P14"><text:span text:style-name="T1">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text:span text:style-name="T2">1.</text:span></text:p>
      <table:table table:name="Table154" table:style-name="Table154">
        <table:table-column table:style-name="Table154.A"/>
        <table:table-column table:style-name="Table154.B"/>
        <table:table-row table:style-name="Table154.1">
          <table:table-cell table:style-name="Table154.A1" office:value-type="string">
            <text:p text:style-name="P15">sta_dynamic_loop_breaking</text:p>
          </table:table-cell>
          <table:table-cell table:style-name="Table154.A1" office:value-type="string">
            <text:p text:style-name="P13">0|1</text:p>
          </table:table-cell>
        </table:table-row>
      </table:table>
      <text:p text:style-name="P14"><text:span text:style-name="T1">When sta_dynamic_loop_breaking <text:s/>is 0, combinational logic loops are disabled by disabling a timing arc that closes the loop. When sta_dynami</text:span><text:span text:style-name="T2">c_loop_breaking <text:s/>is 1, all paths around the loop are reported. </text:span><text:span text:style-name="T1">The default value is </text:span><text:span text:style-name="T2">0</text:span><text:span text:style-name="T1">.</text:span></text:p>
      <table:table table:name="Table155" table:style-name="Table155">
        <table:table-column table:style-name="Table155.A"/>
        <table:table-column table:style-name="Table155.B"/>
        <table:table-row table:style-name="Table155.1">
          <table:table-cell table:style-name="Table155.A1" office:value-type="string">
            <text:p text:style-name="P15">sta_gated_clock_checks_enabled</text:p>
          </table:table-cell>
          <table:table-cell table:style-name="Table155.A1" office:value-type="string">
            <text:p text:style-name="P13">0|1</text:p>
          </table:table-cell>
        </table:table-row>
      </table:table>
      <text:p text:style-name="P14"><text:span text:style-name="T2">When sta_gated_clock_checks_enabled</text:span><text:span text:style-name="T15"> </text:span><text:span text:style-name="T1">is </text:span><text:span text:style-name="T2">1</text:span><text:span text:style-name="T1">, clock gating setup and hold timing checks are checked. The default value is </text:span><text:span text:style-name="T2">1</text:span><text:span text:style-name="T1">.</text:span></text:p>
      <table:table table:name="Table156" table:style-name="Table156">
        <table:table-column table:style-name="Table156.A"/>
        <table:table-column table:style-name="Table156.B"/>
        <table:table-row table:style-name="Table156.1">
          <table:table-cell table:style-name="Table156.A1" office:value-type="string">
            <text:p text:style-name="P15">sta_input_port_default_clock</text:p>
          </table:table-cell>
          <table:table-cell table:style-name="Table156.A1" office:value-type="string">
            <text:p text:style-name="P13">0|1</text:p>
          </table:table-cell>
        </table:table-row>
      </table:table>
      <text:p text:style-name="P14"><text:span text:style-name="T1">When </text:span><text:span text:style-name="T2">sta_input_port_default_clock</text:span><text:span text:style-name="T1"> is </text:span><text:span text:style-name="T2">1</text:span><text:span text:style-name="T1"> a default input arrival is added for input ports that do not have an arrival time specified with the </text:span><text:span text:style-name="T2">set_input_delay</text:span><text:span text:style-name="T1"> command. The default value is </text:span><text:span text:style-name="T2">0</text:span><text:span text:style-name="T1">.</text:span></text:p>
      <table:table table:name="Table157" table:style-name="Table157">
        <table:table-column table:style-name="Table157.A"/>
        <table:table-column table:style-name="Table157.B"/>
        <table:table-row table:style-name="Table157.1">
          <table:table-cell table:style-name="Table157.A1" office:value-type="string">
            <text:p text:style-name="P15">sta_internal_bidirect_instance_paths_enabled</text:p>
          </table:table-cell>
          <table:table-cell table:style-name="Table157.A1" office:value-type="string">
            <text:p text:style-name="P13">0|1</text:p>
          </table:table-cell>
        </table:table-row>
      </table:table>
      <text:p text:style-name="P14"><text:span text:style-name="T1">When set to </text:span><text:span text:style-name="T2">0</text:span><text:span text:style-name="T1">, paths from bidirectional (inout) ports back into the instance are disabled. When set to </text:span><text:span text:style-name="T2">1</text:span><text:span text:style-name="T1">, paths from bidirectional ports back into the instance are enabled. The default value is </text:span><text:span text:style-name="T2">0</text:span><text:span text:style-name="T1">.</text:span></text:p>
      <table:table table:name="Table158" table:style-name="Table158">
        <table:table-column table:style-name="Table158.A"/>
        <table:table-column table:style-name="Table158.B"/>
        <table:table-row table:style-name="Table158.1">
          <table:table-cell table:style-name="Table158.A1" office:value-type="string">
            <text:p text:style-name="P15">sta_pocv_enabled</text:p>
          </table:table-cell>
          <table:table-cell table:style-name="Table158.A1" office:value-type="string">
            <text:p text:style-name="P13">0|1</text:p>
          </table:table-cell>
        </table:table-row>
      </table:table>
      <text:p text:style-name="P14"><text:span text:style-name="T1">Enable parametric on chip variation using statistical timing analysis. The default value is </text:span><text:span text:style-name="T2">0</text:span><text:span text:style-name="T1">.</text:span></text:p>
      <table:table table:name="Table159" table:style-name="Table159">
        <table:table-column table:style-name="Table159.A"/>
        <table:table-column table:style-name="Table159.B"/>
        <table:table-row table:style-name="Table159.1">
          <table:table-cell table:style-name="Table159.A1" office:value-type="string">
            <text:p text:style-name="P15">sta_propagate_all_clocks</text:p>
          </table:table-cell>
          <table:table-cell table:style-name="Table159.A1" office:value-type="string">
            <text:p text:style-name="P13">0|1</text:p>
          </table:table-cell>
        </table:table-row>
      </table:table>
      <text:p text:style-name="P14"><text:soft-page-break/><text:span text:style-name="T1">All clocks defined after </text:span><text:span text:style-name="T2">sta_propagate_all_clocks</text:span><text:span text:style-name="T1"> is set to 1 are propagated. If it is set before any clocks are defined it has the same effect as</text:span></text:p>
      <text:p text:style-name="P9">set_propagated_clock [all_clocks]</text:p>
      <text:p text:style-name="P5"><text:span text:style-name="T1">after all clocks have been defined. The default value is </text:span><text:span text:style-name="T2">0</text:span><text:span text:style-name="T1">.</text:span></text:p>
      <table:table table:name="Table160" table:style-name="Table160">
        <table:table-column table:style-name="Table160.A"/>
        <table:table-column table:style-name="Table160.B"/>
        <table:table-row table:style-name="Table160.1">
          <table:table-cell table:style-name="Table160.A1" office:value-type="string">
            <text:p text:style-name="P15">sta_propagate_gated_clock_enable</text:p>
          </table:table-cell>
          <table:table-cell table:style-name="Table160.A1" office:value-type="string">
            <text:p text:style-name="P13">0|1</text:p>
          </table:table-cell>
        </table:table-row>
      </table:table>
      <text:p text:style-name="P14"><text:span text:style-name="T1">When set to 1, paths of gated clock enables are propagated through the clock gating instances. If the gated clock controls sequential elements setting </text:span><text:span text:style-name="T2">sta_propagate_gated_clock_enable</text:span><text:span text:style-name="T1"> to </text:span><text:span text:style-name="T2">0</text:span><text:span text:style-name="T1"> prevents spurious paths from the clock enable. The default value is </text:span><text:span text:style-name="T2">1</text:span><text:span text:style-name="T1">.</text:span></text:p>
      <table:table table:name="Table161" table:style-name="Table161">
        <table:table-column table:style-name="Table161.A"/>
        <table:table-column table:style-name="Table161.B"/>
        <table:table-row table:style-name="Table161.1">
          <table:table-cell table:style-name="Table161.A1" office:value-type="string">
            <text:p text:style-name="P15">sta_recovery_removal_checks_enabled</text:p>
          </table:table-cell>
          <table:table-cell table:style-name="Table161.A1" office:value-type="string">
            <text:p text:style-name="P13">0|1</text:p>
          </table:table-cell>
        </table:table-row>
      </table:table>
      <text:p text:style-name="P14"><text:span text:style-name="T1">When </text:span><text:span text:style-name="T2">sta_recovery_removal_checks_enabled</text:span><text:span text:style-name="T15"> </text:span><text:span text:style-name="T1">is </text:span><text:span text:style-name="T2">0</text:span><text:span text:style-name="T1">, recovery and removal timing checks are disabled. The default value is </text:span><text:span text:style-name="T2">1</text:span><text:span text:style-name="T1">.</text:span></text:p>
      <table:table table:name="Table162" table:style-name="Table162">
        <table:table-column table:style-name="Table162.A"/>
        <table:table-column table:style-name="Table162.B"/>
        <table:table-row table:style-name="Table162.1">
          <table:table-cell table:style-name="Table162.A1" office:value-type="string">
            <text:p text:style-name="P15">sta_report_default_digits</text:p>
          </table:table-cell>
          <table:table-cell table:style-name="Table162.A1" office:value-type="string">
            <text:p text:style-name="P13">integer</text:p>
          </table:table-cell>
        </table:table-row>
      </table:table>
      <text:p text:style-name="P14"><text:span text:style-name="T1">The number of digits to print after a decimal point. The default value is </text:span><text:span text:style-name="T2">2</text:span><text:span text:style-name="T1">.</text:span></text:p>
      <table:table table:name="Table163" table:style-name="Table163">
        <table:table-column table:style-name="Table163.A"/>
        <table:table-column table:style-name="Table163.B"/>
        <table:table-row table:style-name="Table163.1">
          <table:table-cell table:style-name="Table163.A1" office:value-type="string">
            <text:p text:style-name="P15">sta_preset_clear_arcs_enabled</text:p>
          </table:table-cell>
          <table:table-cell table:style-name="Table163.A1" office:value-type="string">
            <text:p text:style-name="P13">0|1</text:p>
          </table:table-cell>
        </table:table-row>
      </table:table>
      <text:p text:style-name="P14"><text:span text:style-name="T1">When set to </text:span><text:span text:style-name="T2">1</text:span><text:span text:style-name="T1">, paths through asynchronous preset and clear timing arcs are searched. The default value is </text:span><text:span text:style-name="T2">0</text:span><text:span text:style-name="T1">.</text:span></text:p>
      <text:p text:style-name="P2">Alphabetical Index</text:p>
      <text:p text:style-name="P39"><text:tab/>all_clocks<text:tab/>6</text:p>
      <text:p text:style-name="P39">all_inputs<text:tab/>6</text:p>
      <text:p text:style-name="P39">all_outputs<text:tab/>6</text:p>
      <text:p text:style-name="P39">all_registers<text:tab/>6</text:p>
      <text:p text:style-name="P39">check_setup<text:tab/>7</text:p>
      <text:p text:style-name="P39">Command Line Arguments<text:tab/>1</text:p>
      <text:p text:style-name="P39">Commands<text:tab/>6</text:p>
      <text:p text:style-name="P39">connect_pin<text:tab/>7</text:p>
      <text:p text:style-name="P39">create_generated_clock<text:tab/>9</text:p>
      <text:p text:style-name="P39">create_voltage_area<text:tab/>10</text:p>
      <text:p text:style-name="P39">current_design<text:tab/>10</text:p>
      <text:p text:style-name="P40"><text:span text:style-name="T1">current_instance<text:tab/>10</text:span></text:p>
      <text:p text:style-name="P39">define_corners<text:tab/>11</text:p>
      <text:p text:style-name="P39">delete_clock<text:tab/>11</text:p>
      <text:p text:style-name="P39">delete_from_list<text:tab/>11</text:p>
      <text:p text:style-name="P39">delete_generated_clock<text:tab/>11</text:p>
      <text:p text:style-name="P39">delete_instance<text:tab/>11</text:p>
      <text:p text:style-name="P39"><text:soft-page-break/>delete_net<text:tab/>12</text:p>
      <text:p text:style-name="P39">disconnect_pin<text:tab/>12</text:p>
      <text:p text:style-name="P39">elapsed_run_time<text:tab/>12</text:p>
      <text:p text:style-name="P39">Example Command Scripts<text:tab/>1</text:p>
      <text:p text:style-name="P39">Filter Expressions<text:tab/>80</text:p>
      <text:p text:style-name="P39">find_timing_paths<text:tab/>13</text:p>
      <text:p text:style-name="P39">get_cells<text:tab/>14</text:p>
      <text:p text:style-name="P39">get_clocks<text:tab/>15</text:p>
      <text:p text:style-name="P39">get_fanin<text:tab/>16</text:p>
      <text:p text:style-name="P39">get_fanout<text:tab/>16</text:p>
      <text:p text:style-name="P39">get_full_name<text:tab/>17</text:p>
      <text:p text:style-name="P39">get_lib_pins<text:tab/>18</text:p>
      <text:p text:style-name="P39">get_libs<text:tab/>18</text:p>
      <text:p text:style-name="P39">get_name<text:tab/>20</text:p>
      <text:p text:style-name="P39">get_nets<text:tab/>19</text:p>
      <text:p text:style-name="P39">get_pins<text:tab/>20</text:p>
      <text:p text:style-name="P39">get_ports<text:tab/>21</text:p>
      <text:p text:style-name="P39">get_property<text:tab/>21</text:p>
      <text:p text:style-name="P40"><text:span text:style-name="T1">get_timing_edges<text:tab/>24</text:span></text:p>
      <text:p text:style-name="P39">group_path<text:tab/>25</text:p>
      <text:p text:style-name="P39">hierarchy_separator<text:tab/>80</text:p>
      <text:p text:style-name="P39">include<text:tab/>26</text:p>
      <text:p text:style-name="P39">link_design<text:tab/>26</text:p>
      <text:p text:style-name="P39">make_instance<text:tab/>26</text:p>
      <text:p text:style-name="P39">make_net<text:tab/>27</text:p>
      <text:p text:style-name="P39">Power Analysis<text:tab/>2</text:p>
      <text:p text:style-name="P39">read_liberty<text:tab/>27</text:p>
      <text:p text:style-name="P39">read_saif<text:tab/>28</text:p>
      <text:p text:style-name="P39">read_sdc<text:tab/>28</text:p>
      <text:p text:style-name="P39">read_sdf<text:tab/>28</text:p>
      <text:p text:style-name="P39">read_spef<text:tab/>29</text:p>
      <text:p text:style-name="P39">read_vcd<text:tab/>31</text:p>
      <text:p text:style-name="P39">read_verilog<text:tab/>31</text:p>
      <text:p text:style-name="P39">redirection<text:tab/>4</text:p>
      <text:p text:style-name="P39">replace_activity_annotation<text:tab/>31</text:p>
      <text:p text:style-name="P39">replace_cell<text:tab/>31</text:p>
      <text:p text:style-name="P39">report_annotated_check<text:tab/>32</text:p>
      <text:p text:style-name="P39">report_annotated_delay<text:tab/>33</text:p>
      <text:p text:style-name="P39">report_check_types<text:tab/>36</text:p>
      <text:p text:style-name="P39">report_checks<text:tab/>34</text:p>
      <text:p text:style-name="P39">report_clock_latency<text:tab/>37</text:p>
      <text:p text:style-name="P39">report_clock_min_period<text:tab/>38</text:p>
      <text:p text:style-name="P40"><text:span text:style-name="T1">report_clock_properties<text:tab/>38</text:span></text:p>
      <text:p text:style-name="P39">report_clock_skew<text:tab/>38</text:p>
      <text:p text:style-name="P39">report_dcalc<text:tab/>39</text:p>
      <text:p text:style-name="P39">report_disabled_edges<text:tab/>39</text:p>
      <text:p text:style-name="P39">report_edges<text:tab/>39</text:p>
      <text:p text:style-name="P39">report_instance<text:tab/>40</text:p>
      <text:p text:style-name="P39">report_lib_cell<text:tab/>40</text:p>
      <text:p text:style-name="P39">report_net<text:tab/>40</text:p>
      <text:p text:style-name="P39">report_parasitic_annotation<text:tab/>40</text:p>
      <text:p text:style-name="P39">report_power<text:tab/>41</text:p>
      <text:p text:style-name="P39">report_pulse_width_checks<text:tab/>41</text:p>
      <text:p text:style-name="P39">report_slews<text:tab/>42</text:p>
      <text:p text:style-name="P39"><text:soft-page-break/>report_tns<text:tab/>42</text:p>
      <text:p text:style-name="P39">report_units<text:tab/>42</text:p>
      <text:p text:style-name="P39">report_wns<text:tab/>43</text:p>
      <text:p text:style-name="P39">report_worst_slack<text:tab/>43</text:p>
      <text:p text:style-name="P39">set_assigned_check<text:tab/>43</text:p>
      <text:p text:style-name="P39">set_assigned_delay<text:tab/>44</text:p>
      <text:p text:style-name="P39">set_assigned_transition<text:tab/>45</text:p>
      <text:p text:style-name="P39">set_case_analysis<text:tab/>46</text:p>
      <text:p text:style-name="P39">set_clock_gating_check<text:tab/>46</text:p>
      <text:p text:style-name="P39">set_clock_groups<text:tab/>47</text:p>
      <text:p text:style-name="P39">set_clock_latency<text:tab/>47</text:p>
      <text:p text:style-name="P39">set_clock_transition<text:tab/>48</text:p>
      <text:p text:style-name="P40"><text:span text:style-name="T1">set_clock_uncertainty<text:tab/>49</text:span></text:p>
      <text:p text:style-name="P39">set_cmd_units<text:tab/>50</text:p>
      <text:p text:style-name="P39">set_data_check<text:tab/>51</text:p>
      <text:p text:style-name="P39">set_disable_inferred_clock_gating<text:tab/>51</text:p>
      <text:p text:style-name="P39">set_disable_timing<text:tab/>51</text:p>
      <text:p text:style-name="P39">set_drive<text:tab/>52</text:p>
      <text:p text:style-name="P39">set_driving_cell<text:tab/>53</text:p>
      <text:p text:style-name="P39">set_false_path<text:tab/>54</text:p>
      <text:p text:style-name="P39">set_fanout_load<text:tab/>55</text:p>
      <text:p text:style-name="P39">set_hierarchy_separator<text:tab/>55</text:p>
      <text:p text:style-name="P39">set_ideal_latency<text:tab/>55</text:p>
      <text:p text:style-name="P39">set_ideal_network<text:tab/>55</text:p>
      <text:p text:style-name="P39">set_ideal_transition<text:tab/>55</text:p>
      <text:p text:style-name="P39">set_input_delay<text:tab/>55</text:p>
      <text:p text:style-name="P39">set_input_transition<text:tab/>57</text:p>
      <text:p text:style-name="P39">set_level_shifter_strategy<text:tab/>57</text:p>
      <text:p text:style-name="P39">set_level_shifter_threshold<text:tab/>57</text:p>
      <text:p text:style-name="P39">set_load<text:tab/>57</text:p>
      <text:p text:style-name="P39">set_logic_dc<text:tab/>58</text:p>
      <text:p text:style-name="P39">set_logic_one<text:tab/>58</text:p>
      <text:p text:style-name="P39">set_logic_zero<text:tab/>59</text:p>
      <text:p text:style-name="P39">set_max_area<text:tab/>59</text:p>
      <text:p text:style-name="P39">set_max_capacitance<text:tab/>59</text:p>
      <text:p text:style-name="P39">set_max_delay<text:tab/>59</text:p>
      <text:p text:style-name="P40"><text:span text:style-name="T1">set_max_dynamic_power<text:tab/>60</text:span></text:p>
      <text:p text:style-name="P39">set_max_fanout<text:tab/>60</text:p>
      <text:p text:style-name="P39">set_max_leakage_power<text:tab/>60</text:p>
      <text:p text:style-name="P39">set_max_time_borrow<text:tab/>60</text:p>
      <text:p text:style-name="P39">set_max_transition<text:tab/>61</text:p>
      <text:p text:style-name="P39">set_min_capacitance<text:tab/>61</text:p>
      <text:p text:style-name="P39">set_min_delay<text:tab/>62</text:p>
      <text:p text:style-name="P39">set_min_pulse_width<text:tab/>62</text:p>
      <text:p text:style-name="P39">set_multicycle_path<text:tab/>63</text:p>
      <text:p text:style-name="P39">set_operating_conditions<text:tab/>64</text:p>
      <text:p text:style-name="P39">set_output_delay<text:tab/>65</text:p>
      <text:p text:style-name="P39">set_port_fanout_number<text:tab/>66</text:p>
      <text:p text:style-name="P39">set_power_activity<text:tab/>66</text:p>
      <text:p text:style-name="P39">set_propagated_clock<text:tab/>67</text:p>
      <text:p text:style-name="P39">set_pvt<text:tab/>67</text:p>
      <text:p text:style-name="P39">set_resistance<text:tab/>69</text:p>
      <text:p text:style-name="P39">set_sense<text:tab/>68</text:p>
      <text:p text:style-name="P39">set_timing_derate<text:tab/>69</text:p>
      <text:p text:style-name="P39"><text:soft-page-break/>set_units<text:tab/>70</text:p>
      <text:p text:style-name="P39">set_wire_load_min_block_size<text:tab/>71</text:p>
      <text:p text:style-name="P39">set_wire_load_mode<text:tab/>71</text:p>
      <text:p text:style-name="P39">set_wire_load_model<text:tab/>71</text:p>
      <text:p text:style-name="P39">set_wire_load_selection_group<text:tab/>71</text:p>
      <text:p text:style-name="P39">SPEF<text:tab/>30</text:p>
      <text:p text:style-name="P40"><text:span text:style-name="T1">sta_bidirect_net_paths_enabled<text:tab/>80</text:span></text:p>
      <text:p text:style-name="P39">sta_cond_default_arcs_enabled<text:tab/>81</text:p>
      <text:p text:style-name="P39">sta_continue_on_error<text:tab/>80</text:p>
      <text:p text:style-name="P39">sta_crpr_enabled<text:tab/>81</text:p>
      <text:p text:style-name="P39">sta_crpr_mode<text:tab/>81</text:p>
      <text:p text:style-name="P39">sta_dynamic_loop_breaking<text:tab/>81</text:p>
      <text:p text:style-name="P39">sta_gated_clock_checks_enabled<text:tab/>81</text:p>
      <text:p text:style-name="P39">sta_input_port_default_clock<text:tab/>81</text:p>
      <text:p text:style-name="P39">sta_internal_bidirect_instance_paths_enabled<text:tab/>81</text:p>
      <text:p text:style-name="P39">sta_pocv_enabled<text:tab/>82</text:p>
      <text:p text:style-name="P39">sta_preset_clear_arcs_enabled<text:tab/>82</text:p>
      <text:p text:style-name="P39">sta_propagate_all_clocks<text:tab/>82</text:p>
      <text:p text:style-name="P39">sta_propagate_gated_clock_enable<text:tab/>82</text:p>
      <text:p text:style-name="P39">sta_recovery_removal_checks_enabled<text:tab/>82</text:p>
      <text:p text:style-name="P39">sta_report_default_digits<text:tab/>82</text:p>
      <text:p text:style-name="P39">suppress_msg<text:tab/>72</text:p>
      <text:p text:style-name="P39">TCL Interpreter<text:tab/>3</text:p>
      <text:p text:style-name="P39">Timing Analysis using SDF<text:tab/>2</text:p>
      <text:p text:style-name="P39">Timing Analysis with Multiple Process Corners<text:tab/>2</text:p>
      <text:p text:style-name="P39">unset_case_analysis<text:tab/>72</text:p>
      <text:p text:style-name="P39">unset_clock_latency<text:tab/>72</text:p>
      <text:p text:style-name="P39">unset_clock_transition<text:tab/>72</text:p>
      <text:p text:style-name="P39">unset_clock_uncertainty<text:tab/>73</text:p>
      <text:p text:style-name="P39">unset_data_check<text:tab/>73</text:p>
      <text:p text:style-name="P40"><text:span text:style-name="T1">unset_disable_inferred_clock_gating<text:tab/>74</text:span></text:p>
      <text:p text:style-name="P39">unset_disable_timing<text:tab/>74</text:p>
      <text:p text:style-name="P39">unset_input_delay<text:tab/>74</text:p>
      <text:p text:style-name="P39">unset_output_delay<text:tab/>75</text:p>
      <text:p text:style-name="P39">unset_path_exceptions<text:tab/>75</text:p>
      <text:p text:style-name="P39">unset_propagated_clock<text:tab/>76</text:p>
      <text:p text:style-name="P39">unset_timing_derate<text:tab/>76</text:p>
      <text:p text:style-name="P39">unsuppress_msg<text:tab/>76</text:p>
      <text:p text:style-name="P39">user_run_time<text:tab/>76</text:p>
      <text:p text:style-name="P39">Variables<text:tab/>80</text:p>
      <text:p text:style-name="P39">verilog netlist<text:tab/>31</text:p>
      <text:p text:style-name="P39">with_output_to_variable<text:tab/>76</text:p>
      <text:p text:style-name="P39">write_path_spice<text:tab/>77</text:p>
      <text:p text:style-name="P39">write_sdc<text:tab/>77</text:p>
      <text:p text:style-name="P39">write_sdf<text:tab/>78</text:p>
      <text:p text:style-name="P39">write_timing_model<text:tab/>78</text:p>
      <text:p text:style-name="P39">write_verilog<text:tab/>79</text:p>
      <text:p text:style-name="P41"/>
      <text:p text:style-name="P8">Version 2.6.0, Sep 23, 2024<text:line-break/>Copyright (c) 2024, Parallax Software, Inc.</text:p>
      <text:p text:style-name="P8"><text:soft-page-break/>This program is free software: you can redistribute it and/or modify it under the terms of the GNU General Public License as published by the Free Software Foundation, either version 3 of the License, or (at your option) any later version.</text:p>
      <text:p text:style-name="P8">This program is distributed in the hope that it will be useful, but WITHOUT ANY WARRANTY; without even the implied warranty of MERCHANTABILITY or FITNESS FOR A PARTICULAR PURPOSE. See the GNU General Public License for more details.</text:p>
      <text:p text:style-name="P8">You should have received a copy of the GNU General Public License along with this program. If not, see &lt;https://www.gnu.org/licenses/&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1" svg:font-family="Arial" style:font-family-generic="system" style:font-pitch="variable"/>
    <style:font-face style:name="Courier" svg:font-family="Courier" style:font-family-generic="roman" style:font-pitch="variable"/>
    <style:font-face style:name="Courier1" svg:font-family="Courier"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alatino" svg:font-family="Palatino" style:font-family-generic="roman" style:font-pitch="variable"/>
    <style:font-face style:name="Palatino1" svg:font-family="Palati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Helvetica Neue" fo:font-size="10pt" fo:language="en" fo:country="US" style:letter-kerning="false" style:font-name-asian="Helvetica Neue1" style:font-size-asian="10pt" style:language-asian="zh" style:country-asian="CN" style:font-name-complex="Helvetica Neue1"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Helvetica Neue" fo:font-size="10pt" fo:language="en" fo:country="US" style:letter-kerning="false" style:font-name-asian="Helvetica Neue1" style:font-size-asian="10pt" style:language-asian="zh" style:country-asian="CN" style:font-name-complex="Helvetica Neue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1945in" fo:margin-bottom="0.0835in" style:contextual-spacing="false" fo:line-height="100%" fo:keep-with-next="always"/>
      <style:text-properties fo:color="#000000" loext:opacity="100%"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chapter">
      <style:paragraph-properties fo:margin-top="0.1665in" fo:margin-bottom="0.0417in" style:contextual-spacing="false" fo:line-height="100%" fo:keep-with-next="always"/>
      <style:text-properties fo:color="#000000" loext:opacity="100%"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chapter">
      <style:paragraph-properties fo:margin-left="0.5in" fo:margin-right="0in" fo:text-indent="-0.5in" style:auto-text-indent="false"/>
    </style:style>
    <style:style style:name="Heading_20_4" style:display-name="Heading 4" style:family="paragraph" style:parent-style-name="normal" style:next-style-name="Standard" style:default-outline-level="" style:class="chapter">
      <style:paragraph-properties fo:margin-left="0.6in" fo:margin-right="0in" fo:text-indent="-0.6in" style:auto-text-indent="false"/>
    </style:style>
    <style:style style:name="Heading_20_5" style:display-name="Heading 5" style:family="paragraph" style:parent-style-name="normal" style:next-style-name="Standard" style:default-outline-level="" style:class="chapter">
      <style:paragraph-properties fo:margin-left="0.7in" fo:margin-right="0in" fo:text-indent="-0.7in" style:auto-text-indent="false"/>
    </style:style>
    <style:style style:name="Heading_20_6" style:display-name="Heading 6" style:family="paragraph" style:parent-style-name="normal" style:next-style-name="Standard" style:default-outline-level="" style:class="chapter">
      <style:paragraph-properties fo:margin-left="0.8in" fo:margin-right="0in" fo:text-indent="-0.8in" style:auto-text-indent="false"/>
    </style:style>
    <style:style style:name="Title" style:family="paragraph" style:parent-style-name="normal" style:next-style-name="Standard" style:default-outline-level="" style:class="chapter">
      <style:paragraph-properties fo:margin-top="0.4898in" fo:margin-bottom="0.1665in" style:contextual-spacing="false" fo:line-height="100%" fo:text-align="center" style:justify-single-word="false" fo:keep-with-next="always"/>
      <style:text-properties fo:color="#000000" loext:opacity="100%" fo:font-size="18pt" fo:font-weight="bold" style:font-size-asian="18pt" style:font-weight-asian="bold" style:font-size-complex="18pt"/>
    </style:style>
    <style:style style:name="Subtitle" style:family="paragraph" style:parent-style-name="normal" style:next-style-name="Standard" style:default-outline-level="" style:class="chapter">
      <style:paragraph-properties fo:margin-top="0.1665in" fo:margin-bottom="0.0835in" style:contextual-spacing="false" fo:line-height="100%" fo:text-align="center" style:justify-single-word="false" fo:keep-with-next="always"/>
      <style:text-properties style:font-name="Arial" fo:font-family="Arial" style:font-family-generic="roman" style:font-pitch="variable" fo:font-size="14pt" fo:font-style="italic" style:font-name-asian="Arial1" style:font-family-asian="Arial" style:font-family-generic-asian="system" style:font-pitch-asian="variable" style:font-size-asian="14pt" style:font-style-asian="italic" style:font-name-complex="Arial1" style:font-family-complex="Arial" style:font-family-generic-complex="system" style:font-pitch-complex="variable"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2.2$MacOSX_AARCH64 LibreOffice_project/7370d4be9e3cf6031a51beef54ff3bda878e3fac</meta:generator>
    <dc:date>2025-05-08T17:46:27.310085000</dc:date>
    <dc:creator>James Cherry</dc:creator>
    <meta:editing-duration>PT1M44S</meta:editing-duration>
    <meta:editing-cycles>1</meta:editing-cycles>
    <meta:document-statistic meta:table-count="163" meta:image-count="0" meta:object-count="0" meta:page-count="83" meta:paragraph-count="2182" meta:word-count="16167" meta:character-count="111868" meta:non-whitespace-character-count="96899"/>
    <meta:user-defined meta:name="AppVersion">12.0000</meta:user-defined>
    <meta:user-defined meta:name="DocSecurity">0</meta:user-defined>
    <meta:user-defined meta:name="HyperlinksChanged">false</meta:user-defined>
    <meta:user-defined meta:name="LinksUpToDate">false</meta:user-defined>
    <meta:user-defined meta:name="ScaleCrop" meta:value-type="string">false</meta:user-defined>
    <meta:user-defined meta:name="ShareDoc" meta:value-type="string">false</meta:user-defined>
  </office:meta>
</office:document-meta>
</file>